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4.0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5" style:family="table-cell" style:parent-style-name="Default" style:data-style-name="N36"/>
    <style:style style:name="ce3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10155"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139in"/>
    </style:style>
  </office:automatic-styles>
  <office:body>
    <office:spreadsheet>
      <table:calculation-settings table:automatic-find-labels="false" table:use-regular-expressions="false" table:use-wildcards="true"/>
      <table:table table:name="FX" table:style-name="ta1"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USD --&gt; CAD</text:p>
          </table:table-cell>
          <table:table-cell office:value-type="string" calcext:value-type="string">
            <text:p>EUR --&gt; CAD</text:p>
          </table:table-cell>
          <table:table-cell office:value-type="string" calcext:value-type="string">
            <text:p>GBP --&gt; CAD</text:p>
          </table:table-cell>
        </table:table-row>
        <table:table-row table:style-name="ro1">
          <table:table-cell office:value-type="date" office:date-value="2019-05-01" calcext:value-type="date">
            <text:p>05/01/2019</text:p>
          </table:table-cell>
          <table:table-cell office:value-type="float" office:value="1.3416" calcext:value-type="float">
            <text:p>1.3416</text:p>
          </table:table-cell>
          <table:table-cell office:value-type="float" office:value="1.507" calcext:value-type="float">
            <text:p>1.507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date" office:date-value="2019-05-02" calcext:value-type="date">
            <text:p>05/02/2019</text:p>
          </table:table-cell>
          <table:table-cell office:value-type="float" office:value="1.3462" calcext:value-type="float">
            <text:p>1.3462</text:p>
          </table:table-cell>
          <table:table-cell office:value-type="float" office:value="1.5055" calcext:value-type="float">
            <text:p>1.5055</text:p>
          </table:table-cell>
          <table:table-cell office:value-type="float" office:value="1.7543" calcext:value-type="float">
            <text:p>1.7543</text:p>
          </table:table-cell>
        </table:table-row>
        <table:table-row table:style-name="ro1">
          <table:table-cell office:value-type="date" office:date-value="2019-05-03" calcext:value-type="date">
            <text:p>05/03/2019</text:p>
          </table:table-cell>
          <table:table-cell office:value-type="float" office:value="1.3429" calcext:value-type="float">
            <text:p>1.3429</text:p>
          </table:table-cell>
          <table:table-cell office:value-type="float" office:value="1.5021" calcext:value-type="float">
            <text:p>1.5021</text:p>
          </table:table-cell>
          <table:table-cell office:value-type="float" office:value="1.7611" calcext:value-type="float">
            <text:p>1.7611</text:p>
          </table:table-cell>
        </table:table-row>
        <table:table-row table:style-name="ro1">
          <table:table-cell office:value-type="date" office:date-value="2019-05-06" calcext:value-type="date">
            <text:p>05/06/2019</text:p>
          </table:table-cell>
          <table:table-cell office:value-type="float" office:value="1.3456" calcext:value-type="float">
            <text:p>1.3456</text:p>
          </table:table-cell>
          <table:table-cell office:value-type="float" office:value="1.5068" calcext:value-type="float">
            <text:p>1.5068</text:p>
          </table:table-cell>
          <table:table-cell office:value-type="float" office:value="1.7622" calcext:value-type="float">
            <text:p>1.7622</text:p>
          </table:table-cell>
        </table:table-row>
        <table:table-row table:style-name="ro1">
          <table:table-cell office:value-type="date" office:date-value="2019-05-07" calcext:value-type="date">
            <text:p>05/07/2019</text:p>
          </table:table-cell>
          <table:table-cell office:value-type="float" office:value="1.3476" calcext:value-type="float">
            <text:p>1.3476</text:p>
          </table:table-cell>
          <table:table-cell office:value-type="float" office:value="1.5068" calcext:value-type="float">
            <text:p>1.5068</text:p>
          </table:table-cell>
          <table:table-cell office:value-type="float" office:value="1.7593" calcext:value-type="float">
            <text:p>1.7593</text:p>
          </table:table-cell>
        </table:table-row>
        <table:table-row table:style-name="ro1">
          <table:table-cell office:value-type="date" office:date-value="2019-05-08" calcext:value-type="date">
            <text:p>05/08/2019</text:p>
          </table:table-cell>
          <table:table-cell office:value-type="float" office:value="1.3466" calcext:value-type="float">
            <text:p>1.3466</text:p>
          </table:table-cell>
          <table:table-cell office:value-type="float" office:value="1.5077" calcext:value-type="float">
            <text:p>1.5077</text:p>
          </table:table-cell>
          <table:table-cell office:value-type="float" office:value="1.7515" calcext:value-type="float">
            <text:p>1.7515</text:p>
          </table:table-cell>
        </table:table-row>
        <table:table-row table:style-name="ro1">
          <table:table-cell office:value-type="date" office:date-value="2019-05-09" calcext:value-type="date">
            <text:p>05/09/2019</text:p>
          </table:table-cell>
          <table:table-cell office:value-type="float" office:value="1.3483" calcext:value-type="float">
            <text:p>1.3483</text:p>
          </table:table-cell>
          <table:table-cell office:value-type="float" office:value="1.5127" calcext:value-type="float">
            <text:p>1.5127</text:p>
          </table:table-cell>
          <table:table-cell office:value-type="float" office:value="1.7545" calcext:value-type="float">
            <text:p>1.7545</text:p>
          </table:table-cell>
        </table:table-row>
        <table:table-row table:style-name="ro1">
          <table:table-cell office:value-type="date" office:date-value="2019-05-10" calcext:value-type="date">
            <text:p>05/10/2019</text:p>
          </table:table-cell>
          <table:table-cell office:value-type="float" office:value="1.3418" calcext:value-type="float">
            <text:p>1.3418</text:p>
          </table:table-cell>
          <table:table-cell office:value-type="float" office:value="1.5079" calcext:value-type="float">
            <text:p>1.5079</text:p>
          </table:table-cell>
          <table:table-cell office:value-type="float" office:value="1.7474" calcext:value-type="float">
            <text:p>1.7474</text:p>
          </table:table-cell>
        </table:table-row>
        <table:table-row table:style-name="ro1">
          <table:table-cell office:value-type="date" office:date-value="2019-05-13" calcext:value-type="date">
            <text:p>05/13/2019</text:p>
          </table:table-cell>
          <table:table-cell office:value-type="float" office:value="1.3457" calcext:value-type="float">
            <text:p>1.3457</text:p>
          </table:table-cell>
          <table:table-cell office:value-type="float" office:value="1.5128" calcext:value-type="float">
            <text:p>1.5128</text:p>
          </table:table-cell>
          <table:table-cell office:value-type="float" office:value="1.7472" calcext:value-type="float">
            <text:p>1.7472</text:p>
          </table:table-cell>
        </table:table-row>
        <table:table-row table:style-name="ro1">
          <table:table-cell office:value-type="date" office:date-value="2019-05-14" calcext:value-type="date">
            <text:p>05/14/2019</text:p>
          </table:table-cell>
          <table:table-cell office:value-type="float" office:value="1.3469" calcext:value-type="float">
            <text:p>1.3469</text:p>
          </table:table-cell>
          <table:table-cell office:value-type="float" office:value="1.51" calcext:value-type="float">
            <text:p>1.51</text:p>
          </table:table-cell>
          <table:table-cell office:value-type="float" office:value="1.7397" calcext:value-type="float">
            <text:p>1.7397</text:p>
          </table:table-cell>
        </table:table-row>
        <table:table-row table:style-name="ro1">
          <table:table-cell office:value-type="date" office:date-value="2019-05-15" calcext:value-type="date">
            <text:p>05/15/2019</text:p>
          </table:table-cell>
          <table:table-cell office:value-type="float" office:value="1.3451" calcext:value-type="float">
            <text:p>1.3451</text:p>
          </table:table-cell>
          <table:table-cell office:value-type="float" office:value="1.5065" calcext:value-type="float">
            <text:p>1.5065</text:p>
          </table:table-cell>
          <table:table-cell office:value-type="float" office:value="1.7293" calcext:value-type="float">
            <text:p>1.7293</text:p>
          </table:table-cell>
        </table:table-row>
        <table:table-row table:style-name="ro1">
          <table:table-cell office:value-type="date" office:date-value="2019-05-16" calcext:value-type="date">
            <text:p>05/16/2019</text:p>
          </table:table-cell>
          <table:table-cell office:value-type="float" office:value="1.3439" calcext:value-type="float">
            <text:p>1.3439</text:p>
          </table:table-cell>
          <table:table-cell office:value-type="float" office:value="1.5026" calcext:value-type="float">
            <text:p>1.5026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date" office:date-value="2019-05-17" calcext:value-type="date">
            <text:p>05/17/2019</text:p>
          </table:table-cell>
          <table:table-cell office:value-type="float" office:value="1.3468" calcext:value-type="float">
            <text:p>1.3468</text:p>
          </table:table-cell>
          <table:table-cell office:value-type="float" office:value="1.5038" calcext:value-type="float">
            <text:p>1.5038</text:p>
          </table:table-cell>
          <table:table-cell office:value-type="float" office:value="1.7153" calcext:value-type="float">
            <text:p>1.7153</text:p>
          </table:table-cell>
        </table:table-row>
        <table:table-row table:style-name="ro1">
          <table:table-cell office:value-type="date" office:date-value="2019-05-21" calcext:value-type="date">
            <text:p>05/21/2019</text:p>
          </table:table-cell>
          <table:table-cell office:value-type="float" office:value="1.3413" calcext:value-type="float">
            <text:p>1.3413</text:p>
          </table:table-cell>
          <table:table-cell office:value-type="float" office:value="1.4967" calcext:value-type="float">
            <text:p>1.4967</text:p>
          </table:table-cell>
          <table:table-cell office:value-type="float" office:value="1.7071" calcext:value-type="float">
            <text:p>1.7071</text:p>
          </table:table-cell>
        </table:table-row>
        <table:table-row table:style-name="ro1">
          <table:table-cell office:value-type="date" office:date-value="2019-05-22" calcext:value-type="date">
            <text:p>05/22/2019</text:p>
          </table:table-cell>
          <table:table-cell office:value-type="float" office:value="1.341" calcext:value-type="float">
            <text:p>1.341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6982" calcext:value-type="float">
            <text:p>1.6982</text:p>
          </table:table-cell>
        </table:table-row>
        <table:table-row table:style-name="ro1">
          <table:table-cell office:value-type="date" office:date-value="2019-05-23" calcext:value-type="date">
            <text:p>05/23/2019</text:p>
          </table:table-cell>
          <table:table-cell office:value-type="float" office:value="1.3478" calcext:value-type="float">
            <text:p>1.3478</text:p>
          </table:table-cell>
          <table:table-cell office:value-type="float" office:value="1.5043" calcext:value-type="float">
            <text:p>1.5043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date" office:date-value="2019-05-24" calcext:value-type="date">
            <text:p>05/24/2019</text:p>
          </table:table-cell>
          <table:table-cell office:value-type="float" office:value="1.3447" calcext:value-type="float">
            <text:p>1.3447</text:p>
          </table:table-cell>
          <table:table-cell office:value-type="float" office:value="1.5064" calcext:value-type="float">
            <text:p>1.5064</text:p>
          </table:table-cell>
          <table:table-cell office:value-type="float" office:value="1.7073" calcext:value-type="float">
            <text:p>1.7073</text:p>
          </table:table-cell>
        </table:table-row>
        <table:table-row table:style-name="ro1">
          <table:table-cell office:value-type="date" office:date-value="2019-05-27" calcext:value-type="date">
            <text:p>05/27/2019</text:p>
          </table:table-cell>
          <table:table-cell office:value-type="float" office:value="1.3442" calcext:value-type="float">
            <text:p>1.3442</text:p>
          </table:table-cell>
          <table:table-cell office:value-type="float" office:value="1.5049" calcext:value-type="float">
            <text:p>1.5049</text:p>
          </table:table-cell>
          <table:table-cell office:value-type="float" office:value="1.7042" calcext:value-type="float">
            <text:p>1.7042</text:p>
          </table:table-cell>
        </table:table-row>
        <table:table-row table:style-name="ro1">
          <table:table-cell office:value-type="date" office:date-value="2019-05-28" calcext:value-type="date">
            <text:p>05/28/2019</text:p>
          </table:table-cell>
          <table:table-cell office:value-type="float" office:value="1.3477" calcext:value-type="float">
            <text:p>1.3477</text:p>
          </table:table-cell>
          <table:table-cell office:value-type="float" office:value="1.5063" calcext:value-type="float">
            <text:p>1.5063</text:p>
          </table:table-cell>
          <table:table-cell office:value-type="float" office:value="1.7072" calcext:value-type="float">
            <text:p>1.7072</text:p>
          </table:table-cell>
        </table:table-row>
        <table:table-row table:style-name="ro1">
          <table:table-cell office:value-type="date" office:date-value="2019-05-29" calcext:value-type="date">
            <text:p>05/29/2019</text:p>
          </table:table-cell>
          <table:table-cell office:value-type="float" office:value="1.3514" calcext:value-type="float">
            <text:p>1.3514</text:p>
          </table:table-cell>
          <table:table-cell office:value-type="float" office:value="1.5054" calcext:value-type="float">
            <text:p>1.5054</text:p>
          </table:table-cell>
          <table:table-cell office:value-type="float" office:value="1.7074" calcext:value-type="float">
            <text:p>1.7074</text:p>
          </table:table-cell>
        </table:table-row>
        <table:table-row table:style-name="ro1">
          <table:table-cell office:value-type="date" office:date-value="2019-05-30" calcext:value-type="date">
            <text:p>05/30/2019</text:p>
          </table:table-cell>
          <table:table-cell office:value-type="float" office:value="1.3501" calcext:value-type="float">
            <text:p>1.3501</text:p>
          </table:table-cell>
          <table:table-cell office:value-type="float" office:value="1.5031" calcext:value-type="float">
            <text:p>1.5031</text:p>
          </table:table-cell>
          <table:table-cell office:value-type="float" office:value="1.7029" calcext:value-type="float">
            <text:p>1.7029</text:p>
          </table:table-cell>
        </table:table-row>
        <table:table-row table:style-name="ro1">
          <table:table-cell office:value-type="date" office:date-value="2019-05-31" calcext:value-type="date">
            <text:p>05/31/2019</text:p>
          </table:table-cell>
          <table:table-cell office:value-type="float" office:value="1.3527" calcext:value-type="float">
            <text:p>1.3527</text:p>
          </table:table-cell>
          <table:table-cell office:value-type="float" office:value="1.5098" calcext:value-type="float">
            <text:p>1.5098</text:p>
          </table:table-cell>
          <table:table-cell office:value-type="float" office:value="1.7065" calcext:value-type="float">
            <text:p>1.7065</text:p>
          </table:table-cell>
        </table:table-row>
        <table:table-row table:style-name="ro1">
          <table:table-cell office:value-type="date" office:date-value="2019-06-03" calcext:value-type="date">
            <text:p>06/03/2019</text:p>
          </table:table-cell>
          <table:table-cell office:value-type="float" office:value="1.347" calcext:value-type="float">
            <text:p>1.347</text:p>
          </table:table-cell>
          <table:table-cell office:value-type="float" office:value="1.511" calcext:value-type="float">
            <text:p>1.511</text:p>
          </table:table-cell>
          <table:table-cell office:value-type="float" office:value="1.7029" calcext:value-type="float">
            <text:p>1.7029</text:p>
          </table:table-cell>
        </table:table-row>
        <table:table-row table:style-name="ro1">
          <table:table-cell office:value-type="date" office:date-value="2019-06-04" calcext:value-type="date">
            <text:p>06/04/2019</text:p>
          </table:table-cell>
          <table:table-cell office:value-type="float" office:value="1.3414" calcext:value-type="float">
            <text:p>1.3414</text:p>
          </table:table-cell>
          <table:table-cell office:value-type="float" office:value="1.5085" calcext:value-type="float">
            <text:p>1.5085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date" office:date-value="2019-06-05" calcext:value-type="date">
            <text:p>06/05/2019</text:p>
          </table:table-cell>
          <table:table-cell office:value-type="float" office:value="1.3401" calcext:value-type="float">
            <text:p>1.3401</text:p>
          </table:table-cell>
          <table:table-cell office:value-type="float" office:value="1.5076" calcext:value-type="float">
            <text:p>1.5076</text:p>
          </table:table-cell>
          <table:table-cell office:value-type="float" office:value="1.7032" calcext:value-type="float">
            <text:p>1.7032</text:p>
          </table:table-cell>
        </table:table-row>
        <table:table-row table:style-name="ro1">
          <table:table-cell office:value-type="date" office:date-value="2019-06-06" calcext:value-type="date">
            <text:p>06/06/2019</text:p>
          </table:table-cell>
          <table:table-cell office:value-type="float" office:value="1.3378" calcext:value-type="float">
            <text:p>1.3378</text:p>
          </table:table-cell>
          <table:table-cell office:value-type="float" office:value="1.5091" calcext:value-type="float">
            <text:p>1.5091</text:p>
          </table:table-cell>
          <table:table-cell office:value-type="float" office:value="1.7002" calcext:value-type="float">
            <text:p>1.7002</text:p>
          </table:table-cell>
        </table:table-row>
        <table:table-row table:style-name="ro1">
          <table:table-cell office:value-type="date" office:date-value="2019-06-07" calcext:value-type="date">
            <text:p>06/07/2019</text:p>
          </table:table-cell>
          <table:table-cell office:value-type="float" office:value="1.3283" calcext:value-type="float">
            <text:p>1.3283</text:p>
          </table:table-cell>
          <table:table-cell office:value-type="float" office:value="1.5049" calcext:value-type="float">
            <text:p>1.5049</text:p>
          </table:table-cell>
          <table:table-cell office:value-type="float" office:value="1.6927" calcext:value-type="float">
            <text:p>1.6927</text:p>
          </table:table-cell>
        </table:table-row>
        <table:table-row table:style-name="ro1">
          <table:table-cell office:value-type="date" office:date-value="2019-06-10" calcext:value-type="date">
            <text:p>06/10/2019</text:p>
          </table:table-cell>
          <table:table-cell office:value-type="float" office:value="1.3267" calcext:value-type="float">
            <text:p>1.3267</text:p>
          </table:table-cell>
          <table:table-cell office:value-type="float" office:value="1.5007" calcext:value-type="float">
            <text:p>1.5007</text:p>
          </table:table-cell>
          <table:table-cell office:value-type="float" office:value="1.6827" calcext:value-type="float">
            <text:p>1.6827</text:p>
          </table:table-cell>
        </table:table-row>
        <table:table-row table:style-name="ro1">
          <table:table-cell office:value-type="date" office:date-value="2019-06-11" calcext:value-type="date">
            <text:p>06/11/2019</text:p>
          </table:table-cell>
          <table:table-cell office:value-type="float" office:value="1.3278" calcext:value-type="float">
            <text:p>1.3278</text:p>
          </table:table-cell>
          <table:table-cell office:value-type="float" office:value="1.5034" calcext:value-type="float">
            <text:p>1.5034</text:p>
          </table:table-cell>
          <table:table-cell office:value-type="float" office:value="1.6887" calcext:value-type="float">
            <text:p>1.6887</text:p>
          </table:table-cell>
        </table:table-row>
        <table:table-row table:style-name="ro1">
          <table:table-cell office:value-type="date" office:date-value="2019-06-12" calcext:value-type="date">
            <text:p>06/12/2019</text:p>
          </table:table-cell>
          <table:table-cell office:value-type="float" office:value="1.3303" calcext:value-type="float">
            <text:p>1.3303</text:p>
          </table:table-cell>
          <table:table-cell office:value-type="float" office:value="1.5042" calcext:value-type="float">
            <text:p>1.5042</text:p>
          </table:table-cell>
          <table:table-cell office:value-type="float" office:value="1.6911" calcext:value-type="float">
            <text:p>1.6911</text:p>
          </table:table-cell>
        </table:table-row>
        <table:table-row table:style-name="ro1">
          <table:table-cell office:value-type="date" office:date-value="2019-06-13" calcext:value-type="date">
            <text:p>06/13/2019</text:p>
          </table:table-cell>
          <table:table-cell office:value-type="float" office:value="1.3324" calcext:value-type="float">
            <text:p>1.3324</text:p>
          </table:table-cell>
          <table:table-cell office:value-type="float" office:value="1.5027" calcext:value-type="float">
            <text:p>1.5027</text:p>
          </table:table-cell>
          <table:table-cell office:value-type="float" office:value="1.6902" calcext:value-type="float">
            <text:p>1.6902</text:p>
          </table:table-cell>
        </table:table-row>
        <table:table-row table:style-name="ro1">
          <table:table-cell office:value-type="date" office:date-value="2019-06-14" calcext:value-type="date">
            <text:p>06/14/2019</text:p>
          </table:table-cell>
          <table:table-cell office:value-type="float" office:value="1.3385" calcext:value-type="float">
            <text:p>1.3385</text:p>
          </table:table-cell>
          <table:table-cell office:value-type="float" office:value="1.5023" calcext:value-type="float">
            <text:p>1.5023</text:p>
          </table:table-cell>
          <table:table-cell office:value-type="float" office:value="1.6874" calcext:value-type="float">
            <text:p>1.6874</text:p>
          </table:table-cell>
        </table:table-row>
        <table:table-row table:style-name="ro1">
          <table:table-cell office:value-type="date" office:date-value="2019-06-17" calcext:value-type="date">
            <text:p>06/17/2019</text:p>
          </table:table-cell>
          <table:table-cell office:value-type="float" office:value="1.3407" calcext:value-type="float">
            <text:p>1.3407</text:p>
          </table:table-cell>
          <table:table-cell office:value-type="float" office:value="1.5056" calcext:value-type="float">
            <text:p>1.5056</text:p>
          </table:table-cell>
          <table:table-cell office:value-type="float" office:value="1.6847" calcext:value-type="float">
            <text:p>1.6847</text:p>
          </table:table-cell>
        </table:table-row>
        <table:table-row table:style-name="ro1">
          <table:table-cell office:value-type="date" office:date-value="2019-06-18" calcext:value-type="date">
            <text:p>06/18/2019</text:p>
          </table:table-cell>
          <table:table-cell office:value-type="float" office:value="1.3394" calcext:value-type="float">
            <text:p>1.3394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6797" calcext:value-type="float">
            <text:p>1.6797</text:p>
          </table:table-cell>
        </table:table-row>
        <table:table-row table:style-name="ro1">
          <table:table-cell office:value-type="date" office:date-value="2019-06-19" calcext:value-type="date">
            <text:p>06/19/2019</text:p>
          </table:table-cell>
          <table:table-cell office:value-type="float" office:value="1.3343" calcext:value-type="float">
            <text:p>1.3343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6848" calcext:value-type="float">
            <text:p>1.6848</text:p>
          </table:table-cell>
        </table:table-row>
        <table:table-row table:style-name="ro1">
          <table:table-cell office:value-type="date" office:date-value="2019-06-20" calcext:value-type="date">
            <text:p>06/20/2019</text:p>
          </table:table-cell>
          <table:table-cell office:value-type="float" office:value="1.3191" calcext:value-type="float">
            <text:p>1.3191</text:p>
          </table:table-cell>
          <table:table-cell office:value-type="float" office:value="1.4897" calcext:value-type="float">
            <text:p>1.4897</text:p>
          </table:table-cell>
          <table:table-cell office:value-type="float" office:value="1.6747" calcext:value-type="float">
            <text:p>1.6747</text:p>
          </table:table-cell>
        </table:table-row>
        <table:table-row table:style-name="ro1">
          <table:table-cell office:value-type="date" office:date-value="2019-06-21" calcext:value-type="date">
            <text:p>06/21/2019</text:p>
          </table:table-cell>
          <table:table-cell office:value-type="float" office:value="1.3212" calcext:value-type="float">
            <text:p>1.3212</text:p>
          </table:table-cell>
          <table:table-cell office:value-type="float" office:value="1.4981" calcext:value-type="float">
            <text:p>1.4981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date" office:date-value="2019-06-24" calcext:value-type="date">
            <text:p>06/24/2019</text:p>
          </table:table-cell>
          <table:table-cell office:value-type="float" office:value="1.3194" calcext:value-type="float">
            <text:p>1.3194</text:p>
          </table:table-cell>
          <table:table-cell office:value-type="float" office:value="1.5029" calcext:value-type="float">
            <text:p>1.5029</text:p>
          </table:table-cell>
          <table:table-cell office:value-type="float" office:value="1.6798" calcext:value-type="float">
            <text:p>1.6798</text:p>
          </table:table-cell>
        </table:table-row>
        <table:table-row table:style-name="ro1">
          <table:table-cell office:value-type="date" office:date-value="2019-06-25" calcext:value-type="date">
            <text:p>06/25/2019</text:p>
          </table:table-cell>
          <table:table-cell office:value-type="float" office:value="1.3174" calcext:value-type="float">
            <text:p>1.3174</text:p>
          </table:table-cell>
          <table:table-cell office:value-type="float" office:value="1.4993" calcext:value-type="float">
            <text:p>1.4993</text:p>
          </table:table-cell>
          <table:table-cell office:value-type="float" office:value="1.6746" calcext:value-type="float">
            <text:p>1.6746</text:p>
          </table:table-cell>
        </table:table-row>
        <table:table-row table:style-name="ro1">
          <table:table-cell office:value-type="date" office:date-value="2019-06-26" calcext:value-type="date">
            <text:p>06/26/2019</text:p>
          </table:table-cell>
          <table:table-cell office:value-type="float" office:value="1.313" calcext:value-type="float">
            <text:p>1.313</text:p>
          </table:table-cell>
          <table:table-cell office:value-type="float" office:value="1.4931" calcext:value-type="float">
            <text:p>1.4931</text:p>
          </table:table-cell>
          <table:table-cell office:value-type="float" office:value="1.6659" calcext:value-type="float">
            <text:p>1.6659</text:p>
          </table:table-cell>
        </table:table-row>
        <table:table-row table:style-name="ro1">
          <table:table-cell office:value-type="date" office:date-value="2019-06-27" calcext:value-type="date">
            <text:p>06/27/2019</text:p>
          </table:table-cell>
          <table:table-cell office:value-type="float" office:value="1.3111" calcext:value-type="float">
            <text:p>1.3111</text:p>
          </table:table-cell>
          <table:table-cell office:value-type="float" office:value="1.4904" calcext:value-type="float">
            <text:p>1.4904</text:p>
          </table:table-cell>
          <table:table-cell office:value-type="float" office:value="1.6629" calcext:value-type="float">
            <text:p>1.6629</text:p>
          </table:table-cell>
        </table:table-row>
        <table:table-row table:style-name="ro1">
          <table:table-cell office:value-type="date" office:date-value="2019-06-28" calcext:value-type="date">
            <text:p>06/28/2019</text:p>
          </table:table-cell>
          <table:table-cell office:value-type="float" office:value="1.3087" calcext:value-type="float">
            <text:p>1.3087</text:p>
          </table:table-cell>
          <table:table-cell office:value-type="float" office:value="1.4887" calcext:value-type="float">
            <text:p>1.4887</text:p>
          </table:table-cell>
          <table:table-cell office:value-type="float" office:value="1.6624" calcext:value-type="float">
            <text:p>1.6624</text:p>
          </table:table-cell>
        </table:table-row>
        <table:table-row table:style-name="ro1">
          <table:table-cell office:value-type="date" office:date-value="2019-07-02" calcext:value-type="date">
            <text:p>07/02/2019</text:p>
          </table:table-cell>
          <table:table-cell office:value-type="float" office:value="1.3114" calcext:value-type="float">
            <text:p>1.3114</text:p>
          </table:table-cell>
          <table:table-cell office:value-type="float" office:value="1.4816" calcext:value-type="float">
            <text:p>1.4816</text:p>
          </table:table-cell>
          <table:table-cell office:value-type="float" office:value="1.6539" calcext:value-type="float">
            <text:p>1.6539</text:p>
          </table:table-cell>
        </table:table-row>
        <table:table-row table:style-name="ro1">
          <table:table-cell office:value-type="date" office:date-value="2019-07-03" calcext:value-type="date">
            <text:p>07/03/2019</text:p>
          </table:table-cell>
          <table:table-cell office:value-type="float" office:value="1.3073" calcext:value-type="float">
            <text:p>1.3073</text:p>
          </table:table-cell>
          <table:table-cell office:value-type="float" office:value="1.4751" calcext:value-type="float">
            <text:p>1.4751</text:p>
          </table:table-cell>
          <table:table-cell office:value-type="float" office:value="1.644" calcext:value-type="float">
            <text:p>1.644</text:p>
          </table:table-cell>
        </table:table-row>
        <table:table-row table:style-name="ro1">
          <table:table-cell office:value-type="date" office:date-value="2019-07-04" calcext:value-type="date">
            <text:p>07/04/2019</text:p>
          </table:table-cell>
          <table:table-cell office:value-type="float" office:value="1.3059" calcext:value-type="float">
            <text:p>1.3059</text:p>
          </table:table-cell>
          <table:table-cell office:value-type="float" office:value="1.4733" calcext:value-type="float">
            <text:p>1.4733</text:p>
          </table:table-cell>
          <table:table-cell office:value-type="float" office:value="1.6427" calcext:value-type="float">
            <text:p>1.6427</text:p>
          </table:table-cell>
        </table:table-row>
        <table:table-row table:style-name="ro1">
          <table:table-cell office:value-type="date" office:date-value="2019-07-05" calcext:value-type="date">
            <text:p>07/05/2019</text:p>
          </table:table-cell>
          <table:table-cell office:value-type="float" office:value="1.3099" calcext:value-type="float">
            <text:p>1.3099</text:p>
          </table:table-cell>
          <table:table-cell office:value-type="float" office:value="1.4702" calcext:value-type="float">
            <text:p>1.4702</text:p>
          </table:table-cell>
          <table:table-cell office:value-type="float" office:value="1.6393" calcext:value-type="float">
            <text:p>1.6393</text:p>
          </table:table-cell>
        </table:table-row>
        <table:table-row table:style-name="ro1">
          <table:table-cell office:value-type="date" office:date-value="2019-07-08" calcext:value-type="date">
            <text:p>07/08/2019</text:p>
          </table:table-cell>
          <table:table-cell office:value-type="float" office:value="1.3081" calcext:value-type="float">
            <text:p>1.3081</text:p>
          </table:table-cell>
          <table:table-cell office:value-type="float" office:value="1.4671" calcext:value-type="float">
            <text:p>1.4671</text:p>
          </table:table-cell>
          <table:table-cell office:value-type="float" office:value="1.6369" calcext:value-type="float">
            <text:p>1.6369</text:p>
          </table:table-cell>
        </table:table-row>
        <table:table-row table:style-name="ro1">
          <table:table-cell office:value-type="date" office:date-value="2019-07-09" calcext:value-type="date">
            <text:p>07/09/2019</text:p>
          </table:table-cell>
          <table:table-cell office:value-type="float" office:value="1.3127" calcext:value-type="float">
            <text:p>1.3127</text:p>
          </table:table-cell>
          <table:table-cell office:value-type="float" office:value="1.4712" calcext:value-type="float">
            <text:p>1.4712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date" office:date-value="2019-07-10" calcext:value-type="date">
            <text:p>07/10/2019</text:p>
          </table:table-cell>
          <table:table-cell office:value-type="float" office:value="1.3092" calcext:value-type="float">
            <text:p>1.3092</text:p>
          </table:table-cell>
          <table:table-cell office:value-type="float" office:value="1.4728" calcext:value-type="float">
            <text:p>1.4728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date" office:date-value="2019-07-11" calcext:value-type="date">
            <text:p>07/11/2019</text:p>
          </table:table-cell>
          <table:table-cell office:value-type="float" office:value="1.3071" calcext:value-type="float">
            <text:p>1.3071</text:p>
          </table:table-cell>
          <table:table-cell office:value-type="float" office:value="1.4717" calcext:value-type="float">
            <text:p>1.4717</text:p>
          </table:table-cell>
          <table:table-cell office:value-type="float" office:value="1.6386" calcext:value-type="float">
            <text:p>1.6386</text:p>
          </table:table-cell>
        </table:table-row>
        <table:table-row table:style-name="ro1">
          <table:table-cell office:value-type="date" office:date-value="2019-07-12" calcext:value-type="date">
            <text:p>07/12/2019</text:p>
          </table:table-cell>
          <table:table-cell office:value-type="float" office:value="1.3038" calcext:value-type="float">
            <text:p>1.3038</text:p>
          </table:table-cell>
          <table:table-cell office:value-type="float" office:value="1.4679" calcext:value-type="float">
            <text:p>1.4679</text:p>
          </table:table-cell>
          <table:table-cell office:value-type="float" office:value="1.6371" calcext:value-type="float">
            <text:p>1.6371</text:p>
          </table:table-cell>
        </table:table-row>
        <table:table-row table:style-name="ro1">
          <table:table-cell office:value-type="date" office:date-value="2019-07-15" calcext:value-type="date">
            <text:p>07/15/2019</text:p>
          </table:table-cell>
          <table:table-cell office:value-type="float" office:value="1.3039" calcext:value-type="float">
            <text:p>1.3039</text:p>
          </table:table-cell>
          <table:table-cell office:value-type="float" office:value="1.4683" calcext:value-type="float">
            <text:p>1.4683</text:p>
          </table:table-cell>
          <table:table-cell office:value-type="float" office:value="1.6328" calcext:value-type="float">
            <text:p>1.6328</text:p>
          </table:table-cell>
        </table:table-row>
        <table:table-row table:style-name="ro1">
          <table:table-cell office:value-type="date" office:date-value="2019-07-16" calcext:value-type="date">
            <text:p>07/16/2019</text:p>
          </table:table-cell>
          <table:table-cell office:value-type="float" office:value="1.3052" calcext:value-type="float">
            <text:p>1.3052</text:p>
          </table:table-cell>
          <table:table-cell office:value-type="float" office:value="1.4636" calcext:value-type="float">
            <text:p>1.4636</text:p>
          </table:table-cell>
          <table:table-cell office:value-type="float" office:value="1.6204" calcext:value-type="float">
            <text:p>1.6204</text:p>
          </table:table-cell>
        </table:table-row>
        <table:table-row table:style-name="ro1">
          <table:table-cell office:value-type="date" office:date-value="2019-07-17" calcext:value-type="date">
            <text:p>07/17/2019</text:p>
          </table:table-cell>
          <table:table-cell office:value-type="float" office:value="1.3053" calcext:value-type="float">
            <text:p>1.3053</text:p>
          </table:table-cell>
          <table:table-cell office:value-type="float" office:value="1.4649" calcext:value-type="float">
            <text:p>1.4649</text:p>
          </table:table-cell>
          <table:table-cell office:value-type="float" office:value="1.6225" calcext:value-type="float">
            <text:p>1.6225</text:p>
          </table:table-cell>
        </table:table-row>
        <table:table-row table:style-name="ro1">
          <table:table-cell office:value-type="date" office:date-value="2019-07-18" calcext:value-type="date">
            <text:p>07/18/2019</text:p>
          </table:table-cell>
          <table:table-cell office:value-type="float" office:value="1.3069" calcext:value-type="float">
            <text:p>1.3069</text:p>
          </table:table-cell>
          <table:table-cell office:value-type="float" office:value="1.4679" calcext:value-type="float">
            <text:p>1.4679</text:p>
          </table:table-cell>
          <table:table-cell office:value-type="float" office:value="1.6329" calcext:value-type="float">
            <text:p>1.6329</text:p>
          </table:table-cell>
        </table:table-row>
        <table:table-row table:style-name="ro1">
          <table:table-cell office:value-type="date" office:date-value="2019-07-19" calcext:value-type="date">
            <text:p>07/19/2019</text:p>
          </table:table-cell>
          <table:table-cell office:value-type="float" office:value="1.3071" calcext:value-type="float">
            <text:p>1.3071</text:p>
          </table:table-cell>
          <table:table-cell office:value-type="float" office:value="1.467" calcext:value-type="float">
            <text:p>1.467</text:p>
          </table:table-cell>
          <table:table-cell office:value-type="float" office:value="1.6349" calcext:value-type="float">
            <text:p>1.6349</text:p>
          </table:table-cell>
        </table:table-row>
        <table:table-row table:style-name="ro1">
          <table:table-cell office:value-type="date" office:date-value="2019-07-22" calcext:value-type="date">
            <text:p>07/22/2019</text:p>
          </table:table-cell>
          <table:table-cell office:value-type="float" office:value="1.3103" calcext:value-type="float">
            <text:p>1.3103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6353" calcext:value-type="float">
            <text:p>1.6353</text:p>
          </table:table-cell>
        </table:table-row>
        <table:table-row table:style-name="ro1">
          <table:table-cell office:value-type="date" office:date-value="2019-07-23" calcext:value-type="date">
            <text:p>07/23/2019</text:p>
          </table:table-cell>
          <table:table-cell office:value-type="float" office:value="1.3142" calcext:value-type="float">
            <text:p>1.3142</text:p>
          </table:table-cell>
          <table:table-cell office:value-type="float" office:value="1.4661" calcext:value-type="float">
            <text:p>1.4661</text:p>
          </table:table-cell>
          <table:table-cell office:value-type="float" office:value="1.6353" calcext:value-type="float">
            <text:p>1.6353</text:p>
          </table:table-cell>
        </table:table-row>
        <table:table-row table:style-name="ro1">
          <table:table-cell office:value-type="date" office:date-value="2019-07-24" calcext:value-type="date">
            <text:p>07/24/2019</text:p>
          </table:table-cell>
          <table:table-cell office:value-type="float" office:value="1.3137" calcext:value-type="float">
            <text:p>1.3137</text:p>
          </table:table-cell>
          <table:table-cell office:value-type="float" office:value="1.4638" calcext:value-type="float">
            <text:p>1.4638</text:p>
          </table:table-cell>
          <table:table-cell office:value-type="float" office:value="1.6409" calcext:value-type="float">
            <text:p>1.6409</text:p>
          </table:table-cell>
        </table:table-row>
        <table:table-row table:style-name="ro1">
          <table:table-cell office:value-type="date" office:date-value="2019-07-25" calcext:value-type="date">
            <text:p>07/25/2019</text:p>
          </table:table-cell>
          <table:table-cell office:value-type="float" office:value="1.3146" calcext:value-type="float">
            <text:p>1.3146</text:p>
          </table:table-cell>
          <table:table-cell office:value-type="float" office:value="1.4657" calcext:value-type="float">
            <text:p>1.4657</text:p>
          </table:table-cell>
          <table:table-cell office:value-type="float" office:value="1.6393" calcext:value-type="float">
            <text:p>1.6393</text:p>
          </table:table-cell>
        </table:table-row>
        <table:table-row table:style-name="ro1">
          <table:table-cell office:value-type="date" office:date-value="2019-07-26" calcext:value-type="date">
            <text:p>07/26/2019</text:p>
          </table:table-cell>
          <table:table-cell office:value-type="float" office:value="1.3182" calcext:value-type="float">
            <text:p>1.3182</text:p>
          </table:table-cell>
          <table:table-cell office:value-type="float" office:value="1.4668" calcext:value-type="float">
            <text:p>1.4668</text:p>
          </table:table-cell>
          <table:table-cell office:value-type="float" office:value="1.6342" calcext:value-type="float">
            <text:p>1.6342</text:p>
          </table:table-cell>
        </table:table-row>
        <table:table-row table:style-name="ro1">
          <table:table-cell office:value-type="date" office:date-value="2019-07-29" calcext:value-type="date">
            <text:p>07/29/2019</text:p>
          </table:table-cell>
          <table:table-cell office:value-type="float" office:value="1.3159" calcext:value-type="float">
            <text:p>1.3159</text:p>
          </table:table-cell>
          <table:table-cell office:value-type="float" office:value="1.4653" calcext:value-type="float">
            <text:p>1.4653</text:p>
          </table:table-cell>
          <table:table-cell office:value-type="float" office:value="1.6104" calcext:value-type="float">
            <text:p>1.6104</text:p>
          </table:table-cell>
        </table:table-row>
        <table:table-row table:style-name="ro1">
          <table:table-cell office:value-type="date" office:date-value="2019-07-30" calcext:value-type="date">
            <text:p>07/30/2019</text:p>
          </table:table-cell>
          <table:table-cell office:value-type="float" office:value="1.3168" calcext:value-type="float">
            <text:p>1.3168</text:p>
          </table:table-cell>
          <table:table-cell office:value-type="float" office:value="1.4683" calcext:value-type="float">
            <text:p>1.4683</text:p>
          </table:table-cell>
          <table:table-cell office:value-type="float" office:value="1.6018" calcext:value-type="float">
            <text:p>1.6018</text:p>
          </table:table-cell>
        </table:table-row>
        <table:table-row table:style-name="ro1">
          <table:table-cell office:value-type="date" office:date-value="2019-07-31" calcext:value-type="date">
            <text:p>07/31/2019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4627" calcext:value-type="float">
            <text:p>1.4627</text:p>
          </table:table-cell>
          <table:table-cell office:value-type="float" office:value="1.6043" calcext:value-type="float">
            <text:p>1.6043</text:p>
          </table:table-cell>
        </table:table-row>
        <table:table-row table:style-name="ro1">
          <table:table-cell office:value-type="date" office:date-value="2019-08-01" calcext:value-type="date">
            <text:p>08/01/2019</text:p>
          </table:table-cell>
          <table:table-cell office:value-type="float" office:value="1.3217" calcext:value-type="float">
            <text:p>1.3217</text:p>
          </table:table-cell>
          <table:table-cell office:value-type="float" office:value="1.4621" calcext:value-type="float">
            <text:p>1.4621</text:p>
          </table:table-cell>
          <table:table-cell office:value-type="float" office:value="1.6034" calcext:value-type="float">
            <text:p>1.6034</text:p>
          </table:table-cell>
        </table:table-row>
        <table:table-row table:style-name="ro1">
          <table:table-cell office:value-type="date" office:date-value="2019-08-02" calcext:value-type="date">
            <text:p>08/02/2019</text:p>
          </table:table-cell>
          <table:table-cell office:value-type="float" office:value="1.3225" calcext:value-type="float">
            <text:p>1.3225</text:p>
          </table:table-cell>
          <table:table-cell office:value-type="float" office:value="1.4686" calcext:value-type="float">
            <text:p>1.4686</text:p>
          </table:table-cell>
          <table:table-cell office:value-type="float" office:value="1.6055" calcext:value-type="float">
            <text:p>1.6055</text:p>
          </table:table-cell>
        </table:table-row>
        <table:table-row table:style-name="ro1">
          <table:table-cell office:value-type="date" office:date-value="2019-08-06" calcext:value-type="date">
            <text:p>08/06/2019</text:p>
          </table:table-cell>
          <table:table-cell office:value-type="float" office:value="1.3253" calcext:value-type="float">
            <text:p>1.3253</text:p>
          </table:table-cell>
          <table:table-cell office:value-type="float" office:value="1.4832" calcext:value-type="float">
            <text:p>1.4832</text:p>
          </table:table-cell>
          <table:table-cell office:value-type="float" office:value="1.6119" calcext:value-type="float">
            <text:p>1.6119</text:p>
          </table:table-cell>
        </table:table-row>
        <table:table-row table:style-name="ro1">
          <table:table-cell office:value-type="date" office:date-value="2019-08-07" calcext:value-type="date">
            <text:p>08/07/2019</text:p>
          </table:table-cell>
          <table:table-cell office:value-type="float" office:value="1.3322" calcext:value-type="float">
            <text:p>1.3322</text:p>
          </table:table-cell>
          <table:table-cell office:value-type="float" office:value="1.4946" calcext:value-type="float">
            <text:p>1.4946</text:p>
          </table:table-cell>
          <table:table-cell office:value-type="float" office:value="1.6185" calcext:value-type="float">
            <text:p>1.6185</text:p>
          </table:table-cell>
        </table:table-row>
        <table:table-row table:style-name="ro1">
          <table:table-cell office:value-type="date" office:date-value="2019-08-08" calcext:value-type="date">
            <text:p>08/08/2019</text:p>
          </table:table-cell>
          <table:table-cell office:value-type="float" office:value="1.3257" calcext:value-type="float">
            <text:p>1.3257</text:p>
          </table:table-cell>
          <table:table-cell office:value-type="float" office:value="1.4848" calcext:value-type="float">
            <text:p>1.4848</text:p>
          </table:table-cell>
          <table:table-cell office:value-type="float" office:value="1.6088" calcext:value-type="float">
            <text:p>1.6088</text:p>
          </table:table-cell>
        </table:table-row>
        <table:table-row table:style-name="ro1">
          <table:table-cell office:value-type="date" office:date-value="2019-08-09" calcext:value-type="date">
            <text:p>08/09/2019</text:p>
          </table:table-cell>
          <table:table-cell office:value-type="float" office:value="1.3221" calcext:value-type="float">
            <text:p>1.3221</text:p>
          </table:table-cell>
          <table:table-cell office:value-type="float" office:value="1.4814" calcext:value-type="float">
            <text:p>1.4814</text:p>
          </table:table-cell>
          <table:table-cell office:value-type="float" office:value="1.5955" calcext:value-type="float">
            <text:p>1.5955</text:p>
          </table:table-cell>
        </table:table-row>
        <table:table-row table:style-name="ro1">
          <table:table-cell office:value-type="date" office:date-value="2019-08-12" calcext:value-type="date">
            <text:p>08/12/2019</text:p>
          </table:table-cell>
          <table:table-cell office:value-type="float" office:value="1.3234" calcext:value-type="float">
            <text:p>1.3234</text:p>
          </table:table-cell>
          <table:table-cell office:value-type="float" office:value="1.4839" calcext:value-type="float">
            <text:p>1.4839</text:p>
          </table:table-cell>
          <table:table-cell office:value-type="float" office:value="1.5988" calcext:value-type="float">
            <text:p>1.5988</text:p>
          </table:table-cell>
        </table:table-row>
        <table:table-row table:style-name="ro1">
          <table:table-cell office:value-type="date" office:date-value="2019-08-13" calcext:value-type="date">
            <text:p>08/13/2019</text:p>
          </table:table-cell>
          <table:table-cell office:value-type="float" office:value="1.3236" calcext:value-type="float">
            <text:p>1.3236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5972" calcext:value-type="float">
            <text:p>1.5972</text:p>
          </table:table-cell>
        </table:table-row>
        <table:table-row table:style-name="ro1">
          <table:table-cell office:value-type="date" office:date-value="2019-08-14" calcext:value-type="date">
            <text:p>08/14/2019</text:p>
          </table:table-cell>
          <table:table-cell office:value-type="float" office:value="1.3311" calcext:value-type="float">
            <text:p>1.3311</text:p>
          </table:table-cell>
          <table:table-cell office:value-type="float" office:value="1.4842" calcext:value-type="float">
            <text:p>1.4842</text:p>
          </table:table-cell>
          <table:table-cell office:value-type="float" office:value="1.6056" calcext:value-type="float">
            <text:p>1.6056</text:p>
          </table:table-cell>
        </table:table-row>
        <table:table-row table:style-name="ro1">
          <table:table-cell office:value-type="date" office:date-value="2019-08-15" calcext:value-type="date">
            <text:p>08/15/2019</text:p>
          </table:table-cell>
          <table:table-cell office:value-type="float" office:value="1.3325" calcext:value-type="float">
            <text:p>1.3325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6145" calcext:value-type="float">
            <text:p>1.6145</text:p>
          </table:table-cell>
        </table:table-row>
        <table:table-row table:style-name="ro1">
          <table:table-cell office:value-type="date" office:date-value="2019-08-16" calcext:value-type="date">
            <text:p>08/16/2019</text:p>
          </table:table-cell>
          <table:table-cell office:value-type="float" office:value="1.3286" calcext:value-type="float">
            <text:p>1.3286</text:p>
          </table:table-cell>
          <table:table-cell office:value-type="float" office:value="1.4731" calcext:value-type="float">
            <text:p>1.4731</text:p>
          </table:table-cell>
          <table:table-cell office:value-type="float" office:value="1.6146" calcext:value-type="float">
            <text:p>1.6146</text:p>
          </table:table-cell>
        </table:table-row>
        <table:table-row table:style-name="ro1">
          <table:table-cell office:value-type="date" office:date-value="2019-08-19" calcext:value-type="date">
            <text:p>08/19/2019</text:p>
          </table:table-cell>
          <table:table-cell office:value-type="float" office:value="1.3298" calcext:value-type="float">
            <text:p>1.3298</text:p>
          </table:table-cell>
          <table:table-cell office:value-type="float" office:value="1.4753" calcext:value-type="float">
            <text:p>1.4753</text:p>
          </table:table-cell>
          <table:table-cell office:value-type="float" office:value="1.6133" calcext:value-type="float">
            <text:p>1.6133</text:p>
          </table:table-cell>
        </table:table-row>
        <table:table-row table:style-name="ro1">
          <table:table-cell office:value-type="date" office:date-value="2019-08-20" calcext:value-type="date">
            <text:p>08/20/2019</text:p>
          </table:table-cell>
          <table:table-cell office:value-type="float" office:value="1.3323" calcext:value-type="float">
            <text:p>1.3323</text:p>
          </table:table-cell>
          <table:table-cell office:value-type="float" office:value="1.4777" calcext:value-type="float">
            <text:p>1.4777</text:p>
          </table:table-cell>
          <table:table-cell office:value-type="float" office:value="1.6179" calcext:value-type="float">
            <text:p>1.6179</text:p>
          </table:table-cell>
        </table:table-row>
        <table:table-row table:style-name="ro1">
          <table:table-cell office:value-type="date" office:date-value="2019-08-21" calcext:value-type="date">
            <text:p>08/21/2019</text:p>
          </table:table-cell>
          <table:table-cell office:value-type="float" office:value="1.3278" calcext:value-type="float">
            <text:p>1.3278</text:p>
          </table:table-cell>
          <table:table-cell office:value-type="float" office:value="1.4734" calcext:value-type="float">
            <text:p>1.4734</text:p>
          </table:table-cell>
          <table:table-cell office:value-type="float" office:value="1.6112" calcext:value-type="float">
            <text:p>1.6112</text:p>
          </table:table-cell>
        </table:table-row>
        <table:table-row table:style-name="ro1">
          <table:table-cell office:value-type="date" office:date-value="2019-08-22" calcext:value-type="date">
            <text:p>08/22/2019</text:p>
          </table:table-cell>
          <table:table-cell office:value-type="float" office:value="1.3293" calcext:value-type="float">
            <text:p>1.3293</text:p>
          </table:table-cell>
          <table:table-cell office:value-type="float" office:value="1.4734" calcext:value-type="float">
            <text:p>1.4734</text:p>
          </table:table-cell>
          <table:table-cell office:value-type="float" office:value="1.6274" calcext:value-type="float">
            <text:p>1.6274</text:p>
          </table:table-cell>
        </table:table-row>
        <table:table-row table:style-name="ro1">
          <table:table-cell office:value-type="date" office:date-value="2019-08-23" calcext:value-type="date">
            <text:p>08/23/2019</text:p>
          </table:table-cell>
          <table:table-cell office:value-type="float" office:value="1.331" calcext:value-type="float">
            <text:p>1.331</text:p>
          </table:table-cell>
          <table:table-cell office:value-type="float" office:value="1.4794" calcext:value-type="float">
            <text:p>1.4794</text:p>
          </table:table-cell>
          <table:table-cell office:value-type="float" office:value="1.6318" calcext:value-type="float">
            <text:p>1.6318</text:p>
          </table:table-cell>
        </table:table-row>
        <table:table-row table:style-name="ro1">
          <table:table-cell office:value-type="date" office:date-value="2019-08-26" calcext:value-type="date">
            <text:p>08/26/2019</text:p>
          </table:table-cell>
          <table:table-cell office:value-type="float" office:value="1.3279" calcext:value-type="float">
            <text:p>1.3279</text:p>
          </table:table-cell>
          <table:table-cell office:value-type="float" office:value="1.4753" calcext:value-type="float">
            <text:p>1.4753</text:p>
          </table:table-cell>
          <table:table-cell office:value-type="float" office:value="1.6237" calcext:value-type="float">
            <text:p>1.6237</text:p>
          </table:table-cell>
        </table:table-row>
        <table:table-row table:style-name="ro1">
          <table:table-cell office:value-type="date" office:date-value="2019-08-27" calcext:value-type="date">
            <text:p>08/27/2019</text:p>
          </table:table-cell>
          <table:table-cell office:value-type="float" office:value="1.3267" calcext:value-type="float">
            <text:p>1.3267</text:p>
          </table:table-cell>
          <table:table-cell office:value-type="float" office:value="1.4721" calcext:value-type="float">
            <text:p>1.4721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date" office:date-value="2019-08-28" calcext:value-type="date">
            <text:p>08/28/2019</text:p>
          </table:table-cell>
          <table:table-cell office:value-type="float" office:value="1.3301" calcext:value-type="float">
            <text:p>1.3301</text:p>
          </table:table-cell>
          <table:table-cell office:value-type="float" office:value="1.4739" calcext:value-type="float">
            <text:p>1.4739</text:p>
          </table:table-cell>
          <table:table-cell office:value-type="float" office:value="1.6255" calcext:value-type="float">
            <text:p>1.6255</text:p>
          </table:table-cell>
        </table:table-row>
        <table:table-row table:style-name="ro1">
          <table:table-cell office:value-type="date" office:date-value="2019-08-29" calcext:value-type="date">
            <text:p>08/29/2019</text:p>
          </table:table-cell>
          <table:table-cell office:value-type="float" office:value="1.3296" calcext:value-type="float">
            <text:p>1.3296</text:p>
          </table:table-cell>
          <table:table-cell office:value-type="float" office:value="1.4706" calcext:value-type="float">
            <text:p>1.4706</text:p>
          </table:table-cell>
          <table:table-cell office:value-type="float" office:value="1.6215" calcext:value-type="float">
            <text:p>1.6215</text:p>
          </table:table-cell>
        </table:table-row>
        <table:table-row table:style-name="ro1">
          <table:table-cell office:value-type="date" office:date-value="2019-08-30" calcext:value-type="date">
            <text:p>08/30/2019</text:p>
          </table:table-cell>
          <table:table-cell office:value-type="float" office:value="1.3295" calcext:value-type="float">
            <text:p>1.3295</text:p>
          </table:table-cell>
          <table:table-cell office:value-type="float" office:value="1.4629" calcext:value-type="float">
            <text:p>1.4629</text:p>
          </table:table-cell>
          <table:table-cell office:value-type="float" office:value="1.6185" calcext:value-type="float">
            <text:p>1.6185</text:p>
          </table:table-cell>
        </table:table-row>
        <table:table-row table:style-name="ro1">
          <table:table-cell office:value-type="date" office:date-value="2019-09-03" calcext:value-type="date">
            <text:p>09/03/2019</text:p>
          </table:table-cell>
          <table:table-cell office:value-type="float" office:value="1.3343" calcext:value-type="float">
            <text:p>1.3343</text:p>
          </table:table-cell>
          <table:table-cell office:value-type="float" office:value="1.4626" calcext:value-type="float">
            <text:p>1.4626</text:p>
          </table:table-cell>
          <table:table-cell office:value-type="float" office:value="1.6107" calcext:value-type="float">
            <text:p>1.6107</text:p>
          </table:table-cell>
        </table:table-row>
        <table:table-row table:style-name="ro1">
          <table:table-cell office:value-type="date" office:date-value="2019-09-04" calcext:value-type="date">
            <text:p>09/04/2019</text:p>
          </table:table-cell>
          <table:table-cell office:value-type="float" office:value="1.3263" calcext:value-type="float">
            <text:p>1.3263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6181" calcext:value-type="float">
            <text:p>1.6181</text:p>
          </table:table-cell>
        </table:table-row>
        <table:table-row table:style-name="ro1">
          <table:table-cell office:value-type="date" office:date-value="2019-09-05" calcext:value-type="date">
            <text:p>09/05/2019</text:p>
          </table:table-cell>
          <table:table-cell office:value-type="float" office:value="1.3228" calcext:value-type="float">
            <text:p>1.3228</text:p>
          </table:table-cell>
          <table:table-cell office:value-type="float" office:value="1.4614" calcext:value-type="float">
            <text:p>1.4614</text:p>
          </table:table-cell>
          <table:table-cell office:value-type="float" office:value="1.6307" calcext:value-type="float">
            <text:p>1.6307</text:p>
          </table:table-cell>
        </table:table-row>
        <table:table-row table:style-name="ro1">
          <table:table-cell office:value-type="date" office:date-value="2019-09-06" calcext:value-type="date">
            <text:p>09/06/2019</text:p>
          </table:table-cell>
          <table:table-cell office:value-type="float" office:value="1.3174" calcext:value-type="float">
            <text:p>1.3174</text:p>
          </table:table-cell>
          <table:table-cell office:value-type="float" office:value="1.4543" calcext:value-type="float">
            <text:p>1.4543</text:p>
          </table:table-cell>
          <table:table-cell office:value-type="float" office:value="1.6209" calcext:value-type="float">
            <text:p>1.6209</text:p>
          </table:table-cell>
        </table:table-row>
        <table:table-row table:style-name="ro1">
          <table:table-cell office:value-type="date" office:date-value="2019-09-09" calcext:value-type="date">
            <text:p>09/09/2019</text:p>
          </table:table-cell>
          <table:table-cell office:value-type="float" office:value="1.3155" calcext:value-type="float">
            <text:p>1.3155</text:p>
          </table:table-cell>
          <table:table-cell office:value-type="float" office:value="1.4541" calcext:value-type="float">
            <text:p>1.4541</text:p>
          </table:table-cell>
          <table:table-cell office:value-type="float" office:value="1.6253" calcext:value-type="float">
            <text:p>1.6253</text:p>
          </table:table-cell>
        </table:table-row>
        <table:table-row table:style-name="ro1">
          <table:table-cell office:value-type="date" office:date-value="2019-09-10" calcext:value-type="date">
            <text:p>09/10/2019</text:p>
          </table:table-cell>
          <table:table-cell office:value-type="float" office:value="1.3153" calcext:value-type="float">
            <text:p>1.3153</text:p>
          </table:table-cell>
          <table:table-cell office:value-type="float" office:value="1.4522" calcext:value-type="float">
            <text:p>1.4522</text:p>
          </table:table-cell>
          <table:table-cell office:value-type="float" office:value="1.6249" calcext:value-type="float">
            <text:p>1.6249</text:p>
          </table:table-cell>
        </table:table-row>
        <table:table-row table:style-name="ro1">
          <table:table-cell office:value-type="date" office:date-value="2019-09-11" calcext:value-type="date">
            <text:p>09/11/2019</text:p>
          </table:table-cell>
          <table:table-cell office:value-type="float" office:value="1.3181" calcext:value-type="float">
            <text:p>1.3181</text:p>
          </table:table-cell>
          <table:table-cell office:value-type="float" office:value="1.4503" calcext:value-type="float">
            <text:p>1.4503</text:p>
          </table:table-cell>
          <table:table-cell office:value-type="float" office:value="1.6252" calcext:value-type="float">
            <text:p>1.6252</text:p>
          </table:table-cell>
        </table:table-row>
        <table:table-row table:style-name="ro1">
          <table:table-cell office:value-type="date" office:date-value="2019-09-12" calcext:value-type="date">
            <text:p>09/12/2019</text:p>
          </table:table-cell>
          <table:table-cell office:value-type="float" office:value="1.3205" calcext:value-type="float">
            <text:p>1.3205</text:p>
          </table:table-cell>
          <table:table-cell office:value-type="float" office:value="1.4579" calcext:value-type="float">
            <text:p>1.4579</text:p>
          </table:table-cell>
          <table:table-cell office:value-type="float" office:value="1.6292" calcext:value-type="float">
            <text:p>1.6292</text:p>
          </table:table-cell>
        </table:table-row>
        <table:table-row table:style-name="ro1">
          <table:table-cell office:value-type="date" office:date-value="2019-09-13" calcext:value-type="date">
            <text:p>09/13/2019</text:p>
          </table:table-cell>
          <table:table-cell office:value-type="float" office:value="1.3257" calcext:value-type="float">
            <text:p>1.3257</text:p>
          </table:table-cell>
          <table:table-cell office:value-type="float" office:value="1.4684" calcext:value-type="float">
            <text:p>1.4684</text:p>
          </table:table-cell>
          <table:table-cell office:value-type="float" office:value="1.6521" calcext:value-type="float">
            <text:p>1.6521</text:p>
          </table:table-cell>
        </table:table-row>
        <table:table-row table:style-name="ro1">
          <table:table-cell office:value-type="date" office:date-value="2019-09-16" calcext:value-type="date">
            <text:p>09/16/2019</text:p>
          </table:table-cell>
          <table:table-cell office:value-type="float" office:value="1.3248" calcext:value-type="float">
            <text:p>1.3248</text:p>
          </table:table-cell>
          <table:table-cell office:value-type="float" office:value="1.4585" calcext:value-type="float">
            <text:p>1.4585</text:p>
          </table:table-cell>
          <table:table-cell office:value-type="float" office:value="1.6466" calcext:value-type="float">
            <text:p>1.6466</text:p>
          </table:table-cell>
        </table:table-row>
        <table:table-row table:style-name="ro1">
          <table:table-cell office:value-type="date" office:date-value="2019-09-17" calcext:value-type="date">
            <text:p>09/17/2019</text:p>
          </table:table-cell>
          <table:table-cell office:value-type="float" office:value="1.3257" calcext:value-type="float">
            <text:p>1.3257</text:p>
          </table:table-cell>
          <table:table-cell office:value-type="float" office:value="1.4655" calcext:value-type="float">
            <text:p>1.4655</text:p>
          </table:table-cell>
          <table:table-cell office:value-type="float" office:value="1.6542" calcext:value-type="float">
            <text:p>1.6542</text:p>
          </table:table-cell>
        </table:table-row>
        <table:table-row table:style-name="ro1">
          <table:table-cell office:value-type="date" office:date-value="2019-09-18" calcext:value-type="date">
            <text:p>09/18/2019</text:p>
          </table:table-cell>
          <table:table-cell office:value-type="float" office:value="1.3271" calcext:value-type="float">
            <text:p>1.3271</text:p>
          </table:table-cell>
          <table:table-cell office:value-type="float" office:value="1.4669" calcext:value-type="float">
            <text:p>1.4669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date" office:date-value="2019-09-19" calcext:value-type="date">
            <text:p>09/19/2019</text:p>
          </table:table-cell>
          <table:table-cell office:value-type="float" office:value="1.3259" calcext:value-type="float">
            <text:p>1.3259</text:p>
          </table:table-cell>
          <table:table-cell office:value-type="float" office:value="1.4657" calcext:value-type="float">
            <text:p>1.4657</text:p>
          </table:table-cell>
          <table:table-cell office:value-type="float" office:value="1.6576" calcext:value-type="float">
            <text:p>1.6576</text:p>
          </table:table-cell>
        </table:table-row>
        <table:table-row table:style-name="ro1">
          <table:table-cell office:value-type="date" office:date-value="2019-09-20" calcext:value-type="date">
            <text:p>09/20/2019</text:p>
          </table:table-cell>
          <table:table-cell office:value-type="float" office:value="1.3275" calcext:value-type="float">
            <text:p>1.3275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6573" calcext:value-type="float">
            <text:p>1.6573</text:p>
          </table:table-cell>
        </table:table-row>
        <table:table-row table:style-name="ro1">
          <table:table-cell office:value-type="date" office:date-value="2019-09-23" calcext:value-type="date">
            <text:p>09/23/2019</text:p>
          </table:table-cell>
          <table:table-cell office:value-type="float" office:value="1.327" calcext:value-type="float">
            <text:p>1.327</text:p>
          </table:table-cell>
          <table:table-cell office:value-type="float" office:value="1.4584" calcext:value-type="float">
            <text:p>1.4584</text:p>
          </table:table-cell>
          <table:table-cell office:value-type="float" office:value="1.6491" calcext:value-type="float">
            <text:p>1.6491</text:p>
          </table:table-cell>
        </table:table-row>
        <table:table-row table:style-name="ro1">
          <table:table-cell office:value-type="date" office:date-value="2019-09-24" calcext:value-type="date">
            <text:p>09/24/2019</text:p>
          </table:table-cell>
          <table:table-cell office:value-type="float" office:value="1.3249" calcext:value-type="float">
            <text:p>1.3249</text:p>
          </table:table-cell>
          <table:table-cell office:value-type="float" office:value="1.4584" calcext:value-type="float">
            <text:p>1.4584</text:p>
          </table:table-cell>
          <table:table-cell office:value-type="float" office:value="1.6538" calcext:value-type="float">
            <text:p>1.6538</text:p>
          </table:table-cell>
        </table:table-row>
        <table:table-row table:style-name="ro1">
          <table:table-cell office:value-type="date" office:date-value="2019-09-25" calcext:value-type="date">
            <text:p>09/25/2019</text:p>
          </table:table-cell>
          <table:table-cell office:value-type="float" office:value="1.327" calcext:value-type="float">
            <text:p>1.327</text:p>
          </table:table-cell>
          <table:table-cell office:value-type="float" office:value="1.4542" calcext:value-type="float">
            <text:p>1.4542</text:p>
          </table:table-cell>
          <table:table-cell office:value-type="float" office:value="1.6411" calcext:value-type="float">
            <text:p>1.6411</text:p>
          </table:table-cell>
        </table:table-row>
        <table:table-row table:style-name="ro1">
          <table:table-cell office:value-type="date" office:date-value="2019-09-26" calcext:value-type="date">
            <text:p>09/26/2019</text:p>
          </table:table-cell>
          <table:table-cell office:value-type="float" office:value="1.326" calcext:value-type="float">
            <text:p>1.326</text:p>
          </table:table-cell>
          <table:table-cell office:value-type="float" office:value="1.4503" calcext:value-type="float">
            <text:p>1.4503</text:p>
          </table:table-cell>
          <table:table-cell office:value-type="float" office:value="1.6368" calcext:value-type="float">
            <text:p>1.6368</text:p>
          </table:table-cell>
        </table:table-row>
        <table:table-row table:style-name="ro1">
          <table:table-cell office:value-type="date" office:date-value="2019-09-27" calcext:value-type="date">
            <text:p>09/27/2019</text:p>
          </table:table-cell>
          <table:table-cell office:value-type="float" office:value="1.3249" calcext:value-type="float">
            <text:p>1.3249</text:p>
          </table:table-cell>
          <table:table-cell office:value-type="float" office:value="1.4496" calcext:value-type="float">
            <text:p>1.4496</text:p>
          </table:table-cell>
          <table:table-cell office:value-type="float" office:value="1.6307" calcext:value-type="float">
            <text:p>1.6307</text:p>
          </table:table-cell>
        </table:table-row>
        <table:table-row table:style-name="ro1">
          <table:table-cell office:value-type="date" office:date-value="2019-09-30" calcext:value-type="date">
            <text:p>09/30/2019</text:p>
          </table:table-cell>
          <table:table-cell office:value-type="float" office:value="1.3243" calcext:value-type="float">
            <text:p>1.3243</text:p>
          </table:table-cell>
          <table:table-cell office:value-type="float" office:value="1.4438" calcext:value-type="float">
            <text:p>1.4438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date" office:date-value="2019-10-01" calcext:value-type="date">
            <text:p>10/01/2019</text:p>
          </table:table-cell>
          <table:table-cell office:value-type="float" office:value="1.3244" calcext:value-type="float">
            <text:p>1.3244</text:p>
          </table:table-cell>
          <table:table-cell office:value-type="float" office:value="1.4464" calcext:value-type="float">
            <text:p>1.4464</text:p>
          </table:table-cell>
          <table:table-cell office:value-type="float" office:value="1.6242" calcext:value-type="float">
            <text:p>1.6242</text:p>
          </table:table-cell>
        </table:table-row>
        <table:table-row table:style-name="ro1">
          <table:table-cell office:value-type="date" office:date-value="2019-10-02" calcext:value-type="date">
            <text:p>10/02/2019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4556" calcext:value-type="float">
            <text:p>1.4556</text:p>
          </table:table-cell>
          <table:table-cell office:value-type="float" office:value="1.6348" calcext:value-type="float">
            <text:p>1.6348</text:p>
          </table:table-cell>
        </table:table-row>
        <table:table-row table:style-name="ro1">
          <table:table-cell office:value-type="date" office:date-value="2019-10-03" calcext:value-type="date">
            <text:p>10/03/2019</text:p>
          </table:table-cell>
          <table:table-cell office:value-type="float" office:value="1.333" calcext:value-type="float">
            <text:p>1.333</text:p>
          </table:table-cell>
          <table:table-cell office:value-type="float" office:value="1.4632" calcext:value-type="float">
            <text:p>1.4632</text:p>
          </table:table-cell>
          <table:table-cell office:value-type="float" office:value="1.6494" calcext:value-type="float">
            <text:p>1.6494</text:p>
          </table:table-cell>
        </table:table-row>
        <table:table-row table:style-name="ro1">
          <table:table-cell office:value-type="date" office:date-value="2019-10-04" calcext:value-type="date">
            <text:p>10/04/2019</text:p>
          </table:table-cell>
          <table:table-cell office:value-type="float" office:value="1.3317" calcext:value-type="float">
            <text:p>1.3317</text:p>
          </table:table-cell>
          <table:table-cell office:value-type="float" office:value="1.4619" calcext:value-type="float">
            <text:p>1.4619</text:p>
          </table:table-cell>
          <table:table-cell office:value-type="float" office:value="1.6401" calcext:value-type="float">
            <text:p>1.6401</text:p>
          </table:table-cell>
        </table:table-row>
        <table:table-row table:style-name="ro1">
          <table:table-cell office:value-type="date" office:date-value="2019-10-07" calcext:value-type="date">
            <text:p>10/07/2019</text:p>
          </table:table-cell>
          <table:table-cell office:value-type="float" office:value="1.3306" calcext:value-type="float">
            <text:p>1.3306</text:p>
          </table:table-cell>
          <table:table-cell office:value-type="float" office:value="1.4616" calcext:value-type="float">
            <text:p>1.4616</text:p>
          </table:table-cell>
          <table:table-cell office:value-type="float" office:value="1.6385" calcext:value-type="float">
            <text:p>1.6385</text:p>
          </table:table-cell>
        </table:table-row>
        <table:table-row table:style-name="ro1">
          <table:table-cell office:value-type="date" office:date-value="2019-10-08" calcext:value-type="date">
            <text:p>10/08/2019</text:p>
          </table:table-cell>
          <table:table-cell office:value-type="float" office:value="1.3323" calcext:value-type="float">
            <text:p>1.3323</text:p>
          </table:table-cell>
          <table:table-cell office:value-type="float" office:value="1.4603" calcext:value-type="float">
            <text:p>1.4603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office:value-type="date" office:date-value="2019-10-09" calcext:value-type="date">
            <text:p>10/09/2019</text:p>
          </table:table-cell>
          <table:table-cell office:value-type="float" office:value="1.3324" calcext:value-type="float">
            <text:p>1.3324</text:p>
          </table:table-cell>
          <table:table-cell office:value-type="float" office:value="1.4626" calcext:value-type="float">
            <text:p>1.4626</text:p>
          </table:table-cell>
          <table:table-cell office:value-type="float" office:value="1.6276" calcext:value-type="float">
            <text:p>1.6276</text:p>
          </table:table-cell>
        </table:table-row>
        <table:table-row table:style-name="ro1">
          <table:table-cell office:value-type="date" office:date-value="2019-10-10" calcext:value-type="date">
            <text:p>10/10/2019</text:p>
          </table:table-cell>
          <table:table-cell office:value-type="float" office:value="1.3294" calcext:value-type="float">
            <text:p>1.3294</text:p>
          </table:table-cell>
          <table:table-cell office:value-type="float" office:value="1.4644" calcext:value-type="float">
            <text:p>1.4644</text:p>
          </table:table-cell>
          <table:table-cell office:value-type="float" office:value="1.6409" calcext:value-type="float">
            <text:p>1.6409</text:p>
          </table:table-cell>
        </table:table-row>
        <table:table-row table:style-name="ro1">
          <table:table-cell office:value-type="date" office:date-value="2019-10-11" calcext:value-type="date">
            <text:p>10/11/2019</text:p>
          </table:table-cell>
          <table:table-cell office:value-type="float" office:value="1.3198" calcext:value-type="float">
            <text:p>1.3198</text:p>
          </table:table-cell>
          <table:table-cell office:value-type="float" office:value="1.4577" calcext:value-type="float">
            <text:p>1.4577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>
          <table:table-cell office:value-type="date" office:date-value="2019-10-15" calcext:value-type="date">
            <text:p>10/15/2019</text:p>
          </table:table-cell>
          <table:table-cell office:value-type="float" office:value="1.3211" calcext:value-type="float">
            <text:p>1.321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date" office:date-value="2019-10-16" calcext:value-type="date">
            <text:p>10/16/2019</text:p>
          </table:table-cell>
          <table:table-cell office:value-type="float" office:value="1.3201" calcext:value-type="float">
            <text:p>1.3201</text:p>
          </table:table-cell>
          <table:table-cell office:value-type="float" office:value="1.4603" calcext:value-type="float">
            <text:p>1.4603</text:p>
          </table:table-cell>
          <table:table-cell office:value-type="float" office:value="1.6931" calcext:value-type="float">
            <text:p>1.6931</text:p>
          </table:table-cell>
        </table:table-row>
        <table:table-row table:style-name="ro1">
          <table:table-cell office:value-type="date" office:date-value="2019-10-17" calcext:value-type="date">
            <text:p>10/17/2019</text:p>
          </table:table-cell>
          <table:table-cell office:value-type="float" office:value="1.3143" calcext:value-type="float">
            <text:p>1.3143</text:p>
          </table:table-cell>
          <table:table-cell office:value-type="float" office:value="1.4618" calcext:value-type="float">
            <text:p>1.4618</text:p>
          </table:table-cell>
          <table:table-cell office:value-type="float" office:value="1.6883" calcext:value-type="float">
            <text:p>1.6883</text:p>
          </table:table-cell>
        </table:table-row>
        <table:table-row table:style-name="ro1">
          <table:table-cell office:value-type="date" office:date-value="2019-10-18" calcext:value-type="date">
            <text:p>10/18/2019</text:p>
          </table:table-cell>
          <table:table-cell office:value-type="float" office:value="1.3132" calcext:value-type="float">
            <text:p>1.3132</text:p>
          </table:table-cell>
          <table:table-cell office:value-type="float" office:value="1.4644" calcext:value-type="float">
            <text:p>1.4644</text:p>
          </table:table-cell>
          <table:table-cell office:value-type="float" office:value="1.6956" calcext:value-type="float">
            <text:p>1.6956</text:p>
          </table:table-cell>
        </table:table-row>
        <table:table-row table:style-name="ro1">
          <table:table-cell office:value-type="date" office:date-value="2019-10-21" calcext:value-type="date">
            <text:p>10/21/2019</text:p>
          </table:table-cell>
          <table:table-cell office:value-type="float" office:value="1.3096" calcext:value-type="float">
            <text:p>1.3096</text:p>
          </table:table-cell>
          <table:table-cell office:value-type="float" office:value="1.4606" calcext:value-type="float">
            <text:p>1.4606</text:p>
          </table:table-cell>
          <table:table-cell office:value-type="float" office:value="1.7001" calcext:value-type="float">
            <text:p>1.7001</text:p>
          </table:table-cell>
        </table:table-row>
        <table:table-row table:style-name="ro1">
          <table:table-cell office:value-type="date" office:date-value="2019-10-22" calcext:value-type="date">
            <text:p>10/22/2019</text:p>
          </table:table-cell>
          <table:table-cell office:value-type="float" office:value="1.3094" calcext:value-type="float">
            <text:p>1.3094</text:p>
          </table:table-cell>
          <table:table-cell office:value-type="float" office:value="1.4581" calcext:value-type="float">
            <text:p>1.4581</text:p>
          </table:table-cell>
          <table:table-cell office:value-type="float" office:value="1.6927" calcext:value-type="float">
            <text:p>1.6927</text:p>
          </table:table-cell>
        </table:table-row>
        <table:table-row table:style-name="ro1">
          <table:table-cell office:value-type="date" office:date-value="2019-10-23" calcext:value-type="date">
            <text:p>10/23/2019</text:p>
          </table:table-cell>
          <table:table-cell office:value-type="float" office:value="1.3086" calcext:value-type="float">
            <text:p>1.3086</text:p>
          </table:table-cell>
          <table:table-cell office:value-type="float" office:value="1.4555" calcext:value-type="float">
            <text:p>1.4555</text:p>
          </table:table-cell>
          <table:table-cell office:value-type="float" office:value="1.6865" calcext:value-type="float">
            <text:p>1.6865</text:p>
          </table:table-cell>
        </table:table-row>
        <table:table-row table:style-name="ro1">
          <table:table-cell office:value-type="date" office:date-value="2019-10-24" calcext:value-type="date">
            <text:p>10/24/2019</text:p>
          </table:table-cell>
          <table:table-cell office:value-type="float" office:value="1.3075" calcext:value-type="float">
            <text:p>1.3075</text:p>
          </table:table-cell>
          <table:table-cell office:value-type="float" office:value="1.4529" calcext:value-type="float">
            <text:p>1.4529</text:p>
          </table:table-cell>
          <table:table-cell office:value-type="float" office:value="1.6811" calcext:value-type="float">
            <text:p>1.6811</text:p>
          </table:table-cell>
        </table:table-row>
        <table:table-row table:style-name="ro1">
          <table:table-cell office:value-type="date" office:date-value="2019-10-25" calcext:value-type="date">
            <text:p>10/25/2019</text:p>
          </table:table-cell>
          <table:table-cell office:value-type="float" office:value="1.3064" calcext:value-type="float">
            <text:p>1.3064</text:p>
          </table:table-cell>
          <table:table-cell office:value-type="float" office:value="1.4483" calcext:value-type="float">
            <text:p>1.4483</text:p>
          </table:table-cell>
          <table:table-cell office:value-type="float" office:value="1.6753" calcext:value-type="float">
            <text:p>1.6753</text:p>
          </table:table-cell>
        </table:table-row>
        <table:table-row table:style-name="ro1">
          <table:table-cell office:value-type="date" office:date-value="2019-10-28" calcext:value-type="date">
            <text:p>10/28/2019</text:p>
          </table:table-cell>
          <table:table-cell office:value-type="float" office:value="1.3056" calcext:value-type="float">
            <text:p>1.3056</text:p>
          </table:table-cell>
          <table:table-cell office:value-type="float" office:value="1.4487" calcext:value-type="float">
            <text:p>1.4487</text:p>
          </table:table-cell>
          <table:table-cell office:value-type="float" office:value="1.6786" calcext:value-type="float">
            <text:p>1.6786</text:p>
          </table:table-cell>
        </table:table-row>
        <table:table-row table:style-name="ro1">
          <table:table-cell office:value-type="date" office:date-value="2019-10-29" calcext:value-type="date">
            <text:p>10/29/2019</text:p>
          </table:table-cell>
          <table:table-cell office:value-type="float" office:value="1.3075" calcext:value-type="float">
            <text:p>1.3075</text:p>
          </table:table-cell>
          <table:table-cell office:value-type="float" office:value="1.452" calcext:value-type="float">
            <text:p>1.452</text:p>
          </table:table-cell>
          <table:table-cell office:value-type="float" office:value="1.6827" calcext:value-type="float">
            <text:p>1.6827</text:p>
          </table:table-cell>
        </table:table-row>
        <table:table-row table:style-name="ro1">
          <table:table-cell office:value-type="date" office:date-value="2019-10-30" calcext:value-type="date">
            <text:p>10/30/2019</text:p>
          </table:table-cell>
          <table:table-cell office:value-type="float" office:value="1.3152" calcext:value-type="float">
            <text:p>1.3152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6937" calcext:value-type="float">
            <text:p>1.6937</text:p>
          </table:table-cell>
        </table:table-row>
        <table:table-row table:style-name="ro1">
          <table:table-cell office:value-type="date" office:date-value="2019-10-31" calcext:value-type="date">
            <text:p>10/31/2019</text:p>
          </table:table-cell>
          <table:table-cell office:value-type="float" office:value="1.316" calcext:value-type="float">
            <text:p>1.316</text:p>
          </table:table-cell>
          <table:table-cell office:value-type="float" office:value="1.4671" calcext:value-type="float">
            <text:p>1.4671</text:p>
          </table:table-cell>
          <table:table-cell office:value-type="float" office:value="1.7034" calcext:value-type="float">
            <text:p>1.7034</text:p>
          </table:table-cell>
        </table:table-row>
        <table:table-row table:style-name="ro1">
          <table:table-cell office:value-type="date" office:date-value="2019-11-01" calcext:value-type="date">
            <text:p>11/01/2019</text:p>
          </table:table-cell>
          <table:table-cell office:value-type="float" office:value="1.3157" calcext:value-type="float">
            <text:p>1.3157</text:p>
          </table:table-cell>
          <table:table-cell office:value-type="float" office:value="1.4683" calcext:value-type="float">
            <text:p>1.4683</text:p>
          </table:table-cell>
          <table:table-cell office:value-type="float" office:value="1.7032" calcext:value-type="float">
            <text:p>1.7032</text:p>
          </table:table-cell>
        </table:table-row>
        <table:table-row table:style-name="ro1">
          <table:table-cell office:value-type="date" office:date-value="2019-11-04" calcext:value-type="date">
            <text:p>11/04/2019</text:p>
          </table:table-cell>
          <table:table-cell office:value-type="float" office:value="1.3148" calcext:value-type="float">
            <text:p>1.3148</text:p>
          </table:table-cell>
          <table:table-cell office:value-type="float" office:value="1.4652" calcext:value-type="float">
            <text:p>1.4652</text:p>
          </table:table-cell>
          <table:table-cell office:value-type="float" office:value="1.6962" calcext:value-type="float">
            <text:p>1.6962</text:p>
          </table:table-cell>
        </table:table-row>
        <table:table-row table:style-name="ro1">
          <table:table-cell office:value-type="date" office:date-value="2019-11-05" calcext:value-type="date">
            <text:p>11/05/2019</text:p>
          </table:table-cell>
          <table:table-cell office:value-type="float" office:value="1.3153" calcext:value-type="float">
            <text:p>1.3153</text:p>
          </table:table-cell>
          <table:table-cell office:value-type="float" office:value="1.457" calcext:value-type="float">
            <text:p>1.457</text:p>
          </table:table-cell>
          <table:table-cell office:value-type="float" office:value="1.6943" calcext:value-type="float">
            <text:p>1.6943</text:p>
          </table:table-cell>
        </table:table-row>
        <table:table-row table:style-name="ro1">
          <table:table-cell office:value-type="date" office:date-value="2019-11-06" calcext:value-type="date">
            <text:p>11/06/2019</text:p>
          </table:table-cell>
          <table:table-cell office:value-type="float" office:value="1.3179" calcext:value-type="float">
            <text:p>1.3179</text:p>
          </table:table-cell>
          <table:table-cell office:value-type="float" office:value="1.4596" calcext:value-type="float">
            <text:p>1.4596</text:p>
          </table:table-cell>
          <table:table-cell office:value-type="float" office:value="1.6957" calcext:value-type="float">
            <text:p>1.6957</text:p>
          </table:table-cell>
        </table:table-row>
        <table:table-row table:style-name="ro1">
          <table:table-cell office:value-type="date" office:date-value="2019-11-07" calcext:value-type="date">
            <text:p>11/07/2019</text:p>
          </table:table-cell>
          <table:table-cell office:value-type="float" office:value="1.3176" calcext:value-type="float">
            <text:p>1.3176</text:p>
          </table:table-cell>
          <table:table-cell office:value-type="float" office:value="1.4563" calcext:value-type="float">
            <text:p>1.4563</text:p>
          </table:table-cell>
          <table:table-cell office:value-type="float" office:value="1.6891" calcext:value-type="float">
            <text:p>1.6891</text:p>
          </table:table-cell>
        </table:table-row>
        <table:table-row table:style-name="ro1">
          <table:table-cell office:value-type="date" office:date-value="2019-11-08" calcext:value-type="date">
            <text:p>11/08/2019</text:p>
          </table:table-cell>
          <table:table-cell office:value-type="float" office:value="1.3223" calcext:value-type="float">
            <text:p>1.3223</text:p>
          </table:table-cell>
          <table:table-cell office:value-type="float" office:value="1.4576" calcext:value-type="float">
            <text:p>1.4576</text:p>
          </table:table-cell>
          <table:table-cell office:value-type="float" office:value="1.6915" calcext:value-type="float">
            <text:p>1.6915</text:p>
          </table:table-cell>
        </table:table-row>
        <table:table-row table:style-name="ro1">
          <table:table-cell office:value-type="date" office:date-value="2019-11-12" calcext:value-type="date">
            <text:p>11/12/2019</text:p>
          </table:table-cell>
          <table:table-cell office:value-type="float" office:value="1.3228" calcext:value-type="float">
            <text:p>1.3228</text:p>
          </table:table-cell>
          <table:table-cell office:value-type="float" office:value="1.4569" calcext:value-type="float">
            <text:p>1.4569</text:p>
          </table:table-cell>
          <table:table-cell office:value-type="float" office:value="1.6999" calcext:value-type="float">
            <text:p>1.6999</text:p>
          </table:table-cell>
        </table:table-row>
        <table:table-row table:style-name="ro1">
          <table:table-cell office:value-type="date" office:date-value="2019-11-13" calcext:value-type="date">
            <text:p>11/13/2019</text:p>
          </table:table-cell>
          <table:table-cell office:value-type="float" office:value="1.3249" calcext:value-type="float">
            <text:p>1.3249</text:p>
          </table:table-cell>
          <table:table-cell office:value-type="float" office:value="1.458" calcext:value-type="float">
            <text:p>1.458</text:p>
          </table:table-cell>
          <table:table-cell office:value-type="float" office:value="1.701" calcext:value-type="float">
            <text:p>1.701</text:p>
          </table:table-cell>
        </table:table-row>
        <table:table-row table:style-name="ro1">
          <table:table-cell office:value-type="date" office:date-value="2019-11-14" calcext:value-type="date">
            <text:p>11/14/2019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4599" calcext:value-type="float">
            <text:p>1.4599</text:p>
          </table:table-cell>
          <table:table-cell office:value-type="float" office:value="1.7057" calcext:value-type="float">
            <text:p>1.7057</text:p>
          </table:table-cell>
        </table:table-row>
        <table:table-row table:style-name="ro1">
          <table:table-cell office:value-type="date" office:date-value="2019-11-15" calcext:value-type="date">
            <text:p>11/15/2019</text:p>
          </table:table-cell>
          <table:table-cell office:value-type="float" office:value="1.3231" calcext:value-type="float">
            <text:p>1.3231</text:p>
          </table:table-cell>
          <table:table-cell office:value-type="float" office:value="1.4618" calcext:value-type="float">
            <text:p>1.4618</text:p>
          </table:table-cell>
          <table:table-cell office:value-type="float" office:value="1.7069" calcext:value-type="float">
            <text:p>1.7069</text:p>
          </table:table-cell>
        </table:table-row>
        <table:table-row table:style-name="ro1">
          <table:table-cell office:value-type="date" office:date-value="2019-11-18" calcext:value-type="date">
            <text:p>11/18/2019</text:p>
          </table:table-cell>
          <table:table-cell office:value-type="float" office:value="1.3214" calcext:value-type="float">
            <text:p>1.3214</text:p>
          </table:table-cell>
          <table:table-cell office:value-type="float" office:value="1.4633" calcext:value-type="float">
            <text:p>1.4633</text:p>
          </table:table-cell>
          <table:table-cell office:value-type="float" office:value="1.7127" calcext:value-type="float">
            <text:p>1.7127</text:p>
          </table:table-cell>
        </table:table-row>
        <table:table-row table:style-name="ro1">
          <table:table-cell office:value-type="date" office:date-value="2019-11-19" calcext:value-type="date">
            <text:p>11/19/2019</text:p>
          </table:table-cell>
          <table:table-cell office:value-type="float" office:value="1.3237" calcext:value-type="float">
            <text:p>1.3237</text:p>
          </table:table-cell>
          <table:table-cell office:value-type="float" office:value="1.4665" calcext:value-type="float">
            <text:p>1.4665</text:p>
          </table:table-cell>
          <table:table-cell office:value-type="float" office:value="1.7116" calcext:value-type="float">
            <text:p>1.7116</text:p>
          </table:table-cell>
        </table:table-row>
        <table:table-row table:style-name="ro1">
          <table:table-cell office:value-type="date" office:date-value="2019-11-20" calcext:value-type="date">
            <text:p>11/20/2019</text:p>
          </table:table-cell>
          <table:table-cell office:value-type="float" office:value="1.3304" calcext:value-type="float">
            <text:p>1.3304</text:p>
          </table:table-cell>
          <table:table-cell office:value-type="float" office:value="1.4723" calcext:value-type="float">
            <text:p>1.4723</text:p>
          </table:table-cell>
          <table:table-cell office:value-type="float" office:value="1.7183" calcext:value-type="float">
            <text:p>1.7183</text:p>
          </table:table-cell>
        </table:table-row>
        <table:table-row table:style-name="ro1">
          <table:table-cell office:value-type="date" office:date-value="2019-11-21" calcext:value-type="date">
            <text:p>11/21/2019</text:p>
          </table:table-cell>
          <table:table-cell office:value-type="float" office:value="1.3285" calcext:value-type="float">
            <text:p>1.3285</text:p>
          </table:table-cell>
          <table:table-cell office:value-type="float" office:value="1.4703" calcext:value-type="float">
            <text:p>1.4703</text:p>
          </table:table-cell>
          <table:table-cell office:value-type="float" office:value="1.7164" calcext:value-type="float">
            <text:p>1.7164</text:p>
          </table:table-cell>
        </table:table-row>
        <table:table-row table:style-name="ro1">
          <table:table-cell office:value-type="date" office:date-value="2019-11-22" calcext:value-type="date">
            <text:p>11/22/2019</text:p>
          </table:table-cell>
          <table:table-cell office:value-type="float" office:value="1.3287" calcext:value-type="float">
            <text:p>1.3287</text:p>
          </table:table-cell>
          <table:table-cell office:value-type="float" office:value="1.4661" calcext:value-type="float">
            <text:p>1.4661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date" office:date-value="2019-11-25" calcext:value-type="date">
            <text:p>11/25/2019</text:p>
          </table:table-cell>
          <table:table-cell office:value-type="float" office:value="1.3307" calcext:value-type="float">
            <text:p>1.3307</text:p>
          </table:table-cell>
          <table:table-cell office:value-type="float" office:value="1.4652" calcext:value-type="float">
            <text:p>1.4652</text:p>
          </table:table-cell>
          <table:table-cell office:value-type="float" office:value="1.7155" calcext:value-type="float">
            <text:p>1.7155</text:p>
          </table:table-cell>
        </table:table-row>
        <table:table-row table:style-name="ro1">
          <table:table-cell office:value-type="date" office:date-value="2019-11-26" calcext:value-type="date">
            <text:p>11/26/2019</text:p>
          </table:table-cell>
          <table:table-cell office:value-type="float" office:value="1.3288" calcext:value-type="float">
            <text:p>1.3288</text:p>
          </table:table-cell>
          <table:table-cell office:value-type="float" office:value="1.4641" calcext:value-type="float">
            <text:p>1.4641</text:p>
          </table:table-cell>
          <table:table-cell office:value-type="float" office:value="1.7085" calcext:value-type="float">
            <text:p>1.7085</text:p>
          </table:table-cell>
        </table:table-row>
        <table:table-row table:style-name="ro1">
          <table:table-cell office:value-type="date" office:date-value="2019-11-27" calcext:value-type="date">
            <text:p>11/27/2019</text:p>
          </table:table-cell>
          <table:table-cell office:value-type="float" office:value="1.3278" calcext:value-type="float">
            <text:p>1.3278</text:p>
          </table:table-cell>
          <table:table-cell office:value-type="float" office:value="1.4608" calcext:value-type="float">
            <text:p>1.4608</text:p>
          </table:table-cell>
          <table:table-cell office:value-type="float" office:value="1.7115" calcext:value-type="float">
            <text:p>1.7115</text:p>
          </table:table-cell>
        </table:table-row>
        <table:table-row table:style-name="ro1">
          <table:table-cell office:value-type="date" office:date-value="2019-11-28" calcext:value-type="date">
            <text:p>11/28/2019</text:p>
          </table:table-cell>
          <table:table-cell office:value-type="float" office:value="1.3285" calcext:value-type="float">
            <text:p>1.3285</text:p>
          </table:table-cell>
          <table:table-cell office:value-type="float" office:value="1.4623" calcext:value-type="float">
            <text:p>1.4623</text:p>
          </table:table-cell>
          <table:table-cell office:value-type="float" office:value="1.7151" calcext:value-type="float">
            <text:p>1.7151</text:p>
          </table:table-cell>
        </table:table-row>
        <table:table-row table:style-name="ro1">
          <table:table-cell office:value-type="date" office:date-value="2019-11-29" calcext:value-type="date">
            <text:p>11/29/2019</text:p>
          </table:table-cell>
          <table:table-cell office:value-type="float" office:value="1.3289" calcext:value-type="float">
            <text:p>1.3289</text:p>
          </table:table-cell>
          <table:table-cell office:value-type="float" office:value="1.4633" calcext:value-type="float">
            <text:p>1.4633</text:p>
          </table:table-cell>
          <table:table-cell office:value-type="float" office:value="1.7172" calcext:value-type="float">
            <text:p>1.7172</text:p>
          </table:table-cell>
        </table:table-row>
        <table:table-row table:style-name="ro1">
          <table:table-cell office:value-type="date" office:date-value="2019-12-02" calcext:value-type="date">
            <text:p>12/02/2019</text:p>
          </table:table-cell>
          <table:table-cell office:value-type="float" office:value="1.3297" calcext:value-type="float">
            <text:p>1.3297</text:p>
          </table:table-cell>
          <table:table-cell office:value-type="float" office:value="1.4715" calcext:value-type="float">
            <text:p>1.4715</text:p>
          </table:table-cell>
          <table:table-cell office:value-type="float" office:value="1.7201" calcext:value-type="float">
            <text:p>1.7201</text:p>
          </table:table-cell>
        </table:table-row>
        <table:table-row table:style-name="ro1">
          <table:table-cell office:value-type="date" office:date-value="2019-12-03" calcext:value-type="date">
            <text:p>12/03/2019</text:p>
          </table:table-cell>
          <table:table-cell office:value-type="float" office:value="1.3302" calcext:value-type="float">
            <text:p>1.3302</text:p>
          </table:table-cell>
          <table:table-cell office:value-type="float" office:value="1.4742" calcext:value-type="float">
            <text:p>1.4742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date" office:date-value="2019-12-04" calcext:value-type="date">
            <text:p>12/04/2019</text:p>
          </table:table-cell>
          <table:table-cell office:value-type="float" office:value="1.3223" calcext:value-type="float">
            <text:p>1.3223</text:p>
          </table:table-cell>
          <table:table-cell office:value-type="float" office:value="1.4655" calcext:value-type="float">
            <text:p>1.4655</text:p>
          </table:table-cell>
          <table:table-cell office:value-type="float" office:value="1.7317" calcext:value-type="float">
            <text:p>1.7317</text:p>
          </table:table-cell>
        </table:table-row>
        <table:table-row table:style-name="ro1">
          <table:table-cell office:value-type="date" office:date-value="2019-12-05" calcext:value-type="date">
            <text:p>12/05/2019</text:p>
          </table:table-cell>
          <table:table-cell office:value-type="float" office:value="1.3174" calcext:value-type="float">
            <text:p>1.3174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7325" calcext:value-type="float">
            <text:p>1.7325</text:p>
          </table:table-cell>
        </table:table-row>
        <table:table-row table:style-name="ro1">
          <table:table-cell office:value-type="date" office:date-value="2019-12-06" calcext:value-type="date">
            <text:p>12/06/2019</text:p>
          </table:table-cell>
          <table:table-cell office:value-type="float" office:value="1.3255" calcext:value-type="float">
            <text:p>1.3255</text:p>
          </table:table-cell>
          <table:table-cell office:value-type="float" office:value="1.4658" calcext:value-type="float">
            <text:p>1.4658</text:p>
          </table:table-cell>
          <table:table-cell office:value-type="float" office:value="1.7401" calcext:value-type="float">
            <text:p>1.7401</text:p>
          </table:table-cell>
        </table:table-row>
        <table:table-row table:style-name="ro1">
          <table:table-cell office:value-type="date" office:date-value="2019-12-09" calcext:value-type="date">
            <text:p>12/09/2019</text:p>
          </table:table-cell>
          <table:table-cell office:value-type="float" office:value="1.3235" calcext:value-type="float">
            <text:p>1.3235</text:p>
          </table:table-cell>
          <table:table-cell office:value-type="float" office:value="1.4648" calcext:value-type="float">
            <text:p>1.4648</text:p>
          </table:table-cell>
          <table:table-cell office:value-type="float" office:value="1.7407" calcext:value-type="float">
            <text:p>1.7407</text:p>
          </table:table-cell>
        </table:table-row>
        <table:table-row table:style-name="ro1">
          <table:table-cell office:value-type="date" office:date-value="2019-12-10" calcext:value-type="date">
            <text:p>12/10/2019</text:p>
          </table:table-cell>
          <table:table-cell office:value-type="float" office:value="1.3233" calcext:value-type="float">
            <text:p>1.3233</text:p>
          </table:table-cell>
          <table:table-cell office:value-type="float" office:value="1.4672" calcext:value-type="float">
            <text:p>1.4672</text:p>
          </table:table-cell>
          <table:table-cell office:value-type="float" office:value="1.7443" calcext:value-type="float">
            <text:p>1.7443</text:p>
          </table:table-cell>
        </table:table-row>
        <table:table-row table:style-name="ro1">
          <table:table-cell office:value-type="date" office:date-value="2019-12-11" calcext:value-type="date">
            <text:p>12/11/2019</text:p>
          </table:table-cell>
          <table:table-cell office:value-type="float" office:value="1.3201" calcext:value-type="float">
            <text:p>1.3201</text:p>
          </table:table-cell>
          <table:table-cell office:value-type="float" office:value="1.4652" calcext:value-type="float">
            <text:p>1.4652</text:p>
          </table:table-cell>
          <table:table-cell office:value-type="float" office:value="1.7398" calcext:value-type="float">
            <text:p>1.7398</text:p>
          </table:table-cell>
        </table:table-row>
        <table:table-row table:style-name="ro1">
          <table:table-cell office:value-type="date" office:date-value="2019-12-12" calcext:value-type="date">
            <text:p>12/12/2019</text:p>
          </table:table-cell>
          <table:table-cell office:value-type="float" office:value="1.3182" calcext:value-type="float">
            <text:p>1.3182</text:p>
          </table:table-cell>
          <table:table-cell office:value-type="float" office:value="1.466" calcext:value-type="float">
            <text:p>1.466</text:p>
          </table:table-cell>
          <table:table-cell office:value-type="float" office:value="1.7313" calcext:value-type="float">
            <text:p>1.7313</text:p>
          </table:table-cell>
        </table:table-row>
        <table:table-row table:style-name="ro1">
          <table:table-cell office:value-type="date" office:date-value="2019-12-13" calcext:value-type="date">
            <text:p>12/13/2019</text:p>
          </table:table-cell>
          <table:table-cell office:value-type="float" office:value="1.3183" calcext:value-type="float">
            <text:p>1.3183</text:p>
          </table:table-cell>
          <table:table-cell office:value-type="float" office:value="1.4678" calcext:value-type="float">
            <text:p>1.4678</text:p>
          </table:table-cell>
          <table:table-cell office:value-type="float" office:value="1.7584" calcext:value-type="float">
            <text:p>1.7584</text:p>
          </table:table-cell>
        </table:table-row>
        <table:table-row table:style-name="ro1">
          <table:table-cell office:value-type="date" office:date-value="2019-12-16" calcext:value-type="date">
            <text:p>12/16/2019</text:p>
          </table:table-cell>
          <table:table-cell office:value-type="float" office:value="1.3142" calcext:value-type="float">
            <text:p>1.3142</text:p>
          </table:table-cell>
          <table:table-cell office:value-type="float" office:value="1.4647" calcext:value-type="float">
            <text:p>1.4647</text:p>
          </table:table-cell>
          <table:table-cell office:value-type="float" office:value="1.7531" calcext:value-type="float">
            <text:p>1.7531</text:p>
          </table:table-cell>
        </table:table-row>
        <table:table-row table:style-name="ro1">
          <table:table-cell office:value-type="date" office:date-value="2019-12-17" calcext:value-type="date">
            <text:p>12/17/2019</text:p>
          </table:table-cell>
          <table:table-cell office:value-type="float" office:value="1.316" calcext:value-type="float">
            <text:p>1.316</text:p>
          </table:table-cell>
          <table:table-cell office:value-type="float" office:value="1.4677" calcext:value-type="float">
            <text:p>1.4677</text:p>
          </table:table-cell>
          <table:table-cell office:value-type="float" office:value="1.7287" calcext:value-type="float">
            <text:p>1.7287</text:p>
          </table:table-cell>
        </table:table-row>
        <table:table-row table:style-name="ro1">
          <table:table-cell office:value-type="date" office:date-value="2019-12-18" calcext:value-type="date">
            <text:p>12/18/2019</text:p>
          </table:table-cell>
          <table:table-cell office:value-type="float" office:value="1.3119" calcext:value-type="float">
            <text:p>1.3119</text:p>
          </table:table-cell>
          <table:table-cell office:value-type="float" office:value="1.4586" calcext:value-type="float">
            <text:p>1.4586</text:p>
          </table:table-cell>
          <table:table-cell office:value-type="float" office:value="1.7158" calcext:value-type="float">
            <text:p>1.7158</text:p>
          </table:table-cell>
        </table:table-row>
        <table:table-row table:style-name="ro1">
          <table:table-cell office:value-type="date" office:date-value="2019-12-19" calcext:value-type="date">
            <text:p>12/19/2019</text:p>
          </table:table-cell>
          <table:table-cell office:value-type="float" office:value="1.3122" calcext:value-type="float">
            <text:p>1.3122</text:p>
          </table:table-cell>
          <table:table-cell office:value-type="float" office:value="1.4594" calcext:value-type="float">
            <text:p>1.4594</text:p>
          </table:table-cell>
          <table:table-cell office:value-type="float" office:value="1.7097" calcext:value-type="float">
            <text:p>1.7097</text:p>
          </table:table-cell>
        </table:table-row>
        <table:table-row table:style-name="ro1">
          <table:table-cell office:value-type="date" office:date-value="2019-12-20" calcext:value-type="date">
            <text:p>12/20/2019</text:p>
          </table:table-cell>
          <table:table-cell office:value-type="float" office:value="1.3164" calcext:value-type="float">
            <text:p>1.3164</text:p>
          </table:table-cell>
          <table:table-cell office:value-type="float" office:value="1.4584" calcext:value-type="float">
            <text:p>1.4584</text:p>
          </table:table-cell>
          <table:table-cell office:value-type="float" office:value="1.7154" calcext:value-type="float">
            <text:p>1.7154</text:p>
          </table:table-cell>
        </table:table-row>
        <table:table-row table:style-name="ro1">
          <table:table-cell office:value-type="date" office:date-value="2019-12-23" calcext:value-type="date">
            <text:p>12/23/2019</text:p>
          </table:table-cell>
          <table:table-cell office:value-type="float" office:value="1.316" calcext:value-type="float">
            <text:p>1.316</text:p>
          </table:table-cell>
          <table:table-cell office:value-type="float" office:value="1.4592" calcext:value-type="float">
            <text:p>1.4592</text:p>
          </table:table-cell>
          <table:table-cell office:value-type="float" office:value="1.7017" calcext:value-type="float">
            <text:p>1.7017</text:p>
          </table:table-cell>
        </table:table-row>
        <table:table-row table:style-name="ro1">
          <table:table-cell office:value-type="date" office:date-value="2019-12-24" calcext:value-type="date">
            <text:p>12/24/2019</text:p>
          </table:table-cell>
          <table:table-cell office:value-type="float" office:value="1.3157" calcext:value-type="float">
            <text:p>1.3157</text:p>
          </table:table-cell>
          <table:table-cell office:value-type="float" office:value="1.4584" calcext:value-type="float">
            <text:p>1.4584</text:p>
          </table:table-cell>
          <table:table-cell office:value-type="float" office:value="1.7046" calcext:value-type="float">
            <text:p>1.7046</text:p>
          </table:table-cell>
        </table:table-row>
        <table:table-row table:style-name="ro1">
          <table:table-cell office:value-type="date" office:date-value="2019-12-27" calcext:value-type="date">
            <text:p>12/27/2019</text:p>
          </table:table-cell>
          <table:table-cell office:value-type="float" office:value="1.3078" calcext:value-type="float">
            <text:p>1.3078</text:p>
          </table:table-cell>
          <table:table-cell office:value-type="float" office:value="1.4611" calcext:value-type="float">
            <text:p>1.4611</text:p>
          </table:table-cell>
          <table:table-cell office:value-type="float" office:value="1.7124" calcext:value-type="float">
            <text:p>1.7124</text:p>
          </table:table-cell>
        </table:table-row>
        <table:table-row table:style-name="ro1">
          <table:table-cell office:value-type="date" office:date-value="2019-12-30" calcext:value-type="date">
            <text:p>12/30/2019</text:p>
          </table:table-cell>
          <table:table-cell office:value-type="float" office:value="1.3059" calcext:value-type="float">
            <text:p>1.3059</text:p>
          </table:table-cell>
          <table:table-cell office:value-type="float" office:value="1.4631" calcext:value-type="float">
            <text:p>1.4631</text:p>
          </table:table-cell>
          <table:table-cell office:value-type="float" office:value="1.7142" calcext:value-type="float">
            <text:p>1.7142</text:p>
          </table:table-cell>
        </table:table-row>
        <table:table-row table:style-name="ro1">
          <table:table-cell office:value-type="date" office:date-value="2019-12-31" calcext:value-type="date">
            <text:p>12/31/2019</text:p>
          </table:table-cell>
          <table:table-cell office:value-type="float" office:value="1.2988" calcext:value-type="float">
            <text:p>1.2988</text:p>
          </table:table-cell>
          <table:table-cell office:value-type="float" office:value="1.4583" calcext:value-type="float">
            <text:p>1.4583</text:p>
          </table:table-cell>
          <table:table-cell office:value-type="float" office:value="1.7174" calcext:value-type="float">
            <text:p>1.7174</text:p>
          </table:table-cell>
        </table:table-row>
        <table:table-row table:style-name="ro1">
          <table:table-cell office:value-type="date" office:date-value="2020-01-02" calcext:value-type="date">
            <text:p>01/02/2020</text:p>
          </table:table-cell>
          <table:table-cell office:value-type="float" office:value="1.2992" calcext:value-type="float">
            <text:p>1.2992</text:p>
          </table:table-cell>
          <table:table-cell office:value-type="float" office:value="1.452" calcext:value-type="float">
            <text:p>1.452</text:p>
          </table:table-cell>
          <table:table-cell office:value-type="float" office:value="1.7085" calcext:value-type="float">
            <text:p>1.7085</text:p>
          </table:table-cell>
        </table:table-row>
        <table:table-row table:style-name="ro1">
          <table:table-cell office:value-type="date" office:date-value="2020-01-03" calcext:value-type="date">
            <text:p>01/03/2020</text:p>
          </table:table-cell>
          <table:table-cell office:value-type="float" office:value="1.2988" calcext:value-type="float">
            <text:p>1.2988</text:p>
          </table:table-cell>
          <table:table-cell office:value-type="float" office:value="1.4497" calcext:value-type="float">
            <text:p>1.4497</text:p>
          </table:table-cell>
          <table:table-cell office:value-type="float" office:value="1.6993" calcext:value-type="float">
            <text:p>1.6993</text:p>
          </table:table-cell>
        </table:table-row>
        <table:table-row table:style-name="ro1">
          <table:table-cell office:value-type="date" office:date-value="2020-01-06" calcext:value-type="date">
            <text:p>01/06/2020</text:p>
          </table:table-cell>
          <table:table-cell office:value-type="float" office:value="1.297" calcext:value-type="float">
            <text:p>1.297</text:p>
          </table:table-cell>
          <table:table-cell office:value-type="float" office:value="1.4515" calcext:value-type="float">
            <text:p>1.4515</text:p>
          </table:table-cell>
          <table:table-cell office:value-type="float" office:value="1.7064" calcext:value-type="float">
            <text:p>1.7064</text:p>
          </table:table-cell>
        </table:table-row>
        <table:table-row table:style-name="ro1">
          <table:table-cell office:value-type="date" office:date-value="2020-01-07" calcext:value-type="date">
            <text:p>01/07/2020</text:p>
          </table:table-cell>
          <table:table-cell office:value-type="float" office:value="1.3009" calcext:value-type="float">
            <text:p>1.3009</text:p>
          </table:table-cell>
          <table:table-cell office:value-type="float" office:value="1.4502" calcext:value-type="float">
            <text:p>1.4502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date" office:date-value="2020-01-08" calcext:value-type="date">
            <text:p>01/08/2020</text:p>
          </table:table-cell>
          <table:table-cell office:value-type="float" office:value="1.3026" calcext:value-type="float">
            <text:p>1.3026</text:p>
          </table:table-cell>
          <table:table-cell office:value-type="float" office:value="1.448" calcext:value-type="float">
            <text:p>1.448</text:p>
          </table:table-cell>
          <table:table-cell office:value-type="float" office:value="1.7073" calcext:value-type="float">
            <text:p>1.7073</text:p>
          </table:table-cell>
        </table:table-row>
        <table:table-row table:style-name="ro1">
          <table:table-cell office:value-type="date" office:date-value="2020-01-09" calcext:value-type="date">
            <text:p>01/09/2020</text:p>
          </table:table-cell>
          <table:table-cell office:value-type="float" office:value="1.3079" calcext:value-type="float">
            <text:p>1.3079</text:p>
          </table:table-cell>
          <table:table-cell office:value-type="float" office:value="1.4526" calcext:value-type="float">
            <text:p>1.4526</text:p>
          </table:table-cell>
          <table:table-cell office:value-type="float" office:value="1.7075" calcext:value-type="float">
            <text:p>1.7075</text:p>
          </table:table-cell>
        </table:table-row>
        <table:table-row table:style-name="ro1">
          <table:table-cell office:value-type="date" office:date-value="2020-01-10" calcext:value-type="date">
            <text:p>01/10/2020</text:p>
          </table:table-cell>
          <table:table-cell office:value-type="float" office:value="1.3051" calcext:value-type="float">
            <text:p>1.3051</text:p>
          </table:table-cell>
          <table:table-cell office:value-type="float" office:value="1.4504" calcext:value-type="float">
            <text:p>1.4504</text:p>
          </table:table-cell>
          <table:table-cell office:value-type="float" office:value="1.7048" calcext:value-type="float">
            <text:p>1.7048</text:p>
          </table:table-cell>
        </table:table-row>
        <table:table-row table:style-name="ro1">
          <table:table-cell office:value-type="date" office:date-value="2020-01-13" calcext:value-type="date">
            <text:p>01/13/2020</text:p>
          </table:table-cell>
          <table:table-cell office:value-type="float" office:value="1.3048" calcext:value-type="float">
            <text:p>1.3048</text:p>
          </table:table-cell>
          <table:table-cell office:value-type="float" office:value="1.4528" calcext:value-type="float">
            <text:p>1.4528</text:p>
          </table:table-cell>
          <table:table-cell office:value-type="float" office:value="1.6949" calcext:value-type="float">
            <text:p>1.6949</text:p>
          </table:table-cell>
        </table:table-row>
        <table:table-row table:style-name="ro1">
          <table:table-cell office:value-type="date" office:date-value="2020-01-14" calcext:value-type="date">
            <text:p>01/14/2020</text:p>
          </table:table-cell>
          <table:table-cell office:value-type="float" office:value="1.3062" calcext:value-type="float">
            <text:p>1.3062</text:p>
          </table:table-cell>
          <table:table-cell office:value-type="float" office:value="1.453" calcext:value-type="float">
            <text:p>1.453</text:p>
          </table:table-cell>
          <table:table-cell office:value-type="float" office:value="1.6995" calcext:value-type="float">
            <text:p>1.6995</text:p>
          </table:table-cell>
        </table:table-row>
        <table:table-row table:style-name="ro1">
          <table:table-cell office:value-type="date" office:date-value="2020-01-15" calcext:value-type="date">
            <text:p>01/15/2020</text:p>
          </table:table-cell>
          <table:table-cell office:value-type="float" office:value="1.305" calcext:value-type="float">
            <text:p>1.305</text:p>
          </table:table-cell>
          <table:table-cell office:value-type="float" office:value="1.4554" calcext:value-type="float">
            <text:p>1.4554</text:p>
          </table:table-cell>
          <table:table-cell office:value-type="float" office:value="1.6996" calcext:value-type="float">
            <text:p>1.6996</text:p>
          </table:table-cell>
        </table:table-row>
        <table:table-row table:style-name="ro1">
          <table:table-cell office:value-type="date" office:date-value="2020-01-16" calcext:value-type="date">
            <text:p>01/16/2020</text:p>
          </table:table-cell>
          <table:table-cell office:value-type="float" office:value="1.3045" calcext:value-type="float">
            <text:p>1.3045</text:p>
          </table:table-cell>
          <table:table-cell office:value-type="float" office:value="1.4532" calcext:value-type="float">
            <text:p>1.4532</text:p>
          </table:table-cell>
          <table:table-cell office:value-type="float" office:value="1.7041" calcext:value-type="float">
            <text:p>1.7041</text:p>
          </table:table-cell>
        </table:table-row>
        <table:table-row table:style-name="ro1">
          <table:table-cell office:value-type="date" office:date-value="2020-01-17" calcext:value-type="date">
            <text:p>01/17/2020</text:p>
          </table:table-cell>
          <table:table-cell office:value-type="float" office:value="1.3062" calcext:value-type="float">
            <text:p>1.3062</text:p>
          </table:table-cell>
          <table:table-cell office:value-type="float" office:value="1.4493" calcext:value-type="float">
            <text:p>1.4493</text:p>
          </table:table-cell>
          <table:table-cell office:value-type="float" office:value="1.7017" calcext:value-type="float">
            <text:p>1.7017</text:p>
          </table:table-cell>
        </table:table-row>
        <table:table-row table:style-name="ro1">
          <table:table-cell office:value-type="date" office:date-value="2020-01-20" calcext:value-type="date">
            <text:p>01/20/2020</text:p>
          </table:table-cell>
          <table:table-cell office:value-type="float" office:value="1.3053" calcext:value-type="float">
            <text:p>1.3053</text:p>
          </table:table-cell>
          <table:table-cell office:value-type="float" office:value="1.4471" calcext:value-type="float">
            <text:p>1.4471</text:p>
          </table:table-cell>
          <table:table-cell office:value-type="float" office:value="1.6968" calcext:value-type="float">
            <text:p>1.6968</text:p>
          </table:table-cell>
        </table:table-row>
        <table:table-row table:style-name="ro1">
          <table:table-cell office:value-type="date" office:date-value="2020-01-21" calcext:value-type="date">
            <text:p>01/21/2020</text:p>
          </table:table-cell>
          <table:table-cell office:value-type="float" office:value="1.3067" calcext:value-type="float">
            <text:p>1.3067</text:p>
          </table:table-cell>
          <table:table-cell office:value-type="float" office:value="1.4502" calcext:value-type="float">
            <text:p>1.4502</text:p>
          </table:table-cell>
          <table:table-cell office:value-type="float" office:value="1.7058" calcext:value-type="float">
            <text:p>1.7058</text:p>
          </table:table-cell>
        </table:table-row>
        <table:table-row table:style-name="ro1">
          <table:table-cell office:value-type="date" office:date-value="2020-01-22" calcext:value-type="date">
            <text:p>01/22/2020</text:p>
          </table:table-cell>
          <table:table-cell office:value-type="float" office:value="1.3116" calcext:value-type="float">
            <text:p>1.3116</text:p>
          </table:table-cell>
          <table:table-cell office:value-type="float" office:value="1.4541" calcext:value-type="float">
            <text:p>1.4541</text:p>
          </table:table-cell>
          <table:table-cell office:value-type="float" office:value="1.7225" calcext:value-type="float">
            <text:p>1.7225</text:p>
          </table:table-cell>
        </table:table-row>
        <table:table-row table:style-name="ro1">
          <table:table-cell office:value-type="date" office:date-value="2020-01-23" calcext:value-type="date">
            <text:p>01/23/2020</text:p>
          </table:table-cell>
          <table:table-cell office:value-type="float" office:value="1.3143" calcext:value-type="float">
            <text:p>1.3143</text:p>
          </table:table-cell>
          <table:table-cell office:value-type="float" office:value="1.4533" calcext:value-type="float">
            <text:p>1.4533</text:p>
          </table:table-cell>
          <table:table-cell office:value-type="float" office:value="1.7234" calcext:value-type="float">
            <text:p>1.7234</text:p>
          </table:table-cell>
        </table:table-row>
        <table:table-row table:style-name="ro1">
          <table:table-cell office:value-type="date" office:date-value="2020-01-24" calcext:value-type="date">
            <text:p>01/24/2020</text:p>
          </table:table-cell>
          <table:table-cell office:value-type="float" office:value="1.314" calcext:value-type="float">
            <text:p>1.314</text:p>
          </table:table-cell>
          <table:table-cell office:value-type="float" office:value="1.4493" calcext:value-type="float">
            <text:p>1.4493</text:p>
          </table:table-cell>
          <table:table-cell office:value-type="float" office:value="1.7189" calcext:value-type="float">
            <text:p>1.7189</text:p>
          </table:table-cell>
        </table:table-row>
        <table:table-row table:style-name="ro1">
          <table:table-cell office:value-type="date" office:date-value="2020-01-27" calcext:value-type="date">
            <text:p>01/27/2020</text:p>
          </table:table-cell>
          <table:table-cell office:value-type="float" office:value="1.3182" calcext:value-type="float">
            <text:p>1.3182</text:p>
          </table:table-cell>
          <table:table-cell office:value-type="float" office:value="1.4525" calcext:value-type="float">
            <text:p>1.4525</text:p>
          </table:table-cell>
          <table:table-cell office:value-type="float" office:value="1.7211" calcext:value-type="float">
            <text:p>1.7211</text:p>
          </table:table-cell>
        </table:table-row>
        <table:table-row table:style-name="ro1">
          <table:table-cell office:value-type="date" office:date-value="2020-01-28" calcext:value-type="date">
            <text:p>01/28/2020</text:p>
          </table:table-cell>
          <table:table-cell office:value-type="float" office:value="1.3179" calcext:value-type="float">
            <text:p>1.3179</text:p>
          </table:table-cell>
          <table:table-cell office:value-type="float" office:value="1.4509" calcext:value-type="float">
            <text:p>1.4509</text:p>
          </table:table-cell>
          <table:table-cell office:value-type="float" office:value="1.7132" calcext:value-type="float">
            <text:p>1.7132</text:p>
          </table:table-cell>
        </table:table-row>
        <table:table-row table:style-name="ro1">
          <table:table-cell office:value-type="date" office:date-value="2020-01-29" calcext:value-type="date">
            <text:p>01/29/2020</text:p>
          </table:table-cell>
          <table:table-cell office:value-type="float" office:value="1.3196" calcext:value-type="float">
            <text:p>1.3196</text:p>
          </table:table-cell>
          <table:table-cell office:value-type="float" office:value="1.452" calcext:value-type="float">
            <text:p>1.452</text:p>
          </table:table-cell>
          <table:table-cell office:value-type="float" office:value="1.7166" calcext:value-type="float">
            <text:p>1.7166</text:p>
          </table:table-cell>
        </table:table-row>
        <table:table-row table:style-name="ro1">
          <table:table-cell office:value-type="date" office:date-value="2020-01-30" calcext:value-type="date">
            <text:p>01/30/2020</text:p>
          </table:table-cell>
          <table:table-cell office:value-type="float" office:value="1.3217" calcext:value-type="float">
            <text:p>1.3217</text:p>
          </table:table-cell>
          <table:table-cell office:value-type="float" office:value="1.4579" calcext:value-type="float">
            <text:p>1.4579</text:p>
          </table:table-cell>
          <table:table-cell office:value-type="float" office:value="1.7303" calcext:value-type="float">
            <text:p>1.7303</text:p>
          </table:table-cell>
        </table:table-row>
        <table:table-row table:style-name="ro1">
          <table:table-cell office:value-type="date" office:date-value="2020-01-31" calcext:value-type="date">
            <text:p>01/31/2020</text:p>
          </table:table-cell>
          <table:table-cell office:value-type="float" office:value="1.3233" calcext:value-type="float">
            <text:p>1.3233</text:p>
          </table:table-cell>
          <table:table-cell office:value-type="float" office:value="1.4653" calcext:value-type="float">
            <text:p>1.4653</text:p>
          </table:table-cell>
          <table:table-cell office:value-type="float" office:value="1.7435" calcext:value-type="float">
            <text:p>1.7435</text:p>
          </table:table-cell>
        </table:table-row>
        <table:table-row table:style-name="ro1">
          <table:table-cell office:value-type="date" office:date-value="2020-02-03" calcext:value-type="date">
            <text:p>02/03/2020</text:p>
          </table:table-cell>
          <table:table-cell office:value-type="float" office:value="1.3275" calcext:value-type="float">
            <text:p>1.3275</text:p>
          </table:table-cell>
          <table:table-cell office:value-type="float" office:value="1.4681" calcext:value-type="float">
            <text:p>1.4681</text:p>
          </table:table-cell>
          <table:table-cell office:value-type="float" office:value="1.7274" calcext:value-type="float">
            <text:p>1.7274</text:p>
          </table:table-cell>
        </table:table-row>
        <table:table-row table:style-name="ro1">
          <table:table-cell office:value-type="date" office:date-value="2020-02-04" calcext:value-type="date">
            <text:p>02/04/2020</text:p>
          </table:table-cell>
          <table:table-cell office:value-type="float" office:value="1.3278" calcext:value-type="float">
            <text:p>1.3278</text:p>
          </table:table-cell>
          <table:table-cell office:value-type="float" office:value="1.4662" calcext:value-type="float">
            <text:p>1.4662</text:p>
          </table:table-cell>
          <table:table-cell office:value-type="float" office:value="1.7302" calcext:value-type="float">
            <text:p>1.7302</text:p>
          </table:table-cell>
        </table:table-row>
        <table:table-row table:style-name="ro1">
          <table:table-cell office:value-type="date" office:date-value="2020-02-05" calcext:value-type="date">
            <text:p>02/05/2020</text:p>
          </table:table-cell>
          <table:table-cell office:value-type="float" office:value="1.3289" calcext:value-type="float">
            <text:p>1.3289</text:p>
          </table:table-cell>
          <table:table-cell office:value-type="float" office:value="1.4622" calcext:value-type="float">
            <text:p>1.4622</text:p>
          </table:table-cell>
          <table:table-cell office:value-type="float" office:value="1.7272" calcext:value-type="float">
            <text:p>1.7272</text:p>
          </table:table-cell>
        </table:table-row>
        <table:table-row table:style-name="ro1">
          <table:table-cell office:value-type="date" office:date-value="2020-02-06" calcext:value-type="date">
            <text:p>02/06/2020</text:p>
          </table:table-cell>
          <table:table-cell office:value-type="float" office:value="1.329" calcext:value-type="float">
            <text:p>1.329</text:p>
          </table:table-cell>
          <table:table-cell office:value-type="float" office:value="1.4596" calcext:value-type="float">
            <text:p>1.4596</text:p>
          </table:table-cell>
          <table:table-cell office:value-type="float" office:value="1.7198" calcext:value-type="float">
            <text:p>1.7198</text:p>
          </table:table-cell>
        </table:table-row>
        <table:table-row table:style-name="ro1">
          <table:table-cell office:value-type="date" office:date-value="2020-02-07" calcext:value-type="date">
            <text:p>02/07/2020</text:p>
          </table:table-cell>
          <table:table-cell office:value-type="float" office:value="1.3305" calcext:value-type="float">
            <text:p>1.3305</text:p>
          </table:table-cell>
          <table:table-cell office:value-type="float" office:value="1.4574" calcext:value-type="float">
            <text:p>1.4574</text:p>
          </table:table-cell>
          <table:table-cell office:value-type="float" office:value="1.7183" calcext:value-type="float">
            <text:p>1.7183</text:p>
          </table:table-cell>
        </table:table-row>
        <table:table-row table:style-name="ro1">
          <table:table-cell office:value-type="date" office:date-value="2020-02-10" calcext:value-type="date">
            <text:p>02/10/2020</text:p>
          </table:table-cell>
          <table:table-cell office:value-type="float" office:value="1.3319" calcext:value-type="float">
            <text:p>1.3319</text:p>
          </table:table-cell>
          <table:table-cell office:value-type="float" office:value="1.4548" calcext:value-type="float">
            <text:p>1.4548</text:p>
          </table:table-cell>
          <table:table-cell office:value-type="float" office:value="1.7213" calcext:value-type="float">
            <text:p>1.7213</text:p>
          </table:table-cell>
        </table:table-row>
        <table:table-row table:style-name="ro1">
          <table:table-cell office:value-type="date" office:date-value="2020-02-11" calcext:value-type="date">
            <text:p>02/11/2020</text:p>
          </table:table-cell>
          <table:table-cell office:value-type="float" office:value="1.3292" calcext:value-type="float">
            <text:p>1.3292</text:p>
          </table:table-cell>
          <table:table-cell office:value-type="float" office:value="1.451" calcext:value-type="float">
            <text:p>1.451</text:p>
          </table:table-cell>
          <table:table-cell office:value-type="float" office:value="1.7215" calcext:value-type="float">
            <text:p>1.7215</text:p>
          </table:table-cell>
        </table:table-row>
        <table:table-row table:style-name="ro1">
          <table:table-cell office:value-type="date" office:date-value="2020-02-12" calcext:value-type="date">
            <text:p>02/12/2020</text:p>
          </table:table-cell>
          <table:table-cell office:value-type="float" office:value="1.3254" calcext:value-type="float">
            <text:p>1.3254</text:p>
          </table:table-cell>
          <table:table-cell office:value-type="float" office:value="1.4431" calcext:value-type="float">
            <text:p>1.4431</text:p>
          </table:table-cell>
          <table:table-cell office:value-type="float" office:value="1.7187" calcext:value-type="float">
            <text:p>1.7187</text:p>
          </table:table-cell>
        </table:table-row>
        <table:table-row table:style-name="ro1">
          <table:table-cell office:value-type="date" office:date-value="2020-02-13" calcext:value-type="date">
            <text:p>02/13/2020</text:p>
          </table:table-cell>
          <table:table-cell office:value-type="float" office:value="1.3256" calcext:value-type="float">
            <text:p>1.3256</text:p>
          </table:table-cell>
          <table:table-cell office:value-type="float" office:value="1.4378" calcext:value-type="float">
            <text:p>1.4378</text:p>
          </table:table-cell>
          <table:table-cell office:value-type="float" office:value="1.7296" calcext:value-type="float">
            <text:p>1.7296</text:p>
          </table:table-cell>
        </table:table-row>
        <table:table-row table:style-name="ro1">
          <table:table-cell office:value-type="date" office:date-value="2020-02-14" calcext:value-type="date">
            <text:p>02/14/2020</text:p>
          </table:table-cell>
          <table:table-cell office:value-type="float" office:value="1.3249" calcext:value-type="float">
            <text:p>1.3249</text:p>
          </table:table-cell>
          <table:table-cell office:value-type="float" office:value="1.4368" calcext:value-type="float">
            <text:p>1.4368</text:p>
          </table:table-cell>
          <table:table-cell office:value-type="float" office:value="1.7264" calcext:value-type="float">
            <text:p>1.7264</text:p>
          </table:table-cell>
        </table:table-row>
        <table:table-row table:style-name="ro1">
          <table:table-cell office:value-type="date" office:date-value="2020-02-18" calcext:value-type="date">
            <text:p>02/18/2020</text:p>
          </table:table-cell>
          <table:table-cell office:value-type="float" office:value="1.3258" calcext:value-type="float">
            <text:p>1.3258</text:p>
          </table:table-cell>
          <table:table-cell office:value-type="float" office:value="1.4326" calcext:value-type="float">
            <text:p>1.4326</text:p>
          </table:table-cell>
          <table:table-cell office:value-type="float" office:value="1.7253" calcext:value-type="float">
            <text:p>1.7253</text:p>
          </table:table-cell>
        </table:table-row>
        <table:table-row table:style-name="ro1">
          <table:table-cell office:value-type="date" office:date-value="2020-02-19" calcext:value-type="date">
            <text:p>02/19/2020</text:p>
          </table:table-cell>
          <table:table-cell office:value-type="float" office:value="1.3231" calcext:value-type="float">
            <text:p>1.3231</text:p>
          </table:table-cell>
          <table:table-cell office:value-type="float" office:value="1.4282" calcext:value-type="float">
            <text:p>1.4282</text:p>
          </table:table-cell>
          <table:table-cell office:value-type="float" office:value="1.7119" calcext:value-type="float">
            <text:p>1.7119</text:p>
          </table:table-cell>
        </table:table-row>
        <table:table-row table:style-name="ro1">
          <table:table-cell office:value-type="date" office:date-value="2020-02-20" calcext:value-type="date">
            <text:p>02/20/2020</text:p>
          </table:table-cell>
          <table:table-cell office:value-type="float" office:value="1.3254" calcext:value-type="float">
            <text:p>1.3254</text:p>
          </table:table-cell>
          <table:table-cell office:value-type="float" office:value="1.4312" calcext:value-type="float">
            <text:p>1.4312</text:p>
          </table:table-cell>
          <table:table-cell office:value-type="float" office:value="1.7066" calcext:value-type="float">
            <text:p>1.7066</text:p>
          </table:table-cell>
        </table:table-row>
        <table:table-row table:style-name="ro1">
          <table:table-cell office:value-type="date" office:date-value="2020-02-21" calcext:value-type="date">
            <text:p>02/21/2020</text:p>
          </table:table-cell>
          <table:table-cell office:value-type="float" office:value="1.3224" calcext:value-type="float">
            <text:p>1.3224</text:p>
          </table:table-cell>
          <table:table-cell office:value-type="float" office:value="1.4341" calcext:value-type="float">
            <text:p>1.4341</text:p>
          </table:table-cell>
          <table:table-cell office:value-type="float" office:value="1.7138" calcext:value-type="float">
            <text:p>1.7138</text:p>
          </table:table-cell>
        </table:table-row>
        <table:table-row table:style-name="ro1">
          <table:table-cell office:value-type="date" office:date-value="2020-02-24" calcext:value-type="date">
            <text:p>02/24/2020</text:p>
          </table:table-cell>
          <table:table-cell office:value-type="float" office:value="1.3279" calcext:value-type="float">
            <text:p>1.3279</text:p>
          </table:table-cell>
          <table:table-cell office:value-type="float" office:value="1.4407" calcext:value-type="float">
            <text:p>1.4407</text:p>
          </table:table-cell>
          <table:table-cell office:value-type="float" office:value="1.7159" calcext:value-type="float">
            <text:p>1.7159</text:p>
          </table:table-cell>
        </table:table-row>
        <table:table-row table:style-name="ro1">
          <table:table-cell office:value-type="date" office:date-value="2020-02-25" calcext:value-type="date">
            <text:p>02/25/2020</text:p>
          </table:table-cell>
          <table:table-cell office:value-type="float" office:value="1.3281" calcext:value-type="float">
            <text:p>1.3281</text:p>
          </table:table-cell>
          <table:table-cell office:value-type="float" office:value="1.4431" calcext:value-type="float">
            <text:p>1.4431</text:p>
          </table:table-cell>
          <table:table-cell office:value-type="float" office:value="1.7261" calcext:value-type="float">
            <text:p>1.7261</text:p>
          </table:table-cell>
        </table:table-row>
        <table:table-row table:style-name="ro1">
          <table:table-cell office:value-type="date" office:date-value="2020-02-26" calcext:value-type="date">
            <text:p>02/26/2020</text:p>
          </table:table-cell>
          <table:table-cell office:value-type="float" office:value="1.3307" calcext:value-type="float">
            <text:p>1.3307</text:p>
          </table:table-cell>
          <table:table-cell office:value-type="float" office:value="1.4476" calcext:value-type="float">
            <text:p>1.4476</text:p>
          </table:table-cell>
          <table:table-cell office:value-type="float" office:value="1.7191" calcext:value-type="float">
            <text:p>1.7191</text:p>
          </table:table-cell>
        </table:table-row>
        <table:table-row table:style-name="ro1">
          <table:table-cell office:value-type="date" office:date-value="2020-02-27" calcext:value-type="date">
            <text:p>02/27/2020</text:p>
          </table:table-cell>
          <table:table-cell office:value-type="float" office:value="1.3361" calcext:value-type="float">
            <text:p>1.3361</text:p>
          </table:table-cell>
          <table:table-cell office:value-type="float" office:value="1.4672" calcext:value-type="float">
            <text:p>1.4672</text:p>
          </table:table-cell>
          <table:table-cell office:value-type="float" office:value="1.7216" calcext:value-type="float">
            <text:p>1.7216</text:p>
          </table:table-cell>
        </table:table-row>
        <table:table-row table:style-name="ro1">
          <table:table-cell office:value-type="date" office:date-value="2020-02-28" calcext:value-type="date">
            <text:p>02/28/2020</text:p>
          </table:table-cell>
          <table:table-cell office:value-type="float" office:value="1.3429" calcext:value-type="float">
            <text:p>1.3429</text:p>
          </table:table-cell>
          <table:table-cell office:value-type="float" office:value="1.4766" calcext:value-type="float">
            <text:p>1.4766</text:p>
          </table:table-cell>
          <table:table-cell office:value-type="float" office:value="1.719" calcext:value-type="float">
            <text:p>1.719</text:p>
          </table:table-cell>
        </table:table-row>
        <table:table-row table:style-name="ro1">
          <table:table-cell office:value-type="date" office:date-value="2020-03-02" calcext:value-type="date">
            <text:p>03/02/2020</text:p>
          </table:table-cell>
          <table:table-cell office:value-type="float" office:value="1.3356" calcext:value-type="float">
            <text:p>1.3356</text:p>
          </table:table-cell>
          <table:table-cell office:value-type="float" office:value="1.489" calcext:value-type="float">
            <text:p>1.489</text:p>
          </table:table-cell>
          <table:table-cell office:value-type="float" office:value="1.7069" calcext:value-type="float">
            <text:p>1.7069</text:p>
          </table:table-cell>
        </table:table-row>
        <table:table-row table:style-name="ro1">
          <table:table-cell office:value-type="date" office:date-value="2020-03-03" calcext:value-type="date">
            <text:p>03/03/2020</text:p>
          </table:table-cell>
          <table:table-cell office:value-type="float" office:value="1.3363" calcext:value-type="float">
            <text:p>1.3363</text:p>
          </table:table-cell>
          <table:table-cell office:value-type="float" office:value="1.4912" calcext:value-type="float">
            <text:p>1.4912</text:p>
          </table:table-cell>
          <table:table-cell office:value-type="float" office:value="1.7112" calcext:value-type="float">
            <text:p>1.7112</text:p>
          </table:table-cell>
        </table:table-row>
        <table:table-row table:style-name="ro1">
          <table:table-cell office:value-type="date" office:date-value="2020-03-04" calcext:value-type="date">
            <text:p>03/04/2020</text:p>
          </table:table-cell>
          <table:table-cell office:value-type="float" office:value="1.3392" calcext:value-type="float">
            <text:p>1.3392</text:p>
          </table:table-cell>
          <table:table-cell office:value-type="float" office:value="1.4902" calcext:value-type="float">
            <text:p>1.4902</text:p>
          </table:table-cell>
          <table:table-cell office:value-type="float" office:value="1.7192" calcext:value-type="float">
            <text:p>1.7192</text:p>
          </table:table-cell>
        </table:table-row>
        <table:table-row table:style-name="ro1">
          <table:table-cell office:value-type="date" office:date-value="2020-03-05" calcext:value-type="date">
            <text:p>03/05/2020</text:p>
          </table:table-cell>
          <table:table-cell office:value-type="float" office:value="1.3415" calcext:value-type="float">
            <text:p>1.3415</text:p>
          </table:table-cell>
          <table:table-cell office:value-type="float" office:value="1.5021" calcext:value-type="float">
            <text:p>1.5021</text:p>
          </table:table-cell>
          <table:table-cell office:value-type="float" office:value="1.7348" calcext:value-type="float">
            <text:p>1.7348</text:p>
          </table:table-cell>
        </table:table-row>
        <table:table-row table:style-name="ro1">
          <table:table-cell office:value-type="date" office:date-value="2020-03-06" calcext:value-type="date">
            <text:p>03/06/2020</text:p>
          </table:table-cell>
          <table:table-cell office:value-type="float" office:value="1.3421" calcext:value-type="float">
            <text:p>1.3421</text:p>
          </table:table-cell>
          <table:table-cell office:value-type="float" office:value="1.5187" calcext:value-type="float">
            <text:p>1.5187</text:p>
          </table:table-cell>
          <table:table-cell office:value-type="float" office:value="1.7466" calcext:value-type="float">
            <text:p>1.7466</text:p>
          </table:table-cell>
        </table:table-row>
        <table:table-row table:style-name="ro1">
          <table:table-cell office:value-type="date" office:date-value="2020-03-09" calcext:value-type="date">
            <text:p>03/09/2020</text:p>
          </table:table-cell>
          <table:table-cell office:value-type="float" office:value="1.3598" calcext:value-type="float">
            <text:p>1.3598</text:p>
          </table:table-cell>
          <table:table-cell office:value-type="float" office:value="1.5559" calcext:value-type="float">
            <text:p>1.5559</text:p>
          </table:table-cell>
          <table:table-cell office:value-type="float" office:value="1.7835" calcext:value-type="float">
            <text:p>1.7835</text:p>
          </table:table-cell>
        </table:table-row>
        <table:table-row table:style-name="ro1">
          <table:table-cell office:value-type="date" office:date-value="2020-03-10" calcext:value-type="date">
            <text:p>03/10/2020</text:p>
          </table:table-cell>
          <table:table-cell office:value-type="float" office:value="1.3731" calcext:value-type="float">
            <text:p>1.3731</text:p>
          </table:table-cell>
          <table:table-cell office:value-type="float" office:value="1.5571" calcext:value-type="float">
            <text:p>1.5571</text:p>
          </table:table-cell>
          <table:table-cell office:value-type="float" office:value="1.7802" calcext:value-type="float">
            <text:p>1.7802</text:p>
          </table:table-cell>
        </table:table-row>
        <table:table-row table:style-name="ro1">
          <table:table-cell office:value-type="date" office:date-value="2020-03-11" calcext:value-type="date">
            <text:p>03/11/2020</text:p>
          </table:table-cell>
          <table:table-cell office:value-type="float" office:value="1.3745" calcext:value-type="float">
            <text:p>1.3745</text:p>
          </table:table-cell>
          <table:table-cell office:value-type="float" office:value="1.5531" calcext:value-type="float">
            <text:p>1.5531</text:p>
          </table:table-cell>
          <table:table-cell office:value-type="float" office:value="1.7719" calcext:value-type="float">
            <text:p>1.7719</text:p>
          </table:table-cell>
        </table:table-row>
        <table:table-row table:style-name="ro1">
          <table:table-cell office:value-type="date" office:date-value="2020-03-12" calcext:value-type="date">
            <text:p>03/12/2020</text:p>
          </table:table-cell>
          <table:table-cell office:value-type="float" office:value="1.382" calcext:value-type="float">
            <text:p>1.382</text:p>
          </table:table-cell>
          <table:table-cell office:value-type="float" office:value="1.544" calcext:value-type="float">
            <text:p>1.544</text:p>
          </table:table-cell>
          <table:table-cell office:value-type="float" office:value="1.7426" calcext:value-type="float">
            <text:p>1.7426</text:p>
          </table:table-cell>
        </table:table-row>
        <table:table-row table:style-name="ro1">
          <table:table-cell office:value-type="date" office:date-value="2020-03-13" calcext:value-type="date">
            <text:p>03/13/2020</text:p>
          </table:table-cell>
          <table:table-cell office:value-type="float" office:value="1.3901" calcext:value-type="float">
            <text:p>1.3901</text:p>
          </table:table-cell>
          <table:table-cell office:value-type="float" office:value="1.543" calcext:value-type="float">
            <text:p>1.543</text:p>
          </table:table-cell>
          <table:table-cell office:value-type="float" office:value="1.726" calcext:value-type="float">
            <text:p>1.726</text:p>
          </table:table-cell>
        </table:table-row>
        <table:table-row table:style-name="ro1">
          <table:table-cell office:value-type="date" office:date-value="2020-03-16" calcext:value-type="date">
            <text:p>03/16/2020</text:p>
          </table:table-cell>
          <table:table-cell office:value-type="float" office:value="1.3964" calcext:value-type="float">
            <text:p>1.3964</text:p>
          </table:table-cell>
          <table:table-cell office:value-type="float" office:value="1.5574" calcext:value-type="float">
            <text:p>1.5574</text:p>
          </table:table-cell>
          <table:table-cell office:value-type="float" office:value="1.7124" calcext:value-type="float">
            <text:p>1.7124</text:p>
          </table:table-cell>
        </table:table-row>
        <table:table-row table:style-name="ro1">
          <table:table-cell office:value-type="date" office:date-value="2020-03-17" calcext:value-type="date">
            <text:p>03/17/2020</text:p>
          </table:table-cell>
          <table:table-cell office:value-type="float" office:value="1.4175" calcext:value-type="float">
            <text:p>1.4175</text:p>
          </table:table-cell>
          <table:table-cell office:value-type="float" office:value="1.5574" calcext:value-type="float">
            <text:p>1.5574</text:p>
          </table:table-cell>
          <table:table-cell office:value-type="float" office:value="1.7116" calcext:value-type="float">
            <text:p>1.7116</text:p>
          </table:table-cell>
        </table:table-row>
        <table:table-row table:style-name="ro1">
          <table:table-cell office:value-type="date" office:date-value="2020-03-18" calcext:value-type="date">
            <text:p>03/18/2020</text:p>
          </table:table-cell>
          <table:table-cell office:value-type="float" office:value="1.4496" calcext:value-type="float">
            <text:p>1.4496</text:p>
          </table:table-cell>
          <table:table-cell office:value-type="float" office:value="1.5772" calcext:value-type="float">
            <text:p>1.5772</text:p>
          </table:table-cell>
          <table:table-cell office:value-type="float" office:value="1.6991" calcext:value-type="float">
            <text:p>1.6991</text:p>
          </table:table-cell>
        </table:table-row>
        <table:table-row table:style-name="ro1">
          <table:table-cell office:value-type="date" office:date-value="2020-03-19" calcext:value-type="date">
            <text:p>03/19/2020</text:p>
          </table:table-cell>
          <table:table-cell office:value-type="float" office:value="1.4495" calcext:value-type="float">
            <text:p>1.4495</text:p>
          </table:table-cell>
          <table:table-cell office:value-type="float" office:value="1.5555" calcext:value-type="float">
            <text:p>1.5555</text:p>
          </table:table-cell>
          <table:table-cell office:value-type="float" office:value="1.6845" calcext:value-type="float">
            <text:p>1.6845</text:p>
          </table:table-cell>
        </table:table-row>
        <table:table-row table:style-name="ro1">
          <table:table-cell office:value-type="date" office:date-value="2020-03-20" calcext:value-type="date">
            <text:p>03/20/2020</text:p>
          </table:table-cell>
          <table:table-cell office:value-type="float" office:value="1.4332" calcext:value-type="float">
            <text:p>1.4332</text:p>
          </table:table-cell>
          <table:table-cell office:value-type="float" office:value="1.5327" calcext:value-type="float">
            <text:p>1.5327</text:p>
          </table:table-cell>
          <table:table-cell office:value-type="float" office:value="1.681" calcext:value-type="float">
            <text:p>1.681</text:p>
          </table:table-cell>
        </table:table-row>
        <table:table-row table:style-name="ro1">
          <table:table-cell office:value-type="date" office:date-value="2020-03-23" calcext:value-type="date">
            <text:p>03/23/2020</text:p>
          </table:table-cell>
          <table:table-cell office:value-type="float" office:value="1.4482" calcext:value-type="float">
            <text:p>1.4482</text:p>
          </table:table-cell>
          <table:table-cell office:value-type="float" office:value="1.5584" calcext:value-type="float">
            <text:p>1.5584</text:p>
          </table:table-cell>
          <table:table-cell office:value-type="float" office:value="1.6733" calcext:value-type="float">
            <text:p>1.6733</text:p>
          </table:table-cell>
        </table:table-row>
        <table:table-row table:style-name="ro1">
          <table:table-cell office:value-type="date" office:date-value="2020-03-24" calcext:value-type="date">
            <text:p>03/24/2020</text:p>
          </table:table-cell>
          <table:table-cell office:value-type="float" office:value="1.4491" calcext:value-type="float">
            <text:p>1.4491</text:p>
          </table:table-cell>
          <table:table-cell office:value-type="float" office:value="1.5634" calcext:value-type="float">
            <text:p>1.5634</text:p>
          </table:table-cell>
          <table:table-cell office:value-type="float" office:value="1.7017" calcext:value-type="float">
            <text:p>1.7017</text:p>
          </table:table-cell>
        </table:table-row>
        <table:table-row table:style-name="ro1">
          <table:table-cell office:value-type="date" office:date-value="2020-03-25" calcext:value-type="date">
            <text:p>03/25/2020</text:p>
          </table:table-cell>
          <table:table-cell office:value-type="float" office:value="1.4302" calcext:value-type="float">
            <text:p>1.4302</text:p>
          </table:table-cell>
          <table:table-cell office:value-type="float" office:value="1.5495" calcext:value-type="float">
            <text:p>1.5495</text:p>
          </table:table-cell>
          <table:table-cell office:value-type="float" office:value="1.6883" calcext:value-type="float">
            <text:p>1.6883</text:p>
          </table:table-cell>
        </table:table-row>
        <table:table-row table:style-name="ro1">
          <table:table-cell office:value-type="date" office:date-value="2020-03-26" calcext:value-type="date">
            <text:p>03/26/2020</text:p>
          </table:table-cell>
          <table:table-cell office:value-type="float" office:value="1.4077" calcext:value-type="float">
            <text:p>1.4077</text:p>
          </table:table-cell>
          <table:table-cell office:value-type="float" office:value="1.5487" calcext:value-type="float">
            <text:p>1.5487</text:p>
          </table:table-cell>
          <table:table-cell office:value-type="float" office:value="1.7009" calcext:value-type="float">
            <text:p>1.7009</text:p>
          </table:table-cell>
        </table:table-row>
        <table:table-row table:style-name="ro1">
          <table:table-cell office:value-type="date" office:date-value="2020-03-27" calcext:value-type="date">
            <text:p>03/27/2020</text:p>
          </table:table-cell>
          <table:table-cell office:value-type="float" office:value="1.4056" calcext:value-type="float">
            <text:p>1.4056</text:p>
          </table:table-cell>
          <table:table-cell office:value-type="float" office:value="1.5525" calcext:value-type="float">
            <text:p>1.5525</text:p>
          </table:table-cell>
          <table:table-cell office:value-type="float" office:value="1.7353" calcext:value-type="float">
            <text:p>1.7353</text:p>
          </table:table-cell>
        </table:table-row>
        <table:table-row table:style-name="ro1">
          <table:table-cell office:value-type="date" office:date-value="2020-03-30" calcext:value-type="date">
            <text:p>03/30/2020</text:p>
          </table:table-cell>
          <table:table-cell office:value-type="float" office:value="1.4156" calcext:value-type="float">
            <text:p>1.4156</text:p>
          </table:table-cell>
          <table:table-cell office:value-type="float" office:value="1.5613" calcext:value-type="float">
            <text:p>1.5613</text:p>
          </table:table-cell>
          <table:table-cell office:value-type="float" office:value="1.7548" calcext:value-type="float">
            <text:p>1.7548</text:p>
          </table:table-cell>
        </table:table-row>
        <table:table-row table:style-name="ro1">
          <table:table-cell office:value-type="date" office:date-value="2020-03-31" calcext:value-type="date">
            <text:p>03/31/2020</text:p>
          </table:table-cell>
          <table:table-cell office:value-type="float" office:value="1.4187" calcext:value-type="float">
            <text:p>1.4187</text:p>
          </table:table-cell>
          <table:table-cell office:value-type="float" office:value="1.5584" calcext:value-type="float">
            <text:p>1.5584</text:p>
          </table:table-cell>
          <table:table-cell office:value-type="float" office:value="1.7604" calcext:value-type="float">
            <text:p>1.7604</text:p>
          </table:table-cell>
        </table:table-row>
        <table:table-row table:style-name="ro1">
          <table:table-cell office:value-type="date" office:date-value="2020-04-01" calcext:value-type="date">
            <text:p>04/01/2020</text:p>
          </table:table-cell>
          <table:table-cell office:value-type="float" office:value="1.4217" calcext:value-type="float">
            <text:p>1.4217</text:p>
          </table:table-cell>
          <table:table-cell office:value-type="float" office:value="1.5538" calcext:value-type="float">
            <text:p>1.5538</text:p>
          </table:table-cell>
          <table:table-cell office:value-type="float" office:value="1.7622" calcext:value-type="float">
            <text:p>1.7622</text:p>
          </table:table-cell>
        </table:table-row>
        <table:table-row table:style-name="ro1">
          <table:table-cell office:value-type="date" office:date-value="2020-04-02" calcext:value-type="date">
            <text:p>04/02/2020</text:p>
          </table:table-cell>
          <table:table-cell office:value-type="float" office:value="1.4179" calcext:value-type="float">
            <text:p>1.4179</text:p>
          </table:table-cell>
          <table:table-cell office:value-type="float" office:value="1.5396" calcext:value-type="float">
            <text:p>1.5396</text:p>
          </table:table-cell>
          <table:table-cell office:value-type="float" office:value="1.7562" calcext:value-type="float">
            <text:p>1.7562</text:p>
          </table:table-cell>
        </table:table-row>
        <table:table-row table:style-name="ro1">
          <table:table-cell office:value-type="date" office:date-value="2020-04-03" calcext:value-type="date">
            <text:p>04/03/2020</text:p>
          </table:table-cell>
          <table:table-cell office:value-type="float" office:value="1.4142" calcext:value-type="float">
            <text:p>1.4142</text:p>
          </table:table-cell>
          <table:table-cell office:value-type="float" office:value="1.5267" calcext:value-type="float">
            <text:p>1.5267</text:p>
          </table:table-cell>
          <table:table-cell office:value-type="float" office:value="1.7331" calcext:value-type="float">
            <text:p>1.7331</text:p>
          </table:table-cell>
        </table:table-row>
        <table:table-row table:style-name="ro1">
          <table:table-cell office:value-type="date" office:date-value="2020-04-06" calcext:value-type="date">
            <text:p>04/06/2020</text:p>
          </table:table-cell>
          <table:table-cell office:value-type="float" office:value="1.4127" calcext:value-type="float">
            <text:p>1.4127</text:p>
          </table:table-cell>
          <table:table-cell office:value-type="float" office:value="1.5251" calcext:value-type="float">
            <text:p>1.5251</text:p>
          </table:table-cell>
          <table:table-cell office:value-type="float" office:value="1.7363" calcext:value-type="float">
            <text:p>1.7363</text:p>
          </table:table-cell>
        </table:table-row>
        <table:table-row table:style-name="ro1">
          <table:table-cell office:value-type="date" office:date-value="2020-04-07" calcext:value-type="date">
            <text:p>04/07/2020</text:p>
          </table:table-cell>
          <table:table-cell office:value-type="float" office:value="1.3986" calcext:value-type="float">
            <text:p>1.3986</text:p>
          </table:table-cell>
          <table:table-cell office:value-type="float" office:value="1.5245" calcext:value-type="float">
            <text:p>1.5245</text:p>
          </table:table-cell>
          <table:table-cell office:value-type="float" office:value="1.7263" calcext:value-type="float">
            <text:p>1.7263</text:p>
          </table:table-cell>
        </table:table-row>
        <table:table-row table:style-name="ro1">
          <table:table-cell office:value-type="date" office:date-value="2020-04-08" calcext:value-type="date">
            <text:p>04/08/2020</text:p>
          </table:table-cell>
          <table:table-cell office:value-type="float" office:value="1.4034" calcext:value-type="float">
            <text:p>1.4034</text:p>
          </table:table-cell>
          <table:table-cell office:value-type="float" office:value="1.5254" calcext:value-type="float">
            <text:p>1.5254</text:p>
          </table:table-cell>
          <table:table-cell office:value-type="float" office:value="1.7389" calcext:value-type="float">
            <text:p>1.7389</text:p>
          </table:table-cell>
        </table:table-row>
        <table:table-row table:style-name="ro1">
          <table:table-cell office:value-type="date" office:date-value="2020-04-09" calcext:value-type="date">
            <text:p>04/09/2020</text:p>
          </table:table-cell>
          <table:table-cell office:value-type="float" office:value="1.3985" calcext:value-type="float">
            <text:p>1.3985</text:p>
          </table:table-cell>
          <table:table-cell office:value-type="float" office:value="1.5277" calcext:value-type="float">
            <text:p>1.5277</text:p>
          </table:table-cell>
          <table:table-cell office:value-type="float" office:value="1.7419" calcext:value-type="float">
            <text:p>1.7419</text:p>
          </table:table-cell>
        </table:table-row>
        <table:table-row table:style-name="ro1">
          <table:table-cell office:value-type="date" office:date-value="2020-04-13" calcext:value-type="date">
            <text:p>04/13/2020</text:p>
          </table:table-cell>
          <table:table-cell office:value-type="float" office:value="1.3936" calcext:value-type="float">
            <text:p>1.3936</text:p>
          </table:table-cell>
          <table:table-cell office:value-type="float" office:value="1.5209" calcext:value-type="float">
            <text:p>1.5209</text:p>
          </table:table-cell>
          <table:table-cell office:value-type="float" office:value="1.7433" calcext:value-type="float">
            <text:p>1.7433</text:p>
          </table:table-cell>
        </table:table-row>
        <table:table-row table:style-name="ro1">
          <table:table-cell office:value-type="date" office:date-value="2020-04-14" calcext:value-type="date">
            <text:p>04/14/2020</text:p>
          </table:table-cell>
          <table:table-cell office:value-type="float" office:value="1.3904" calcext:value-type="float">
            <text:p>1.3904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7524" calcext:value-type="float">
            <text:p>1.7524</text:p>
          </table:table-cell>
        </table:table-row>
        <table:table-row table:style-name="ro1">
          <table:table-cell office:value-type="date" office:date-value="2020-04-15" calcext:value-type="date">
            <text:p>04/15/2020</text:p>
          </table:table-cell>
          <table:table-cell office:value-type="float" office:value="1.4086" calcext:value-type="float">
            <text:p>1.4086</text:p>
          </table:table-cell>
          <table:table-cell office:value-type="float" office:value="1.536" calcext:value-type="float">
            <text:p>1.536</text:p>
          </table:table-cell>
          <table:table-cell office:value-type="float" office:value="1.7624" calcext:value-type="float">
            <text:p>1.7624</text:p>
          </table:table-cell>
        </table:table-row>
        <table:table-row table:style-name="ro1">
          <table:table-cell office:value-type="date" office:date-value="2020-04-16" calcext:value-type="date">
            <text:p>04/16/2020</text:p>
          </table:table-cell>
          <table:table-cell office:value-type="float" office:value="1.4122" calcext:value-type="float">
            <text:p>1.4122</text:p>
          </table:table-cell>
          <table:table-cell office:value-type="float" office:value="1.5331" calcext:value-type="float">
            <text:p>1.5331</text:p>
          </table:table-cell>
          <table:table-cell office:value-type="float" office:value="1.7597" calcext:value-type="float">
            <text:p>1.7597</text:p>
          </table:table-cell>
        </table:table-row>
        <table:table-row table:style-name="ro1">
          <table:table-cell office:value-type="date" office:date-value="2020-04-17" calcext:value-type="date">
            <text:p>04/17/2020</text:p>
          </table:table-cell>
          <table:table-cell office:value-type="float" office:value="1.4037" calcext:value-type="float">
            <text:p>1.4037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7539" calcext:value-type="float">
            <text:p>1.7539</text:p>
          </table:table-cell>
        </table:table-row>
        <table:table-row table:style-name="ro1">
          <table:table-cell office:value-type="date" office:date-value="2020-04-20" calcext:value-type="date">
            <text:p>04/20/2020</text:p>
          </table:table-cell>
          <table:table-cell office:value-type="float" office:value="1.4086" calcext:value-type="float">
            <text:p>1.4086</text:p>
          </table:table-cell>
          <table:table-cell office:value-type="float" office:value="1.5308" calcext:value-type="float">
            <text:p>1.5308</text:p>
          </table:table-cell>
          <table:table-cell office:value-type="float" office:value="1.7539" calcext:value-type="float">
            <text:p>1.7539</text:p>
          </table:table-cell>
        </table:table-row>
        <table:table-row table:style-name="ro1">
          <table:table-cell office:value-type="date" office:date-value="2020-04-21" calcext:value-type="date">
            <text:p>04/21/2020</text:p>
          </table:table-cell>
          <table:table-cell office:value-type="float" office:value="1.4203" calcext:value-type="float">
            <text:p>1.4203</text:p>
          </table:table-cell>
          <table:table-cell office:value-type="float" office:value="1.5412" calcext:value-type="float">
            <text:p>1.5412</text:p>
          </table:table-cell>
          <table:table-cell office:value-type="float" office:value="1.7451" calcext:value-type="float">
            <text:p>1.7451</text:p>
          </table:table-cell>
        </table:table-row>
        <table:table-row table:style-name="ro1">
          <table:table-cell office:value-type="date" office:date-value="2020-04-22" calcext:value-type="date">
            <text:p>04/22/2020</text:p>
          </table:table-cell>
          <table:table-cell office:value-type="float" office:value="1.4155" calcext:value-type="float">
            <text:p>1.4155</text:p>
          </table:table-cell>
          <table:table-cell office:value-type="float" office:value="1.5335" calcext:value-type="float">
            <text:p>1.5335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date" office:date-value="2020-04-23" calcext:value-type="date">
            <text:p>04/23/2020</text:p>
          </table:table-cell>
          <table:table-cell office:value-type="float" office:value="1.4063" calcext:value-type="float">
            <text:p>1.4063</text:p>
          </table:table-cell>
          <table:table-cell office:value-type="float" office:value="1.5185" calcext:value-type="float">
            <text:p>1.5185</text:p>
          </table:table-cell>
          <table:table-cell office:value-type="float" office:value="1.7377" calcext:value-type="float">
            <text:p>1.7377</text:p>
          </table:table-cell>
        </table:table-row>
        <table:table-row table:style-name="ro1">
          <table:table-cell office:value-type="date" office:date-value="2020-04-24" calcext:value-type="date">
            <text:p>04/24/2020</text:p>
          </table:table-cell>
          <table:table-cell office:value-type="float" office:value="1.409" calcext:value-type="float">
            <text:p>1.409</text:p>
          </table:table-cell>
          <table:table-cell office:value-type="float" office:value="1.5215" calcext:value-type="float">
            <text:p>1.5215</text:p>
          </table:table-cell>
          <table:table-cell office:value-type="float" office:value="1.7393" calcext:value-type="float">
            <text:p>1.7393</text:p>
          </table:table-cell>
        </table:table-row>
        <table:table-row table:style-name="ro1">
          <table:table-cell office:value-type="date" office:date-value="2020-04-27" calcext:value-type="date">
            <text:p>04/27/2020</text:p>
          </table:table-cell>
          <table:table-cell office:value-type="float" office:value="1.4053" calcext:value-type="float">
            <text:p>1.4053</text:p>
          </table:table-cell>
          <table:table-cell office:value-type="float" office:value="1.5227" calcext:value-type="float">
            <text:p>1.5227</text:p>
          </table:table-cell>
          <table:table-cell office:value-type="float" office:value="1.7452" calcext:value-type="float">
            <text:p>1.7452</text:p>
          </table:table-cell>
        </table:table-row>
        <table:table-row table:style-name="ro1">
          <table:table-cell office:value-type="date" office:date-value="2020-04-28" calcext:value-type="date">
            <text:p>04/28/2020</text:p>
          </table:table-cell>
          <table:table-cell office:value-type="float" office:value="1.3978" calcext:value-type="float">
            <text:p>1.3978</text:p>
          </table:table-cell>
          <table:table-cell office:value-type="float" office:value="1.5159" calcext:value-type="float">
            <text:p>1.5159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date" office:date-value="2020-04-29" calcext:value-type="date">
            <text:p>04/29/2020</text:p>
          </table:table-cell>
          <table:table-cell office:value-type="float" office:value="1.3922" calcext:value-type="float">
            <text:p>1.3922</text:p>
          </table:table-cell>
          <table:table-cell office:value-type="float" office:value="1.5117" calcext:value-type="float">
            <text:p>1.5117</text:p>
          </table:table-cell>
          <table:table-cell office:value-type="float" office:value="1.7315" calcext:value-type="float">
            <text:p>1.7315</text:p>
          </table:table-cell>
        </table:table-row>
        <table:table-row table:style-name="ro1">
          <table:table-cell office:value-type="date" office:date-value="2020-04-30" calcext:value-type="date">
            <text:p>04/30/2020</text:p>
          </table:table-cell>
          <table:table-cell office:value-type="float" office:value="1.391" calcext:value-type="float">
            <text:p>1.391</text:p>
          </table:table-cell>
          <table:table-cell office:value-type="float" office:value="1.5186" calcext:value-type="float">
            <text:p>1.5186</text:p>
          </table:table-cell>
          <table:table-cell office:value-type="float" office:value="1.7476" calcext:value-type="float">
            <text:p>1.7476</text:p>
          </table:table-cell>
        </table:table-row>
        <table:table-row table:style-name="ro1">
          <table:table-cell office:value-type="date" office:date-value="2020-05-01" calcext:value-type="date">
            <text:p>05/01/2020</text:p>
          </table:table-cell>
          <table:table-cell office:value-type="float" office:value="1.4066" calcext:value-type="float">
            <text:p>1.4066</text:p>
          </table:table-cell>
          <table:table-cell office:value-type="float" office:value="1.5453" calcext:value-type="float">
            <text:p>1.5453</text:p>
          </table:table-cell>
          <table:table-cell office:value-type="float" office:value="1.7602" calcext:value-type="float">
            <text:p>1.7602</text:p>
          </table:table-cell>
        </table:table-row>
        <table:table-row table:style-name="ro1">
          <table:table-cell office:value-type="date" office:date-value="2020-05-04" calcext:value-type="date">
            <text:p>05/04/2020</text:p>
          </table:table-cell>
          <table:table-cell office:value-type="float" office:value="1.4085" calcext:value-type="float">
            <text:p>1.4085</text:p>
          </table:table-cell>
          <table:table-cell office:value-type="float" office:value="1.5371" calcext:value-type="float">
            <text:p>1.5371</text:p>
          </table:table-cell>
          <table:table-cell office:value-type="float" office:value="1.7511" calcext:value-type="float">
            <text:p>1.7511</text:p>
          </table:table-cell>
        </table:table-row>
        <table:table-row table:style-name="ro1">
          <table:table-cell office:value-type="date" office:date-value="2020-05-05" calcext:value-type="date">
            <text:p>05/05/2020</text:p>
          </table:table-cell>
          <table:table-cell office:value-type="float" office:value="1.4032" calcext:value-type="float">
            <text:p>1.4032</text:p>
          </table:table-cell>
          <table:table-cell office:value-type="float" office:value="1.5225" calcext:value-type="float">
            <text:p>1.5225</text:p>
          </table:table-cell>
          <table:table-cell office:value-type="float" office:value="1.7472" calcext:value-type="float">
            <text:p>1.7472</text:p>
          </table:table-cell>
        </table:table-row>
        <table:table-row table:style-name="ro1">
          <table:table-cell office:value-type="date" office:date-value="2020-05-06" calcext:value-type="date">
            <text:p>05/06/2020</text:p>
          </table:table-cell>
          <table:table-cell office:value-type="float" office:value="1.4124" calcext:value-type="float">
            <text:p>1.4124</text:p>
          </table:table-cell>
          <table:table-cell office:value-type="float" office:value="1.5264" calcext:value-type="float">
            <text:p>1.5264</text:p>
          </table:table-cell>
          <table:table-cell office:value-type="float" office:value="1.7458" calcext:value-type="float">
            <text:p>1.7458</text:p>
          </table:table-cell>
        </table:table-row>
        <table:table-row table:style-name="ro1">
          <table:table-cell office:value-type="date" office:date-value="2020-05-07" calcext:value-type="date">
            <text:p>05/07/2020</text:p>
          </table:table-cell>
          <table:table-cell office:value-type="float" office:value="1.4015" calcext:value-type="float">
            <text:p>1.4015</text:p>
          </table:table-cell>
          <table:table-cell office:value-type="float" office:value="1.5141" calcext:value-type="float">
            <text:p>1.5141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date" office:date-value="2020-05-08" calcext:value-type="date">
            <text:p>05/08/2020</text:p>
          </table:table-cell>
          <table:table-cell office:value-type="float" office:value="1.3934" calcext:value-type="float">
            <text:p>1.3934</text:p>
          </table:table-cell>
          <table:table-cell office:value-type="float" office:value="1.5109" calcext:value-type="float">
            <text:p>1.5109</text:p>
          </table:table-cell>
          <table:table-cell office:value-type="float" office:value="1.7291" calcext:value-type="float">
            <text:p>1.7291</text:p>
          </table:table-cell>
        </table:table-row>
        <table:table-row table:style-name="ro1">
          <table:table-cell office:value-type="date" office:date-value="2020-05-11" calcext:value-type="date">
            <text:p>05/11/2020</text:p>
          </table:table-cell>
          <table:table-cell office:value-type="float" office:value="1.4012" calcext:value-type="float">
            <text:p>1.4012</text:p>
          </table:table-cell>
          <table:table-cell office:value-type="float" office:value="1.5156" calcext:value-type="float">
            <text:p>1.5156</text:p>
          </table:table-cell>
          <table:table-cell office:value-type="float" office:value="1.7282" calcext:value-type="float">
            <text:p>1.7282</text:p>
          </table:table-cell>
        </table:table-row>
        <table:table-row table:style-name="ro1">
          <table:table-cell office:value-type="date" office:date-value="2020-05-12" calcext:value-type="date">
            <text:p>05/12/2020</text:p>
          </table:table-cell>
          <table:table-cell office:value-type="float" office:value="1.4015" calcext:value-type="float">
            <text:p>1.4015</text:p>
          </table:table-cell>
          <table:table-cell office:value-type="float" office:value="1.5221" calcext:value-type="float">
            <text:p>1.5221</text:p>
          </table:table-cell>
          <table:table-cell office:value-type="float" office:value="1.7253" calcext:value-type="float">
            <text:p>1.7253</text:p>
          </table:table-cell>
        </table:table-row>
        <table:table-row table:style-name="ro1">
          <table:table-cell office:value-type="date" office:date-value="2020-05-13" calcext:value-type="date">
            <text:p>05/13/2020</text:p>
          </table:table-cell>
          <table:table-cell office:value-type="float" office:value="1.4073" calcext:value-type="float">
            <text:p>1.4073</text:p>
          </table:table-cell>
          <table:table-cell office:value-type="float" office:value="1.5255" calcext:value-type="float">
            <text:p>1.5255</text:p>
          </table:table-cell>
          <table:table-cell office:value-type="float" office:value="1.7237" calcext:value-type="float">
            <text:p>1.7237</text:p>
          </table:table-cell>
        </table:table-row>
        <table:table-row table:style-name="ro1">
          <table:table-cell office:value-type="date" office:date-value="2020-05-14" calcext:value-type="date">
            <text:p>05/14/2020</text:p>
          </table:table-cell>
          <table:table-cell office:value-type="float" office:value="1.409" calcext:value-type="float">
            <text:p>1.409</text:p>
          </table:table-cell>
          <table:table-cell office:value-type="float" office:value="1.5206" calcext:value-type="float">
            <text:p>1.5206</text:p>
          </table:table-cell>
          <table:table-cell office:value-type="float" office:value="1.7186" calcext:value-type="float">
            <text:p>1.7186</text:p>
          </table:table-cell>
        </table:table-row>
        <table:table-row table:style-name="ro1">
          <table:table-cell office:value-type="date" office:date-value="2020-05-15" calcext:value-type="date">
            <text:p>05/15/2020</text:p>
          </table:table-cell>
          <table:table-cell office:value-type="float" office:value="1.4094" calcext:value-type="float">
            <text:p>1.4094</text:p>
          </table:table-cell>
          <table:table-cell office:value-type="float" office:value="1.5248" calcext:value-type="float">
            <text:p>1.5248</text:p>
          </table:table-cell>
          <table:table-cell office:value-type="float" office:value="1.7105" calcext:value-type="float">
            <text:p>1.7105</text:p>
          </table:table-cell>
        </table:table-row>
        <table:table-row table:style-name="ro1">
          <table:table-cell office:value-type="date" office:date-value="2020-05-19" calcext:value-type="date">
            <text:p>05/19/2020</text:p>
          </table:table-cell>
          <table:table-cell office:value-type="float" office:value="1.3893" calcext:value-type="float">
            <text:p>1.3893</text:p>
          </table:table-cell>
          <table:table-cell office:value-type="float" office:value="1.5196" calcext:value-type="float">
            <text:p>1.5196</text:p>
          </table:table-cell>
          <table:table-cell office:value-type="float" office:value="1.7025" calcext:value-type="float">
            <text:p>1.7025</text:p>
          </table:table-cell>
        </table:table-row>
        <table:table-row table:style-name="ro1">
          <table:table-cell office:value-type="date" office:date-value="2020-05-20" calcext:value-type="date">
            <text:p>05/20/2020</text:p>
          </table:table-cell>
          <table:table-cell office:value-type="float" office:value="1.3892" calcext:value-type="float">
            <text:p>1.3892</text:p>
          </table:table-cell>
          <table:table-cell office:value-type="float" office:value="1.5254" calcext:value-type="float">
            <text:p>1.5254</text:p>
          </table:table-cell>
          <table:table-cell office:value-type="float" office:value="1.7019" calcext:value-type="float">
            <text:p>1.7019</text:p>
          </table:table-cell>
        </table:table-row>
        <table:table-row table:style-name="ro1">
          <table:table-cell office:value-type="date" office:date-value="2020-05-21" calcext:value-type="date">
            <text:p>05/21/2020</text:p>
          </table:table-cell>
          <table:table-cell office:value-type="float" office:value="1.3935" calcext:value-type="float">
            <text:p>1.3935</text:p>
          </table:table-cell>
          <table:table-cell office:value-type="float" office:value="1.5281" calcext:value-type="float">
            <text:p>1.5281</text:p>
          </table:table-cell>
          <table:table-cell office:value-type="float" office:value="1.7043" calcext:value-type="float">
            <text:p>1.7043</text:p>
          </table:table-cell>
        </table:table-row>
        <table:table-row table:style-name="ro1">
          <table:table-cell office:value-type="date" office:date-value="2020-05-22" calcext:value-type="date">
            <text:p>05/22/2020</text:p>
          </table:table-cell>
          <table:table-cell office:value-type="float" office:value="1.4015" calcext:value-type="float">
            <text:p>1.4015</text:p>
          </table:table-cell>
          <table:table-cell office:value-type="float" office:value="1.5272" calcext:value-type="float">
            <text:p>1.5272</text:p>
          </table:table-cell>
          <table:table-cell office:value-type="float" office:value="1.7067" calcext:value-type="float">
            <text:p>1.7067</text:p>
          </table:table-cell>
        </table:table-row>
        <table:table-row table:style-name="ro1">
          <table:table-cell office:value-type="date" office:date-value="2020-05-25" calcext:value-type="date">
            <text:p>05/25/2020</text:p>
          </table:table-cell>
          <table:table-cell office:value-type="float" office:value="1.3984" calcext:value-type="float">
            <text:p>1.3984</text:p>
          </table:table-cell>
          <table:table-cell office:value-type="float" office:value="1.524" calcext:value-type="float">
            <text:p>1.524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date" office:date-value="2020-05-26" calcext:value-type="date">
            <text:p>05/26/2020</text:p>
          </table:table-cell>
          <table:table-cell office:value-type="float" office:value="1.3804" calcext:value-type="float">
            <text:p>1.3804</text:p>
          </table:table-cell>
          <table:table-cell office:value-type="float" office:value="1.5154" calcext:value-type="float">
            <text:p>1.5154</text:p>
          </table:table-cell>
          <table:table-cell office:value-type="float" office:value="1.7033" calcext:value-type="float">
            <text:p>1.7033</text:p>
          </table:table-cell>
        </table:table-row>
        <table:table-row table:style-name="ro1">
          <table:table-cell office:value-type="date" office:date-value="2020-05-27" calcext:value-type="date">
            <text:p>05/27/2020</text:p>
          </table:table-cell>
          <table:table-cell office:value-type="float" office:value="1.378" calcext:value-type="float">
            <text:p>1.378</text:p>
          </table:table-cell>
          <table:table-cell office:value-type="float" office:value="1.5144" calcext:value-type="float">
            <text:p>1.5144</text:p>
          </table:table-cell>
          <table:table-cell office:value-type="float" office:value="1.6882" calcext:value-type="float">
            <text:p>1.6882</text:p>
          </table:table-cell>
        </table:table-row>
        <table:table-row table:style-name="ro1">
          <table:table-cell office:value-type="date" office:date-value="2020-05-28" calcext:value-type="date">
            <text:p>05/28/2020</text:p>
          </table:table-cell>
          <table:table-cell office:value-type="float" office:value="1.3764" calcext:value-type="float">
            <text:p>1.3764</text:p>
          </table:table-cell>
          <table:table-cell office:value-type="float" office:value="1.5224" calcext:value-type="float">
            <text:p>1.5224</text:p>
          </table:table-cell>
          <table:table-cell office:value-type="float" office:value="1.6951" calcext:value-type="float">
            <text:p>1.6951</text:p>
          </table:table-cell>
        </table:table-row>
        <table:table-row table:style-name="ro1">
          <table:table-cell office:value-type="date" office:date-value="2020-05-29" calcext:value-type="date">
            <text:p>05/29/2020</text:p>
          </table:table-cell>
          <table:table-cell office:value-type="float" office:value="1.3787" calcext:value-type="float">
            <text:p>1.3787</text:p>
          </table:table-cell>
          <table:table-cell office:value-type="float" office:value="1.5314" calcext:value-type="float">
            <text:p>1.5314</text:p>
          </table:table-cell>
          <table:table-cell office:value-type="float" office:value="1.7003" calcext:value-type="float">
            <text:p>1.7003</text:p>
          </table:table-cell>
        </table:table-row>
        <table:table-row table:style-name="ro1">
          <table:table-cell office:value-type="date" office:date-value="2020-06-01" calcext:value-type="date">
            <text:p>06/01/2020</text:p>
          </table:table-cell>
          <table:table-cell office:value-type="float" office:value="1.363" calcext:value-type="float">
            <text:p>1.363</text:p>
          </table:table-cell>
          <table:table-cell office:value-type="float" office:value="1.5162" calcext:value-type="float">
            <text:p>1.5162</text:p>
          </table:table-cell>
          <table:table-cell office:value-type="float" office:value="1.6978" calcext:value-type="float">
            <text:p>1.6978</text:p>
          </table:table-cell>
        </table:table-row>
        <table:table-row table:style-name="ro1">
          <table:table-cell office:value-type="date" office:date-value="2020-06-02" calcext:value-type="date">
            <text:p>06/02/2020</text:p>
          </table:table-cell>
          <table:table-cell office:value-type="float" office:value="1.3515" calcext:value-type="float">
            <text:p>1.3515</text:p>
          </table:table-cell>
          <table:table-cell office:value-type="float" office:value="1.5101" calcext:value-type="float">
            <text:p>1.5101</text:p>
          </table:table-cell>
          <table:table-cell office:value-type="float" office:value="1.6954" calcext:value-type="float">
            <text:p>1.6954</text:p>
          </table:table-cell>
        </table:table-row>
        <table:table-row table:style-name="ro1">
          <table:table-cell office:value-type="date" office:date-value="2020-06-03" calcext:value-type="date">
            <text:p>06/03/2020</text:p>
          </table:table-cell>
          <table:table-cell office:value-type="float" office:value="1.3504" calcext:value-type="float">
            <text:p>1.3504</text:p>
          </table:table-cell>
          <table:table-cell office:value-type="float" office:value="1.5161" calcext:value-type="float">
            <text:p>1.5161</text:p>
          </table:table-cell>
          <table:table-cell office:value-type="float" office:value="1.6995" calcext:value-type="float">
            <text:p>1.6995</text:p>
          </table:table-cell>
        </table:table-row>
        <table:table-row table:style-name="ro1">
          <table:table-cell office:value-type="date" office:date-value="2020-06-04" calcext:value-type="date">
            <text:p>06/04/2020</text:p>
          </table:table-cell>
          <table:table-cell office:value-type="float" office:value="1.3508" calcext:value-type="float">
            <text:p>1.3508</text:p>
          </table:table-cell>
          <table:table-cell office:value-type="float" office:value="1.5279" calcext:value-type="float">
            <text:p>1.5279</text:p>
          </table:table-cell>
          <table:table-cell office:value-type="float" office:value="1.7003" calcext:value-type="float">
            <text:p>1.7003</text:p>
          </table:table-cell>
        </table:table-row>
        <table:table-row table:style-name="ro1">
          <table:table-cell office:value-type="date" office:date-value="2020-06-05" calcext:value-type="date">
            <text:p>06/05/2020</text:p>
          </table:table-cell>
          <table:table-cell office:value-type="float" office:value="1.3429" calcext:value-type="float">
            <text:p>1.3429</text:p>
          </table:table-cell>
          <table:table-cell office:value-type="float" office:value="1.5174" calcext:value-type="float">
            <text:p>1.5174</text:p>
          </table:table-cell>
          <table:table-cell office:value-type="float" office:value="1.7031" calcext:value-type="float">
            <text:p>1.7031</text:p>
          </table:table-cell>
        </table:table-row>
        <table:table-row table:style-name="ro1">
          <table:table-cell office:value-type="date" office:date-value="2020-06-08" calcext:value-type="date">
            <text:p>06/08/2020</text:p>
          </table:table-cell>
          <table:table-cell office:value-type="float" office:value="1.3383" calcext:value-type="float">
            <text:p>1.3383</text:p>
          </table:table-cell>
          <table:table-cell office:value-type="float" office:value="1.5121" calcext:value-type="float">
            <text:p>1.5121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date" office:date-value="2020-06-09" calcext:value-type="date">
            <text:p>06/09/2020</text:p>
          </table:table-cell>
          <table:table-cell office:value-type="float" office:value="1.3423" calcext:value-type="float">
            <text:p>1.3423</text:p>
          </table:table-cell>
          <table:table-cell office:value-type="float" office:value="1.5216" calcext:value-type="float">
            <text:p>1.5216</text:p>
          </table:table-cell>
          <table:table-cell office:value-type="float" office:value="1.7072" calcext:value-type="float">
            <text:p>1.7072</text:p>
          </table:table-cell>
        </table:table-row>
        <table:table-row table:style-name="ro1">
          <table:table-cell office:value-type="date" office:date-value="2020-06-10" calcext:value-type="date">
            <text:p>06/10/2020</text:p>
          </table:table-cell>
          <table:table-cell office:value-type="float" office:value="1.339" calcext:value-type="float">
            <text:p>1.339</text:p>
          </table:table-cell>
          <table:table-cell office:value-type="float" office:value="1.5225" calcext:value-type="float">
            <text:p>1.5225</text:p>
          </table:table-cell>
          <table:table-cell office:value-type="float" office:value="1.7093" calcext:value-type="float">
            <text:p>1.7093</text:p>
          </table:table-cell>
        </table:table-row>
        <table:table-row table:style-name="ro1">
          <table:table-cell office:value-type="date" office:date-value="2020-06-11" calcext:value-type="date">
            <text:p>06/11/2020</text:p>
          </table:table-cell>
          <table:table-cell office:value-type="float" office:value="1.3553" calcext:value-type="float">
            <text:p>1.3553</text:p>
          </table:table-cell>
          <table:table-cell office:value-type="float" office:value="1.5384" calcext:value-type="float">
            <text:p>1.5384</text:p>
          </table:table-cell>
          <table:table-cell office:value-type="float" office:value="1.7118" calcext:value-type="float">
            <text:p>1.7118</text:p>
          </table:table-cell>
        </table:table-row>
        <table:table-row table:style-name="ro1">
          <table:table-cell office:value-type="date" office:date-value="2020-06-12" calcext:value-type="date">
            <text:p>06/12/2020</text:p>
          </table:table-cell>
          <table:table-cell office:value-type="float" office:value="1.3596" calcext:value-type="float">
            <text:p>1.3596</text:p>
          </table:table-cell>
          <table:table-cell office:value-type="float" office:value="1.5309" calcext:value-type="float">
            <text:p>1.5309</text:p>
          </table:table-cell>
          <table:table-cell office:value-type="float" office:value="1.7043" calcext:value-type="float">
            <text:p>1.7043</text:p>
          </table:table-cell>
        </table:table-row>
        <table:table-row table:style-name="ro1">
          <table:table-cell office:value-type="date" office:date-value="2020-06-15" calcext:value-type="date">
            <text:p>06/15/2020</text:p>
          </table:table-cell>
          <table:table-cell office:value-type="float" office:value="1.3604" calcext:value-type="float">
            <text:p>1.3604</text:p>
          </table:table-cell>
          <table:table-cell office:value-type="float" office:value="1.5348" calcext:value-type="float">
            <text:p>1.5348</text:p>
          </table:table-cell>
          <table:table-cell office:value-type="float" office:value="1.7091" calcext:value-type="float">
            <text:p>1.7091</text:p>
          </table:table-cell>
        </table:table-row>
        <table:table-row table:style-name="ro1">
          <table:table-cell office:value-type="date" office:date-value="2020-06-16" calcext:value-type="date">
            <text:p>06/16/2020</text:p>
          </table:table-cell>
          <table:table-cell office:value-type="float" office:value="1.3558" calcext:value-type="float">
            <text:p>1.3558</text:p>
          </table:table-cell>
          <table:table-cell office:value-type="float" office:value="1.5279" calcext:value-type="float">
            <text:p>1.5279</text:p>
          </table:table-cell>
          <table:table-cell office:value-type="float" office:value="1.7084" calcext:value-type="float">
            <text:p>1.7084</text:p>
          </table:table-cell>
        </table:table-row>
        <table:table-row table:style-name="ro1">
          <table:table-cell office:value-type="date" office:date-value="2020-06-17" calcext:value-type="date">
            <text:p>06/17/2020</text:p>
          </table:table-cell>
          <table:table-cell office:value-type="float" office:value="1.3555" calcext:value-type="float">
            <text:p>1.3555</text:p>
          </table:table-cell>
          <table:table-cell office:value-type="float" office:value="1.5223" calcext:value-type="float">
            <text:p>1.5223</text:p>
          </table:table-cell>
          <table:table-cell office:value-type="float" office:value="1.7001" calcext:value-type="float">
            <text:p>1.7001</text:p>
          </table:table-cell>
        </table:table-row>
        <table:table-row table:style-name="ro1">
          <table:table-cell office:value-type="date" office:date-value="2020-06-18" calcext:value-type="date">
            <text:p>06/18/2020</text:p>
          </table:table-cell>
          <table:table-cell office:value-type="float" office:value="1.3589" calcext:value-type="float">
            <text:p>1.3589</text:p>
          </table:table-cell>
          <table:table-cell office:value-type="float" office:value="1.5238" calcext:value-type="float">
            <text:p>1.5238</text:p>
          </table:table-cell>
          <table:table-cell office:value-type="float" office:value="1.6889" calcext:value-type="float">
            <text:p>1.6889</text:p>
          </table:table-cell>
        </table:table-row>
        <table:table-row table:style-name="ro1">
          <table:table-cell office:value-type="date" office:date-value="2020-06-19" calcext:value-type="date">
            <text:p>06/19/2020</text:p>
          </table:table-cell>
          <table:table-cell office:value-type="float" office:value="1.3587" calcext:value-type="float">
            <text:p>1.3587</text:p>
          </table:table-cell>
          <table:table-cell office:value-type="float" office:value="1.5221" calcext:value-type="float">
            <text:p>1.5221</text:p>
          </table:table-cell>
          <table:table-cell office:value-type="float" office:value="1.6807" calcext:value-type="float">
            <text:p>1.6807</text:p>
          </table:table-cell>
        </table:table-row>
        <table:table-row table:style-name="ro1">
          <table:table-cell office:value-type="date" office:date-value="2020-06-22" calcext:value-type="date">
            <text:p>06/22/2020</text:p>
          </table:table-cell>
          <table:table-cell office:value-type="float" office:value="1.3545" calcext:value-type="float">
            <text:p>1.3545</text:p>
          </table:table-cell>
          <table:table-cell office:value-type="float" office:value="1.5236" calcext:value-type="float">
            <text:p>1.5236</text:p>
          </table:table-cell>
          <table:table-cell office:value-type="float" office:value="1.6857" calcext:value-type="float">
            <text:p>1.6857</text:p>
          </table:table-cell>
        </table:table-row>
        <table:table-row table:style-name="ro1">
          <table:table-cell office:value-type="date" office:date-value="2020-06-23" calcext:value-type="date">
            <text:p>06/23/2020</text:p>
          </table:table-cell>
          <table:table-cell office:value-type="float" office:value="1.3516" calcext:value-type="float">
            <text:p>1.3516</text:p>
          </table:table-cell>
          <table:table-cell office:value-type="float" office:value="1.5303" calcext:value-type="float">
            <text:p>1.5303</text:p>
          </table:table-cell>
          <table:table-cell office:value-type="float" office:value="1.6912" calcext:value-type="float">
            <text:p>1.6912</text:p>
          </table:table-cell>
        </table:table-row>
        <table:table-row table:style-name="ro1">
          <table:table-cell office:value-type="date" office:date-value="2020-06-24" calcext:value-type="date">
            <text:p>06/24/2020</text:p>
          </table:table-cell>
          <table:table-cell office:value-type="float" office:value="1.3591" calcext:value-type="float">
            <text:p>1.3591</text:p>
          </table:table-cell>
          <table:table-cell office:value-type="float" office:value="1.5316" calcext:value-type="float">
            <text:p>1.5316</text:p>
          </table:table-cell>
          <table:table-cell office:value-type="float" office:value="1.6918" calcext:value-type="float">
            <text:p>1.6918</text:p>
          </table:table-cell>
        </table:table-row>
        <table:table-row table:style-name="ro1">
          <table:table-cell office:value-type="date" office:date-value="2020-06-25" calcext:value-type="date">
            <text:p>06/25/2020</text:p>
          </table:table-cell>
          <table:table-cell office:value-type="float" office:value="1.3645" calcext:value-type="float">
            <text:p>1.3645</text:p>
          </table:table-cell>
          <table:table-cell office:value-type="float" office:value="1.5308" calcext:value-type="float">
            <text:p>1.5308</text:p>
          </table:table-cell>
          <table:table-cell office:value-type="float" office:value="1.6938" calcext:value-type="float">
            <text:p>1.6938</text:p>
          </table:table-cell>
        </table:table-row>
        <table:table-row table:style-name="ro1">
          <table:table-cell office:value-type="date" office:date-value="2020-06-26" calcext:value-type="date">
            <text:p>06/26/2020</text:p>
          </table:table-cell>
          <table:table-cell office:value-type="float" office:value="1.3676" calcext:value-type="float">
            <text:p>1.3676</text:p>
          </table:table-cell>
          <table:table-cell office:value-type="float" office:value="1.5345" calcext:value-type="float">
            <text:p>1.5345</text:p>
          </table:table-cell>
          <table:table-cell office:value-type="float" office:value="1.6888" calcext:value-type="float">
            <text:p>1.6888</text:p>
          </table:table-cell>
        </table:table-row>
        <table:table-row table:style-name="ro1">
          <table:table-cell office:value-type="date" office:date-value="2020-06-29" calcext:value-type="date">
            <text:p>06/29/2020</text:p>
          </table:table-cell>
          <table:table-cell office:value-type="float" office:value="1.3682" calcext:value-type="float">
            <text:p>1.3682</text:p>
          </table:table-cell>
          <table:table-cell office:value-type="float" office:value="1.5389" calcext:value-type="float">
            <text:p>1.5389</text:p>
          </table:table-cell>
          <table:table-cell office:value-type="float" office:value="1.6815" calcext:value-type="float">
            <text:p>1.6815</text:p>
          </table:table-cell>
        </table:table-row>
        <table:table-row table:style-name="ro1">
          <table:table-cell office:value-type="date" office:date-value="2020-06-30" calcext:value-type="date">
            <text:p>06/30/2020</text:p>
          </table:table-cell>
          <table:table-cell office:value-type="float" office:value="1.3628" calcext:value-type="float">
            <text:p>1.3628</text:p>
          </table:table-cell>
          <table:table-cell office:value-type="float" office:value="1.5305" calcext:value-type="float">
            <text:p>1.5305</text:p>
          </table:table-cell>
          <table:table-cell office:value-type="float" office:value="1.6832" calcext:value-type="float">
            <text:p>1.6832</text:p>
          </table:table-cell>
        </table:table-row>
        <table:table-row table:style-name="ro1">
          <table:table-cell office:value-type="date" office:date-value="2020-07-02" calcext:value-type="date">
            <text:p>07/02/2020</text:p>
          </table:table-cell>
          <table:table-cell office:value-type="float" office:value="1.3586" calcext:value-type="float">
            <text:p>1.3586</text:p>
          </table:table-cell>
          <table:table-cell office:value-type="float" office:value="1.5279" calcext:value-type="float">
            <text:p>1.5279</text:p>
          </table:table-cell>
          <table:table-cell office:value-type="float" office:value="1.6952" calcext:value-type="float">
            <text:p>1.6952</text:p>
          </table:table-cell>
        </table:table-row>
        <table:table-row table:style-name="ro1">
          <table:table-cell office:value-type="date" office:date-value="2020-07-03" calcext:value-type="date">
            <text:p>07/03/2020</text:p>
          </table:table-cell>
          <table:table-cell office:value-type="float" office:value="1.3565" calcext:value-type="float">
            <text:p>1.3565</text:p>
          </table:table-cell>
          <table:table-cell office:value-type="float" office:value="1.5247" calcext:value-type="float">
            <text:p>1.5247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date" office:date-value="2020-07-06" calcext:value-type="date">
            <text:p>07/06/2020</text:p>
          </table:table-cell>
          <table:table-cell office:value-type="float" office:value="1.3543" calcext:value-type="float">
            <text:p>1.3543</text:p>
          </table:table-cell>
          <table:table-cell office:value-type="float" office:value="1.5326" calcext:value-type="float">
            <text:p>1.5326</text:p>
          </table:table-cell>
          <table:table-cell office:value-type="float" office:value="1.6925" calcext:value-type="float">
            <text:p>1.6925</text:p>
          </table:table-cell>
        </table:table-row>
        <table:table-row table:style-name="ro1">
          <table:table-cell office:value-type="date" office:date-value="2020-07-07" calcext:value-type="date">
            <text:p>07/07/2020</text:p>
          </table:table-cell>
          <table:table-cell office:value-type="float" office:value="1.3583" calcext:value-type="float">
            <text:p>1.3583</text:p>
          </table:table-cell>
          <table:table-cell office:value-type="float" office:value="1.5337" calcext:value-type="float">
            <text:p>1.5337</text:p>
          </table:table-cell>
          <table:table-cell office:value-type="float" office:value="1.7058" calcext:value-type="float">
            <text:p>1.7058</text:p>
          </table:table-cell>
        </table:table-row>
        <table:table-row table:style-name="ro1">
          <table:table-cell office:value-type="date" office:date-value="2020-07-08" calcext:value-type="date">
            <text:p>07/08/2020</text:p>
          </table:table-cell>
          <table:table-cell office:value-type="float" office:value="1.3538" calcext:value-type="float">
            <text:p>1.3538</text:p>
          </table:table-cell>
          <table:table-cell office:value-type="float" office:value="1.5332" calcext:value-type="float">
            <text:p>1.5332</text:p>
          </table:table-cell>
          <table:table-cell office:value-type="float" office:value="1.7044" calcext:value-type="float">
            <text:p>1.7044</text:p>
          </table:table-cell>
        </table:table-row>
        <table:table-row table:style-name="ro1">
          <table:table-cell office:value-type="date" office:date-value="2020-07-09" calcext:value-type="date">
            <text:p>07/09/2020</text:p>
          </table:table-cell>
          <table:table-cell office:value-type="float" office:value="1.3555" calcext:value-type="float">
            <text:p>1.3555</text:p>
          </table:table-cell>
          <table:table-cell office:value-type="float" office:value="1.5328" calcext:value-type="float">
            <text:p>1.5328</text:p>
          </table:table-cell>
          <table:table-cell office:value-type="float" office:value="1.7118" calcext:value-type="float">
            <text:p>1.7118</text:p>
          </table:table-cell>
        </table:table-row>
        <table:table-row table:style-name="ro1">
          <table:table-cell office:value-type="date" office:date-value="2020-07-10" calcext:value-type="date">
            <text:p>07/10/2020</text:p>
          </table:table-cell>
          <table:table-cell office:value-type="float" office:value="1.3594" calcext:value-type="float">
            <text:p>1.3594</text:p>
          </table:table-cell>
          <table:table-cell office:value-type="float" office:value="1.5367" calcext:value-type="float">
            <text:p>1.5367</text:p>
          </table:table-cell>
          <table:table-cell office:value-type="float" office:value="1.7173" calcext:value-type="float">
            <text:p>1.7173</text:p>
          </table:table-cell>
        </table:table-row>
        <table:table-row table:style-name="ro1">
          <table:table-cell office:value-type="date" office:date-value="2020-07-13" calcext:value-type="date">
            <text:p>07/13/2020</text:p>
          </table:table-cell>
          <table:table-cell office:value-type="float" office:value="1.3567" calcext:value-type="float">
            <text:p>1.3567</text:p>
          </table:table-cell>
          <table:table-cell office:value-type="float" office:value="1.5407" calcext:value-type="float">
            <text:p>1.5407</text:p>
          </table:table-cell>
          <table:table-cell office:value-type="float" office:value="1.7098" calcext:value-type="float">
            <text:p>1.7098</text:p>
          </table:table-cell>
        </table:table-row>
        <table:table-row table:style-name="ro1">
          <table:table-cell office:value-type="date" office:date-value="2020-07-14" calcext:value-type="date">
            <text:p>07/14/2020</text:p>
          </table:table-cell>
          <table:table-cell office:value-type="float" office:value="1.3616" calcext:value-type="float">
            <text:p>1.3616</text:p>
          </table:table-cell>
          <table:table-cell office:value-type="float" office:value="1.5513" calcext:value-type="float">
            <text:p>1.5513</text:p>
          </table:table-cell>
          <table:table-cell office:value-type="float" office:value="1.7072" calcext:value-type="float">
            <text:p>1.7072</text:p>
          </table:table-cell>
        </table:table-row>
        <table:table-row table:style-name="ro1">
          <table:table-cell office:value-type="date" office:date-value="2020-07-15" calcext:value-type="date">
            <text:p>07/15/2020</text:p>
          </table:table-cell>
          <table:table-cell office:value-type="float" office:value="1.3534" calcext:value-type="float">
            <text:p>1.3534</text:p>
          </table:table-cell>
          <table:table-cell office:value-type="float" office:value="1.5453" calcext:value-type="float">
            <text:p>1.5453</text:p>
          </table:table-cell>
          <table:table-cell office:value-type="float" office:value="1.7056" calcext:value-type="float">
            <text:p>1.7056</text:p>
          </table:table-cell>
        </table:table-row>
        <table:table-row table:style-name="ro1">
          <table:table-cell office:value-type="date" office:date-value="2020-07-16" calcext:value-type="date">
            <text:p>07/16/2020</text:p>
          </table:table-cell>
          <table:table-cell office:value-type="float" office:value="1.3543" calcext:value-type="float">
            <text:p>1.3543</text:p>
          </table:table-cell>
          <table:table-cell office:value-type="float" office:value="1.545" calcext:value-type="float">
            <text:p>1.545</text:p>
          </table:table-cell>
          <table:table-cell office:value-type="float" office:value="1.7031" calcext:value-type="float">
            <text:p>1.7031</text:p>
          </table:table-cell>
        </table:table-row>
        <table:table-row table:style-name="ro1">
          <table:table-cell office:value-type="date" office:date-value="2020-07-17" calcext:value-type="date">
            <text:p>07/17/2020</text:p>
          </table:table-cell>
          <table:table-cell office:value-type="float" office:value="1.3574" calcext:value-type="float">
            <text:p>1.3574</text:p>
          </table:table-cell>
          <table:table-cell office:value-type="float" office:value="1.552" calcext:value-type="float">
            <text:p>1.552</text:p>
          </table:table-cell>
          <table:table-cell office:value-type="float" office:value="1.7033" calcext:value-type="float">
            <text:p>1.7033</text:p>
          </table:table-cell>
        </table:table-row>
        <table:table-row table:style-name="ro1">
          <table:table-cell office:value-type="date" office:date-value="2020-07-20" calcext:value-type="date">
            <text:p>07/20/2020</text:p>
          </table:table-cell>
          <table:table-cell office:value-type="float" office:value="1.3543" calcext:value-type="float">
            <text:p>1.3543</text:p>
          </table:table-cell>
          <table:table-cell office:value-type="float" office:value="1.5488" calcext:value-type="float">
            <text:p>1.5488</text:p>
          </table:table-cell>
          <table:table-cell office:value-type="float" office:value="1.7127" calcext:value-type="float">
            <text:p>1.7127</text:p>
          </table:table-cell>
        </table:table-row>
        <table:table-row table:style-name="ro1">
          <table:table-cell office:value-type="date" office:date-value="2020-07-21" calcext:value-type="date">
            <text:p>07/21/2020</text:p>
          </table:table-cell>
          <table:table-cell office:value-type="float" office:value="1.3446" calcext:value-type="float">
            <text:p>1.3446</text:p>
          </table:table-cell>
          <table:table-cell office:value-type="float" office:value="1.5452" calcext:value-type="float">
            <text:p>1.5452</text:p>
          </table:table-cell>
          <table:table-cell office:value-type="float" office:value="1.7121" calcext:value-type="float">
            <text:p>1.7121</text:p>
          </table:table-cell>
        </table:table-row>
        <table:table-row table:style-name="ro1">
          <table:table-cell office:value-type="date" office:date-value="2020-07-22" calcext:value-type="date">
            <text:p>07/22/2020</text:p>
          </table:table-cell>
          <table:table-cell office:value-type="float" office:value="1.342" calcext:value-type="float">
            <text:p>1.342</text:p>
          </table:table-cell>
          <table:table-cell office:value-type="float" office:value="1.554" calcext:value-type="float">
            <text:p>1.554</text:p>
          </table:table-cell>
          <table:table-cell office:value-type="float" office:value="1.7078" calcext:value-type="float">
            <text:p>1.7078</text:p>
          </table:table-cell>
        </table:table-row>
        <table:table-row table:style-name="ro1">
          <table:table-cell office:value-type="date" office:date-value="2020-07-23" calcext:value-type="date">
            <text:p>07/23/2020</text:p>
          </table:table-cell>
          <table:table-cell office:value-type="float" office:value="1.3392" calcext:value-type="float">
            <text:p>1.3392</text:p>
          </table:table-cell>
          <table:table-cell office:value-type="float" office:value="1.5526" calcext:value-type="float">
            <text:p>1.5526</text:p>
          </table:table-cell>
          <table:table-cell office:value-type="float" office:value="1.7045" calcext:value-type="float">
            <text:p>1.7045</text:p>
          </table:table-cell>
        </table:table-row>
        <table:table-row table:style-name="ro1">
          <table:table-cell office:value-type="date" office:date-value="2020-07-24" calcext:value-type="date">
            <text:p>07/24/2020</text:p>
          </table:table-cell>
          <table:table-cell office:value-type="float" office:value="1.3421" calcext:value-type="float">
            <text:p>1.3421</text:p>
          </table:table-cell>
          <table:table-cell office:value-type="float" office:value="1.5608" calcext:value-type="float">
            <text:p>1.5608</text:p>
          </table:table-cell>
          <table:table-cell office:value-type="float" office:value="1.7153" calcext:value-type="float">
            <text:p>1.7153</text:p>
          </table:table-cell>
        </table:table-row>
        <table:table-row table:style-name="ro1">
          <table:table-cell office:value-type="date" office:date-value="2020-07-27" calcext:value-type="date">
            <text:p>07/27/2020</text:p>
          </table:table-cell>
          <table:table-cell office:value-type="float" office:value="1.3378" calcext:value-type="float">
            <text:p>1.3378</text:p>
          </table:table-cell>
          <table:table-cell office:value-type="float" office:value="1.5723" calcext:value-type="float">
            <text:p>1.5723</text:p>
          </table:table-cell>
          <table:table-cell office:value-type="float" office:value="1.722" calcext:value-type="float">
            <text:p>1.722</text:p>
          </table:table-cell>
        </table:table-row>
        <table:table-row table:style-name="ro1">
          <table:table-cell office:value-type="date" office:date-value="2020-07-28" calcext:value-type="date">
            <text:p>07/28/2020</text:p>
          </table:table-cell>
          <table:table-cell office:value-type="float" office:value="1.3373" calcext:value-type="float">
            <text:p>1.3373</text:p>
          </table:table-cell>
          <table:table-cell office:value-type="float" office:value="1.5682" calcext:value-type="float">
            <text:p>1.5682</text:p>
          </table:table-cell>
          <table:table-cell office:value-type="float" office:value="1.7288" calcext:value-type="float">
            <text:p>1.7288</text:p>
          </table:table-cell>
        </table:table-row>
        <table:table-row table:style-name="ro1">
          <table:table-cell office:value-type="date" office:date-value="2020-07-29" calcext:value-type="date">
            <text:p>07/29/2020</text:p>
          </table:table-cell>
          <table:table-cell office:value-type="float" office:value="1.336" calcext:value-type="float">
            <text:p>1.336</text:p>
          </table:table-cell>
          <table:table-cell office:value-type="float" office:value="1.5721" calcext:value-type="float">
            <text:p>1.5721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date" office:date-value="2020-07-30" calcext:value-type="date">
            <text:p>07/30/2020</text:p>
          </table:table-cell>
          <table:table-cell office:value-type="float" office:value="1.3432" calcext:value-type="float">
            <text:p>1.3432</text:p>
          </table:table-cell>
          <table:table-cell office:value-type="float" office:value="1.5851" calcext:value-type="float">
            <text:p>1.5851</text:p>
          </table:table-cell>
          <table:table-cell office:value-type="float" office:value="1.7537" calcext:value-type="float">
            <text:p>1.7537</text:p>
          </table:table-cell>
        </table:table-row>
        <table:table-row table:style-name="ro1">
          <table:table-cell office:value-type="date" office:date-value="2020-07-31" calcext:value-type="date">
            <text:p>07/31/2020</text:p>
          </table:table-cell>
          <table:table-cell office:value-type="float" office:value="1.3404" calcext:value-type="float">
            <text:p>1.3404</text:p>
          </table:table-cell>
          <table:table-cell office:value-type="float" office:value="1.5831" calcext:value-type="float">
            <text:p>1.5831</text:p>
          </table:table-cell>
          <table:table-cell office:value-type="float" office:value="1.7591" calcext:value-type="float">
            <text:p>1.7591</text:p>
          </table:table-cell>
        </table:table-row>
        <table:table-row table:style-name="ro1">
          <table:table-cell office:value-type="date" office:date-value="2020-08-04" calcext:value-type="date">
            <text:p>08/04/2020</text:p>
          </table:table-cell>
          <table:table-cell office:value-type="float" office:value="1.3372" calcext:value-type="float">
            <text:p>1.3372</text:p>
          </table:table-cell>
          <table:table-cell office:value-type="float" office:value="1.5732" calcext:value-type="float">
            <text:p>1.5732</text:p>
          </table:table-cell>
          <table:table-cell office:value-type="float" office:value="1.7442" calcext:value-type="float">
            <text:p>1.7442</text:p>
          </table:table-cell>
        </table:table-row>
        <table:table-row table:style-name="ro1">
          <table:table-cell office:value-type="date" office:date-value="2020-08-05" calcext:value-type="date">
            <text:p>08/05/2020</text:p>
          </table:table-cell>
          <table:table-cell office:value-type="float" office:value="1.3262" calcext:value-type="float">
            <text:p>1.3262</text:p>
          </table:table-cell>
          <table:table-cell office:value-type="float" office:value="1.5751" calcext:value-type="float">
            <text:p>1.5751</text:p>
          </table:table-cell>
          <table:table-cell office:value-type="float" office:value="1.7417" calcext:value-type="float">
            <text:p>1.7417</text:p>
          </table:table-cell>
        </table:table-row>
        <table:table-row table:style-name="ro1">
          <table:table-cell office:value-type="date" office:date-value="2020-08-06" calcext:value-type="date">
            <text:p>08/06/2020</text:p>
          </table:table-cell>
          <table:table-cell office:value-type="float" office:value="1.3292" calcext:value-type="float">
            <text:p>1.3292</text:p>
          </table:table-cell>
          <table:table-cell office:value-type="float" office:value="1.5764" calcext:value-type="float">
            <text:p>1.5764</text:p>
          </table:table-cell>
          <table:table-cell office:value-type="float" office:value="1.7481" calcext:value-type="float">
            <text:p>1.7481</text:p>
          </table:table-cell>
        </table:table-row>
        <table:table-row table:style-name="ro1">
          <table:table-cell office:value-type="date" office:date-value="2020-08-07" calcext:value-type="date">
            <text:p>08/07/2020</text:p>
          </table:table-cell>
          <table:table-cell office:value-type="float" office:value="1.3377" calcext:value-type="float">
            <text:p>1.3377</text:p>
          </table:table-cell>
          <table:table-cell office:value-type="float" office:value="1.5765" calcext:value-type="float">
            <text:p>1.5765</text:p>
          </table:table-cell>
          <table:table-cell office:value-type="float" office:value="1.7459" calcext:value-type="float">
            <text:p>1.7459</text:p>
          </table:table-cell>
        </table:table-row>
        <table:table-row table:style-name="ro1">
          <table:table-cell office:value-type="date" office:date-value="2020-08-10" calcext:value-type="date">
            <text:p>08/10/2020</text:p>
          </table:table-cell>
          <table:table-cell office:value-type="float" office:value="1.3354" calcext:value-type="float">
            <text:p>1.3354</text:p>
          </table:table-cell>
          <table:table-cell office:value-type="float" office:value="1.5701" calcext:value-type="float">
            <text:p>1.5701</text:p>
          </table:table-cell>
          <table:table-cell office:value-type="float" office:value="1.7462" calcext:value-type="float">
            <text:p>1.7462</text:p>
          </table:table-cell>
        </table:table-row>
        <table:table-row table:style-name="ro1">
          <table:table-cell office:value-type="date" office:date-value="2020-08-11" calcext:value-type="date">
            <text:p>08/11/2020</text:p>
          </table:table-cell>
          <table:table-cell office:value-type="float" office:value="1.3291" calcext:value-type="float">
            <text:p>1.3291</text:p>
          </table:table-cell>
          <table:table-cell office:value-type="float" office:value="1.564" calcext:value-type="float">
            <text:p>1.564</text:p>
          </table:table-cell>
          <table:table-cell office:value-type="float" office:value="1.7396" calcext:value-type="float">
            <text:p>1.7396</text:p>
          </table:table-cell>
        </table:table-row>
        <table:table-row table:style-name="ro1">
          <table:table-cell office:value-type="date" office:date-value="2020-08-12" calcext:value-type="date">
            <text:p>08/12/2020</text:p>
          </table:table-cell>
          <table:table-cell office:value-type="float" office:value="1.3254" calcext:value-type="float">
            <text:p>1.3254</text:p>
          </table:table-cell>
          <table:table-cell office:value-type="float" office:value="1.5626" calcext:value-type="float">
            <text:p>1.5626</text:p>
          </table:table-cell>
          <table:table-cell office:value-type="float" office:value="1.7278" calcext:value-type="float">
            <text:p>1.7278</text:p>
          </table:table-cell>
        </table:table-row>
        <table:table-row table:style-name="ro1">
          <table:table-cell office:value-type="date" office:date-value="2020-08-13" calcext:value-type="date">
            <text:p>08/13/2020</text:p>
          </table:table-cell>
          <table:table-cell office:value-type="float" office:value="1.3217" calcext:value-type="float">
            <text:p>1.3217</text:p>
          </table:table-cell>
          <table:table-cell office:value-type="float" office:value="1.5628" calcext:value-type="float">
            <text:p>1.5628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date" office:date-value="2020-08-14" calcext:value-type="date">
            <text:p>08/14/2020</text:p>
          </table:table-cell>
          <table:table-cell office:value-type="float" office:value="1.325" calcext:value-type="float">
            <text:p>1.325</text:p>
          </table:table-cell>
          <table:table-cell office:value-type="float" office:value="1.5678" calcext:value-type="float">
            <text:p>1.5678</text:p>
          </table:table-cell>
          <table:table-cell office:value-type="float" office:value="1.7363" calcext:value-type="float">
            <text:p>1.7363</text:p>
          </table:table-cell>
        </table:table-row>
        <table:table-row table:style-name="ro1">
          <table:table-cell office:value-type="date" office:date-value="2020-08-17" calcext:value-type="date">
            <text:p>08/17/2020</text:p>
          </table:table-cell>
          <table:table-cell office:value-type="float" office:value="1.3207" calcext:value-type="float">
            <text:p>1.3207</text:p>
          </table:table-cell>
          <table:table-cell office:value-type="float" office:value="1.5671" calcext:value-type="float">
            <text:p>1.5671</text:p>
          </table:table-cell>
          <table:table-cell office:value-type="float" office:value="1.7299" calcext:value-type="float">
            <text:p>1.7299</text:p>
          </table:table-cell>
        </table:table-row>
        <table:table-row table:style-name="ro1">
          <table:table-cell office:value-type="date" office:date-value="2020-08-18" calcext:value-type="date">
            <text:p>08/18/2020</text:p>
          </table:table-cell>
          <table:table-cell office:value-type="float" office:value="1.317" calcext:value-type="float">
            <text:p>1.317</text:p>
          </table:table-cell>
          <table:table-cell office:value-type="float" office:value="1.5718" calcext:value-type="float">
            <text:p>1.5718</text:p>
          </table:table-cell>
          <table:table-cell office:value-type="float" office:value="1.7418" calcext:value-type="float">
            <text:p>1.7418</text:p>
          </table:table-cell>
        </table:table-row>
        <table:table-row table:style-name="ro1">
          <table:table-cell office:value-type="date" office:date-value="2020-08-19" calcext:value-type="date">
            <text:p>08/19/2020</text:p>
          </table:table-cell>
          <table:table-cell office:value-type="float" office:value="1.3171" calcext:value-type="float">
            <text:p>1.3171</text:p>
          </table:table-cell>
          <table:table-cell office:value-type="float" office:value="1.5668" calcext:value-type="float">
            <text:p>1.5668</text:p>
          </table:table-cell>
          <table:table-cell office:value-type="float" office:value="1.7349" calcext:value-type="float">
            <text:p>1.7349</text:p>
          </table:table-cell>
        </table:table-row>
        <table:table-row table:style-name="ro1">
          <table:table-cell office:value-type="date" office:date-value="2020-08-20" calcext:value-type="date">
            <text:p>08/20/2020</text:p>
          </table:table-cell>
          <table:table-cell office:value-type="float" office:value="1.3195" calcext:value-type="float">
            <text:p>1.3195</text:p>
          </table:table-cell>
          <table:table-cell office:value-type="float" office:value="1.5633" calcext:value-type="float">
            <text:p>1.5633</text:p>
          </table:table-cell>
          <table:table-cell office:value-type="float" office:value="1.7373" calcext:value-type="float">
            <text:p>1.7373</text:p>
          </table:table-cell>
        </table:table-row>
        <table:table-row table:style-name="ro1">
          <table:table-cell office:value-type="date" office:date-value="2020-08-21" calcext:value-type="date">
            <text:p>08/21/2020</text:p>
          </table:table-cell>
          <table:table-cell office:value-type="float" office:value="1.3205" calcext:value-type="float">
            <text:p>1.3205</text:p>
          </table:table-cell>
          <table:table-cell office:value-type="float" office:value="1.5552" calcext:value-type="float">
            <text:p>1.5552</text:p>
          </table:table-cell>
          <table:table-cell office:value-type="float" office:value="1.7286" calcext:value-type="float">
            <text:p>1.7286</text:p>
          </table:table-cell>
        </table:table-row>
        <table:table-row table:style-name="ro1">
          <table:table-cell office:value-type="date" office:date-value="2020-08-24" calcext:value-type="date">
            <text:p>08/24/2020</text:p>
          </table:table-cell>
          <table:table-cell office:value-type="float" office:value="1.3207" calcext:value-type="float">
            <text:p>1.3207</text:p>
          </table:table-cell>
          <table:table-cell office:value-type="float" office:value="1.5599" calcext:value-type="float">
            <text:p>1.5599</text:p>
          </table:table-cell>
          <table:table-cell office:value-type="float" office:value="1.7275" calcext:value-type="float">
            <text:p>1.7275</text:p>
          </table:table-cell>
        </table:table-row>
        <table:table-row table:style-name="ro1">
          <table:table-cell office:value-type="date" office:date-value="2020-08-25" calcext:value-type="date">
            <text:p>08/25/2020</text:p>
          </table:table-cell>
          <table:table-cell office:value-type="float" office:value="1.3194" calcext:value-type="float">
            <text:p>1.3194</text:p>
          </table:table-cell>
          <table:table-cell office:value-type="float" office:value="1.5598" calcext:value-type="float">
            <text:p>1.5598</text:p>
          </table:table-cell>
          <table:table-cell office:value-type="float" office:value="1.7331" calcext:value-type="float">
            <text:p>1.7331</text:p>
          </table:table-cell>
        </table:table-row>
        <table:table-row table:style-name="ro1">
          <table:table-cell office:value-type="date" office:date-value="2020-08-26" calcext:value-type="date">
            <text:p>08/26/2020</text:p>
          </table:table-cell>
          <table:table-cell office:value-type="float" office:value="1.3155" calcext:value-type="float">
            <text:p>1.3155</text:p>
          </table:table-cell>
          <table:table-cell office:value-type="float" office:value="1.5544" calcext:value-type="float">
            <text:p>1.5544</text:p>
          </table:table-cell>
          <table:table-cell office:value-type="float" office:value="1.7349" calcext:value-type="float">
            <text:p>1.7349</text:p>
          </table:table-cell>
        </table:table-row>
        <table:table-row table:style-name="ro1">
          <table:table-cell office:value-type="date" office:date-value="2020-08-27" calcext:value-type="date">
            <text:p>08/27/2020</text:p>
          </table:table-cell>
          <table:table-cell office:value-type="float" office:value="1.3129" calcext:value-type="float">
            <text:p>1.3129</text:p>
          </table:table-cell>
          <table:table-cell office:value-type="float" office:value="1.5512" calcext:value-type="float">
            <text:p>1.5512</text:p>
          </table:table-cell>
          <table:table-cell office:value-type="float" office:value="1.7335" calcext:value-type="float">
            <text:p>1.7335</text:p>
          </table:table-cell>
        </table:table-row>
        <table:table-row table:style-name="ro1">
          <table:table-cell office:value-type="date" office:date-value="2020-08-28" calcext:value-type="date">
            <text:p>08/28/2020</text:p>
          </table:table-cell>
          <table:table-cell office:value-type="float" office:value="1.3097" calcext:value-type="float">
            <text:p>1.3097</text:p>
          </table:table-cell>
          <table:table-cell office:value-type="float" office:value="1.5576" calcext:value-type="float">
            <text:p>1.5576</text:p>
          </table:table-cell>
          <table:table-cell office:value-type="float" office:value="1.7449" calcext:value-type="float">
            <text:p>1.7449</text:p>
          </table:table-cell>
        </table:table-row>
        <table:table-row table:style-name="ro1">
          <table:table-cell office:value-type="date" office:date-value="2020-08-31" calcext:value-type="date">
            <text:p>08/31/2020</text:p>
          </table:table-cell>
          <table:table-cell office:value-type="float" office:value="1.3042" calcext:value-type="float">
            <text:p>1.3042</text:p>
          </table:table-cell>
          <table:table-cell office:value-type="float" office:value="1.5573" calcext:value-type="float">
            <text:p>1.5573</text:p>
          </table:table-cell>
          <table:table-cell office:value-type="float" office:value="1.7422" calcext:value-type="float">
            <text:p>1.7422</text:p>
          </table:table-cell>
        </table:table-row>
        <table:table-row table:style-name="ro1">
          <table:table-cell office:value-type="date" office:date-value="2020-09-01" calcext:value-type="date">
            <text:p>09/01/2020</text:p>
          </table:table-cell>
          <table:table-cell office:value-type="float" office:value="1.3055" calcext:value-type="float">
            <text:p>1.3055</text:p>
          </table:table-cell>
          <table:table-cell office:value-type="float" office:value="1.5592" calcext:value-type="float">
            <text:p>1.5592</text:p>
          </table:table-cell>
          <table:table-cell office:value-type="float" office:value="1.7513" calcext:value-type="float">
            <text:p>1.7513</text:p>
          </table:table-cell>
        </table:table-row>
        <table:table-row table:style-name="ro1">
          <table:table-cell office:value-type="date" office:date-value="2020-09-02" calcext:value-type="date">
            <text:p>09/02/2020</text:p>
          </table:table-cell>
          <table:table-cell office:value-type="float" office:value="1.3067" calcext:value-type="float">
            <text:p>1.3067</text:p>
          </table:table-cell>
          <table:table-cell office:value-type="float" office:value="1.547" calcext:value-type="float">
            <text:p>1.547</text:p>
          </table:table-cell>
          <table:table-cell office:value-type="float" office:value="1.7409" calcext:value-type="float">
            <text:p>1.7409</text:p>
          </table:table-cell>
        </table:table-row>
        <table:table-row table:style-name="ro1">
          <table:table-cell office:value-type="date" office:date-value="2020-09-03" calcext:value-type="date">
            <text:p>09/03/2020</text:p>
          </table:table-cell>
          <table:table-cell office:value-type="float" office:value="1.3123" calcext:value-type="float">
            <text:p>1.3123</text:p>
          </table:table-cell>
          <table:table-cell office:value-type="float" office:value="1.5537" calcext:value-type="float">
            <text:p>1.5537</text:p>
          </table:table-cell>
          <table:table-cell office:value-type="float" office:value="1.7416" calcext:value-type="float">
            <text:p>1.7416</text:p>
          </table:table-cell>
        </table:table-row>
        <table:table-row table:style-name="ro1">
          <table:table-cell office:value-type="date" office:date-value="2020-09-04" calcext:value-type="date">
            <text:p>09/04/2020</text:p>
          </table:table-cell>
          <table:table-cell office:value-type="float" office:value="1.3089" calcext:value-type="float">
            <text:p>1.3089</text:p>
          </table:table-cell>
          <table:table-cell office:value-type="float" office:value="1.5478" calcext:value-type="float">
            <text:p>1.5478</text:p>
          </table:table-cell>
          <table:table-cell office:value-type="float" office:value="1.7331" calcext:value-type="float">
            <text:p>1.7331</text:p>
          </table:table-cell>
        </table:table-row>
        <table:table-row table:style-name="ro1">
          <table:table-cell office:value-type="date" office:date-value="2020-09-08" calcext:value-type="date">
            <text:p>09/08/2020</text:p>
          </table:table-cell>
          <table:table-cell office:value-type="float" office:value="1.3191" calcext:value-type="float">
            <text:p>1.3191</text:p>
          </table:table-cell>
          <table:table-cell office:value-type="float" office:value="1.5552" calcext:value-type="float">
            <text:p>1.5552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date" office:date-value="2020-09-09" calcext:value-type="date">
            <text:p>09/09/2020</text:p>
          </table:table-cell>
          <table:table-cell office:value-type="float" office:value="1.3173" calcext:value-type="float">
            <text:p>1.3173</text:p>
          </table:table-cell>
          <table:table-cell office:value-type="float" office:value="1.5552" calcext:value-type="float">
            <text:p>1.5552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date" office:date-value="2020-09-10" calcext:value-type="date">
            <text:p>09/10/2020</text:p>
          </table:table-cell>
          <table:table-cell office:value-type="float" office:value="1.3162" calcext:value-type="float">
            <text:p>1.3162</text:p>
          </table:table-cell>
          <table:table-cell office:value-type="float" office:value="1.5617" calcext:value-type="float">
            <text:p>1.5617</text:p>
          </table:table-cell>
          <table:table-cell office:value-type="float" office:value="1.6936" calcext:value-type="float">
            <text:p>1.6936</text:p>
          </table:table-cell>
        </table:table-row>
        <table:table-row table:style-name="ro1">
          <table:table-cell office:value-type="date" office:date-value="2020-09-11" calcext:value-type="date">
            <text:p>09/11/2020</text:p>
          </table:table-cell>
          <table:table-cell office:value-type="float" office:value="1.3186" calcext:value-type="float">
            <text:p>1.3186</text:p>
          </table:table-cell>
          <table:table-cell office:value-type="float" office:value="1.5612" calcext:value-type="float">
            <text:p>1.5612</text:p>
          </table:table-cell>
          <table:table-cell office:value-type="float" office:value="1.6874" calcext:value-type="float">
            <text:p>1.6874</text:p>
          </table:table-cell>
        </table:table-row>
        <table:table-row table:style-name="ro1">
          <table:table-cell office:value-type="date" office:date-value="2020-09-14" calcext:value-type="date">
            <text:p>09/14/2020</text:p>
          </table:table-cell>
          <table:table-cell office:value-type="float" office:value="1.3175" calcext:value-type="float">
            <text:p>1.3175</text:p>
          </table:table-cell>
          <table:table-cell office:value-type="float" office:value="1.5641" calcext:value-type="float">
            <text:p>1.5641</text:p>
          </table:table-cell>
          <table:table-cell office:value-type="float" office:value="1.6961" calcext:value-type="float">
            <text:p>1.6961</text:p>
          </table:table-cell>
        </table:table-row>
        <table:table-row table:style-name="ro1">
          <table:table-cell office:value-type="date" office:date-value="2020-09-15" calcext:value-type="date">
            <text:p>09/15/2020</text:p>
          </table:table-cell>
          <table:table-cell office:value-type="float" office:value="1.3176" calcext:value-type="float">
            <text:p>1.3176</text:p>
          </table:table-cell>
          <table:table-cell office:value-type="float" office:value="1.5622" calcext:value-type="float">
            <text:p>1.5622</text:p>
          </table:table-cell>
          <table:table-cell office:value-type="float" office:value="1.6976" calcext:value-type="float">
            <text:p>1.6976</text:p>
          </table:table-cell>
        </table:table-row>
        <table:table-row table:style-name="ro1">
          <table:table-cell office:value-type="date" office:date-value="2020-09-16" calcext:value-type="date">
            <text:p>09/16/2020</text:p>
          </table:table-cell>
          <table:table-cell office:value-type="float" office:value="1.3168" calcext:value-type="float">
            <text:p>1.3168</text:p>
          </table:table-cell>
          <table:table-cell office:value-type="float" office:value="1.5583" calcext:value-type="float">
            <text:p>1.5583</text:p>
          </table:table-cell>
          <table:table-cell office:value-type="float" office:value="1.7089" calcext:value-type="float">
            <text:p>1.7089</text:p>
          </table:table-cell>
        </table:table-row>
        <table:table-row table:style-name="ro1">
          <table:table-cell office:value-type="date" office:date-value="2020-09-17" calcext:value-type="date">
            <text:p>09/17/2020</text:p>
          </table:table-cell>
          <table:table-cell office:value-type="float" office:value="1.32" calcext:value-type="float">
            <text:p>1.32</text:p>
          </table:table-cell>
          <table:table-cell office:value-type="float" office:value="1.5603" calcext:value-type="float">
            <text:p>1.5603</text:p>
          </table:table-cell>
          <table:table-cell office:value-type="float" office:value="1.7073" calcext:value-type="float">
            <text:p>1.7073</text:p>
          </table:table-cell>
        </table:table-row>
        <table:table-row table:style-name="ro1">
          <table:table-cell office:value-type="date" office:date-value="2020-09-18" calcext:value-type="date">
            <text:p>09/18/2020</text:p>
          </table:table-cell>
          <table:table-cell office:value-type="float" office:value="1.3186" calcext:value-type="float">
            <text:p>1.3186</text:p>
          </table:table-cell>
          <table:table-cell office:value-type="float" office:value="1.5628" calcext:value-type="float">
            <text:p>1.5628</text:p>
          </table:table-cell>
          <table:table-cell office:value-type="float" office:value="1.7071" calcext:value-type="float">
            <text:p>1.7071</text:p>
          </table:table-cell>
        </table:table-row>
        <table:table-row table:style-name="ro1">
          <table:table-cell office:value-type="date" office:date-value="2020-09-21" calcext:value-type="date">
            <text:p>09/21/2020</text:p>
          </table:table-cell>
          <table:table-cell office:value-type="float" office:value="1.3293" calcext:value-type="float">
            <text:p>1.3293</text:p>
          </table:table-cell>
          <table:table-cell office:value-type="float" office:value="1.5624" calcext:value-type="float">
            <text:p>1.5624</text:p>
          </table:table-cell>
          <table:table-cell office:value-type="float" office:value="1.7026" calcext:value-type="float">
            <text:p>1.7026</text:p>
          </table:table-cell>
        </table:table-row>
        <table:table-row table:style-name="ro1">
          <table:table-cell office:value-type="date" office:date-value="2020-09-22" calcext:value-type="date">
            <text:p>09/22/2020</text:p>
          </table:table-cell>
          <table:table-cell office:value-type="float" office:value="1.331" calcext:value-type="float">
            <text:p>1.331</text:p>
          </table:table-cell>
          <table:table-cell office:value-type="float" office:value="1.5599" calcext:value-type="float">
            <text:p>1.5599</text:p>
          </table:table-cell>
          <table:table-cell office:value-type="float" office:value="1.6969" calcext:value-type="float">
            <text:p>1.6969</text:p>
          </table:table-cell>
        </table:table-row>
        <table:table-row table:style-name="ro1">
          <table:table-cell office:value-type="date" office:date-value="2020-09-23" calcext:value-type="date">
            <text:p>09/23/2020</text:p>
          </table:table-cell>
          <table:table-cell office:value-type="float" office:value="1.3358" calcext:value-type="float">
            <text:p>1.3358</text:p>
          </table:table-cell>
          <table:table-cell office:value-type="float" office:value="1.5599" calcext:value-type="float">
            <text:p>1.5599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date" office:date-value="2020-09-24" calcext:value-type="date">
            <text:p>09/24/2020</text:p>
          </table:table-cell>
          <table:table-cell office:value-type="float" office:value="1.3374" calcext:value-type="float">
            <text:p>1.3374</text:p>
          </table:table-cell>
          <table:table-cell office:value-type="float" office:value="1.5591" calcext:value-type="float">
            <text:p>1.5591</text:p>
          </table:table-cell>
          <table:table-cell office:value-type="float" office:value="1.7046" calcext:value-type="float">
            <text:p>1.7046</text:p>
          </table:table-cell>
        </table:table-row>
        <table:table-row table:style-name="ro1">
          <table:table-cell office:value-type="date" office:date-value="2020-09-25" calcext:value-type="date">
            <text:p>09/25/2020</text:p>
          </table:table-cell>
          <table:table-cell office:value-type="float" office:value="1.3396" calcext:value-type="float">
            <text:p>1.3396</text:p>
          </table:table-cell>
          <table:table-cell office:value-type="float" office:value="1.5575" calcext:value-type="float">
            <text:p>1.5575</text:p>
          </table:table-cell>
          <table:table-cell office:value-type="float" office:value="1.7038" calcext:value-type="float">
            <text:p>1.7038</text:p>
          </table:table-cell>
        </table:table-row>
        <table:table-row table:style-name="ro1">
          <table:table-cell office:value-type="date" office:date-value="2020-09-28" calcext:value-type="date">
            <text:p>09/28/2020</text:p>
          </table:table-cell>
          <table:table-cell office:value-type="float" office:value="1.3378" calcext:value-type="float">
            <text:p>1.3378</text:p>
          </table:table-cell>
          <table:table-cell office:value-type="float" office:value="1.5602" calcext:value-type="float">
            <text:p>1.5602</text:p>
          </table:table-cell>
          <table:table-cell office:value-type="float" office:value="1.7198" calcext:value-type="float">
            <text:p>1.7198</text:p>
          </table:table-cell>
        </table:table-row>
        <table:table-row table:style-name="ro1">
          <table:table-cell office:value-type="date" office:date-value="2020-09-29" calcext:value-type="date">
            <text:p>09/29/2020</text:p>
          </table:table-cell>
          <table:table-cell office:value-type="float" office:value="1.3391" calcext:value-type="float">
            <text:p>1.3391</text:p>
          </table:table-cell>
          <table:table-cell office:value-type="float" office:value="1.5705" calcext:value-type="float">
            <text:p>1.5705</text:p>
          </table:table-cell>
          <table:table-cell office:value-type="float" office:value="1.7214" calcext:value-type="float">
            <text:p>1.7214</text:p>
          </table:table-cell>
        </table:table-row>
        <table:table-row table:style-name="ro1">
          <table:table-cell office:value-type="date" office:date-value="2020-09-30" calcext:value-type="date">
            <text:p>09/30/2020</text:p>
          </table:table-cell>
          <table:table-cell office:value-type="float" office:value="1.3339" calcext:value-type="float">
            <text:p>1.3339</text:p>
          </table:table-cell>
          <table:table-cell office:value-type="float" office:value="1.5631" calcext:value-type="float">
            <text:p>1.5631</text:p>
          </table:table-cell>
          <table:table-cell office:value-type="float" office:value="1.7199" calcext:value-type="float">
            <text:p>1.7199</text:p>
          </table:table-cell>
        </table:table-row>
        <table:table-row table:style-name="ro1">
          <table:table-cell office:value-type="date" office:date-value="2020-10-01" calcext:value-type="date">
            <text:p>10/01/2020</text:p>
          </table:table-cell>
          <table:table-cell office:value-type="float" office:value="1.3292" calcext:value-type="float">
            <text:p>1.3292</text:p>
          </table:table-cell>
          <table:table-cell office:value-type="float" office:value="1.5612" calcext:value-type="float">
            <text:p>1.5612</text:p>
          </table:table-cell>
          <table:table-cell office:value-type="float" office:value="1.7143" calcext:value-type="float">
            <text:p>1.7143</text:p>
          </table:table-cell>
        </table:table-row>
        <table:table-row table:style-name="ro1">
          <table:table-cell office:value-type="date" office:date-value="2020-10-02" calcext:value-type="date">
            <text:p>10/02/2020</text:p>
          </table:table-cell>
          <table:table-cell office:value-type="float" office:value="1.331" calcext:value-type="float">
            <text:p>1.331</text:p>
          </table:table-cell>
          <table:table-cell office:value-type="float" office:value="1.5593" calcext:value-type="float">
            <text:p>1.5593</text:p>
          </table:table-cell>
          <table:table-cell office:value-type="float" office:value="1.7214" calcext:value-type="float">
            <text:p>1.7214</text:p>
          </table:table-cell>
        </table:table-row>
        <table:table-row table:style-name="ro1">
          <table:table-cell office:value-type="date" office:date-value="2020-10-05" calcext:value-type="date">
            <text:p>10/05/2020</text:p>
          </table:table-cell>
          <table:table-cell office:value-type="float" office:value="1.3269" calcext:value-type="float">
            <text:p>1.3269</text:p>
          </table:table-cell>
          <table:table-cell office:value-type="float" office:value="1.5631" calcext:value-type="float">
            <text:p>1.5631</text:p>
          </table:table-cell>
          <table:table-cell office:value-type="float" office:value="1.7216" calcext:value-type="float">
            <text:p>1.7216</text:p>
          </table:table-cell>
        </table:table-row>
        <table:table-row table:style-name="ro1">
          <table:table-cell office:value-type="date" office:date-value="2020-10-06" calcext:value-type="date">
            <text:p>10/06/2020</text:p>
          </table:table-cell>
          <table:table-cell office:value-type="float" office:value="1.3272" calcext:value-type="float">
            <text:p>1.3272</text:p>
          </table:table-cell>
          <table:table-cell office:value-type="float" office:value="1.5637" calcext:value-type="float">
            <text:p>1.5637</text:p>
          </table:table-cell>
          <table:table-cell office:value-type="float" office:value="1.7182" calcext:value-type="float">
            <text:p>1.7182</text:p>
          </table:table-cell>
        </table:table-row>
        <table:table-row table:style-name="ro1">
          <table:table-cell office:value-type="date" office:date-value="2020-10-07" calcext:value-type="date">
            <text:p>10/07/2020</text:p>
          </table:table-cell>
          <table:table-cell office:value-type="float" office:value="1.3275" calcext:value-type="float">
            <text:p>1.3275</text:p>
          </table:table-cell>
          <table:table-cell office:value-type="float" office:value="1.5623" calcext:value-type="float">
            <text:p>1.5623</text:p>
          </table:table-cell>
          <table:table-cell office:value-type="float" office:value="1.7128" calcext:value-type="float">
            <text:p>1.7128</text:p>
          </table:table-cell>
        </table:table-row>
        <table:table-row table:style-name="ro1">
          <table:table-cell office:value-type="date" office:date-value="2020-10-08" calcext:value-type="date">
            <text:p>10/08/2020</text:p>
          </table:table-cell>
          <table:table-cell office:value-type="float" office:value="1.322" calcext:value-type="float">
            <text:p>1.322</text:p>
          </table:table-cell>
          <table:table-cell office:value-type="float" office:value="1.5537" calcext:value-type="float">
            <text:p>1.5537</text:p>
          </table:table-cell>
          <table:table-cell office:value-type="float" office:value="1.7093" calcext:value-type="float">
            <text:p>1.7093</text:p>
          </table:table-cell>
        </table:table-row>
        <table:table-row table:style-name="ro1">
          <table:table-cell office:value-type="date" office:date-value="2020-10-09" calcext:value-type="date">
            <text:p>10/09/2020</text:p>
          </table:table-cell>
          <table:table-cell office:value-type="float" office:value="1.3136" calcext:value-type="float">
            <text:p>1.3136</text:p>
          </table:table-cell>
          <table:table-cell office:value-type="float" office:value="1.5524" calcext:value-type="float">
            <text:p>1.5524</text:p>
          </table:table-cell>
          <table:table-cell office:value-type="float" office:value="1.7082" calcext:value-type="float">
            <text:p>1.7082</text:p>
          </table:table-cell>
        </table:table-row>
        <table:table-row table:style-name="ro1">
          <table:table-cell office:value-type="date" office:date-value="2020-10-13" calcext:value-type="date">
            <text:p>10/13/2020</text:p>
          </table:table-cell>
          <table:table-cell office:value-type="float" office:value="1.3133" calcext:value-type="float">
            <text:p>1.3133</text:p>
          </table:table-cell>
          <table:table-cell office:value-type="float" office:value="1.5432" calcext:value-type="float">
            <text:p>1.5432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date" office:date-value="2020-10-14" calcext:value-type="date">
            <text:p>10/14/2020</text:p>
          </table:table-cell>
          <table:table-cell office:value-type="float" office:value="1.3139" calcext:value-type="float">
            <text:p>1.3139</text:p>
          </table:table-cell>
          <table:table-cell office:value-type="float" office:value="1.5447" calcext:value-type="float">
            <text:p>1.5447</text:p>
          </table:table-cell>
          <table:table-cell office:value-type="float" office:value="1.7119" calcext:value-type="float">
            <text:p>1.7119</text:p>
          </table:table-cell>
        </table:table-row>
        <table:table-row table:style-name="ro1">
          <table:table-cell office:value-type="date" office:date-value="2020-10-15" calcext:value-type="date">
            <text:p>10/15/2020</text:p>
          </table:table-cell>
          <table:table-cell office:value-type="float" office:value="1.323" calcext:value-type="float">
            <text:p>1.323</text:p>
          </table:table-cell>
          <table:table-cell office:value-type="float" office:value="1.5479" calcext:value-type="float">
            <text:p>1.5479</text:p>
          </table:table-cell>
          <table:table-cell office:value-type="float" office:value="1.7085" calcext:value-type="float">
            <text:p>1.7085</text:p>
          </table:table-cell>
        </table:table-row>
        <table:table-row table:style-name="ro1">
          <table:table-cell office:value-type="date" office:date-value="2020-10-16" calcext:value-type="date">
            <text:p>10/16/2020</text:p>
          </table:table-cell>
          <table:table-cell office:value-type="float" office:value="1.3192" calcext:value-type="float">
            <text:p>1.3192</text:p>
          </table:table-cell>
          <table:table-cell office:value-type="float" office:value="1.5465" calcext:value-type="float">
            <text:p>1.5465</text:p>
          </table:table-cell>
          <table:table-cell office:value-type="float" office:value="1.7044" calcext:value-type="float">
            <text:p>1.7044</text:p>
          </table:table-cell>
        </table:table-row>
        <table:table-row table:style-name="ro1">
          <table:table-cell office:value-type="date" office:date-value="2020-10-19" calcext:value-type="date">
            <text:p>10/19/2020</text:p>
          </table:table-cell>
          <table:table-cell office:value-type="float" office:value="1.3165" calcext:value-type="float">
            <text:p>1.3165</text:p>
          </table:table-cell>
          <table:table-cell office:value-type="float" office:value="1.551" calcext:value-type="float">
            <text:p>1.551</text:p>
          </table:table-cell>
          <table:table-cell office:value-type="float" office:value="1.7093" calcext:value-type="float">
            <text:p>1.7093</text:p>
          </table:table-cell>
        </table:table-row>
        <table:table-row table:style-name="ro1">
          <table:table-cell office:value-type="date" office:date-value="2020-10-20" calcext:value-type="date">
            <text:p>10/20/2020</text:p>
          </table:table-cell>
          <table:table-cell office:value-type="float" office:value="1.3138" calcext:value-type="float">
            <text:p>1.3138</text:p>
          </table:table-cell>
          <table:table-cell office:value-type="float" office:value="1.5536" calcext:value-type="float">
            <text:p>1.5536</text:p>
          </table:table-cell>
          <table:table-cell office:value-type="float" office:value="1.7005" calcext:value-type="float">
            <text:p>1.7005</text:p>
          </table:table-cell>
        </table:table-row>
        <table:table-row table:style-name="ro1">
          <table:table-cell office:value-type="date" office:date-value="2020-10-21" calcext:value-type="date">
            <text:p>10/21/2020</text:p>
          </table:table-cell>
          <table:table-cell office:value-type="float" office:value="1.3122" calcext:value-type="float">
            <text:p>1.3122</text:p>
          </table:table-cell>
          <table:table-cell office:value-type="float" office:value="1.5571" calcext:value-type="float">
            <text:p>1.5571</text:p>
          </table:table-cell>
          <table:table-cell office:value-type="float" office:value="1.7241" calcext:value-type="float">
            <text:p>1.7241</text:p>
          </table:table-cell>
        </table:table-row>
        <table:table-row table:style-name="ro1">
          <table:table-cell office:value-type="date" office:date-value="2020-10-22" calcext:value-type="date">
            <text:p>10/22/2020</text:p>
          </table:table-cell>
          <table:table-cell office:value-type="float" office:value="1.3142" calcext:value-type="float">
            <text:p>1.3142</text:p>
          </table:table-cell>
          <table:table-cell office:value-type="float" office:value="1.5538" calcext:value-type="float">
            <text:p>1.5538</text:p>
          </table:table-cell>
          <table:table-cell office:value-type="float" office:value="1.7203" calcext:value-type="float">
            <text:p>1.7203</text:p>
          </table:table-cell>
        </table:table-row>
        <table:table-row table:style-name="ro1">
          <table:table-cell office:value-type="date" office:date-value="2020-10-23" calcext:value-type="date">
            <text:p>10/23/2020</text:p>
          </table:table-cell>
          <table:table-cell office:value-type="float" office:value="1.314" calcext:value-type="float">
            <text:p>1.314</text:p>
          </table:table-cell>
          <table:table-cell office:value-type="float" office:value="1.5568" calcext:value-type="float">
            <text:p>1.5568</text:p>
          </table:table-cell>
          <table:table-cell office:value-type="float" office:value="1.7142" calcext:value-type="float">
            <text:p>1.7142</text:p>
          </table:table-cell>
        </table:table-row>
        <table:table-row table:style-name="ro1">
          <table:table-cell office:value-type="date" office:date-value="2020-10-26" calcext:value-type="date">
            <text:p>10/26/2020</text:p>
          </table:table-cell>
          <table:table-cell office:value-type="float" office:value="1.3201" calcext:value-type="float">
            <text:p>1.3201</text:p>
          </table:table-cell>
          <table:table-cell office:value-type="float" office:value="1.5598" calcext:value-type="float">
            <text:p>1.5598</text:p>
          </table:table-cell>
          <table:table-cell office:value-type="float" office:value="1.7188" calcext:value-type="float">
            <text:p>1.7188</text:p>
          </table:table-cell>
        </table:table-row>
        <table:table-row table:style-name="ro1">
          <table:table-cell office:value-type="date" office:date-value="2020-10-27" calcext:value-type="date">
            <text:p>10/27/2020</text:p>
          </table:table-cell>
          <table:table-cell office:value-type="float" office:value="1.3164" calcext:value-type="float">
            <text:p>1.3164</text:p>
          </table:table-cell>
          <table:table-cell office:value-type="float" office:value="1.5568" calcext:value-type="float">
            <text:p>1.5568</text:p>
          </table:table-cell>
          <table:table-cell office:value-type="float" office:value="1.7184" calcext:value-type="float">
            <text:p>1.7184</text:p>
          </table:table-cell>
        </table:table-row>
        <table:table-row table:style-name="ro1">
          <table:table-cell office:value-type="date" office:date-value="2020-10-28" calcext:value-type="date">
            <text:p>10/28/2020</text:p>
          </table:table-cell>
          <table:table-cell office:value-type="float" office:value="1.3302" calcext:value-type="float">
            <text:p>1.3302</text:p>
          </table:table-cell>
          <table:table-cell office:value-type="float" office:value="1.5619" calcext:value-type="float">
            <text:p>1.5619</text:p>
          </table:table-cell>
          <table:table-cell office:value-type="float" office:value="1.7261" calcext:value-type="float">
            <text:p>1.7261</text:p>
          </table:table-cell>
        </table:table-row>
        <table:table-row table:style-name="ro1">
          <table:table-cell office:value-type="date" office:date-value="2020-10-29" calcext:value-type="date">
            <text:p>10/29/2020</text:p>
          </table:table-cell>
          <table:table-cell office:value-type="float" office:value="1.3349" calcext:value-type="float">
            <text:p>1.3349</text:p>
          </table:table-cell>
          <table:table-cell office:value-type="float" office:value="1.5586" calcext:value-type="float">
            <text:p>1.5586</text:p>
          </table:table-cell>
          <table:table-cell office:value-type="float" office:value="1.725" calcext:value-type="float">
            <text:p>1.725</text:p>
          </table:table-cell>
        </table:table-row>
        <table:table-row table:style-name="ro1">
          <table:table-cell office:value-type="date" office:date-value="2020-10-30" calcext:value-type="date">
            <text:p>10/30/2020</text:p>
          </table:table-cell>
          <table:table-cell office:value-type="float" office:value="1.3318" calcext:value-type="float">
            <text:p>1.3318</text:p>
          </table:table-cell>
          <table:table-cell office:value-type="float" office:value="1.5533" calcext:value-type="float">
            <text:p>1.5533</text:p>
          </table:table-cell>
          <table:table-cell office:value-type="float" office:value="1.7254" calcext:value-type="float">
            <text:p>1.7254</text:p>
          </table:table-cell>
        </table:table-row>
        <table:table-row table:style-name="ro1">
          <table:table-cell office:value-type="date" office:date-value="2020-11-02" calcext:value-type="date">
            <text:p>11/02/2020</text:p>
          </table:table-cell>
          <table:table-cell office:value-type="float" office:value="1.3257" calcext:value-type="float">
            <text:p>1.3257</text:p>
          </table:table-cell>
          <table:table-cell office:value-type="float" office:value="1.5421" calcext:value-type="float">
            <text:p>1.5421</text:p>
          </table:table-cell>
          <table:table-cell office:value-type="float" office:value="1.7111" calcext:value-type="float">
            <text:p>1.7111</text:p>
          </table:table-cell>
        </table:table-row>
        <table:table-row table:style-name="ro1">
          <table:table-cell office:value-type="date" office:date-value="2020-11-03" calcext:value-type="date">
            <text:p>11/03/2020</text:p>
          </table:table-cell>
          <table:table-cell office:value-type="float" office:value="1.3145" calcext:value-type="float">
            <text:p>1.3145</text:p>
          </table:table-cell>
          <table:table-cell office:value-type="float" office:value="1.5396" calcext:value-type="float">
            <text:p>1.5396</text:p>
          </table:table-cell>
          <table:table-cell office:value-type="float" office:value="1.7131" calcext:value-type="float">
            <text:p>1.7131</text:p>
          </table:table-cell>
        </table:table-row>
        <table:table-row table:style-name="ro1">
          <table:table-cell office:value-type="date" office:date-value="2020-11-04" calcext:value-type="date">
            <text:p>11/04/2020</text:p>
          </table:table-cell>
          <table:table-cell office:value-type="float" office:value="1.3138" calcext:value-type="float">
            <text:p>1.3138</text:p>
          </table:table-cell>
          <table:table-cell office:value-type="float" office:value="1.5391" calcext:value-type="float">
            <text:p>1.5391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date" office:date-value="2020-11-05" calcext:value-type="date">
            <text:p>11/05/2020</text:p>
          </table:table-cell>
          <table:table-cell office:value-type="float" office:value="1.3051" calcext:value-type="float">
            <text:p>1.3051</text:p>
          </table:table-cell>
          <table:table-cell office:value-type="float" office:value="1.5428" calcext:value-type="float">
            <text:p>1.5428</text:p>
          </table:table-cell>
          <table:table-cell office:value-type="float" office:value="1.7101" calcext:value-type="float">
            <text:p>1.7101</text:p>
          </table:table-cell>
        </table:table-row>
        <table:table-row table:style-name="ro1">
          <table:table-cell office:value-type="date" office:date-value="2020-11-06" calcext:value-type="date">
            <text:p>11/06/2020</text:p>
          </table:table-cell>
          <table:table-cell office:value-type="float" office:value="1.3039" calcext:value-type="float">
            <text:p>1.3039</text:p>
          </table:table-cell>
          <table:table-cell office:value-type="float" office:value="1.549" calcext:value-type="float">
            <text:p>1.549</text:p>
          </table:table-cell>
          <table:table-cell office:value-type="float" office:value="1.7144" calcext:value-type="float">
            <text:p>1.7144</text:p>
          </table:table-cell>
        </table:table-row>
        <table:table-row table:style-name="ro1">
          <table:table-cell office:value-type="date" office:date-value="2020-11-09" calcext:value-type="date">
            <text:p>11/09/2020</text:p>
          </table:table-cell>
          <table:table-cell office:value-type="float" office:value="1.297" calcext:value-type="float">
            <text:p>1.297</text:p>
          </table:table-cell>
          <table:table-cell office:value-type="float" office:value="1.5357" calcext:value-type="float">
            <text:p>1.5357</text:p>
          </table:table-cell>
          <table:table-cell office:value-type="float" office:value="1.7063" calcext:value-type="float">
            <text:p>1.7063</text:p>
          </table:table-cell>
        </table:table-row>
        <table:table-row table:style-name="ro1">
          <table:table-cell office:value-type="date" office:date-value="2020-11-10" calcext:value-type="date">
            <text:p>11/10/2020</text:p>
          </table:table-cell>
          <table:table-cell office:value-type="float" office:value="1.3017" calcext:value-type="float">
            <text:p>1.3017</text:p>
          </table:table-cell>
          <table:table-cell office:value-type="float" office:value="1.538" calcext:value-type="float">
            <text:p>1.538</text:p>
          </table:table-cell>
          <table:table-cell office:value-type="float" office:value="1.7241" calcext:value-type="float">
            <text:p>1.7241</text:p>
          </table:table-cell>
        </table:table-row>
        <table:table-row table:style-name="ro1">
          <table:table-cell office:value-type="date" office:date-value="2020-11-12" calcext:value-type="date">
            <text:p>11/12/2020</text:p>
          </table:table-cell>
          <table:table-cell office:value-type="float" office:value="1.3123" calcext:value-type="float">
            <text:p>1.3123</text:p>
          </table:table-cell>
          <table:table-cell office:value-type="float" office:value="1.5491" calcext:value-type="float">
            <text:p>1.5491</text:p>
          </table:table-cell>
          <table:table-cell office:value-type="float" office:value="1.7236" calcext:value-type="float">
            <text:p>1.7236</text:p>
          </table:table-cell>
        </table:table-row>
        <table:table-row table:style-name="ro1">
          <table:table-cell office:value-type="date" office:date-value="2020-11-13" calcext:value-type="date">
            <text:p>11/13/2020</text:p>
          </table:table-cell>
          <table:table-cell office:value-type="float" office:value="1.3147" calcext:value-type="float">
            <text:p>1.3147</text:p>
          </table:table-cell>
          <table:table-cell office:value-type="float" office:value="1.5548" calcext:value-type="float">
            <text:p>1.5548</text:p>
          </table:table-cell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date" office:date-value="2020-11-16" calcext:value-type="date">
            <text:p>11/16/2020</text:p>
          </table:table-cell>
          <table:table-cell office:value-type="float" office:value="1.3085" calcext:value-type="float">
            <text:p>1.3085</text:p>
          </table:table-cell>
          <table:table-cell office:value-type="float" office:value="1.5489" calcext:value-type="float">
            <text:p>1.5489</text:p>
          </table:table-cell>
          <table:table-cell office:value-type="float" office:value="1.7258" calcext:value-type="float">
            <text:p>1.7258</text:p>
          </table:table-cell>
        </table:table-row>
        <table:table-row table:style-name="ro1">
          <table:table-cell office:value-type="date" office:date-value="2020-11-17" calcext:value-type="date">
            <text:p>11/17/2020</text:p>
          </table:table-cell>
          <table:table-cell office:value-type="float" office:value="1.3094" calcext:value-type="float">
            <text:p>1.3094</text:p>
          </table:table-cell>
          <table:table-cell office:value-type="float" office:value="1.5541" calcext:value-type="float">
            <text:p>1.5541</text:p>
          </table:table-cell>
          <table:table-cell office:value-type="float" office:value="1.7353" calcext:value-type="float">
            <text:p>1.7353</text:p>
          </table:table-cell>
        </table:table-row>
        <table:table-row table:style-name="ro1">
          <table:table-cell office:value-type="date" office:date-value="2020-11-18" calcext:value-type="date">
            <text:p>11/18/2020</text:p>
          </table:table-cell>
          <table:table-cell office:value-type="float" office:value="1.3063" calcext:value-type="float">
            <text:p>1.3063</text:p>
          </table:table-cell>
          <table:table-cell office:value-type="float" office:value="1.55" calcext:value-type="float">
            <text:p>1.55</text:p>
          </table:table-cell>
          <table:table-cell office:value-type="float" office:value="1.7355" calcext:value-type="float">
            <text:p>1.7355</text:p>
          </table:table-cell>
        </table:table-row>
        <table:table-row table:style-name="ro1">
          <table:table-cell office:value-type="date" office:date-value="2020-11-19" calcext:value-type="date">
            <text:p>11/19/2020</text:p>
          </table:table-cell>
          <table:table-cell office:value-type="float" office:value="1.3083" calcext:value-type="float">
            <text:p>1.3083</text:p>
          </table:table-cell>
          <table:table-cell office:value-type="float" office:value="1.5499" calcext:value-type="float">
            <text:p>1.5499</text:p>
          </table:table-cell>
          <table:table-cell office:value-type="float" office:value="1.7315" calcext:value-type="float">
            <text:p>1.7315</text:p>
          </table:table-cell>
        </table:table-row>
        <table:table-row table:style-name="ro1">
          <table:table-cell office:value-type="date" office:date-value="2020-11-20" calcext:value-type="date">
            <text:p>11/20/2020</text:p>
          </table:table-cell>
          <table:table-cell office:value-type="float" office:value="1.3071" calcext:value-type="float">
            <text:p>1.3071</text:p>
          </table:table-cell>
          <table:table-cell office:value-type="float" office:value="1.5503" calcext:value-type="float">
            <text:p>1.5503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date" office:date-value="2020-11-23" calcext:value-type="date">
            <text:p>11/23/2020</text:p>
          </table:table-cell>
          <table:table-cell office:value-type="float" office:value="1.3082" calcext:value-type="float">
            <text:p>1.3082</text:p>
          </table:table-cell>
          <table:table-cell office:value-type="float" office:value="1.5501" calcext:value-type="float">
            <text:p>1.5501</text:p>
          </table:table-cell>
          <table:table-cell office:value-type="float" office:value="1.7438" calcext:value-type="float">
            <text:p>1.7438</text:p>
          </table:table-cell>
        </table:table-row>
        <table:table-row table:style-name="ro1">
          <table:table-cell office:value-type="date" office:date-value="2020-11-24" calcext:value-type="date">
            <text:p>11/24/2020</text:p>
          </table:table-cell>
          <table:table-cell office:value-type="float" office:value="1.3033" calcext:value-type="float">
            <text:p>1.3033</text:p>
          </table:table-cell>
          <table:table-cell office:value-type="float" office:value="1.5473" calcext:value-type="float">
            <text:p>1.5473</text:p>
          </table:table-cell>
          <table:table-cell office:value-type="float" office:value="1.7388" calcext:value-type="float">
            <text:p>1.7388</text:p>
          </table:table-cell>
        </table:table-row>
        <table:table-row table:style-name="ro1">
          <table:table-cell office:value-type="date" office:date-value="2020-11-25" calcext:value-type="date">
            <text:p>11/25/2020</text:p>
          </table:table-cell>
          <table:table-cell office:value-type="float" office:value="1.3003" calcext:value-type="float">
            <text:p>1.3003</text:p>
          </table:table-cell>
          <table:table-cell office:value-type="float" office:value="1.5487" calcext:value-type="float">
            <text:p>1.5487</text:p>
          </table:table-cell>
          <table:table-cell office:value-type="float" office:value="1.7386" calcext:value-type="float">
            <text:p>1.7386</text:p>
          </table:table-cell>
        </table:table-row>
        <table:table-row table:style-name="ro1">
          <table:table-cell office:value-type="date" office:date-value="2020-11-26" calcext:value-type="date">
            <text:p>11/26/2020</text:p>
          </table:table-cell>
          <table:table-cell office:value-type="float" office:value="1.3013" calcext:value-type="float">
            <text:p>1.3013</text:p>
          </table:table-cell>
          <table:table-cell office:value-type="float" office:value="1.5494" calcext:value-type="float">
            <text:p>1.5494</text:p>
          </table:table-cell>
          <table:table-cell office:value-type="float" office:value="1.7365" calcext:value-type="float">
            <text:p>1.7365</text:p>
          </table:table-cell>
        </table:table-row>
        <table:table-row table:style-name="ro1">
          <table:table-cell office:value-type="date" office:date-value="2020-11-27" calcext:value-type="date">
            <text:p>11/27/2020</text:p>
          </table:table-cell>
          <table:table-cell office:value-type="float" office:value="1.2985" calcext:value-type="float">
            <text:p>1.2985</text:p>
          </table:table-cell>
          <table:table-cell office:value-type="float" office:value="1.5516" calcext:value-type="float">
            <text:p>1.5516</text:p>
          </table:table-cell>
          <table:table-cell office:value-type="float" office:value="1.7298" calcext:value-type="float">
            <text:p>1.7298</text:p>
          </table:table-cell>
        </table:table-row>
        <table:table-row table:style-name="ro1">
          <table:table-cell office:value-type="date" office:date-value="2020-11-30" calcext:value-type="date">
            <text:p>11/30/2020</text:p>
          </table:table-cell>
          <table:table-cell office:value-type="float" office:value="1.2965" calcext:value-type="float">
            <text:p>1.2965</text:p>
          </table:table-cell>
          <table:table-cell office:value-type="float" office:value="1.5509" calcext:value-type="float">
            <text:p>1.5509</text:p>
          </table:table-cell>
          <table:table-cell office:value-type="float" office:value="1.7306" calcext:value-type="float">
            <text:p>1.7306</text:p>
          </table:table-cell>
        </table:table-row>
        <table:table-row table:style-name="ro1">
          <table:table-cell office:value-type="date" office:date-value="2020-12-01" calcext:value-type="date">
            <text:p>12/01/2020</text:p>
          </table:table-cell>
          <table:table-cell office:value-type="float" office:value="1.2952" calcext:value-type="float">
            <text:p>1.2952</text:p>
          </table:table-cell>
          <table:table-cell office:value-type="float" office:value="1.5578" calcext:value-type="float">
            <text:p>1.5578</text:p>
          </table:table-cell>
          <table:table-cell office:value-type="float" office:value="1.7345" calcext:value-type="float">
            <text:p>1.7345</text:p>
          </table:table-cell>
        </table:table-row>
        <table:table-row table:style-name="ro1">
          <table:table-cell office:value-type="date" office:date-value="2020-12-02" calcext:value-type="date">
            <text:p>12/02/2020</text:p>
          </table:table-cell>
          <table:table-cell office:value-type="float" office:value="1.2934" calcext:value-type="float">
            <text:p>1.2934</text:p>
          </table:table-cell>
          <table:table-cell office:value-type="float" office:value="1.5635" calcext:value-type="float">
            <text:p>1.5635</text:p>
          </table:table-cell>
          <table:table-cell office:value-type="float" office:value="1.7255" calcext:value-type="float">
            <text:p>1.7255</text:p>
          </table:table-cell>
        </table:table-row>
        <table:table-row table:style-name="ro1">
          <table:table-cell office:value-type="date" office:date-value="2020-12-03" calcext:value-type="date">
            <text:p>12/03/2020</text:p>
          </table:table-cell>
          <table:table-cell office:value-type="float" office:value="1.288" calcext:value-type="float">
            <text:p>1.288</text:p>
          </table:table-cell>
          <table:table-cell office:value-type="float" office:value="1.5649" calcext:value-type="float">
            <text:p>1.5649</text:p>
          </table:table-cell>
          <table:table-cell office:value-type="float" office:value="1.735" calcext:value-type="float">
            <text:p>1.735</text:p>
          </table:table-cell>
        </table:table-row>
        <table:table-row table:style-name="ro1">
          <table:table-cell office:value-type="date" office:date-value="2020-12-04" calcext:value-type="date">
            <text:p>12/04/2020</text:p>
          </table:table-cell>
          <table:table-cell office:value-type="float" office:value="1.2801" calcext:value-type="float">
            <text:p>1.2801</text:p>
          </table:table-cell>
          <table:table-cell office:value-type="float" office:value="1.5548" calcext:value-type="float">
            <text:p>1.5548</text:p>
          </table:table-cell>
          <table:table-cell office:value-type="float" office:value="1.725" calcext:value-type="float">
            <text:p>1.725</text:p>
          </table:table-cell>
        </table:table-row>
        <table:table-row table:style-name="ro1">
          <table:table-cell office:value-type="date" office:date-value="2020-12-07" calcext:value-type="date">
            <text:p>12/07/2020</text:p>
          </table:table-cell>
          <table:table-cell office:value-type="float" office:value="1.2801" calcext:value-type="float">
            <text:p>1.2801</text:p>
          </table:table-cell>
          <table:table-cell office:value-type="float" office:value="1.553" calcext:value-type="float">
            <text:p>1.553</text:p>
          </table:table-cell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date" office:date-value="2020-12-08" calcext:value-type="date">
            <text:p>12/08/2020</text:p>
          </table:table-cell>
          <table:table-cell office:value-type="float" office:value="1.2808" calcext:value-type="float">
            <text:p>1.2808</text:p>
          </table:table-cell>
          <table:table-cell office:value-type="float" office:value="1.5513" calcext:value-type="float">
            <text:p>1.5513</text:p>
          </table:table-cell>
          <table:table-cell office:value-type="float" office:value="1.7099" calcext:value-type="float">
            <text:p>1.7099</text:p>
          </table:table-cell>
        </table:table-row>
        <table:table-row table:style-name="ro1">
          <table:table-cell office:value-type="date" office:date-value="2020-12-09" calcext:value-type="date">
            <text:p>12/09/2020</text:p>
          </table:table-cell>
          <table:table-cell office:value-type="float" office:value="1.2803" calcext:value-type="float">
            <text:p>1.2803</text:p>
          </table:table-cell>
          <table:table-cell office:value-type="float" office:value="1.5472" calcext:value-type="float">
            <text:p>1.5472</text:p>
          </table:table-cell>
          <table:table-cell office:value-type="float" office:value="1.7158" calcext:value-type="float">
            <text:p>1.7158</text:p>
          </table:table-cell>
        </table:table-row>
        <table:table-row table:style-name="ro1">
          <table:table-cell office:value-type="date" office:date-value="2020-12-10" calcext:value-type="date">
            <text:p>12/10/2020</text:p>
          </table:table-cell>
          <table:table-cell office:value-type="float" office:value="1.2734" calcext:value-type="float">
            <text:p>1.2734</text:p>
          </table:table-cell>
          <table:table-cell office:value-type="float" office:value="1.5442" calcext:value-type="float">
            <text:p>1.5442</text:p>
          </table:table-cell>
          <table:table-cell office:value-type="float" office:value="1.6925" calcext:value-type="float">
            <text:p>1.6925</text:p>
          </table:table-cell>
        </table:table-row>
        <table:table-row table:style-name="ro1">
          <table:table-cell office:value-type="date" office:date-value="2020-12-11" calcext:value-type="date">
            <text:p>12/11/2020</text:p>
          </table:table-cell>
          <table:table-cell office:value-type="float" office:value="1.2769" calcext:value-type="float">
            <text:p>1.2769</text:p>
          </table:table-cell>
          <table:table-cell office:value-type="float" office:value="1.5472" calcext:value-type="float">
            <text:p>1.5472</text:p>
          </table:table-cell>
          <table:table-cell office:value-type="float" office:value="1.6867" calcext:value-type="float">
            <text:p>1.6867</text:p>
          </table:table-cell>
        </table:table-row>
        <table:table-row table:style-name="ro1">
          <table:table-cell office:value-type="date" office:date-value="2020-12-14" calcext:value-type="date">
            <text:p>12/14/2020</text:p>
          </table:table-cell>
          <table:table-cell office:value-type="float" office:value="1.2757" calcext:value-type="float">
            <text:p>1.2757</text:p>
          </table:table-cell>
          <table:table-cell office:value-type="float" office:value="1.5501" calcext:value-type="float">
            <text:p>1.5501</text:p>
          </table:table-cell>
          <table:table-cell office:value-type="float" office:value="1.7027" calcext:value-type="float">
            <text:p>1.7027</text:p>
          </table:table-cell>
        </table:table-row>
        <table:table-row table:style-name="ro1">
          <table:table-cell office:value-type="date" office:date-value="2020-12-15" calcext:value-type="date">
            <text:p>12/15/2020</text:p>
          </table:table-cell>
          <table:table-cell office:value-type="float" office:value="1.2722" calcext:value-type="float">
            <text:p>1.2722</text:p>
          </table:table-cell>
          <table:table-cell office:value-type="float" office:value="1.546" calcext:value-type="float">
            <text:p>1.546</text:p>
          </table:table-cell>
          <table:table-cell office:value-type="float" office:value="1.7062" calcext:value-type="float">
            <text:p>1.7062</text:p>
          </table:table-cell>
        </table:table-row>
        <table:table-row table:style-name="ro1">
          <table:table-cell office:value-type="date" office:date-value="2020-12-16" calcext:value-type="date">
            <text:p>12/16/2020</text:p>
          </table:table-cell>
          <table:table-cell office:value-type="float" office:value="1.2753" calcext:value-type="float">
            <text:p>1.2753</text:p>
          </table:table-cell>
          <table:table-cell office:value-type="float" office:value="1.5532" calcext:value-type="float">
            <text:p>1.5532</text:p>
          </table:table-cell>
          <table:table-cell office:value-type="float" office:value="1.7211" calcext:value-type="float">
            <text:p>1.7211</text:p>
          </table:table-cell>
        </table:table-row>
        <table:table-row table:style-name="ro1">
          <table:table-cell office:value-type="date" office:date-value="2020-12-17" calcext:value-type="date">
            <text:p>12/17/2020</text:p>
          </table:table-cell>
          <table:table-cell office:value-type="float" office:value="1.2718" calcext:value-type="float">
            <text:p>1.2718</text:p>
          </table:table-cell>
          <table:table-cell office:value-type="float" office:value="1.5589" calcext:value-type="float">
            <text:p>1.5589</text:p>
          </table:table-cell>
          <table:table-cell office:value-type="float" office:value="1.7292" calcext:value-type="float">
            <text:p>1.7292</text:p>
          </table:table-cell>
        </table:table-row>
        <table:table-row table:style-name="ro1">
          <table:table-cell office:value-type="date" office:date-value="2020-12-18" calcext:value-type="date">
            <text:p>12/18/2020</text:p>
          </table:table-cell>
          <table:table-cell office:value-type="float" office:value="1.2775" calcext:value-type="float">
            <text:p>1.2775</text:p>
          </table:table-cell>
          <table:table-cell office:value-type="float" office:value="1.5638" calcext:value-type="float">
            <text:p>1.5638</text:p>
          </table:table-cell>
          <table:table-cell office:value-type="float" office:value="1.7249" calcext:value-type="float">
            <text:p>1.7249</text:p>
          </table:table-cell>
        </table:table-row>
        <table:table-row table:style-name="ro1">
          <table:table-cell office:value-type="date" office:date-value="2020-12-21" calcext:value-type="date">
            <text:p>12/21/2020</text:p>
          </table:table-cell>
          <table:table-cell office:value-type="float" office:value="1.2849" calcext:value-type="float">
            <text:p>1.2849</text:p>
          </table:table-cell>
          <table:table-cell office:value-type="float" office:value="1.5707" calcext:value-type="float">
            <text:p>1.5707</text:p>
          </table:table-cell>
          <table:table-cell office:value-type="float" office:value="1.7167" calcext:value-type="float">
            <text:p>1.7167</text:p>
          </table:table-cell>
        </table:table-row>
        <table:table-row table:style-name="ro1">
          <table:table-cell office:value-type="date" office:date-value="2020-12-22" calcext:value-type="date">
            <text:p>12/22/2020</text:p>
          </table:table-cell>
          <table:table-cell office:value-type="float" office:value="1.2908" calcext:value-type="float">
            <text:p>1.2908</text:p>
          </table:table-cell>
          <table:table-cell office:value-type="float" office:value="1.573" calcext:value-type="float">
            <text:p>1.573</text:p>
          </table:table-cell>
          <table:table-cell office:value-type="float" office:value="1.7248" calcext:value-type="float">
            <text:p>1.7248</text:p>
          </table:table-cell>
        </table:table-row>
        <table:table-row table:style-name="ro1">
          <table:table-cell office:value-type="date" office:date-value="2020-12-23" calcext:value-type="date">
            <text:p>12/23/2020</text:p>
          </table:table-cell>
          <table:table-cell office:value-type="float" office:value="1.2856" calcext:value-type="float">
            <text:p>1.2856</text:p>
          </table:table-cell>
          <table:table-cell office:value-type="float" office:value="1.5669" calcext:value-type="float">
            <text:p>1.5669</text:p>
          </table:table-cell>
          <table:table-cell office:value-type="float" office:value="1.7348" calcext:value-type="float">
            <text:p>1.7348</text:p>
          </table:table-cell>
        </table:table-row>
        <table:table-row table:style-name="ro1">
          <table:table-cell office:value-type="date" office:date-value="2020-12-24" calcext:value-type="date">
            <text:p>12/24/2020</text:p>
          </table:table-cell>
          <table:table-cell office:value-type="float" office:value="1.2835" calcext:value-type="float">
            <text:p>1.2835</text:p>
          </table:table-cell>
          <table:table-cell office:value-type="float" office:value="1.5644" calcext:value-type="float">
            <text:p>1.5644</text:p>
          </table:table-cell>
          <table:table-cell office:value-type="float" office:value="1.7412" calcext:value-type="float">
            <text:p>1.7412</text:p>
          </table:table-cell>
        </table:table-row>
        <table:table-row table:style-name="ro1">
          <table:table-cell office:value-type="date" office:date-value="2020-12-29" calcext:value-type="date">
            <text:p>12/29/2020</text:p>
          </table:table-cell>
          <table:table-cell office:value-type="float" office:value="1.2806" calcext:value-type="float">
            <text:p>1.2806</text:p>
          </table:table-cell>
          <table:table-cell office:value-type="float" office:value="1.5688" calcext:value-type="float">
            <text:p>1.5688</text:p>
          </table:table-cell>
          <table:table-cell office:value-type="float" office:value="1.7284" calcext:value-type="float">
            <text:p>1.7284</text:p>
          </table:table-cell>
        </table:table-row>
        <table:table-row table:style-name="ro1">
          <table:table-cell office:value-type="date" office:date-value="2020-12-30" calcext:value-type="date">
            <text:p>12/30/2020</text:p>
          </table:table-cell>
          <table:table-cell office:value-type="float" office:value="1.2769" calcext:value-type="float">
            <text:p>1.2769</text:p>
          </table:table-cell>
          <table:table-cell office:value-type="float" office:value="1.5691" calcext:value-type="float">
            <text:p>1.5691</text:p>
          </table:table-cell>
          <table:table-cell office:value-type="float" office:value="1.7373" calcext:value-type="float">
            <text:p>1.7373</text:p>
          </table:table-cell>
        </table:table-row>
        <table:table-row table:style-name="ro1">
          <table:table-cell office:value-type="date" office:date-value="2020-12-31" calcext:value-type="date">
            <text:p>12/31/2020</text:p>
          </table:table-cell>
          <table:table-cell office:value-type="float" office:value="1.2732" calcext:value-type="float">
            <text:p>1.2732</text:p>
          </table:table-cell>
          <table:table-cell office:value-type="float" office:value="1.5608" calcext:value-type="float">
            <text:p>1.5608</text:p>
          </table:table-cell>
          <table:table-cell office:value-type="float" office:value="1.7381" calcext:value-type="float">
            <text:p>1.7381</text:p>
          </table:table-cell>
        </table:table-row>
        <table:table-row table:style-name="ro1">
          <table:table-cell office:value-type="date" office:date-value="2021-01-04" calcext:value-type="date">
            <text:p>01/04/2021</text:p>
          </table:table-cell>
          <table:table-cell office:value-type="float" office:value="1.2751" calcext:value-type="float">
            <text:p>1.2751</text:p>
          </table:table-cell>
          <table:table-cell office:value-type="float" office:value="1.5641" calcext:value-type="float">
            <text:p>1.5641</text:p>
          </table:table-cell>
          <table:table-cell office:value-type="float" office:value="1.7316" calcext:value-type="float">
            <text:p>1.7316</text:p>
          </table:table-cell>
        </table:table-row>
        <table:table-row table:style-name="ro1">
          <table:table-cell office:value-type="date" office:date-value="2021-01-05" calcext:value-type="date">
            <text:p>01/05/2021</text:p>
          </table:table-cell>
          <table:table-cell office:value-type="float" office:value="1.2707" calcext:value-type="float">
            <text:p>1.2707</text:p>
          </table:table-cell>
          <table:table-cell office:value-type="float" office:value="1.5611" calcext:value-type="float">
            <text:p>1.5611</text:p>
          </table:table-cell>
          <table:table-cell office:value-type="float" office:value="1.7294" calcext:value-type="float">
            <text:p>1.7294</text:p>
          </table:table-cell>
        </table:table-row>
        <table:table-row table:style-name="ro1">
          <table:table-cell office:value-type="date" office:date-value="2021-01-06" calcext:value-type="date">
            <text:p>01/06/2021</text:p>
          </table:table-cell>
          <table:table-cell office:value-type="float" office:value="1.2685" calcext:value-type="float">
            <text:p>1.2685</text:p>
          </table:table-cell>
          <table:table-cell office:value-type="float" office:value="1.5614" calcext:value-type="float">
            <text:p>1.5614</text:p>
          </table:table-cell>
          <table:table-cell office:value-type="float" office:value="1.7246" calcext:value-type="float">
            <text:p>1.7246</text:p>
          </table:table-cell>
        </table:table-row>
        <table:table-row table:style-name="ro1">
          <table:table-cell office:value-type="date" office:date-value="2021-01-07" calcext:value-type="date">
            <text:p>01/07/2021</text:p>
          </table:table-cell>
          <table:table-cell office:value-type="float" office:value="1.2707" calcext:value-type="float">
            <text:p>1.2707</text:p>
          </table:table-cell>
          <table:table-cell office:value-type="float" office:value="1.5589" calcext:value-type="float">
            <text:p>1.5589</text:p>
          </table:table-cell>
          <table:table-cell office:value-type="float" office:value="1.7241" calcext:value-type="float">
            <text:p>1.7241</text:p>
          </table:table-cell>
        </table:table-row>
        <table:table-row table:style-name="ro1">
          <table:table-cell office:value-type="date" office:date-value="2021-01-08" calcext:value-type="date">
            <text:p>01/08/2021</text:p>
          </table:table-cell>
          <table:table-cell office:value-type="float" office:value="1.2705" calcext:value-type="float">
            <text:p>1.2705</text:p>
          </table:table-cell>
          <table:table-cell office:value-type="float" office:value="1.5545" calcext:value-type="float">
            <text:p>1.5545</text:p>
          </table:table-cell>
          <table:table-cell office:value-type="float" office:value="1.7251" calcext:value-type="float">
            <text:p>1.7251</text:p>
          </table:table-cell>
        </table:table-row>
        <table:table-row table:style-name="ro1">
          <table:table-cell office:value-type="date" office:date-value="2021-01-11" calcext:value-type="date">
            <text:p>01/11/2021</text:p>
          </table:table-cell>
          <table:table-cell office:value-type="float" office:value="1.2788" calcext:value-type="float">
            <text:p>1.2788</text:p>
          </table:table-cell>
          <table:table-cell office:value-type="float" office:value="1.5549" calcext:value-type="float">
            <text:p>1.5549</text:p>
          </table:table-cell>
          <table:table-cell office:value-type="float" office:value="1.7268" calcext:value-type="float">
            <text:p>1.7268</text:p>
          </table:table-cell>
        </table:table-row>
        <table:table-row table:style-name="ro1">
          <table:table-cell office:value-type="date" office:date-value="2021-01-12" calcext:value-type="date">
            <text:p>01/12/2021</text:p>
          </table:table-cell>
          <table:table-cell office:value-type="float" office:value="1.2746" calcext:value-type="float">
            <text:p>1.2746</text:p>
          </table:table-cell>
          <table:table-cell office:value-type="float" office:value="1.5514" calcext:value-type="float">
            <text:p>1.5514</text:p>
          </table:table-cell>
          <table:table-cell office:value-type="float" office:value="1.7367" calcext:value-type="float">
            <text:p>1.7367</text:p>
          </table:table-cell>
        </table:table-row>
        <table:table-row table:style-name="ro1">
          <table:table-cell office:value-type="date" office:date-value="2021-01-13" calcext:value-type="date">
            <text:p>01/13/2021</text:p>
          </table:table-cell>
          <table:table-cell office:value-type="float" office:value="1.271" calcext:value-type="float">
            <text:p>1.271</text:p>
          </table:table-cell>
          <table:table-cell office:value-type="float" office:value="1.5459" calcext:value-type="float">
            <text:p>1.5459</text:p>
          </table:table-cell>
          <table:table-cell office:value-type="float" office:value="1.7342" calcext:value-type="float">
            <text:p>1.7342</text:p>
          </table:table-cell>
        </table:table-row>
        <table:table-row table:style-name="ro1">
          <table:table-cell office:value-type="date" office:date-value="2021-01-14" calcext:value-type="date">
            <text:p>01/14/2021</text:p>
          </table:table-cell>
          <table:table-cell office:value-type="float" office:value="1.2654" calcext:value-type="float">
            <text:p>1.2654</text:p>
          </table:table-cell>
          <table:table-cell office:value-type="float" office:value="1.5365" calcext:value-type="float">
            <text:p>1.5365</text:p>
          </table:table-cell>
          <table:table-cell office:value-type="float" office:value="1.7296" calcext:value-type="float">
            <text:p>1.7296</text:p>
          </table:table-cell>
        </table:table-row>
        <table:table-row table:style-name="ro1">
          <table:table-cell office:value-type="date" office:date-value="2021-01-15" calcext:value-type="date">
            <text:p>01/15/2021</text:p>
          </table:table-cell>
          <table:table-cell office:value-type="float" office:value="1.2727" calcext:value-type="float">
            <text:p>1.2727</text:p>
          </table:table-cell>
          <table:table-cell office:value-type="float" office:value="1.5393" calcext:value-type="float">
            <text:p>1.5393</text:p>
          </table:table-cell>
          <table:table-cell office:value-type="float" office:value="1.7304" calcext:value-type="float">
            <text:p>1.7304</text:p>
          </table:table-cell>
        </table:table-row>
        <table:table-row table:style-name="ro1">
          <table:table-cell office:value-type="date" office:date-value="2021-01-18" calcext:value-type="date">
            <text:p>01/18/2021</text:p>
          </table:table-cell>
          <table:table-cell office:value-type="float" office:value="1.2762" calcext:value-type="float">
            <text:p>1.2762</text:p>
          </table:table-cell>
          <table:table-cell office:value-type="float" office:value="1.5408" calcext:value-type="float">
            <text:p>1.5408</text:p>
          </table:table-cell>
          <table:table-cell office:value-type="float" office:value="1.7321" calcext:value-type="float">
            <text:p>1.7321</text:p>
          </table:table-cell>
        </table:table-row>
        <table:table-row table:style-name="ro1">
          <table:table-cell office:value-type="date" office:date-value="2021-01-19" calcext:value-type="date">
            <text:p>01/19/2021</text:p>
          </table:table-cell>
          <table:table-cell office:value-type="float" office:value="1.2735" calcext:value-type="float">
            <text:p>1.2735</text:p>
          </table:table-cell>
          <table:table-cell office:value-type="float" office:value="1.5443" calcext:value-type="float">
            <text:p>1.5443</text:p>
          </table:table-cell>
          <table:table-cell office:value-type="float" office:value="1.7346" calcext:value-type="float">
            <text:p>1.7346</text:p>
          </table:table-cell>
        </table:table-row>
        <table:table-row table:style-name="ro1">
          <table:table-cell office:value-type="date" office:date-value="2021-01-20" calcext:value-type="date">
            <text:p>01/20/2021</text:p>
          </table:table-cell>
          <table:table-cell office:value-type="float" office:value="1.2656" calcext:value-type="float">
            <text:p>1.2656</text:p>
          </table:table-cell>
          <table:table-cell office:value-type="float" office:value="1.5319" calcext:value-type="float">
            <text:p>1.5319</text:p>
          </table:table-cell>
          <table:table-cell office:value-type="float" office:value="1.7276" calcext:value-type="float">
            <text:p>1.7276</text:p>
          </table:table-cell>
        </table:table-row>
        <table:table-row table:style-name="ro1">
          <table:table-cell office:value-type="date" office:date-value="2021-01-21" calcext:value-type="date">
            <text:p>01/21/2021</text:p>
          </table:table-cell>
          <table:table-cell office:value-type="float" office:value="1.2627" calcext:value-type="float">
            <text:p>1.2627</text:p>
          </table:table-cell>
          <table:table-cell office:value-type="float" office:value="1.5347" calcext:value-type="float">
            <text:p>1.5347</text:p>
          </table:table-cell>
          <table:table-cell office:value-type="float" office:value="1.7325" calcext:value-type="float">
            <text:p>1.7325</text:p>
          </table:table-cell>
        </table:table-row>
        <table:table-row table:style-name="ro1">
          <table:table-cell office:value-type="date" office:date-value="2021-01-22" calcext:value-type="date">
            <text:p>01/22/2021</text:p>
          </table:table-cell>
          <table:table-cell office:value-type="float" office:value="1.2716" calcext:value-type="float">
            <text:p>1.2716</text:p>
          </table:table-cell>
          <table:table-cell office:value-type="float" office:value="1.5475" calcext:value-type="float">
            <text:p>1.5475</text:p>
          </table:table-cell>
          <table:table-cell office:value-type="float" office:value="1.7383" calcext:value-type="float">
            <text:p>1.7383</text:p>
          </table:table-cell>
        </table:table-row>
        <table:table-row table:style-name="ro1">
          <table:table-cell office:value-type="date" office:date-value="2021-01-25" calcext:value-type="date">
            <text:p>01/25/2021</text:p>
          </table:table-cell>
          <table:table-cell office:value-type="float" office:value="1.2738" calcext:value-type="float">
            <text:p>1.2738</text:p>
          </table:table-cell>
          <table:table-cell office:value-type="float" office:value="1.5463" calcext:value-type="float">
            <text:p>1.5463</text:p>
          </table:table-cell>
          <table:table-cell office:value-type="float" office:value="1.7413" calcext:value-type="float">
            <text:p>1.7413</text:p>
          </table:table-cell>
        </table:table-row>
        <table:table-row table:style-name="ro1">
          <table:table-cell office:value-type="date" office:date-value="2021-01-26" calcext:value-type="date">
            <text:p>01/26/2021</text:p>
          </table:table-cell>
          <table:table-cell office:value-type="float" office:value="1.2702" calcext:value-type="float">
            <text:p>1.2702</text:p>
          </table:table-cell>
          <table:table-cell office:value-type="float" office:value="1.5446" calcext:value-type="float">
            <text:p>1.5446</text:p>
          </table:table-cell>
          <table:table-cell office:value-type="float" office:value="1.7436" calcext:value-type="float">
            <text:p>1.7436</text:p>
          </table:table-cell>
        </table:table-row>
        <table:table-row table:style-name="ro1">
          <table:table-cell office:value-type="date" office:date-value="2021-01-27" calcext:value-type="date">
            <text:p>01/27/2021</text:p>
          </table:table-cell>
          <table:table-cell office:value-type="float" office:value="1.2775" calcext:value-type="float">
            <text:p>1.2775</text:p>
          </table:table-cell>
          <table:table-cell office:value-type="float" office:value="1.546" calcext:value-type="float">
            <text:p>1.546</text:p>
          </table:table-cell>
          <table:table-cell office:value-type="float" office:value="1.7499" calcext:value-type="float">
            <text:p>1.7499</text:p>
          </table:table-cell>
        </table:table-row>
        <table:table-row table:style-name="ro1">
          <table:table-cell office:value-type="date" office:date-value="2021-01-28" calcext:value-type="date">
            <text:p>01/28/2021</text:p>
          </table:table-cell>
          <table:table-cell office:value-type="float" office:value="1.281" calcext:value-type="float">
            <text:p>1.281</text:p>
          </table:table-cell>
          <table:table-cell office:value-type="float" office:value="1.5535" calcext:value-type="float">
            <text:p>1.5535</text:p>
          </table:table-cell>
          <table:table-cell office:value-type="float" office:value="1.7573" calcext:value-type="float">
            <text:p>1.7573</text:p>
          </table:table-cell>
        </table:table-row>
        <table:table-row table:style-name="ro1">
          <table:table-cell office:value-type="date" office:date-value="2021-01-29" calcext:value-type="date">
            <text:p>01/29/2021</text:p>
          </table:table-cell>
          <table:table-cell office:value-type="float" office:value="1.278" calcext:value-type="float">
            <text:p>1.278</text:p>
          </table:table-cell>
          <table:table-cell office:value-type="float" office:value="1.5513" calcext:value-type="float">
            <text:p>1.5513</text:p>
          </table:table-cell>
          <table:table-cell office:value-type="float" office:value="1.7534" calcext:value-type="float">
            <text:p>1.7534</text:p>
          </table:table-cell>
        </table:table-row>
        <table:table-row table:style-name="ro1">
          <table:table-cell office:value-type="date" office:date-value="2021-02-01" calcext:value-type="date">
            <text:p>02/01/2021</text:p>
          </table:table-cell>
          <table:table-cell office:value-type="float" office:value="1.2824" calcext:value-type="float">
            <text:p>1.2824</text:p>
          </table:table-cell>
          <table:table-cell office:value-type="float" office:value="1.5487" calcext:value-type="float">
            <text:p>1.5487</text:p>
          </table:table-cell>
          <table:table-cell office:value-type="float" office:value="1.7539" calcext:value-type="float">
            <text:p>1.7539</text:p>
          </table:table-cell>
        </table:table-row>
        <table:table-row table:style-name="ro1">
          <table:table-cell office:value-type="date" office:date-value="2021-02-02" calcext:value-type="date">
            <text:p>02/02/2021</text:p>
          </table:table-cell>
          <table:table-cell office:value-type="float" office:value="1.2818" calcext:value-type="float">
            <text:p>1.2818</text:p>
          </table:table-cell>
          <table:table-cell office:value-type="float" office:value="1.5416" calcext:value-type="float">
            <text:p>1.5416</text:p>
          </table:table-cell>
          <table:table-cell office:value-type="float" office:value="1.7493" calcext:value-type="float">
            <text:p>1.7493</text:p>
          </table:table-cell>
        </table:table-row>
        <table:table-row table:style-name="ro1">
          <table:table-cell office:value-type="date" office:date-value="2021-02-03" calcext:value-type="date">
            <text:p>02/03/2021</text:p>
          </table:table-cell>
          <table:table-cell office:value-type="float" office:value="1.2783" calcext:value-type="float">
            <text:p>1.2783</text:p>
          </table:table-cell>
          <table:table-cell office:value-type="float" office:value="1.5368" calcext:value-type="float">
            <text:p>1.5368</text:p>
          </table:table-cell>
          <table:table-cell office:value-type="float" office:value="1.7444" calcext:value-type="float">
            <text:p>1.7444</text:p>
          </table:table-cell>
        </table:table-row>
        <table:table-row table:style-name="ro1">
          <table:table-cell office:value-type="date" office:date-value="2021-02-04" calcext:value-type="date">
            <text:p>02/04/2021</text:p>
          </table:table-cell>
          <table:table-cell office:value-type="float" office:value="1.2828" calcext:value-type="float">
            <text:p>1.2828</text:p>
          </table:table-cell>
          <table:table-cell office:value-type="float" office:value="1.5358" calcext:value-type="float">
            <text:p>1.5358</text:p>
          </table:table-cell>
          <table:table-cell office:value-type="float" office:value="1.7532" calcext:value-type="float">
            <text:p>1.7532</text:p>
          </table:table-cell>
        </table:table-row>
        <table:table-row table:style-name="ro1">
          <table:table-cell office:value-type="date" office:date-value="2021-02-05" calcext:value-type="date">
            <text:p>02/05/2021</text:p>
          </table:table-cell>
          <table:table-cell office:value-type="float" office:value="1.2777" calcext:value-type="float">
            <text:p>1.2777</text:p>
          </table:table-cell>
          <table:table-cell office:value-type="float" office:value="1.537" calcext:value-type="float">
            <text:p>1.537</text:p>
          </table:table-cell>
          <table:table-cell office:value-type="float" office:value="1.7535" calcext:value-type="float">
            <text:p>1.7535</text:p>
          </table:table-cell>
        </table:table-row>
        <table:table-row table:style-name="ro1">
          <table:table-cell office:value-type="date" office:date-value="2021-02-08" calcext:value-type="date">
            <text:p>02/08/2021</text:p>
          </table:table-cell>
          <table:table-cell office:value-type="float" office:value="1.2753" calcext:value-type="float">
            <text:p>1.2753</text:p>
          </table:table-cell>
          <table:table-cell office:value-type="float" office:value="1.5363" calcext:value-type="float">
            <text:p>1.5363</text:p>
          </table:table-cell>
          <table:table-cell office:value-type="float" office:value="1.751" calcext:value-type="float">
            <text:p>1.751</text:p>
          </table:table-cell>
        </table:table-row>
        <table:table-row table:style-name="ro1">
          <table:table-cell office:value-type="date" office:date-value="2021-02-09" calcext:value-type="date">
            <text:p>02/09/2021</text:p>
          </table:table-cell>
          <table:table-cell office:value-type="float" office:value="1.2719" calcext:value-type="float">
            <text:p>1.2719</text:p>
          </table:table-cell>
          <table:table-cell office:value-type="float" office:value="1.5395" calcext:value-type="float">
            <text:p>1.5395</text:p>
          </table:table-cell>
          <table:table-cell office:value-type="float" office:value="1.7545" calcext:value-type="float">
            <text:p>1.7545</text:p>
          </table:table-cell>
        </table:table-row>
        <table:table-row table:style-name="ro1">
          <table:table-cell office:value-type="date" office:date-value="2021-02-10" calcext:value-type="date">
            <text:p>02/10/2021</text:p>
          </table:table-cell>
          <table:table-cell office:value-type="float" office:value="1.2689" calcext:value-type="float">
            <text:p>1.2689</text:p>
          </table:table-cell>
          <table:table-cell office:value-type="float" office:value="1.5392" calcext:value-type="float">
            <text:p>1.5392</text:p>
          </table:table-cell>
          <table:table-cell office:value-type="float" office:value="1.7568" calcext:value-type="float">
            <text:p>1.7568</text:p>
          </table:table-cell>
        </table:table-row>
        <table:table-row table:style-name="ro1">
          <table:table-cell office:value-type="date" office:date-value="2021-02-11" calcext:value-type="date">
            <text:p>02/11/2021</text:p>
          </table:table-cell>
          <table:table-cell office:value-type="float" office:value="1.2686" calcext:value-type="float">
            <text:p>1.2686</text:p>
          </table:table-cell>
          <table:table-cell office:value-type="float" office:value="1.5392" calcext:value-type="float">
            <text:p>1.5392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date" office:date-value="2021-02-12" calcext:value-type="date">
            <text:p>02/12/2021</text:p>
          </table:table-cell>
          <table:table-cell office:value-type="float" office:value="1.2711" calcext:value-type="float">
            <text:p>1.2711</text:p>
          </table:table-cell>
          <table:table-cell office:value-type="float" office:value="1.5396" calcext:value-type="float">
            <text:p>1.5396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date" office:date-value="2021-02-16" calcext:value-type="date">
            <text:p>02/16/2021</text:p>
          </table:table-cell>
          <table:table-cell office:value-type="float" office:value="1.2684" calcext:value-type="float">
            <text:p>1.2684</text:p>
          </table:table-cell>
          <table:table-cell office:value-type="float" office:value="1.5363" calcext:value-type="float">
            <text:p>1.5363</text:p>
          </table:table-cell>
          <table:table-cell office:value-type="float" office:value="1.7635" calcext:value-type="float">
            <text:p>1.7635</text:p>
          </table:table-cell>
        </table:table-row>
        <table:table-row table:style-name="ro1">
          <table:table-cell office:value-type="date" office:date-value="2021-02-17" calcext:value-type="date">
            <text:p>02/17/2021</text:p>
          </table:table-cell>
          <table:table-cell office:value-type="float" office:value="1.2712" calcext:value-type="float">
            <text:p>1.2712</text:p>
          </table:table-cell>
          <table:table-cell office:value-type="float" office:value="1.5305" calcext:value-type="float">
            <text:p>1.5305</text:p>
          </table:table-cell>
          <table:table-cell office:value-type="float" office:value="1.7612" calcext:value-type="float">
            <text:p>1.7612</text:p>
          </table:table-cell>
        </table:table-row>
        <table:table-row table:style-name="ro1">
          <table:table-cell office:value-type="date" office:date-value="2021-02-18" calcext:value-type="date">
            <text:p>02/18/2021</text:p>
          </table:table-cell>
          <table:table-cell office:value-type="float" office:value="1.2696" calcext:value-type="float">
            <text:p>1.2696</text:p>
          </table:table-cell>
          <table:table-cell office:value-type="float" office:value="1.5338" calcext:value-type="float">
            <text:p>1.5338</text:p>
          </table:table-cell>
          <table:table-cell office:value-type="float" office:value="1.7726" calcext:value-type="float">
            <text:p>1.7726</text:p>
          </table:table-cell>
        </table:table-row>
        <table:table-row table:style-name="ro1">
          <table:table-cell office:value-type="date" office:date-value="2021-02-19" calcext:value-type="date">
            <text:p>02/19/2021</text:p>
          </table:table-cell>
          <table:table-cell office:value-type="float" office:value="1.2614" calcext:value-type="float">
            <text:p>1.2614</text:p>
          </table:table-cell>
          <table:table-cell office:value-type="float" office:value="1.5293" calcext:value-type="float">
            <text:p>1.5293</text:p>
          </table:table-cell>
          <table:table-cell office:value-type="float" office:value="1.768" calcext:value-type="float">
            <text:p>1.768</text:p>
          </table:table-cell>
        </table:table-row>
        <table:table-row table:style-name="ro1">
          <table:table-cell office:value-type="date" office:date-value="2021-02-22" calcext:value-type="date">
            <text:p>02/22/2021</text:p>
          </table:table-cell>
          <table:table-cell office:value-type="float" office:value="1.2613" calcext:value-type="float">
            <text:p>1.2613</text:p>
          </table:table-cell>
          <table:table-cell office:value-type="float" office:value="1.533" calcext:value-type="float">
            <text:p>1.533</text:p>
          </table:table-cell>
          <table:table-cell office:value-type="float" office:value="1.7736" calcext:value-type="float">
            <text:p>1.7736</text:p>
          </table:table-cell>
        </table:table-row>
        <table:table-row table:style-name="ro1">
          <table:table-cell office:value-type="date" office:date-value="2021-02-23" calcext:value-type="date">
            <text:p>02/23/2021</text:p>
          </table:table-cell>
          <table:table-cell office:value-type="float" office:value="1.2603" calcext:value-type="float">
            <text:p>1.2603</text:p>
          </table:table-cell>
          <table:table-cell office:value-type="float" office:value="1.5312" calcext:value-type="float">
            <text:p>1.5312</text:p>
          </table:table-cell>
          <table:table-cell office:value-type="float" office:value="1.7764" calcext:value-type="float">
            <text:p>1.7764</text:p>
          </table:table-cell>
        </table:table-row>
        <table:table-row table:style-name="ro1">
          <table:table-cell office:value-type="date" office:date-value="2021-02-24" calcext:value-type="date">
            <text:p>02/24/2021</text:p>
          </table:table-cell>
          <table:table-cell office:value-type="float" office:value="1.2548" calcext:value-type="float">
            <text:p>1.2548</text:p>
          </table:table-cell>
          <table:table-cell office:value-type="float" office:value="1.5234" calcext:value-type="float">
            <text:p>1.5234</text:p>
          </table:table-cell>
          <table:table-cell office:value-type="float" office:value="1.7708" calcext:value-type="float">
            <text:p>1.7708</text:p>
          </table:table-cell>
        </table:table-row>
        <table:table-row table:style-name="ro1">
          <table:table-cell office:value-type="date" office:date-value="2021-02-25" calcext:value-type="date">
            <text:p>02/25/2021</text:p>
          </table:table-cell>
          <table:table-cell office:value-type="float" office:value="1.253" calcext:value-type="float">
            <text:p>1.253</text:p>
          </table:table-cell>
          <table:table-cell office:value-type="float" office:value="1.5299" calcext:value-type="float">
            <text:p>1.5299</text:p>
          </table:table-cell>
          <table:table-cell office:value-type="float" office:value="1.7661" calcext:value-type="float">
            <text:p>1.7661</text:p>
          </table:table-cell>
        </table:table-row>
        <table:table-row table:style-name="ro1">
          <table:table-cell office:value-type="date" office:date-value="2021-02-26" calcext:value-type="date">
            <text:p>02/26/2021</text:p>
          </table:table-cell>
          <table:table-cell office:value-type="float" office:value="1.2685" calcext:value-type="float">
            <text:p>1.2685</text:p>
          </table:table-cell>
          <table:table-cell office:value-type="float" office:value="1.5348" calcext:value-type="float">
            <text:p>1.5348</text:p>
          </table:table-cell>
          <table:table-cell office:value-type="float" office:value="1.7692" calcext:value-type="float">
            <text:p>1.7692</text:p>
          </table:table-cell>
        </table:table-row>
        <table:table-row table:style-name="ro1">
          <table:table-cell office:value-type="date" office:date-value="2021-03-01" calcext:value-type="date">
            <text:p>03/01/2021</text:p>
          </table:table-cell>
          <table:table-cell office:value-type="float" office:value="1.2661" calcext:value-type="float">
            <text:p>1.2661</text:p>
          </table:table-cell>
          <table:table-cell office:value-type="float" office:value="1.5253" calcext:value-type="float">
            <text:p>1.5253</text:p>
          </table:table-cell>
          <table:table-cell office:value-type="float" office:value="1.7635" calcext:value-type="float">
            <text:p>1.7635</text:p>
          </table:table-cell>
        </table:table-row>
        <table:table-row table:style-name="ro1">
          <table:table-cell office:value-type="date" office:date-value="2021-03-02" calcext:value-type="date">
            <text:p>03/02/2021</text:p>
          </table:table-cell>
          <table:table-cell office:value-type="float" office:value="1.2626" calcext:value-type="float">
            <text:p>1.2626</text:p>
          </table:table-cell>
          <table:table-cell office:value-type="float" office:value="1.5234" calcext:value-type="float">
            <text:p>1.5234</text:p>
          </table:table-cell>
          <table:table-cell office:value-type="float" office:value="1.7611" calcext:value-type="float">
            <text:p>1.7611</text:p>
          </table:table-cell>
        </table:table-row>
        <table:table-row table:style-name="ro1">
          <table:table-cell office:value-type="date" office:date-value="2021-03-03" calcext:value-type="date">
            <text:p>03/03/2021</text:p>
          </table:table-cell>
          <table:table-cell office:value-type="float" office:value="1.2631" calcext:value-type="float">
            <text:p>1.2631</text:p>
          </table:table-cell>
          <table:table-cell office:value-type="float" office:value="1.524" calcext:value-type="float">
            <text:p>1.524</text:p>
          </table:table-cell>
          <table:table-cell office:value-type="float" office:value="1.7636" calcext:value-type="float">
            <text:p>1.7636</text:p>
          </table:table-cell>
        </table:table-row>
        <table:table-row table:style-name="ro1">
          <table:table-cell office:value-type="date" office:date-value="2021-03-04" calcext:value-type="date">
            <text:p>03/04/2021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5179" calcext:value-type="float">
            <text:p>1.5179</text:p>
          </table:table-cell>
          <table:table-cell office:value-type="float" office:value="1.7624" calcext:value-type="float">
            <text:p>1.7624</text:p>
          </table:table-cell>
        </table:table-row>
        <table:table-row table:style-name="ro1">
          <table:table-cell office:value-type="date" office:date-value="2021-03-05" calcext:value-type="date">
            <text:p>03/05/2021</text:p>
          </table:table-cell>
          <table:table-cell office:value-type="float" office:value="1.2668" calcext:value-type="float">
            <text:p>1.2668</text:p>
          </table:table-cell>
          <table:table-cell office:value-type="float" office:value="1.5098" calcext:value-type="float">
            <text:p>1.5098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date" office:date-value="2021-03-08" calcext:value-type="date">
            <text:p>03/08/2021</text:p>
          </table:table-cell>
          <table:table-cell office:value-type="float" office:value="1.266" calcext:value-type="float">
            <text:p>1.266</text:p>
          </table:table-cell>
          <table:table-cell office:value-type="float" office:value="1.5017" calcext:value-type="float">
            <text:p>1.5017</text:p>
          </table:table-cell>
          <table:table-cell office:value-type="float" office:value="1.751" calcext:value-type="float">
            <text:p>1.751</text:p>
          </table:table-cell>
        </table:table-row>
        <table:table-row table:style-name="ro1">
          <table:table-cell office:value-type="date" office:date-value="2021-03-09" calcext:value-type="date">
            <text:p>03/09/2021</text:p>
          </table:table-cell>
          <table:table-cell office:value-type="float" office:value="1.2635" calcext:value-type="float">
            <text:p>1.2635</text:p>
          </table:table-cell>
          <table:table-cell office:value-type="float" office:value="1.5028" calcext:value-type="float">
            <text:p>1.5028</text:p>
          </table:table-cell>
          <table:table-cell office:value-type="float" office:value="1.7556" calcext:value-type="float">
            <text:p>1.7556</text:p>
          </table:table-cell>
        </table:table-row>
        <table:table-row table:style-name="ro1">
          <table:table-cell office:value-type="date" office:date-value="2021-03-10" calcext:value-type="date">
            <text:p>03/10/2021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5049" calcext:value-type="float">
            <text:p>1.5049</text:p>
          </table:table-cell>
          <table:table-cell office:value-type="float" office:value="1.7577" calcext:value-type="float">
            <text:p>1.7577</text:p>
          </table:table-cell>
        </table:table-row>
        <table:table-row table:style-name="ro1">
          <table:table-cell office:value-type="date" office:date-value="2021-03-11" calcext:value-type="date">
            <text:p>03/11/2021</text:p>
          </table:table-cell>
          <table:table-cell office:value-type="float" office:value="1.2561" calcext:value-type="float">
            <text:p>1.2561</text:p>
          </table:table-cell>
          <table:table-cell office:value-type="float" office:value="1.5033" calcext:value-type="float">
            <text:p>1.5033</text:p>
          </table:table-cell>
          <table:table-cell office:value-type="float" office:value="1.7551" calcext:value-type="float">
            <text:p>1.7551</text:p>
          </table:table-cell>
        </table:table-row>
        <table:table-row table:style-name="ro1">
          <table:table-cell office:value-type="date" office:date-value="2021-03-12" calcext:value-type="date">
            <text:p>03/12/2021</text:p>
          </table:table-cell>
          <table:table-cell office:value-type="float" office:value="1.2493" calcext:value-type="float">
            <text:p>1.2493</text:p>
          </table:table-cell>
          <table:table-cell office:value-type="float" office:value="1.4919" calcext:value-type="float">
            <text:p>1.4919</text:p>
          </table:table-cell>
          <table:table-cell office:value-type="float" office:value="1.7373" calcext:value-type="float">
            <text:p>1.7373</text:p>
          </table:table-cell>
        </table:table-row>
        <table:table-row table:style-name="ro1">
          <table:table-cell office:value-type="date" office:date-value="2021-03-15" calcext:value-type="date">
            <text:p>03/15/2021</text:p>
          </table:table-cell>
          <table:table-cell office:value-type="float" office:value="1.248" calcext:value-type="float">
            <text:p>1.248</text:p>
          </table:table-cell>
          <table:table-cell office:value-type="float" office:value="1.4883" calcext:value-type="float">
            <text:p>1.4883</text:p>
          </table:table-cell>
          <table:table-cell office:value-type="float" office:value="1.7342" calcext:value-type="float">
            <text:p>1.7342</text:p>
          </table:table-cell>
        </table:table-row>
        <table:table-row table:style-name="ro1">
          <table:table-cell office:value-type="date" office:date-value="2021-03-16" calcext:value-type="date">
            <text:p>03/16/2021</text:p>
          </table:table-cell>
          <table:table-cell office:value-type="float" office:value="1.2455" calcext:value-type="float">
            <text:p>1.2455</text:p>
          </table:table-cell>
          <table:table-cell office:value-type="float" office:value="1.4831" calcext:value-type="float">
            <text:p>1.4831</text:p>
          </table:table-cell>
          <table:table-cell office:value-type="float" office:value="1.7298" calcext:value-type="float">
            <text:p>1.7298</text:p>
          </table:table-cell>
        </table:table-row>
        <table:table-row table:style-name="ro1">
          <table:table-cell office:value-type="date" office:date-value="2021-03-17" calcext:value-type="date">
            <text:p>03/17/2021</text:p>
          </table:table-cell>
          <table:table-cell office:value-type="float" office:value="1.2465" calcext:value-type="float">
            <text:p>1.2465</text:p>
          </table:table-cell>
          <table:table-cell office:value-type="float" office:value="1.4858" calcext:value-type="float">
            <text:p>1.4858</text:p>
          </table:table-cell>
          <table:table-cell office:value-type="float" office:value="1.7324" calcext:value-type="float">
            <text:p>1.7324</text:p>
          </table:table-cell>
        </table:table-row>
        <table:table-row table:style-name="ro1">
          <table:table-cell office:value-type="date" office:date-value="2021-03-18" calcext:value-type="date">
            <text:p>03/18/2021</text:p>
          </table:table-cell>
          <table:table-cell office:value-type="float" office:value="1.2458" calcext:value-type="float">
            <text:p>1.2458</text:p>
          </table:table-cell>
          <table:table-cell office:value-type="float" office:value="1.4853" calcext:value-type="float">
            <text:p>1.4853</text:p>
          </table:table-cell>
          <table:table-cell office:value-type="float" office:value="1.7355" calcext:value-type="float">
            <text:p>1.7355</text:p>
          </table:table-cell>
        </table:table-row>
        <table:table-row table:style-name="ro1">
          <table:table-cell office:value-type="date" office:date-value="2021-03-19" calcext:value-type="date">
            <text:p>03/19/2021</text:p>
          </table:table-cell>
          <table:table-cell office:value-type="float" office:value="1.2506" calcext:value-type="float">
            <text:p>1.2506</text:p>
          </table:table-cell>
          <table:table-cell office:value-type="float" office:value="1.488" calcext:value-type="float">
            <text:p>1.488</text:p>
          </table:table-cell>
          <table:table-cell office:value-type="float" office:value="1.7344" calcext:value-type="float">
            <text:p>1.7344</text:p>
          </table:table-cell>
        </table:table-row>
        <table:table-row table:style-name="ro1">
          <table:table-cell office:value-type="date" office:date-value="2021-03-22" calcext:value-type="date">
            <text:p>03/22/2021</text:p>
          </table:table-cell>
          <table:table-cell office:value-type="float" office:value="1.2513" calcext:value-type="float">
            <text:p>1.2513</text:p>
          </table:table-cell>
          <table:table-cell office:value-type="float" office:value="1.493" calcext:value-type="float">
            <text:p>1.493</text:p>
          </table:table-cell>
          <table:table-cell office:value-type="float" office:value="1.7334" calcext:value-type="float">
            <text:p>1.7334</text:p>
          </table:table-cell>
        </table:table-row>
        <table:table-row table:style-name="ro1">
          <table:table-cell office:value-type="date" office:date-value="2021-03-23" calcext:value-type="date">
            <text:p>03/23/2021</text:p>
          </table:table-cell>
          <table:table-cell office:value-type="float" office:value="1.2562" calcext:value-type="float">
            <text:p>1.2562</text:p>
          </table:table-cell>
          <table:table-cell office:value-type="float" office:value="1.4908" calcext:value-type="float">
            <text:p>1.4908</text:p>
          </table:table-cell>
          <table:table-cell office:value-type="float" office:value="1.7308" calcext:value-type="float">
            <text:p>1.7308</text:p>
          </table:table-cell>
        </table:table-row>
        <table:table-row table:style-name="ro1">
          <table:table-cell office:value-type="date" office:date-value="2021-03-24" calcext:value-type="date">
            <text:p>03/24/2021</text:p>
          </table:table-cell>
          <table:table-cell office:value-type="float" office:value="1.2562" calcext:value-type="float">
            <text:p>1.2562</text:p>
          </table:table-cell>
          <table:table-cell office:value-type="float" office:value="1.4856" calcext:value-type="float">
            <text:p>1.4856</text:p>
          </table:table-cell>
          <table:table-cell office:value-type="float" office:value="1.7223" calcext:value-type="float">
            <text:p>1.7223</text:p>
          </table:table-cell>
        </table:table-row>
        <table:table-row table:style-name="ro1">
          <table:table-cell office:value-type="date" office:date-value="2021-03-25" calcext:value-type="date">
            <text:p>03/25/2021</text:p>
          </table:table-cell>
          <table:table-cell office:value-type="float" office:value="1.2606" calcext:value-type="float">
            <text:p>1.2606</text:p>
          </table:table-cell>
          <table:table-cell office:value-type="float" office:value="1.4858" calcext:value-type="float">
            <text:p>1.4858</text:p>
          </table:table-cell>
          <table:table-cell office:value-type="float" office:value="1.7304" calcext:value-type="float">
            <text:p>1.7304</text:p>
          </table:table-cell>
        </table:table-row>
        <table:table-row table:style-name="ro1">
          <table:table-cell office:value-type="date" office:date-value="2021-03-26" calcext:value-type="date">
            <text:p>03/26/2021</text:p>
          </table:table-cell>
          <table:table-cell office:value-type="float" office:value="1.258" calcext:value-type="float">
            <text:p>1.258</text:p>
          </table:table-cell>
          <table:table-cell office:value-type="float" office:value="1.4831" calcext:value-type="float">
            <text:p>1.4831</text:p>
          </table:table-cell>
          <table:table-cell office:value-type="float" office:value="1.7345" calcext:value-type="float">
            <text:p>1.7345</text:p>
          </table:table-cell>
        </table:table-row>
        <table:table-row table:style-name="ro1">
          <table:table-cell office:value-type="date" office:date-value="2021-03-29" calcext:value-type="date">
            <text:p>03/29/2021</text:p>
          </table:table-cell>
          <table:table-cell office:value-type="float" office:value="1.2594" calcext:value-type="float">
            <text:p>1.2594</text:p>
          </table:table-cell>
          <table:table-cell office:value-type="float" office:value="1.483" calcext:value-type="float">
            <text:p>1.483</text:p>
          </table:table-cell>
          <table:table-cell office:value-type="float" office:value="1.7367" calcext:value-type="float">
            <text:p>1.7367</text:p>
          </table:table-cell>
        </table:table-row>
        <table:table-row table:style-name="ro1">
          <table:table-cell office:value-type="date" office:date-value="2021-03-30" calcext:value-type="date">
            <text:p>03/30/2021</text:p>
          </table:table-cell>
          <table:table-cell office:value-type="float" office:value="1.2631" calcext:value-type="float">
            <text:p>1.2631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7337" calcext:value-type="float">
            <text:p>1.7337</text:p>
          </table:table-cell>
        </table:table-row>
        <table:table-row table:style-name="ro1">
          <table:table-cell office:value-type="date" office:date-value="2021-03-31" calcext:value-type="date">
            <text:p>03/31/2021</text:p>
          </table:table-cell>
          <table:table-cell office:value-type="float" office:value="1.2575" calcext:value-type="float">
            <text:p>1.2575</text:p>
          </table:table-cell>
          <table:table-cell office:value-type="float" office:value="1.4759" calcext:value-type="float">
            <text:p>1.4759</text:p>
          </table:table-cell>
          <table:table-cell office:value-type="float" office:value="1.7337" calcext:value-type="float">
            <text:p>1.7337</text:p>
          </table:table-cell>
        </table:table-row>
        <table:table-row table:style-name="ro1">
          <table:table-cell office:value-type="date" office:date-value="2021-04-01" calcext:value-type="date">
            <text:p>04/01/2021</text:p>
          </table:table-cell>
          <table:table-cell office:value-type="float" office:value="1.2565" calcext:value-type="float">
            <text:p>1.2565</text:p>
          </table:table-cell>
          <table:table-cell office:value-type="float" office:value="1.4781" calcext:value-type="float">
            <text:p>1.4781</text:p>
          </table:table-cell>
          <table:table-cell office:value-type="float" office:value="1.7364" calcext:value-type="float">
            <text:p>1.7364</text:p>
          </table:table-cell>
        </table:table-row>
        <table:table-row table:style-name="ro1">
          <table:table-cell office:value-type="date" office:date-value="2021-04-05" calcext:value-type="date">
            <text:p>04/05/2021</text:p>
          </table:table-cell>
          <table:table-cell office:value-type="float" office:value="1.2525" calcext:value-type="float">
            <text:p>1.2525</text:p>
          </table:table-cell>
          <table:table-cell office:value-type="float" office:value="1.4783" calcext:value-type="float">
            <text:p>1.4783</text:p>
          </table:table-cell>
          <table:table-cell office:value-type="float" office:value="1.7405" calcext:value-type="float">
            <text:p>1.7405</text:p>
          </table:table-cell>
        </table:table-row>
        <table:table-row table:style-name="ro1">
          <table:table-cell office:value-type="date" office:date-value="2021-04-06" calcext:value-type="date">
            <text:p>04/06/2021</text:p>
          </table:table-cell>
          <table:table-cell office:value-type="float" office:value="1.2559" calcext:value-type="float">
            <text:p>1.2559</text:p>
          </table:table-cell>
          <table:table-cell office:value-type="float" office:value="1.4879" calcext:value-type="float">
            <text:p>1.4879</text:p>
          </table:table-cell>
          <table:table-cell office:value-type="float" office:value="1.7375" calcext:value-type="float">
            <text:p>1.7375</text:p>
          </table:table-cell>
        </table:table-row>
        <table:table-row table:style-name="ro1">
          <table:table-cell office:value-type="date" office:date-value="2021-04-07" calcext:value-type="date">
            <text:p>04/07/2021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4994" calcext:value-type="float">
            <text:p>1.4994</text:p>
          </table:table-cell>
          <table:table-cell office:value-type="float" office:value="1.7354" calcext:value-type="float">
            <text:p>1.7354</text:p>
          </table:table-cell>
        </table:table-row>
        <table:table-row table:style-name="ro1">
          <table:table-cell office:value-type="date" office:date-value="2021-04-08" calcext:value-type="date">
            <text:p>04/08/2021</text:p>
          </table:table-cell>
          <table:table-cell office:value-type="float" office:value="1.2579" calcext:value-type="float">
            <text:p>1.2579</text:p>
          </table:table-cell>
          <table:table-cell office:value-type="float" office:value="1.4977" calcext:value-type="float">
            <text:p>1.4977</text:p>
          </table:table-cell>
          <table:table-cell office:value-type="float" office:value="1.7292" calcext:value-type="float">
            <text:p>1.7292</text:p>
          </table:table-cell>
        </table:table-row>
        <table:table-row table:style-name="ro1">
          <table:table-cell office:value-type="date" office:date-value="2021-04-09" calcext:value-type="date">
            <text:p>04/09/2021</text:p>
          </table:table-cell>
          <table:table-cell office:value-type="float" office:value="1.2544" calcext:value-type="float">
            <text:p>1.2544</text:p>
          </table:table-cell>
          <table:table-cell office:value-type="float" office:value="1.492" calcext:value-type="float">
            <text:p>1.492</text:p>
          </table:table-cell>
          <table:table-cell office:value-type="float" office:value="1.7216" calcext:value-type="float">
            <text:p>1.7216</text:p>
          </table:table-cell>
        </table:table-row>
        <table:table-row table:style-name="ro1">
          <table:table-cell office:value-type="date" office:date-value="2021-04-12" calcext:value-type="date">
            <text:p>04/12/2021</text:p>
          </table:table-cell>
          <table:table-cell office:value-type="float" office:value="1.2553" calcext:value-type="float">
            <text:p>1.2553</text:p>
          </table:table-cell>
          <table:table-cell office:value-type="float" office:value="1.4952" calcext:value-type="float">
            <text:p>1.4952</text:p>
          </table:table-cell>
          <table:table-cell office:value-type="float" office:value="1.7257" calcext:value-type="float">
            <text:p>1.7257</text:p>
          </table:table-cell>
        </table:table-row>
        <table:table-row table:style-name="ro1">
          <table:table-cell office:value-type="date" office:date-value="2021-04-13" calcext:value-type="date">
            <text:p>04/13/2021</text:p>
          </table:table-cell>
          <table:table-cell office:value-type="float" office:value="1.2554" calcext:value-type="float">
            <text:p>1.2554</text:p>
          </table:table-cell>
          <table:table-cell office:value-type="float" office:value="1.4984" calcext:value-type="float">
            <text:p>1.4984</text:p>
          </table:table-cell>
          <table:table-cell office:value-type="float" office:value="1.725" calcext:value-type="float">
            <text:p>1.725</text:p>
          </table:table-cell>
        </table:table-row>
        <table:table-row table:style-name="ro1">
          <table:table-cell office:value-type="date" office:date-value="2021-04-14" calcext:value-type="date">
            <text:p>04/14/2021</text:p>
          </table:table-cell>
          <table:table-cell office:value-type="float" office:value="1.2533" calcext:value-type="float">
            <text:p>1.2533</text:p>
          </table:table-cell>
          <table:table-cell office:value-type="float" office:value="1.5004" calcext:value-type="float">
            <text:p>1.5004</text:p>
          </table:table-cell>
          <table:table-cell office:value-type="float" office:value="1.7273" calcext:value-type="float">
            <text:p>1.7273</text:p>
          </table:table-cell>
        </table:table-row>
        <table:table-row table:style-name="ro1">
          <table:table-cell office:value-type="date" office:date-value="2021-04-15" calcext:value-type="date">
            <text:p>04/15/2021</text:p>
          </table:table-cell>
          <table:table-cell office:value-type="float" office:value="1.253" calcext:value-type="float">
            <text:p>1.253</text:p>
          </table:table-cell>
          <table:table-cell office:value-type="float" office:value="1.4998" calcext:value-type="float">
            <text:p>1.4998</text:p>
          </table:table-cell>
          <table:table-cell office:value-type="float" office:value="1.7274" calcext:value-type="float">
            <text:p>1.7274</text:p>
          </table:table-cell>
        </table:table-row>
        <table:table-row table:style-name="ro1">
          <table:table-cell office:value-type="date" office:date-value="2021-04-16" calcext:value-type="date">
            <text:p>04/16/2021</text:p>
          </table:table-cell>
          <table:table-cell office:value-type="float" office:value="1.2503" calcext:value-type="float">
            <text:p>1.2503</text:p>
          </table:table-cell>
          <table:table-cell office:value-type="float" office:value="1.4979" calcext:value-type="float">
            <text:p>1.4979</text:p>
          </table:table-cell>
          <table:table-cell office:value-type="float" office:value="1.7278" calcext:value-type="float">
            <text:p>1.7278</text:p>
          </table:table-cell>
        </table:table-row>
        <table:table-row table:style-name="ro1">
          <table:table-cell office:value-type="date" office:date-value="2021-04-19" calcext:value-type="date">
            <text:p>04/19/2021</text:p>
          </table:table-cell>
          <table:table-cell office:value-type="float" office:value="1.2519" calcext:value-type="float">
            <text:p>1.2519</text:p>
          </table:table-cell>
          <table:table-cell office:value-type="float" office:value="1.5063" calcext:value-type="float">
            <text:p>1.5063</text:p>
          </table:table-cell>
          <table:table-cell office:value-type="float" office:value="1.7494" calcext:value-type="float">
            <text:p>1.7494</text:p>
          </table:table-cell>
        </table:table-row>
        <table:table-row table:style-name="ro1">
          <table:table-cell office:value-type="date" office:date-value="2021-04-20" calcext:value-type="date">
            <text:p>04/20/2021</text:p>
          </table:table-cell>
          <table:table-cell office:value-type="float" office:value="1.2572" calcext:value-type="float">
            <text:p>1.2572</text:p>
          </table:table-cell>
          <table:table-cell office:value-type="float" office:value="1.5133" calcext:value-type="float">
            <text:p>1.5133</text:p>
          </table:table-cell>
          <table:table-cell office:value-type="float" office:value="1.7535" calcext:value-type="float">
            <text:p>1.7535</text:p>
          </table:table-cell>
        </table:table-row>
        <table:table-row table:style-name="ro1">
          <table:table-cell office:value-type="date" office:date-value="2021-04-21" calcext:value-type="date">
            <text:p>04/21/2021</text:p>
          </table:table-cell>
          <table:table-cell office:value-type="float" office:value="1.2523" calcext:value-type="float">
            <text:p>1.2523</text:p>
          </table:table-cell>
          <table:table-cell office:value-type="float" office:value="1.5056" calcext:value-type="float">
            <text:p>1.5056</text:p>
          </table:table-cell>
          <table:table-cell office:value-type="float" office:value="1.7438" calcext:value-type="float">
            <text:p>1.7438</text:p>
          </table:table-cell>
        </table:table-row>
        <table:table-row table:style-name="ro1">
          <table:table-cell office:value-type="date" office:date-value="2021-04-22" calcext:value-type="date">
            <text:p>04/22/2021</text:p>
          </table:table-cell>
          <table:table-cell office:value-type="float" office:value="1.25" calcext:value-type="float">
            <text:p>1.25</text:p>
          </table:table-cell>
          <table:table-cell office:value-type="float" office:value="1.5023" calcext:value-type="float">
            <text:p>1.5023</text:p>
          </table:table-cell>
          <table:table-cell office:value-type="float" office:value="1.7308" calcext:value-type="float">
            <text:p>1.7308</text:p>
          </table:table-cell>
        </table:table-row>
        <table:table-row table:style-name="ro1">
          <table:table-cell office:value-type="date" office:date-value="2021-04-23" calcext:value-type="date">
            <text:p>04/23/2021</text:p>
          </table:table-cell>
          <table:table-cell office:value-type="float" office:value="1.2489" calcext:value-type="float">
            <text:p>1.2489</text:p>
          </table:table-cell>
          <table:table-cell office:value-type="float" office:value="1.508" calcext:value-type="float">
            <text:p>1.508</text:p>
          </table:table-cell>
          <table:table-cell office:value-type="float" office:value="1.7316" calcext:value-type="float">
            <text:p>1.7316</text:p>
          </table:table-cell>
        </table:table-row>
        <table:table-row table:style-name="ro1">
          <table:table-cell office:value-type="date" office:date-value="2021-04-26" calcext:value-type="date">
            <text:p>04/26/2021</text:p>
          </table:table-cell>
          <table:table-cell office:value-type="float" office:value="1.2412" calcext:value-type="float">
            <text:p>1.2412</text:p>
          </table:table-cell>
          <table:table-cell office:value-type="float" office:value="1.4997" calcext:value-type="float">
            <text:p>1.4997</text:p>
          </table:table-cell>
          <table:table-cell office:value-type="float" office:value="1.7241" calcext:value-type="float">
            <text:p>1.7241</text:p>
          </table:table-cell>
        </table:table-row>
        <table:table-row table:style-name="ro1">
          <table:table-cell office:value-type="date" office:date-value="2021-04-27" calcext:value-type="date">
            <text:p>04/27/2021</text:p>
          </table:table-cell>
          <table:table-cell office:value-type="float" office:value="1.2403" calcext:value-type="float">
            <text:p>1.2403</text:p>
          </table:table-cell>
          <table:table-cell office:value-type="float" office:value="1.4985" calcext:value-type="float">
            <text:p>1.4985</text:p>
          </table:table-cell>
          <table:table-cell office:value-type="float" office:value="1.7249" calcext:value-type="float">
            <text:p>1.7249</text:p>
          </table:table-cell>
        </table:table-row>
        <table:table-row table:style-name="ro1">
          <table:table-cell office:value-type="date" office:date-value="2021-04-28" calcext:value-type="date">
            <text:p>04/28/2021</text:p>
          </table:table-cell>
          <table:table-cell office:value-type="float" office:value="1.2357" calcext:value-type="float">
            <text:p>1.2357</text:p>
          </table:table-cell>
          <table:table-cell office:value-type="float" office:value="1.4941" calcext:value-type="float">
            <text:p>1.4941</text:p>
          </table:table-cell>
          <table:table-cell office:value-type="float" office:value="1.7186" calcext:value-type="float">
            <text:p>1.7186</text:p>
          </table:table-cell>
        </table:table-row>
        <table:table-row table:style-name="ro1">
          <table:table-cell office:value-type="date" office:date-value="2021-04-29" calcext:value-type="date">
            <text:p>04/29/2021</text:p>
          </table:table-cell>
          <table:table-cell office:value-type="float" office:value="1.2292" calcext:value-type="float">
            <text:p>1.2292</text:p>
          </table:table-cell>
          <table:table-cell office:value-type="float" office:value="1.4897" calcext:value-type="float">
            <text:p>1.4897</text:p>
          </table:table-cell>
          <table:table-cell office:value-type="float" office:value="1.7145" calcext:value-type="float">
            <text:p>1.7145</text:p>
          </table:table-cell>
        </table:table-row>
        <table:table-row table:style-name="ro1">
          <table:table-cell office:value-type="date" office:date-value="2021-04-30" calcext:value-type="date">
            <text:p>04/30/2021</text:p>
          </table:table-cell>
          <table:table-cell office:value-type="float" office:value="1.2285" calcext:value-type="float">
            <text:p>1.2285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7003" calcext:value-type="float">
            <text:p>1.7003</text:p>
          </table:table-cell>
        </table:table-row>
        <table:table-row table:style-name="ro1">
          <table:table-cell office:value-type="date" office:date-value="2021-04-30" calcext:value-type="date">
            <text:p>04/30/2021</text:p>
          </table:table-cell>
          <table:table-cell office:value-type="float" office:value="1.2285" calcext:value-type="float">
            <text:p>1.2285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7003" calcext:value-type="float">
            <text:p>1.7003</text:p>
          </table:table-cell>
        </table:table-row>
        <table:table-row table:style-name="ro1">
          <table:table-cell office:value-type="date" office:date-value="2021-05-03" calcext:value-type="date">
            <text:p>05/03/2021</text:p>
          </table:table-cell>
          <table:table-cell office:value-type="float" office:value="1.2279" calcext:value-type="float">
            <text:p>1.2279</text:p>
          </table:table-cell>
          <table:table-cell office:value-type="float" office:value="1.4808" calcext:value-type="float">
            <text:p>1.4808</text:p>
          </table:table-cell>
          <table:table-cell office:value-type="float" office:value="1.7075" calcext:value-type="float">
            <text:p>1.7075</text:p>
          </table:table-cell>
        </table:table-row>
        <table:table-row table:style-name="ro1">
          <table:table-cell office:value-type="date" office:date-value="2021-05-04" calcext:value-type="date">
            <text:p>05/04/2021</text:p>
          </table:table-cell>
          <table:table-cell office:value-type="float" office:value="1.2315" calcext:value-type="float">
            <text:p>1.2315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088" calcext:value-type="float">
            <text:p>1.7088</text:p>
          </table:table-cell>
        </table:table-row>
        <table:table-row table:style-name="ro1">
          <table:table-cell office:value-type="date" office:date-value="2021-05-05" calcext:value-type="date">
            <text:p>05/05/2021</text:p>
          </table:table-cell>
          <table:table-cell office:value-type="float" office:value="1.2272" calcext:value-type="float">
            <text:p>1.2272</text:p>
          </table:table-cell>
          <table:table-cell office:value-type="float" office:value="1.4726" calcext:value-type="float">
            <text:p>1.4726</text:p>
          </table:table-cell>
          <table:table-cell office:value-type="float" office:value="1.7066" calcext:value-type="float">
            <text:p>1.7066</text:p>
          </table:table-cell>
        </table:table-row>
        <table:table-row table:style-name="ro1">
          <table:table-cell office:value-type="date" office:date-value="2021-05-06" calcext:value-type="date">
            <text:p>05/06/2021</text:p>
          </table:table-cell>
          <table:table-cell office:value-type="float" office:value="1.22" calcext:value-type="float">
            <text:p>1.22</text:p>
          </table:table-cell>
          <table:table-cell office:value-type="float" office:value="1.4708" calcext:value-type="float">
            <text:p>1.4708</text:p>
          </table:table-cell>
          <table:table-cell office:value-type="float" office:value="1.6945" calcext:value-type="float">
            <text:p>1.6945</text:p>
          </table:table-cell>
        </table:table-row>
        <table:table-row table:style-name="ro1">
          <table:table-cell office:value-type="date" office:date-value="2021-05-07" calcext:value-type="date">
            <text:p>05/07/2021</text:p>
          </table:table-cell>
          <table:table-cell office:value-type="float" office:value="1.2156" calcext:value-type="float">
            <text:p>1.2156</text:p>
          </table:table-cell>
          <table:table-cell office:value-type="float" office:value="1.4761" calcext:value-type="float">
            <text:p>1.4761</text:p>
          </table:table-cell>
          <table:table-cell office:value-type="float" office:value="1.6985" calcext:value-type="float">
            <text:p>1.6985</text:p>
          </table:table-cell>
        </table:table-row>
        <table:table-row table:style-name="ro1">
          <table:table-cell office:value-type="date" office:date-value="2021-05-10" calcext:value-type="date">
            <text:p>05/10/2021</text:p>
          </table:table-cell>
          <table:table-cell office:value-type="float" office:value="1.2095" calcext:value-type="float">
            <text:p>1.2095</text:p>
          </table:table-cell>
          <table:table-cell office:value-type="float" office:value="1.4707" calcext:value-type="float">
            <text:p>1.4707</text:p>
          </table:table-cell>
          <table:table-cell office:value-type="float" office:value="1.7097" calcext:value-type="float">
            <text:p>1.7097</text:p>
          </table:table-cell>
        </table:table-row>
        <table:table-row table:style-name="ro1">
          <table:table-cell office:value-type="date" office:date-value="2021-05-11" calcext:value-type="date">
            <text:p>05/11/2021</text:p>
          </table:table-cell>
          <table:table-cell office:value-type="float" office:value="1.2096" calcext:value-type="float">
            <text:p>1.2096</text:p>
          </table:table-cell>
          <table:table-cell office:value-type="float" office:value="1.471" calcext:value-type="float">
            <text:p>1.471</text:p>
          </table:table-cell>
          <table:table-cell office:value-type="float" office:value="1.7114" calcext:value-type="float">
            <text:p>1.7114</text:p>
          </table:table-cell>
        </table:table-row>
        <table:table-row table:style-name="ro1">
          <table:table-cell office:value-type="date" office:date-value="2021-05-12" calcext:value-type="date">
            <text:p>05/12/2021</text:p>
          </table:table-cell>
          <table:table-cell office:value-type="float" office:value="1.2096" calcext:value-type="float">
            <text:p>1.2096</text:p>
          </table:table-cell>
          <table:table-cell office:value-type="float" office:value="1.462" calcext:value-type="float">
            <text:p>1.462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date" office:date-value="2021-05-13" calcext:value-type="date">
            <text:p>05/13/2021</text:p>
          </table:table-cell>
          <table:table-cell office:value-type="float" office:value="1.215" calcext:value-type="float">
            <text:p>1.215</text:p>
          </table:table-cell>
          <table:table-cell office:value-type="float" office:value="1.4677" calcext:value-type="float">
            <text:p>1.4677</text:p>
          </table:table-cell>
          <table:table-cell office:value-type="float" office:value="1.7058" calcext:value-type="float">
            <text:p>1.7058</text:p>
          </table:table-cell>
        </table:table-row>
        <table:table-row table:style-name="ro1">
          <table:table-cell office:value-type="date" office:date-value="2021-05-14" calcext:value-type="date">
            <text:p>05/14/2021</text:p>
          </table:table-cell>
          <table:table-cell office:value-type="float" office:value="1.2109" calcext:value-type="float">
            <text:p>1.2109</text:p>
          </table:table-cell>
          <table:table-cell office:value-type="float" office:value="1.4697" calcext:value-type="float">
            <text:p>1.4697</text:p>
          </table:table-cell>
          <table:table-cell office:value-type="float" office:value="1.7065" calcext:value-type="float">
            <text:p>1.7065</text:p>
          </table:table-cell>
        </table:table-row>
        <table:table-row table:style-name="ro1">
          <table:table-cell office:value-type="date" office:date-value="2021-05-17" calcext:value-type="date">
            <text:p>05/17/2021</text:p>
          </table:table-cell>
          <table:table-cell office:value-type="float" office:value="1.2081" calcext:value-type="float">
            <text:p>1.2081</text:p>
          </table:table-cell>
          <table:table-cell office:value-type="float" office:value="1.468" calcext:value-type="float">
            <text:p>1.468</text:p>
          </table:table-cell>
          <table:table-cell office:value-type="float" office:value="1.7062" calcext:value-type="float">
            <text:p>1.7062</text:p>
          </table:table-cell>
        </table:table-row>
        <table:table-row table:style-name="ro1">
          <table:table-cell office:value-type="date" office:date-value="2021-05-18" calcext:value-type="date">
            <text:p>05/18/2021</text:p>
          </table:table-cell>
          <table:table-cell office:value-type="float" office:value="1.2051" calcext:value-type="float">
            <text:p>1.2051</text:p>
          </table:table-cell>
          <table:table-cell office:value-type="float" office:value="1.4724" calcext:value-type="float">
            <text:p>1.4724</text:p>
          </table:table-cell>
          <table:table-cell office:value-type="float" office:value="1.7107" calcext:value-type="float">
            <text:p>1.7107</text:p>
          </table:table-cell>
        </table:table-row>
        <table:table-row table:style-name="ro1">
          <table:table-cell office:value-type="date" office:date-value="2021-05-19" calcext:value-type="date">
            <text:p>05/19/2021</text:p>
          </table:table-cell>
          <table:table-cell office:value-type="float" office:value="1.21" calcext:value-type="float">
            <text:p>1.21</text:p>
          </table:table-cell>
          <table:table-cell office:value-type="float" office:value="1.477" calcext:value-type="float">
            <text:p>1.477</text:p>
          </table:table-cell>
          <table:table-cell office:value-type="float" office:value="1.7119" calcext:value-type="float">
            <text:p>1.7119</text:p>
          </table:table-cell>
        </table:table-row>
        <table:table-row table:style-name="ro1">
          <table:table-cell office:value-type="date" office:date-value="2021-05-20" calcext:value-type="date">
            <text:p>05/20/2021</text:p>
          </table:table-cell>
          <table:table-cell office:value-type="float" office:value="1.207" calcext:value-type="float">
            <text:p>1.207</text:p>
          </table:table-cell>
          <table:table-cell office:value-type="float" office:value="1.4744" calcext:value-type="float">
            <text:p>1.4744</text:p>
          </table:table-cell>
          <table:table-cell office:value-type="float" office:value="1.7099" calcext:value-type="float">
            <text:p>1.7099</text:p>
          </table:table-cell>
        </table:table-row>
        <table:table-row table:style-name="ro1">
          <table:table-cell office:value-type="date" office:date-value="2021-05-21" calcext:value-type="date">
            <text:p>05/21/2021</text:p>
          </table:table-cell>
          <table:table-cell office:value-type="float" office:value="1.2061" calcext:value-type="float">
            <text:p>1.2061</text:p>
          </table:table-cell>
          <table:table-cell office:value-type="float" office:value="1.4694" calcext:value-type="float">
            <text:p>1.4694</text:p>
          </table:table-cell>
          <table:table-cell office:value-type="float" office:value="1.7087" calcext:value-type="float">
            <text:p>1.7087</text:p>
          </table:table-cell>
        </table:table-row>
        <table:table-row table:style-name="ro1">
          <table:table-cell office:value-type="date" office:date-value="2021-05-25" calcext:value-type="date">
            <text:p>05/25/2021</text:p>
          </table:table-cell>
          <table:table-cell office:value-type="float" office:value="1.2057" calcext:value-type="float">
            <text:p>1.2057</text:p>
          </table:table-cell>
          <table:table-cell office:value-type="float" office:value="1.4767" calcext:value-type="float">
            <text:p>1.4767</text:p>
          </table:table-cell>
          <table:table-cell office:value-type="float" office:value="1.7051" calcext:value-type="float">
            <text:p>1.7051</text:p>
          </table:table-cell>
        </table:table-row>
        <table:table-row table:style-name="ro1">
          <table:table-cell office:value-type="date" office:date-value="2021-05-26" calcext:value-type="date">
            <text:p>05/26/2021</text:p>
          </table:table-cell>
          <table:table-cell office:value-type="float" office:value="1.211" calcext:value-type="float">
            <text:p>1.211</text:p>
          </table:table-cell>
          <table:table-cell office:value-type="float" office:value="1.4784" calcext:value-type="float">
            <text:p>1.4784</text:p>
          </table:table-cell>
          <table:table-cell office:value-type="float" office:value="1.7111" calcext:value-type="float">
            <text:p>1.7111</text:p>
          </table:table-cell>
        </table:table-row>
        <table:table-row table:style-name="ro1">
          <table:table-cell office:value-type="date" office:date-value="2021-05-27" calcext:value-type="date">
            <text:p>05/27/2021</text:p>
          </table:table-cell>
          <table:table-cell office:value-type="float" office:value="1.2073" calcext:value-type="float">
            <text:p>1.2073</text:p>
          </table:table-cell>
          <table:table-cell office:value-type="float" office:value="1.4723" calcext:value-type="float">
            <text:p>1.4723</text:p>
          </table:table-cell>
          <table:table-cell office:value-type="float" office:value="1.7124" calcext:value-type="float">
            <text:p>1.7124</text:p>
          </table:table-cell>
        </table:table-row>
        <table:table-row table:style-name="ro1">
          <table:table-cell office:value-type="date" office:date-value="2021-05-28" calcext:value-type="date">
            <text:p>05/28/2021</text:p>
          </table:table-cell>
          <table:table-cell office:value-type="float" office:value="1.2086" calcext:value-type="float">
            <text:p>1.2086</text:p>
          </table:table-cell>
          <table:table-cell office:value-type="float" office:value="1.4723" calcext:value-type="float">
            <text:p>1.4723</text:p>
          </table:table-cell>
          <table:table-cell office:value-type="float" office:value="1.7135" calcext:value-type="float">
            <text:p>1.7135</text:p>
          </table:table-cell>
        </table:table-row>
        <table:table-row table:style-name="ro1">
          <table:table-cell office:value-type="date" office:date-value="2021-05-31" calcext:value-type="date">
            <text:p>05/31/2021</text:p>
          </table:table-cell>
          <table:table-cell office:value-type="float" office:value="1.2072" calcext:value-type="float">
            <text:p>1.2072</text:p>
          </table:table-cell>
          <table:table-cell office:value-type="float" office:value="1.4749" calcext:value-type="float">
            <text:p>1.4749</text:p>
          </table:table-cell>
          <table:table-cell office:value-type="float" office:value="1.7137" calcext:value-type="float">
            <text:p>1.7137</text:p>
          </table:table-cell>
        </table:table-row>
        <table:table-row table:style-name="ro1">
          <table:table-cell office:value-type="date" office:date-value="2021-06-01" calcext:value-type="date">
            <text:p>06/01/2021</text:p>
          </table:table-cell>
          <table:table-cell office:value-type="float" office:value="1.204" calcext:value-type="float">
            <text:p>1.204</text:p>
          </table:table-cell>
          <table:table-cell office:value-type="float" office:value="1.4729" calcext:value-type="float">
            <text:p>1.4729</text:p>
          </table:table-cell>
          <table:table-cell office:value-type="float" office:value="1.7057" calcext:value-type="float">
            <text:p>1.7057</text:p>
          </table:table-cell>
        </table:table-row>
        <table:table-row table:style-name="ro1">
          <table:table-cell office:value-type="date" office:date-value="2021-06-02" calcext:value-type="date">
            <text:p>06/02/2021</text:p>
          </table:table-cell>
          <table:table-cell office:value-type="float" office:value="1.2052" calcext:value-type="float">
            <text:p>1.2052</text:p>
          </table:table-cell>
          <table:table-cell office:value-type="float" office:value="1.4709" calcext:value-type="float">
            <text:p>1.4709</text:p>
          </table:table-cell>
          <table:table-cell office:value-type="float" office:value="1.7077" calcext:value-type="float">
            <text:p>1.7077</text:p>
          </table:table-cell>
        </table:table-row>
        <table:table-row table:style-name="ro1">
          <table:table-cell office:value-type="date" office:date-value="2021-06-03" calcext:value-type="date">
            <text:p>06/03/2021</text:p>
          </table:table-cell>
          <table:table-cell office:value-type="float" office:value="1.2103" calcext:value-type="float">
            <text:p>1.2103</text:p>
          </table:table-cell>
          <table:table-cell office:value-type="float" office:value="1.4688" calcext:value-type="float">
            <text:p>1.4688</text:p>
          </table:table-cell>
          <table:table-cell office:value-type="float" office:value="1.7081" calcext:value-type="float">
            <text:p>1.7081</text:p>
          </table:table-cell>
        </table:table-row>
        <table:table-row table:style-name="ro1">
          <table:table-cell office:value-type="date" office:date-value="2021-06-04" calcext:value-type="date">
            <text:p>06/04/2021</text:p>
          </table:table-cell>
          <table:table-cell office:value-type="float" office:value="1.2084" calcext:value-type="float">
            <text:p>1.2084</text:p>
          </table:table-cell>
          <table:table-cell office:value-type="float" office:value="1.47" calcext:value-type="float">
            <text:p>1.47</text:p>
          </table:table-cell>
          <table:table-cell office:value-type="float" office:value="1.7124" calcext:value-type="float">
            <text:p>1.7124</text:p>
          </table:table-cell>
        </table:table-row>
        <table:table-row table:style-name="ro1">
          <table:table-cell office:value-type="date" office:date-value="2021-06-07" calcext:value-type="date">
            <text:p>06/07/2021</text:p>
          </table:table-cell>
          <table:table-cell office:value-type="float" office:value="1.2073" calcext:value-type="float">
            <text:p>1.2073</text:p>
          </table:table-cell>
          <table:table-cell office:value-type="float" office:value="1.4713" calcext:value-type="float">
            <text:p>1.4713</text:p>
          </table:table-cell>
          <table:table-cell office:value-type="float" office:value="1.7117" calcext:value-type="float">
            <text:p>1.7117</text:p>
          </table:table-cell>
        </table:table-row>
        <table:table-row table:style-name="ro1">
          <table:table-cell office:value-type="date" office:date-value="2021-06-08" calcext:value-type="date">
            <text:p>06/08/2021</text:p>
          </table:table-cell>
          <table:table-cell office:value-type="float" office:value="1.2097" calcext:value-type="float">
            <text:p>1.2097</text:p>
          </table:table-cell>
          <table:table-cell office:value-type="float" office:value="1.4734" calcext:value-type="float">
            <text:p>1.4734</text:p>
          </table:table-cell>
          <table:table-cell office:value-type="float" office:value="1.7116" calcext:value-type="float">
            <text:p>1.7116</text:p>
          </table:table-cell>
        </table:table-row>
        <table:table-row table:style-name="ro1">
          <table:table-cell office:value-type="date" office:date-value="2021-06-09" calcext:value-type="date">
            <text:p>06/09/2021</text:p>
          </table:table-cell>
          <table:table-cell office:value-type="float" office:value="1.2095" calcext:value-type="float">
            <text:p>1.2095</text:p>
          </table:table-cell>
          <table:table-cell office:value-type="float" office:value="1.4741" calcext:value-type="float">
            <text:p>1.4741</text:p>
          </table:table-cell>
          <table:table-cell office:value-type="float" office:value="1.7087" calcext:value-type="float">
            <text:p>1.7087</text:p>
          </table:table-cell>
        </table:table-row>
        <table:table-row table:style-name="ro1">
          <table:table-cell office:value-type="date" office:date-value="2021-06-10" calcext:value-type="date">
            <text:p>06/10/2021</text:p>
          </table:table-cell>
          <table:table-cell office:value-type="float" office:value="1.2094" calcext:value-type="float">
            <text:p>1.2094</text:p>
          </table:table-cell>
          <table:table-cell office:value-type="float" office:value="1.4723" calcext:value-type="float">
            <text:p>1.4723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date" office:date-value="2021-06-11" calcext:value-type="date">
            <text:p>06/11/2021</text:p>
          </table:table-cell>
          <table:table-cell office:value-type="float" office:value="1.2148" calcext:value-type="float">
            <text:p>1.2148</text:p>
          </table:table-cell>
          <table:table-cell office:value-type="float" office:value="1.4709" calcext:value-type="float">
            <text:p>1.4709</text:p>
          </table:table-cell>
          <table:table-cell office:value-type="float" office:value="1.7149" calcext:value-type="float">
            <text:p>1.7149</text:p>
          </table:table-cell>
        </table:table-row>
        <table:table-row table:style-name="ro1">
          <table:table-cell office:value-type="date" office:date-value="2021-06-14" calcext:value-type="date">
            <text:p>06/14/2021</text:p>
          </table:table-cell>
          <table:table-cell office:value-type="float" office:value="1.2142" calcext:value-type="float">
            <text:p>1.2142</text:p>
          </table:table-cell>
          <table:table-cell office:value-type="float" office:value="1.4718" calcext:value-type="float">
            <text:p>1.4718</text:p>
          </table:table-cell>
          <table:table-cell office:value-type="float" office:value="1.7136" calcext:value-type="float">
            <text:p>1.7136</text:p>
          </table:table-cell>
        </table:table-row>
        <table:table-row table:style-name="ro1">
          <table:table-cell office:value-type="date" office:date-value="2021-06-15" calcext:value-type="date">
            <text:p>06/15/2021</text:p>
          </table:table-cell>
          <table:table-cell office:value-type="float" office:value="1.2188" calcext:value-type="float">
            <text:p>1.2188</text:p>
          </table:table-cell>
          <table:table-cell office:value-type="float" office:value="1.4774" calcext:value-type="float">
            <text:p>1.4774</text:p>
          </table:table-cell>
          <table:table-cell office:value-type="float" office:value="1.7158" calcext:value-type="float">
            <text:p>1.7158</text:p>
          </table:table-cell>
        </table:table-row>
        <table:table-row table:style-name="ro1">
          <table:table-cell office:value-type="date" office:date-value="2021-06-16" calcext:value-type="date">
            <text:p>06/16/2021</text:p>
          </table:table-cell>
          <table:table-cell office:value-type="float" office:value="1.2191" calcext:value-type="float">
            <text:p>1.2191</text:p>
          </table:table-cell>
          <table:table-cell office:value-type="float" office:value="1.4747" calcext:value-type="float">
            <text:p>1.4747</text:p>
          </table:table-cell>
          <table:table-cell office:value-type="float" office:value="1.7173" calcext:value-type="float">
            <text:p>1.7173</text:p>
          </table:table-cell>
        </table:table-row>
        <table:table-row table:style-name="ro1">
          <table:table-cell office:value-type="date" office:date-value="2021-06-17" calcext:value-type="date">
            <text:p>06/17/2021</text:p>
          </table:table-cell>
          <table:table-cell office:value-type="float" office:value="1.2341" calcext:value-type="float">
            <text:p>1.2341</text:p>
          </table:table-cell>
          <table:table-cell office:value-type="float" office:value="1.4711" calcext:value-type="float">
            <text:p>1.4711</text:p>
          </table:table-cell>
          <table:table-cell office:value-type="float" office:value="1.7191" calcext:value-type="float">
            <text:p>1.7191</text:p>
          </table:table-cell>
        </table:table-row>
        <table:table-row table:style-name="ro1">
          <table:table-cell office:value-type="date" office:date-value="2021-06-18" calcext:value-type="date">
            <text:p>06/18/2021</text:p>
          </table:table-cell>
          <table:table-cell office:value-type="float" office:value="1.2419" calcext:value-type="float">
            <text:p>1.2419</text:p>
          </table:table-cell>
          <table:table-cell office:value-type="float" office:value="1.4746" calcext:value-type="float">
            <text:p>1.4746</text:p>
          </table:table-cell>
          <table:table-cell office:value-type="float" office:value="1.7174" calcext:value-type="float">
            <text:p>1.7174</text:p>
          </table:table-cell>
        </table:table-row>
        <table:table-row table:style-name="ro1">
          <table:table-cell office:value-type="date" office:date-value="2021-06-21" calcext:value-type="date">
            <text:p>06/21/2021</text:p>
          </table:table-cell>
          <table:table-cell office:value-type="float" office:value="1.2377" calcext:value-type="float">
            <text:p>1.2377</text:p>
          </table:table-cell>
          <table:table-cell office:value-type="float" office:value="1.4741" calcext:value-type="float">
            <text:p>1.4741</text:p>
          </table:table-cell>
          <table:table-cell office:value-type="float" office:value="1.722" calcext:value-type="float">
            <text:p>1.722</text:p>
          </table:table-cell>
        </table:table-row>
        <table:table-row table:style-name="ro1">
          <table:table-cell office:value-type="date" office:date-value="2021-06-22" calcext:value-type="date">
            <text:p>06/22/2021</text:p>
          </table:table-cell>
          <table:table-cell office:value-type="float" office:value="1.2356" calcext:value-type="float">
            <text:p>1.2356</text:p>
          </table:table-cell>
          <table:table-cell office:value-type="float" office:value="1.4726" calcext:value-type="float">
            <text:p>1.4726</text:p>
          </table:table-cell>
          <table:table-cell office:value-type="float" office:value="1.7203" calcext:value-type="float">
            <text:p>1.7203</text:p>
          </table:table-cell>
        </table:table-row>
        <table:table-row table:style-name="ro1">
          <table:table-cell office:value-type="date" office:date-value="2021-06-23" calcext:value-type="date">
            <text:p>06/23/2021</text:p>
          </table:table-cell>
          <table:table-cell office:value-type="float" office:value="1.2287" calcext:value-type="float">
            <text:p>1.2287</text:p>
          </table:table-cell>
          <table:table-cell office:value-type="float" office:value="1.4675" calcext:value-type="float">
            <text:p>1.4675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date" office:date-value="2021-06-24" calcext:value-type="date">
            <text:p>06/24/2021</text:p>
          </table:table-cell>
          <table:table-cell office:value-type="float" office:value="1.2316" calcext:value-type="float">
            <text:p>1.2316</text:p>
          </table:table-cell>
          <table:table-cell office:value-type="float" office:value="1.4699" calcext:value-type="float">
            <text:p>1.4699</text:p>
          </table:table-cell>
          <table:table-cell office:value-type="float" office:value="1.7141" calcext:value-type="float">
            <text:p>1.7141</text:p>
          </table:table-cell>
        </table:table-row>
        <table:table-row table:style-name="ro1">
          <table:table-cell office:value-type="date" office:date-value="2021-06-25" calcext:value-type="date">
            <text:p>06/25/2021</text:p>
          </table:table-cell>
          <table:table-cell office:value-type="float" office:value="1.2294" calcext:value-type="float">
            <text:p>1.2294</text:p>
          </table:table-cell>
          <table:table-cell office:value-type="float" office:value="1.4685" calcext:value-type="float">
            <text:p>1.4685</text:p>
          </table:table-cell>
          <table:table-cell office:value-type="float" office:value="1.7088" calcext:value-type="float">
            <text:p>1.7088</text:p>
          </table:table-cell>
        </table:table-row>
        <table:table-row table:style-name="ro1">
          <table:table-cell office:value-type="date" office:date-value="2021-06-28" calcext:value-type="date">
            <text:p>06/28/2021</text:p>
          </table:table-cell>
          <table:table-cell office:value-type="float" office:value="1.2335" calcext:value-type="float">
            <text:p>1.2335</text:p>
          </table:table-cell>
          <table:table-cell office:value-type="float" office:value="1.4709" calcext:value-type="float">
            <text:p>1.4709</text:p>
          </table:table-cell>
          <table:table-cell office:value-type="float" office:value="1.7134" calcext:value-type="float">
            <text:p>1.7134</text:p>
          </table:table-cell>
        </table:table-row>
        <table:table-row table:style-name="ro1">
          <table:table-cell office:value-type="date" office:date-value="2021-06-29" calcext:value-type="date">
            <text:p>06/29/2021</text:p>
          </table:table-cell>
          <table:table-cell office:value-type="float" office:value="1.2384" calcext:value-type="float">
            <text:p>1.2384</text:p>
          </table:table-cell>
          <table:table-cell office:value-type="float" office:value="1.4733" calcext:value-type="float">
            <text:p>1.4733</text:p>
          </table:table-cell>
          <table:table-cell office:value-type="float" office:value="1.7138" calcext:value-type="float">
            <text:p>1.7138</text:p>
          </table:table-cell>
        </table:table-row>
        <table:table-row table:style-name="ro1">
          <table:table-cell office:value-type="date" office:date-value="2021-06-30" calcext:value-type="date">
            <text:p>06/30/2021</text:p>
          </table:table-cell>
          <table:table-cell office:value-type="float" office:value="1.2394" calcext:value-type="float">
            <text:p>1.2394</text:p>
          </table:table-cell>
          <table:table-cell office:value-type="float" office:value="1.4699" calcext:value-type="float">
            <text:p>1.4699</text:p>
          </table:table-cell>
          <table:table-cell office:value-type="float" office:value="1.7126" calcext:value-type="float">
            <text:p>1.7126</text:p>
          </table:table-cell>
        </table:table-row>
        <table:table-row table:style-name="ro1">
          <table:table-cell office:value-type="date" office:date-value="2021-07-02" calcext:value-type="date">
            <text:p>07/02/2021</text:p>
          </table:table-cell>
          <table:table-cell office:value-type="float" office:value="1.2353" calcext:value-type="float">
            <text:p>1.2353</text:p>
          </table:table-cell>
          <table:table-cell office:value-type="float" office:value="1.4638" calcext:value-type="float">
            <text:p>1.4638</text:p>
          </table:table-cell>
          <table:table-cell office:value-type="float" office:value="1.7047" calcext:value-type="float">
            <text:p>1.7047</text:p>
          </table:table-cell>
        </table:table-row>
        <table:table-row table:style-name="ro1">
          <table:table-cell office:value-type="date" office:date-value="2021-07-05" calcext:value-type="date">
            <text:p>07/05/2021</text:p>
          </table:table-cell>
          <table:table-cell office:value-type="float" office:value="1.2343" calcext:value-type="float">
            <text:p>1.2343</text:p>
          </table:table-cell>
          <table:table-cell office:value-type="float" office:value="1.4646" calcext:value-type="float">
            <text:p>1.4646</text:p>
          </table:table-cell>
          <table:table-cell office:value-type="float" office:value="1.7096" calcext:value-type="float">
            <text:p>1.7096</text:p>
          </table:table-cell>
        </table:table-row>
        <table:table-row table:style-name="ro1">
          <table:table-cell office:value-type="date" office:date-value="2021-07-06" calcext:value-type="date">
            <text:p>07/06/2021</text:p>
          </table:table-cell>
          <table:table-cell office:value-type="float" office:value="1.2446" calcext:value-type="float">
            <text:p>1.2446</text:p>
          </table:table-cell>
          <table:table-cell office:value-type="float" office:value="1.4718" calcext:value-type="float">
            <text:p>1.4718</text:p>
          </table:table-cell>
          <table:table-cell office:value-type="float" office:value="1.7188" calcext:value-type="float">
            <text:p>1.7188</text:p>
          </table:table-cell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float" office:value="1.2475" calcext:value-type="float">
            <text:p>1.2475</text:p>
          </table:table-cell>
          <table:table-cell office:value-type="float" office:value="1.4727" calcext:value-type="float">
            <text:p>1.4727</text:p>
          </table:table-cell>
          <table:table-cell office:value-type="float" office:value="1.7215" calcext:value-type="float">
            <text:p>1.7215</text:p>
          </table:table-cell>
        </table:table-row>
        <table:table-row table:style-name="ro1">
          <table:table-cell office:value-type="date" office:date-value="2021-07-08" calcext:value-type="date">
            <text:p>07/08/2021</text:p>
          </table:table-cell>
          <table:table-cell office:value-type="float" office:value="1.254" calcext:value-type="float">
            <text:p>1.254</text:p>
          </table:table-cell>
          <table:table-cell office:value-type="float" office:value="1.4855" calcext:value-type="float">
            <text:p>1.4855</text:p>
          </table:table-cell>
          <table:table-cell office:value-type="float" office:value="1.7269" calcext:value-type="float">
            <text:p>1.7269</text:p>
          </table:table-cell>
        </table:table-row>
        <table:table-row table:style-name="ro1">
          <table:table-cell office:value-type="date" office:date-value="2021-07-09" calcext:value-type="date">
            <text:p>07/09/2021</text:p>
          </table:table-cell>
          <table:table-cell office:value-type="float" office:value="1.2476" calcext:value-type="float">
            <text:p>1.2476</text:p>
          </table:table-cell>
          <table:table-cell office:value-type="float" office:value="1.4806" calcext:value-type="float">
            <text:p>1.4806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date" office:date-value="2021-07-12" calcext:value-type="date">
            <text:p>07/12/2021</text:p>
          </table:table-cell>
          <table:table-cell office:value-type="float" office:value="1.2471" calcext:value-type="float">
            <text:p>1.2471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7304" calcext:value-type="float">
            <text:p>1.7304</text:p>
          </table:table-cell>
        </table:table-row>
        <table:table-row table:style-name="ro1">
          <table:table-cell office:value-type="date" office:date-value="2021-07-13" calcext:value-type="date">
            <text:p>07/13/2021</text:p>
          </table:table-cell>
          <table:table-cell office:value-type="float" office:value="1.2514" calcext:value-type="float">
            <text:p>1.2514</text:p>
          </table:table-cell>
          <table:table-cell office:value-type="float" office:value="1.4773" calcext:value-type="float">
            <text:p>1.4773</text:p>
          </table:table-cell>
          <table:table-cell office:value-type="float" office:value="1.7307" calcext:value-type="float">
            <text:p>1.7307</text:p>
          </table:table-cell>
        </table:table-row>
        <table:table-row table:style-name="ro1">
          <table:table-cell office:value-type="date" office:date-value="2021-07-14" calcext:value-type="date">
            <text:p>07/14/2021</text:p>
          </table:table-cell>
          <table:table-cell office:value-type="float" office:value="1.2497" calcext:value-type="float">
            <text:p>1.2497</text:p>
          </table:table-cell>
          <table:table-cell office:value-type="float" office:value="1.4778" calcext:value-type="float">
            <text:p>1.4778</text:p>
          </table:table-cell>
          <table:table-cell office:value-type="float" office:value="1.7327" calcext:value-type="float">
            <text:p>1.7327</text:p>
          </table:table-cell>
        </table:table-row>
        <table:table-row table:style-name="ro1">
          <table:table-cell office:value-type="date" office:date-value="2021-07-15" calcext:value-type="date">
            <text:p>07/15/2021</text:p>
          </table:table-cell>
          <table:table-cell office:value-type="float" office:value="1.2572" calcext:value-type="float">
            <text:p>1.2572</text:p>
          </table:table-cell>
          <table:table-cell office:value-type="float" office:value="1.4847" calcext:value-type="float">
            <text:p>1.4847</text:p>
          </table:table-cell>
          <table:table-cell office:value-type="float" office:value="1.7396" calcext:value-type="float">
            <text:p>1.7396</text:p>
          </table:table-cell>
        </table:table-row>
        <table:table-row table:style-name="ro1">
          <table:table-cell office:value-type="date" office:date-value="2021-07-16" calcext:value-type="date">
            <text:p>07/16/2021</text:p>
          </table:table-cell>
          <table:table-cell office:value-type="float" office:value="1.2593" calcext:value-type="float">
            <text:p>1.2593</text:p>
          </table:table-cell>
          <table:table-cell office:value-type="float" office:value="1.4869" calcext:value-type="float">
            <text:p>1.4869</text:p>
          </table:table-cell>
          <table:table-cell office:value-type="float" office:value="1.7363" calcext:value-type="float">
            <text:p>1.7363</text:p>
          </table:table-cell>
        </table:table-row>
        <table:table-row table:style-name="ro1">
          <table:table-cell office:value-type="date" office:date-value="2021-07-19" calcext:value-type="date">
            <text:p>07/19/2021</text:p>
          </table:table-cell>
          <table:table-cell office:value-type="float" office:value="1.2759" calcext:value-type="float">
            <text:p>1.2759</text:p>
          </table:table-cell>
          <table:table-cell office:value-type="float" office:value="1.5054" calcext:value-type="float">
            <text:p>1.5054</text:p>
          </table:table-cell>
          <table:table-cell office:value-type="float" office:value="1.7458" calcext:value-type="float">
            <text:p>1.7458</text:p>
          </table:table-cell>
        </table:table-row>
        <table:table-row table:style-name="ro1">
          <table:table-cell office:value-type="date" office:date-value="2021-07-20" calcext:value-type="date">
            <text:p>07/20/2021</text:p>
          </table:table-cell>
          <table:table-cell office:value-type="float" office:value="1.273" calcext:value-type="float">
            <text:p>1.273</text:p>
          </table:table-cell>
          <table:table-cell office:value-type="float" office:value="1.4988" calcext:value-type="float">
            <text:p>1.4988</text:p>
          </table:table-cell>
          <table:table-cell office:value-type="float" office:value="1.7329" calcext:value-type="float">
            <text:p>1.7329</text:p>
          </table:table-cell>
        </table:table-row>
        <table:table-row table:style-name="ro1">
          <table:table-cell office:value-type="date" office:date-value="2021-07-21" calcext:value-type="date">
            <text:p>07/21/2021</text:p>
          </table:table-cell>
          <table:table-cell office:value-type="float" office:value="1.2589" calcext:value-type="float">
            <text:p>1.2589</text:p>
          </table:table-cell>
          <table:table-cell office:value-type="float" office:value="1.4842" calcext:value-type="float">
            <text:p>1.4842</text:p>
          </table:table-cell>
          <table:table-cell office:value-type="float" office:value="1.723" calcext:value-type="float">
            <text:p>1.723</text:p>
          </table:table-cell>
        </table:table-row>
        <table:table-row table:style-name="ro1">
          <table:table-cell office:value-type="date" office:date-value="2021-07-22" calcext:value-type="date">
            <text:p>07/22/2021</text:p>
          </table:table-cell>
          <table:table-cell office:value-type="float" office:value="1.2567" calcext:value-type="float">
            <text:p>1.2567</text:p>
          </table:table-cell>
          <table:table-cell office:value-type="float" office:value="1.4804" calcext:value-type="float">
            <text:p>1.4804</text:p>
          </table:table-cell>
          <table:table-cell office:value-type="float" office:value="1.7298" calcext:value-type="float">
            <text:p>1.7298</text:p>
          </table:table-cell>
        </table:table-row>
        <table:table-row table:style-name="ro1">
          <table:table-cell office:value-type="date" office:date-value="2021-07-23" calcext:value-type="date">
            <text:p>07/23/2021</text:p>
          </table:table-cell>
          <table:table-cell office:value-type="float" office:value="1.2575" calcext:value-type="float">
            <text:p>1.2575</text:p>
          </table:table-cell>
          <table:table-cell office:value-type="float" office:value="1.4799" calcext:value-type="float">
            <text:p>1.4799</text:p>
          </table:table-cell>
          <table:table-cell office:value-type="float" office:value="1.7299" calcext:value-type="float">
            <text:p>1.7299</text:p>
          </table:table-cell>
        </table:table-row>
        <table:table-row table:style-name="ro1">
          <table:table-cell office:value-type="date" office:date-value="2021-07-26" calcext:value-type="date">
            <text:p>07/26/2021</text:p>
          </table:table-cell>
          <table:table-cell office:value-type="float" office:value="1.2549" calcext:value-type="float">
            <text:p>1.2549</text:p>
          </table:table-cell>
          <table:table-cell office:value-type="float" office:value="1.4813" calcext:value-type="float">
            <text:p>1.4813</text:p>
          </table:table-cell>
          <table:table-cell office:value-type="float" office:value="1.7337" calcext:value-type="float">
            <text:p>1.7337</text:p>
          </table:table-cell>
        </table:table-row>
        <table:table-row table:style-name="ro1">
          <table:table-cell office:value-type="date" office:date-value="2021-07-27" calcext:value-type="date">
            <text:p>07/27/2021</text:p>
          </table:table-cell>
          <table:table-cell office:value-type="float" office:value="1.2578" calcext:value-type="float">
            <text:p>1.2578</text:p>
          </table:table-cell>
          <table:table-cell office:value-type="float" office:value="1.4872" calcext:value-type="float">
            <text:p>1.4872</text:p>
          </table:table-cell>
          <table:table-cell office:value-type="float" office:value="1.7434" calcext:value-type="float">
            <text:p>1.7434</text:p>
          </table:table-cell>
        </table:table-row>
        <table:table-row table:style-name="ro1">
          <table:table-cell office:value-type="date" office:date-value="2021-07-28" calcext:value-type="date">
            <text:p>07/28/2021</text:p>
          </table:table-cell>
          <table:table-cell office:value-type="float" office:value="1.2566" calcext:value-type="float">
            <text:p>1.2566</text:p>
          </table:table-cell>
          <table:table-cell office:value-type="float" office:value="1.4839" calcext:value-type="float">
            <text:p>1.4839</text:p>
          </table:table-cell>
          <table:table-cell office:value-type="float" office:value="1.7439" calcext:value-type="float">
            <text:p>1.7439</text:p>
          </table:table-cell>
        </table:table-row>
        <table:table-row table:style-name="ro1">
          <table:table-cell office:value-type="date" office:date-value="2021-07-29" calcext:value-type="date">
            <text:p>07/29/2021</text:p>
          </table:table-cell>
          <table:table-cell office:value-type="float" office:value="1.245" calcext:value-type="float">
            <text:p>1.245</text:p>
          </table:table-cell>
          <table:table-cell office:value-type="float" office:value="1.4797" calcext:value-type="float">
            <text:p>1.4797</text:p>
          </table:table-cell>
          <table:table-cell office:value-type="float" office:value="1.7389" calcext:value-type="float">
            <text:p>1.7389</text:p>
          </table:table-cell>
        </table:table-row>
        <table:table-row table:style-name="ro1">
          <table:table-cell office:value-type="date" office:date-value="2021-07-30" calcext:value-type="date">
            <text:p>07/30/2021</text:p>
          </table:table-cell>
          <table:table-cell office:value-type="float" office:value="1.2462" calcext:value-type="float">
            <text:p>1.2462</text:p>
          </table:table-cell>
          <table:table-cell office:value-type="float" office:value="1.4788" calcext:value-type="float">
            <text:p>1.4788</text:p>
          </table:table-cell>
          <table:table-cell office:value-type="float" office:value="1.7343" calcext:value-type="float">
            <text:p>1.7343</text:p>
          </table:table-cell>
        </table:table-row>
        <table:table-row table:style-name="ro1">
          <table:table-cell office:value-type="date" office:date-value="2021-08-03" calcext:value-type="date">
            <text:p>08/03/2021</text:p>
          </table:table-cell>
          <table:table-cell office:value-type="float" office:value="1.2545" calcext:value-type="float">
            <text:p>1.2545</text:p>
          </table:table-cell>
          <table:table-cell office:value-type="float" office:value="1.4889" calcext:value-type="float">
            <text:p>1.4889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date" office:date-value="2021-08-04" calcext:value-type="date">
            <text:p>08/04/2021</text:p>
          </table:table-cell>
          <table:table-cell office:value-type="float" office:value="1.2545" calcext:value-type="float">
            <text:p>1.2545</text:p>
          </table:table-cell>
          <table:table-cell office:value-type="float" office:value="1.4867" calcext:value-type="float">
            <text:p>1.4867</text:p>
          </table:table-cell>
          <table:table-cell office:value-type="float" office:value="1.7452" calcext:value-type="float">
            <text:p>1.7452</text:p>
          </table:table-cell>
        </table:table-row>
        <table:table-row table:style-name="ro1">
          <table:table-cell office:value-type="date" office:date-value="2021-08-05" calcext:value-type="date">
            <text:p>08/05/2021</text:p>
          </table:table-cell>
          <table:table-cell office:value-type="float" office:value="1.2497" calcext:value-type="float">
            <text:p>1.2497</text:p>
          </table:table-cell>
          <table:table-cell office:value-type="float" office:value="1.4796" calcext:value-type="float">
            <text:p>1.4796</text:p>
          </table:table-cell>
          <table:table-cell office:value-type="float" office:value="1.7406" calcext:value-type="float">
            <text:p>1.7406</text:p>
          </table:table-cell>
        </table:table-row>
        <table:table-row table:style-name="ro1">
          <table:table-cell office:value-type="date" office:date-value="2021-08-06" calcext:value-type="date">
            <text:p>08/06/2021</text:p>
          </table:table-cell>
          <table:table-cell office:value-type="float" office:value="1.255" calcext:value-type="float">
            <text:p>1.255</text:p>
          </table:table-cell>
          <table:table-cell office:value-type="float" office:value="1.4768" calcext:value-type="float">
            <text:p>1.4768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date" office:date-value="2021-08-09" calcext:value-type="date">
            <text:p>08/09/2021</text:p>
          </table:table-cell>
          <table:table-cell office:value-type="float" office:value="1.2565" calcext:value-type="float">
            <text:p>1.2565</text:p>
          </table:table-cell>
          <table:table-cell office:value-type="float" office:value="1.4763" calcext:value-type="float">
            <text:p>1.4763</text:p>
          </table:table-cell>
          <table:table-cell office:value-type="float" office:value="1.7414" calcext:value-type="float">
            <text:p>1.7414</text:p>
          </table:table-cell>
        </table:table-row>
        <table:table-row table:style-name="ro1">
          <table:table-cell office:value-type="date" office:date-value="2021-08-10" calcext:value-type="date">
            <text:p>08/10/2021</text:p>
          </table:table-cell>
          <table:table-cell office:value-type="float" office:value="1.254" calcext:value-type="float">
            <text:p>1.254</text:p>
          </table:table-cell>
          <table:table-cell office:value-type="float" office:value="1.4695" calcext:value-type="float">
            <text:p>1.4695</text:p>
          </table:table-cell>
          <table:table-cell office:value-type="float" office:value="1.7359" calcext:value-type="float">
            <text:p>1.7359</text:p>
          </table:table-cell>
        </table:table-row>
        <table:table-row table:style-name="ro1">
          <table:table-cell office:value-type="date" office:date-value="2021-08-11" calcext:value-type="date">
            <text:p>08/11/2021</text:p>
          </table:table-cell>
          <table:table-cell office:value-type="float" office:value="1.2506" calcext:value-type="float">
            <text:p>1.2506</text:p>
          </table:table-cell>
          <table:table-cell office:value-type="float" office:value="1.4681" calcext:value-type="float">
            <text:p>1.4681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date" office:date-value="2021-08-12" calcext:value-type="date">
            <text:p>08/12/2021</text:p>
          </table:table-cell>
          <table:table-cell office:value-type="float" office:value="1.252" calcext:value-type="float">
            <text:p>1.252</text:p>
          </table:table-cell>
          <table:table-cell office:value-type="float" office:value="1.4692" calcext:value-type="float">
            <text:p>1.4692</text:p>
          </table:table-cell>
          <table:table-cell office:value-type="float" office:value="1.7308" calcext:value-type="float">
            <text:p>1.7308</text:p>
          </table:table-cell>
        </table:table-row>
        <table:table-row table:style-name="ro1">
          <table:table-cell office:value-type="date" office:date-value="2021-08-13" calcext:value-type="date">
            <text:p>08/13/2021</text:p>
          </table:table-cell>
          <table:table-cell office:value-type="float" office:value="1.2514" calcext:value-type="float">
            <text:p>1.2514</text:p>
          </table:table-cell>
          <table:table-cell office:value-type="float" office:value="1.4752" calcext:value-type="float">
            <text:p>1.4752</text:p>
          </table:table-cell>
          <table:table-cell office:value-type="float" office:value="1.7339" calcext:value-type="float">
            <text:p>1.7339</text:p>
          </table:table-cell>
        </table:table-row>
        <table:table-row table:style-name="ro1">
          <table:table-cell office:value-type="date" office:date-value="2021-08-16" calcext:value-type="date">
            <text:p>08/16/2021</text:p>
          </table:table-cell>
          <table:table-cell office:value-type="float" office:value="1.2569" calcext:value-type="float">
            <text:p>1.2569</text:p>
          </table:table-cell>
          <table:table-cell office:value-type="float" office:value="1.4803" calcext:value-type="float">
            <text:p>1.4803</text:p>
          </table:table-cell>
          <table:table-cell office:value-type="float" office:value="1.7406" calcext:value-type="float">
            <text:p>1.7406</text:p>
          </table:table-cell>
        </table:table-row>
        <table:table-row table:style-name="ro1">
          <table:table-cell office:value-type="date" office:date-value="2021-08-17" calcext:value-type="date">
            <text:p>08/17/2021</text:p>
          </table:table-cell>
          <table:table-cell office:value-type="float" office:value="1.2623" calcext:value-type="float">
            <text:p>1.2623</text:p>
          </table:table-cell>
          <table:table-cell office:value-type="float" office:value="1.4799" calcext:value-type="float">
            <text:p>1.4799</text:p>
          </table:table-cell>
          <table:table-cell office:value-type="float" office:value="1.7354" calcext:value-type="float">
            <text:p>1.7354</text:p>
          </table:table-cell>
        </table:table-row>
        <table:table-row table:style-name="ro1">
          <table:table-cell office:value-type="date" office:date-value="2021-08-18" calcext:value-type="date">
            <text:p>08/18/2021</text:p>
          </table:table-cell>
          <table:table-cell office:value-type="float" office:value="1.263" calcext:value-type="float">
            <text:p>1.263</text:p>
          </table:table-cell>
          <table:table-cell office:value-type="float" office:value="1.4789" calcext:value-type="float">
            <text:p>1.4789</text:p>
          </table:table-cell>
          <table:table-cell office:value-type="float" office:value="1.7376" calcext:value-type="float">
            <text:p>1.7376</text:p>
          </table:table-cell>
        </table:table-row>
        <table:table-row table:style-name="ro1">
          <table:table-cell office:value-type="date" office:date-value="2021-08-19" calcext:value-type="date">
            <text:p>08/19/2021</text:p>
          </table:table-cell>
          <table:table-cell office:value-type="float" office:value="1.2792" calcext:value-type="float">
            <text:p>1.2792</text:p>
          </table:table-cell>
          <table:table-cell office:value-type="float" office:value="1.495" calcext:value-type="float">
            <text:p>1.495</text:p>
          </table:table-cell>
          <table:table-cell office:value-type="float" office:value="1.7475" calcext:value-type="float">
            <text:p>1.7475</text:p>
          </table:table-cell>
        </table:table-row>
        <table:table-row table:style-name="ro1">
          <table:table-cell office:value-type="date" office:date-value="2021-08-20" calcext:value-type="date">
            <text:p>08/20/2021</text:p>
          </table:table-cell>
          <table:table-cell office:value-type="float" office:value="1.2856" calcext:value-type="float">
            <text:p>1.2856</text:p>
          </table:table-cell>
          <table:table-cell office:value-type="float" office:value="1.5025" calcext:value-type="float">
            <text:p>1.5025</text:p>
          </table:table-cell>
          <table:table-cell office:value-type="float" office:value="1.7512" calcext:value-type="float">
            <text:p>1.7512</text:p>
          </table:table-cell>
        </table:table-row>
        <table:table-row table:style-name="ro1">
          <table:table-cell office:value-type="date" office:date-value="2021-08-23" calcext:value-type="date">
            <text:p>08/23/2021</text:p>
          </table:table-cell>
          <table:table-cell office:value-type="float" office:value="1.2682" calcext:value-type="float">
            <text:p>1.2682</text:p>
          </table:table-cell>
          <table:table-cell office:value-type="float" office:value="1.4886" calcext:value-type="float">
            <text:p>1.4886</text:p>
          </table:table-cell>
          <table:table-cell office:value-type="float" office:value="1.7392" calcext:value-type="float">
            <text:p>1.7392</text:p>
          </table:table-cell>
        </table:table-row>
        <table:table-row table:style-name="ro1">
          <table:table-cell office:value-type="date" office:date-value="2021-08-24" calcext:value-type="date">
            <text:p>08/24/2021</text:p>
          </table:table-cell>
          <table:table-cell office:value-type="float" office:value="1.2608" calcext:value-type="float">
            <text:p>1.2608</text:p>
          </table:table-cell>
          <table:table-cell office:value-type="float" office:value="1.4813" calcext:value-type="float">
            <text:p>1.4813</text:p>
          </table:table-cell>
          <table:table-cell office:value-type="float" office:value="1.7303" calcext:value-type="float">
            <text:p>1.7303</text:p>
          </table:table-cell>
        </table:table-row>
        <table:table-row table:style-name="ro1">
          <table:table-cell office:value-type="date" office:date-value="2021-08-25" calcext:value-type="date">
            <text:p>08/25/2021</text:p>
          </table:table-cell>
          <table:table-cell office:value-type="float" office:value="1.2619" calcext:value-type="float">
            <text:p>1.2619</text:p>
          </table:table-cell>
          <table:table-cell office:value-type="float" office:value="1.4832" calcext:value-type="float">
            <text:p>1.4832</text:p>
          </table:table-cell>
          <table:table-cell office:value-type="float" office:value="1.7329" calcext:value-type="float">
            <text:p>1.7329</text:p>
          </table:table-cell>
        </table:table-row>
        <table:table-row table:style-name="ro1">
          <table:table-cell office:value-type="date" office:date-value="2021-08-26" calcext:value-type="date">
            <text:p>08/26/2021</text:p>
          </table:table-cell>
          <table:table-cell office:value-type="float" office:value="1.2651" calcext:value-type="float">
            <text:p>1.2651</text:p>
          </table:table-cell>
          <table:table-cell office:value-type="float" office:value="1.4873" calcext:value-type="float">
            <text:p>1.4873</text:p>
          </table:table-cell>
          <table:table-cell office:value-type="float" office:value="1.7346" calcext:value-type="float">
            <text:p>1.7346</text:p>
          </table:table-cell>
        </table:table-row>
        <table:table-row table:style-name="ro1">
          <table:table-cell office:value-type="date" office:date-value="2021-08-27" calcext:value-type="date">
            <text:p>08/27/2021</text:p>
          </table:table-cell>
          <table:table-cell office:value-type="float" office:value="1.2635" calcext:value-type="float">
            <text:p>1.2635</text:p>
          </table:table-cell>
          <table:table-cell office:value-type="float" office:value="1.489" calcext:value-type="float">
            <text:p>1.489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date" office:date-value="2021-08-30" calcext:value-type="date">
            <text:p>08/30/2021</text:p>
          </table:table-cell>
          <table:table-cell office:value-type="float" office:value="1.2603" calcext:value-type="float">
            <text:p>1.2603</text:p>
          </table:table-cell>
          <table:table-cell office:value-type="float" office:value="1.4867" calcext:value-type="float">
            <text:p>1.4867</text:p>
          </table:table-cell>
          <table:table-cell office:value-type="float" office:value="1.7338" calcext:value-type="float">
            <text:p>1.7338</text:p>
          </table:table-cell>
        </table:table-row>
        <table:table-row table:style-name="ro1">
          <table:table-cell office:value-type="date" office:date-value="2021-08-31" calcext:value-type="date">
            <text:p>08/31/2021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4906" calcext:value-type="float">
            <text:p>1.4906</text:p>
          </table:table-cell>
          <table:table-cell office:value-type="float" office:value="1.7365" calcext:value-type="float">
            <text:p>1.7365</text:p>
          </table:table-cell>
        </table:table-row>
        <table:table-row table:style-name="ro1">
          <table:table-cell office:value-type="date" office:date-value="2021-09-01" calcext:value-type="date">
            <text:p>09/01/2021</text:p>
          </table:table-cell>
          <table:table-cell office:value-type="float" office:value="1.2607" calcext:value-type="float">
            <text:p>1.2607</text:p>
          </table:table-cell>
          <table:table-cell office:value-type="float" office:value="1.4932" calcext:value-type="float">
            <text:p>1.4932</text:p>
          </table:table-cell>
          <table:table-cell office:value-type="float" office:value="1.7376" calcext:value-type="float">
            <text:p>1.7376</text:p>
          </table:table-cell>
        </table:table-row>
        <table:table-row table:style-name="ro1">
          <table:table-cell office:value-type="date" office:date-value="2021-09-02" calcext:value-type="date">
            <text:p>09/02/2021</text:p>
          </table:table-cell>
          <table:table-cell office:value-type="float" office:value="1.2573" calcext:value-type="float">
            <text:p>1.2573</text:p>
          </table:table-cell>
          <table:table-cell office:value-type="float" office:value="1.4914" calcext:value-type="float">
            <text:p>1.4914</text:p>
          </table:table-cell>
          <table:table-cell office:value-type="float" office:value="1.7376" calcext:value-type="float">
            <text:p>1.7376</text:p>
          </table:table-cell>
        </table:table-row>
        <table:table-row table:style-name="ro1">
          <table:table-cell office:value-type="date" office:date-value="2021-09-03" calcext:value-type="date">
            <text:p>09/03/2021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488" calcext:value-type="float">
            <text:p>1.488</text:p>
          </table:table-cell>
          <table:table-cell office:value-type="float" office:value="1.7356" calcext:value-type="float">
            <text:p>1.7356</text:p>
          </table:table-cell>
        </table:table-row>
        <table:table-row table:style-name="ro1">
          <table:table-cell office:value-type="date" office:date-value="2021-09-07" calcext:value-type="date">
            <text:p>09/07/2021</text:p>
          </table:table-cell>
          <table:table-cell office:value-type="float" office:value="1.2621" calcext:value-type="float">
            <text:p>1.2621</text:p>
          </table:table-cell>
          <table:table-cell office:value-type="float" office:value="1.4954" calcext:value-type="float">
            <text:p>1.4954</text:p>
          </table:table-cell>
          <table:table-cell office:value-type="float" office:value="1.7399" calcext:value-type="float">
            <text:p>1.7399</text:p>
          </table:table-cell>
        </table:table-row>
        <table:table-row table:style-name="ro1">
          <table:table-cell office:value-type="date" office:date-value="2021-09-08" calcext:value-type="date">
            <text:p>09/08/2021</text:p>
          </table:table-cell>
          <table:table-cell office:value-type="float" office:value="1.2676" calcext:value-type="float">
            <text:p>1.2676</text:p>
          </table:table-cell>
          <table:table-cell office:value-type="float" office:value="1.4984" calcext:value-type="float">
            <text:p>1.4984</text:p>
          </table:table-cell>
          <table:table-cell office:value-type="float" office:value="1.7452" calcext:value-type="float">
            <text:p>1.7452</text:p>
          </table:table-cell>
        </table:table-row>
        <table:table-row table:style-name="ro1">
          <table:table-cell office:value-type="date" office:date-value="2021-09-09" calcext:value-type="date">
            <text:p>09/09/2021</text:p>
          </table:table-cell>
          <table:table-cell office:value-type="float" office:value="1.2654" calcext:value-type="float">
            <text:p>1.2654</text:p>
          </table:table-cell>
          <table:table-cell office:value-type="float" office:value="1.4965" calcext:value-type="float">
            <text:p>1.4965</text:p>
          </table:table-cell>
          <table:table-cell office:value-type="float" office:value="1.7518" calcext:value-type="float">
            <text:p>1.7518</text:p>
          </table:table-cell>
        </table:table-row>
        <table:table-row table:style-name="ro1">
          <table:table-cell office:value-type="date" office:date-value="2021-09-10" calcext:value-type="date">
            <text:p>09/10/2021</text:p>
          </table:table-cell>
          <table:table-cell office:value-type="float" office:value="1.2631" calcext:value-type="float">
            <text:p>1.2631</text:p>
          </table:table-cell>
          <table:table-cell office:value-type="float" office:value="1.4934" calcext:value-type="float">
            <text:p>1.4934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date" office:date-value="2021-09-13" calcext:value-type="date">
            <text:p>09/13/2021</text:p>
          </table:table-cell>
          <table:table-cell office:value-type="float" office:value="1.2662" calcext:value-type="float">
            <text:p>1.2662</text:p>
          </table:table-cell>
          <table:table-cell office:value-type="float" office:value="1.4942" calcext:value-type="float">
            <text:p>1.4942</text:p>
          </table:table-cell>
          <table:table-cell office:value-type="float" office:value="1.7519" calcext:value-type="float">
            <text:p>1.7519</text:p>
          </table:table-cell>
        </table:table-row>
        <table:table-row table:style-name="ro1">
          <table:table-cell office:value-type="date" office:date-value="2021-09-14" calcext:value-type="date">
            <text:p>09/14/2021</text:p>
          </table:table-cell>
          <table:table-cell office:value-type="float" office:value="1.2661" calcext:value-type="float">
            <text:p>1.2661</text:p>
          </table:table-cell>
          <table:table-cell office:value-type="float" office:value="1.4966" calcext:value-type="float">
            <text:p>1.4966</text:p>
          </table:table-cell>
          <table:table-cell office:value-type="float" office:value="1.7536" calcext:value-type="float">
            <text:p>1.7536</text:p>
          </table:table-cell>
        </table:table-row>
        <table:table-row table:style-name="ro1">
          <table:table-cell office:value-type="date" office:date-value="2021-09-15" calcext:value-type="date">
            <text:p>09/15/2021</text:p>
          </table:table-cell>
          <table:table-cell office:value-type="float" office:value="1.2651" calcext:value-type="float">
            <text:p>1.2651</text:p>
          </table:table-cell>
          <table:table-cell office:value-type="float" office:value="1.4945" calcext:value-type="float">
            <text:p>1.4945</text:p>
          </table:table-cell>
          <table:table-cell office:value-type="float" office:value="1.7501" calcext:value-type="float">
            <text:p>1.7501</text:p>
          </table:table-cell>
        </table:table-row>
        <table:table-row table:style-name="ro1">
          <table:table-cell office:value-type="date" office:date-value="2021-09-16" calcext:value-type="date">
            <text:p>09/16/2021</text:p>
          </table:table-cell>
          <table:table-cell office:value-type="float" office:value="1.2674" calcext:value-type="float">
            <text:p>1.2674</text:p>
          </table:table-cell>
          <table:table-cell office:value-type="float" office:value="1.4904" calcext:value-type="float">
            <text:p>1.4904</text:p>
          </table:table-cell>
          <table:table-cell office:value-type="float" office:value="1.7475" calcext:value-type="float">
            <text:p>1.7475</text:p>
          </table:table-cell>
        </table:table-row>
        <table:table-row table:style-name="ro1">
          <table:table-cell office:value-type="date" office:date-value="2021-09-17" calcext:value-type="date">
            <text:p>09/17/2021</text:p>
          </table:table-cell>
          <table:table-cell office:value-type="float" office:value="1.2721" calcext:value-type="float">
            <text:p>1.2721</text:p>
          </table:table-cell>
          <table:table-cell office:value-type="float" office:value="1.4937" calcext:value-type="float">
            <text:p>1.4937</text:p>
          </table:table-cell>
          <table:table-cell office:value-type="float" office:value="1.7504" calcext:value-type="float">
            <text:p>1.7504</text:p>
          </table:table-cell>
        </table:table-row>
        <table:table-row table:style-name="ro1">
          <table:table-cell office:value-type="date" office:date-value="2021-09-20" calcext:value-type="date">
            <text:p>09/20/2021</text:p>
          </table:table-cell>
          <table:table-cell office:value-type="float" office:value="1.2828" calcext:value-type="float">
            <text:p>1.2828</text:p>
          </table:table-cell>
          <table:table-cell office:value-type="float" office:value="1.5039" calcext:value-type="float">
            <text:p>1.5039</text:p>
          </table:table-cell>
          <table:table-cell office:value-type="float" office:value="1.7524" calcext:value-type="float">
            <text:p>1.7524</text:p>
          </table:table-cell>
        </table:table-row>
        <table:table-row table:style-name="ro1">
          <table:table-cell office:value-type="date" office:date-value="2021-09-21" calcext:value-type="date">
            <text:p>09/21/2021</text:p>
          </table:table-cell>
          <table:table-cell office:value-type="float" office:value="1.2801" calcext:value-type="float">
            <text:p>1.2801</text:p>
          </table:table-cell>
          <table:table-cell office:value-type="float" office:value="1.5013" calcext:value-type="float">
            <text:p>1.5013</text:p>
          </table:table-cell>
          <table:table-cell office:value-type="float" office:value="1.7488" calcext:value-type="float">
            <text:p>1.7488</text:p>
          </table:table-cell>
        </table:table-row>
        <table:table-row table:style-name="ro1">
          <table:table-cell office:value-type="date" office:date-value="2021-09-22" calcext:value-type="date">
            <text:p>09/22/2021</text:p>
          </table:table-cell>
          <table:table-cell office:value-type="float" office:value="1.2756" calcext:value-type="float">
            <text:p>1.2756</text:p>
          </table:table-cell>
          <table:table-cell office:value-type="float" office:value="1.4961" calcext:value-type="float">
            <text:p>1.4961</text:p>
          </table:table-cell>
          <table:table-cell office:value-type="float" office:value="1.7406" calcext:value-type="float">
            <text:p>1.7406</text:p>
          </table:table-cell>
        </table:table-row>
        <table:table-row table:style-name="ro1">
          <table:table-cell office:value-type="date" office:date-value="2021-09-23" calcext:value-type="date">
            <text:p>09/23/2021</text:p>
          </table:table-cell>
          <table:table-cell office:value-type="float" office:value="1.2653" calcext:value-type="float">
            <text:p>1.2653</text:p>
          </table:table-cell>
          <table:table-cell office:value-type="float" office:value="1.4854" calcext:value-type="float">
            <text:p>1.4854</text:p>
          </table:table-cell>
          <table:table-cell office:value-type="float" office:value="1.7377" calcext:value-type="float">
            <text:p>1.7377</text:p>
          </table:table-cell>
        </table:table-row>
        <table:table-row table:style-name="ro1">
          <table:table-cell office:value-type="date" office:date-value="2021-09-24" calcext:value-type="date">
            <text:p>09/24/2021</text:p>
          </table:table-cell>
          <table:table-cell office:value-type="float" office:value="1.268" calcext:value-type="float">
            <text:p>1.268</text:p>
          </table:table-cell>
          <table:table-cell office:value-type="float" office:value="1.4854" calcext:value-type="float">
            <text:p>1.4854</text:p>
          </table:table-cell>
          <table:table-cell office:value-type="float" office:value="1.7339" calcext:value-type="float">
            <text:p>1.7339</text:p>
          </table:table-cell>
        </table:table-row>
        <table:table-row table:style-name="ro1">
          <table:table-cell office:value-type="date" office:date-value="2021-09-27" calcext:value-type="date">
            <text:p>09/27/2021</text:p>
          </table:table-cell>
          <table:table-cell office:value-type="float" office:value="1.2637" calcext:value-type="float">
            <text:p>1.2637</text:p>
          </table:table-cell>
          <table:table-cell office:value-type="float" office:value="1.4788" calcext:value-type="float">
            <text:p>1.4788</text:p>
          </table:table-cell>
          <table:table-cell office:value-type="float" office:value="1.7322" calcext:value-type="float">
            <text:p>1.7322</text:p>
          </table:table-cell>
        </table:table-row>
        <table:table-row table:style-name="ro1">
          <table:table-cell office:value-type="date" office:date-value="2021-09-28" calcext:value-type="date">
            <text:p>09/28/2021</text:p>
          </table:table-cell>
          <table:table-cell office:value-type="float" office:value="1.268" calcext:value-type="float">
            <text:p>1.268</text:p>
          </table:table-cell>
          <table:table-cell office:value-type="float" office:value="1.4811" calcext:value-type="float">
            <text:p>1.4811</text:p>
          </table:table-cell>
          <table:table-cell office:value-type="float" office:value="1.7169" calcext:value-type="float">
            <text:p>1.7169</text:p>
          </table:table-cell>
        </table:table-row>
        <table:table-row table:style-name="ro1">
          <table:table-cell office:value-type="date" office:date-value="2021-09-29" calcext:value-type="date">
            <text:p>09/29/2021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4801" calcext:value-type="float">
            <text:p>1.4801</text:p>
          </table:table-cell>
          <table:table-cell office:value-type="float" office:value="1.7123" calcext:value-type="float">
            <text:p>1.7123</text:p>
          </table:table-cell>
        </table:table-row>
        <table:table-row table:style-name="ro1">
          <table:table-cell office:value-type="date" office:date-value="2021-10-01" calcext:value-type="date">
            <text:p>10/01/2021</text:p>
          </table:table-cell>
          <table:table-cell office:value-type="float" office:value="1.2654" calcext:value-type="float">
            <text:p>1.2654</text:p>
          </table:table-cell>
          <table:table-cell office:value-type="float" office:value="1.4676" calcext:value-type="float">
            <text:p>1.4676</text:p>
          </table:table-cell>
          <table:table-cell office:value-type="float" office:value="1.7154" calcext:value-type="float">
            <text:p>1.7154</text:p>
          </table:table-cell>
        </table:table-row>
        <table:table-row table:style-name="ro1">
          <table:table-cell office:value-type="date" office:date-value="2021-10-04" calcext:value-type="date">
            <text:p>10/04/2021</text:p>
          </table:table-cell>
          <table:table-cell office:value-type="float" office:value="1.2583" calcext:value-type="float">
            <text:p>1.2583</text:p>
          </table:table-cell>
          <table:table-cell office:value-type="float" office:value="1.4627" calcext:value-type="float">
            <text:p>1.4627</text:p>
          </table:table-cell>
          <table:table-cell office:value-type="float" office:value="1.7126" calcext:value-type="float">
            <text:p>1.7126</text:p>
          </table:table-cell>
        </table:table-row>
        <table:table-row table:style-name="ro1">
          <table:table-cell office:value-type="date" office:date-value="2021-10-05" calcext:value-type="date">
            <text:p>10/05/2021</text:p>
          </table:table-cell>
          <table:table-cell office:value-type="float" office:value="1.2575" calcext:value-type="float">
            <text:p>1.2575</text:p>
          </table:table-cell>
          <table:table-cell office:value-type="float" office:value="1.4587" calcext:value-type="float">
            <text:p>1.4587</text:p>
          </table:table-cell>
          <table:table-cell office:value-type="float" office:value="1.7139" calcext:value-type="float">
            <text:p>1.7139</text:p>
          </table:table-cell>
        </table:table-row>
        <table:table-row table:style-name="ro1">
          <table:table-cell office:value-type="date" office:date-value="2021-10-06" calcext:value-type="date">
            <text:p>10/06/2021</text:p>
          </table:table-cell>
          <table:table-cell office:value-type="float" office:value="1.2613" calcext:value-type="float">
            <text:p>1.2613</text:p>
          </table:table-cell>
          <table:table-cell office:value-type="float" office:value="1.4563" calcext:value-type="float">
            <text:p>1.4563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date" office:date-value="2021-10-07" calcext:value-type="date">
            <text:p>10/07/2021</text:p>
          </table:table-cell>
          <table:table-cell office:value-type="float" office:value="1.2558" calcext:value-type="float">
            <text:p>1.2558</text:p>
          </table:table-cell>
          <table:table-cell office:value-type="float" office:value="1.4515" calcext:value-type="float">
            <text:p>1.4515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date" office:date-value="2021-10-08" calcext:value-type="date">
            <text:p>10/08/2021</text:p>
          </table:table-cell>
          <table:table-cell office:value-type="float" office:value="1.2482" calcext:value-type="float">
            <text:p>1.2482</text:p>
          </table:table-cell>
          <table:table-cell office:value-type="float" office:value="1.4441" calcext:value-type="float">
            <text:p>1.4441</text:p>
          </table:table-cell>
          <table:table-cell office:value-type="float" office:value="1.701" calcext:value-type="float">
            <text:p>1.701</text:p>
          </table:table-cell>
        </table:table-row>
        <table:table-row table:style-name="ro1">
          <table:table-cell office:value-type="date" office:date-value="2021-10-12" calcext:value-type="date">
            <text:p>10/12/2021</text:p>
          </table:table-cell>
          <table:table-cell office:value-type="float" office:value="1.2461" calcext:value-type="float">
            <text:p>1.2461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6941" calcext:value-type="float">
            <text:p>1.6941</text:p>
          </table:table-cell>
        </table:table-row>
        <table:table-row table:style-name="ro1">
          <table:table-cell office:value-type="date" office:date-value="2021-10-13" calcext:value-type="date">
            <text:p>10/13/2021</text:p>
          </table:table-cell>
          <table:table-cell office:value-type="float" office:value="1.2445" calcext:value-type="float">
            <text:p>1.2445</text:p>
          </table:table-cell>
          <table:table-cell office:value-type="float" office:value="1.4403" calcext:value-type="float">
            <text:p>1.4403</text:p>
          </table:table-cell>
          <table:table-cell office:value-type="float" office:value="1.6973" calcext:value-type="float">
            <text:p>1.6973</text:p>
          </table:table-cell>
        </table:table-row>
        <table:table-row table:style-name="ro1">
          <table:table-cell office:value-type="date" office:date-value="2021-10-14" calcext:value-type="date">
            <text:p>10/14/2021</text:p>
          </table:table-cell>
          <table:table-cell office:value-type="float" office:value="1.2372" calcext:value-type="float">
            <text:p>1.2372</text:p>
          </table:table-cell>
          <table:table-cell office:value-type="float" office:value="1.4343" calcext:value-type="float">
            <text:p>1.4343</text:p>
          </table:table-cell>
          <table:table-cell office:value-type="float" office:value="1.6938" calcext:value-type="float">
            <text:p>1.6938</text:p>
          </table:table-cell>
        </table:table-row>
        <table:table-row table:style-name="ro1">
          <table:table-cell office:value-type="date" office:date-value="2021-10-15" calcext:value-type="date">
            <text:p>10/15/2021</text:p>
          </table:table-cell>
          <table:table-cell office:value-type="float" office:value="1.2379" calcext:value-type="float">
            <text:p>1.2379</text:p>
          </table:table-cell>
          <table:table-cell office:value-type="float" office:value="1.4357" calcext:value-type="float">
            <text:p>1.4357</text:p>
          </table:table-cell>
          <table:table-cell office:value-type="float" office:value="1.7024" calcext:value-type="float">
            <text:p>1.7024</text:p>
          </table:table-cell>
        </table:table-row>
        <table:table-row table:style-name="ro1">
          <table:table-cell office:value-type="date" office:date-value="2021-10-18" calcext:value-type="date">
            <text:p>10/18/2021</text:p>
          </table:table-cell>
          <table:table-cell office:value-type="float" office:value="1.2375" calcext:value-type="float">
            <text:p>1.2375</text:p>
          </table:table-cell>
          <table:table-cell office:value-type="float" office:value="1.4367" calcext:value-type="float">
            <text:p>1.4367</text:p>
          </table:table-cell>
          <table:table-cell office:value-type="float" office:value="1.6992" calcext:value-type="float">
            <text:p>1.6992</text:p>
          </table:table-cell>
        </table:table-row>
        <table:table-row table:style-name="ro1">
          <table:table-cell office:value-type="date" office:date-value="2021-10-19" calcext:value-type="date">
            <text:p>10/19/2021</text:p>
          </table:table-cell>
          <table:table-cell office:value-type="float" office:value="1.2357" calcext:value-type="float">
            <text:p>1.2357</text:p>
          </table:table-cell>
          <table:table-cell office:value-type="float" office:value="1.4386" calcext:value-type="float">
            <text:p>1.4386</text:p>
          </table:table-cell>
          <table:table-cell office:value-type="float" office:value="1.706" calcext:value-type="float">
            <text:p>1.706</text:p>
          </table:table-cell>
        </table:table-row>
        <table:table-row table:style-name="ro1">
          <table:table-cell office:value-type="date" office:date-value="2021-10-20" calcext:value-type="date">
            <text:p>10/20/2021</text:p>
          </table:table-cell>
          <table:table-cell office:value-type="float" office:value="1.2329" calcext:value-type="float">
            <text:p>1.2329</text:p>
          </table:table-cell>
          <table:table-cell office:value-type="float" office:value="1.4359" calcext:value-type="float">
            <text:p>1.4359</text:p>
          </table:table-cell>
          <table:table-cell office:value-type="float" office:value="1.7027" calcext:value-type="float">
            <text:p>1.7027</text:p>
          </table:table-cell>
        </table:table-row>
        <table:table-row table:style-name="ro1">
          <table:table-cell office:value-type="date" office:date-value="2021-10-21" calcext:value-type="date">
            <text:p>10/21/2021</text:p>
          </table:table-cell>
          <table:table-cell office:value-type="float" office:value="1.2351" calcext:value-type="float">
            <text:p>1.2351</text:p>
          </table:table-cell>
          <table:table-cell office:value-type="float" office:value="1.4372" calcext:value-type="float">
            <text:p>1.4372</text:p>
          </table:table-cell>
          <table:table-cell office:value-type="float" office:value="1.7045" calcext:value-type="float">
            <text:p>1.7045</text:p>
          </table:table-cell>
        </table:table-row>
        <table:table-row table:style-name="ro1">
          <table:table-cell office:value-type="date" office:date-value="2021-10-22" calcext:value-type="date">
            <text:p>10/22/2021</text:p>
          </table:table-cell>
          <table:table-cell office:value-type="float" office:value="1.2357" calcext:value-type="float">
            <text:p>1.2357</text:p>
          </table:table-cell>
          <table:table-cell office:value-type="float" office:value="1.4379" calcext:value-type="float">
            <text:p>1.4379</text:p>
          </table:table-cell>
          <table:table-cell office:value-type="float" office:value="1.7009" calcext:value-type="float">
            <text:p>1.7009</text:p>
          </table:table-cell>
        </table:table-row>
        <table:table-row table:style-name="ro1">
          <table:table-cell office:value-type="date" office:date-value="2021-10-25" calcext:value-type="date">
            <text:p>10/25/2021</text:p>
          </table:table-cell>
          <table:table-cell office:value-type="float" office:value="1.2379" calcext:value-type="float">
            <text:p>1.2379</text:p>
          </table:table-cell>
          <table:table-cell office:value-type="float" office:value="1.4371" calcext:value-type="float">
            <text:p>1.4371</text:p>
          </table:table-cell>
          <table:table-cell office:value-type="float" office:value="1.7039" calcext:value-type="float">
            <text:p>1.7039</text:p>
          </table:table-cell>
        </table:table-row>
        <table:table-row table:style-name="ro1">
          <table:table-cell office:value-type="date" office:date-value="2021-10-26" calcext:value-type="date">
            <text:p>10/26/2021</text:p>
          </table:table-cell>
          <table:table-cell office:value-type="float" office:value="1.2376" calcext:value-type="float">
            <text:p>1.2376</text:p>
          </table:table-cell>
          <table:table-cell office:value-type="float" office:value="1.4357" calcext:value-type="float">
            <text:p>1.4357</text:p>
          </table:table-cell>
          <table:table-cell office:value-type="float" office:value="1.7053" calcext:value-type="float">
            <text:p>1.7053</text:p>
          </table:table-cell>
        </table:table-row>
        <table:table-row table:style-name="ro1">
          <table:table-cell office:value-type="date" office:date-value="2021-10-27" calcext:value-type="date">
            <text:p>10/27/2021</text:p>
          </table:table-cell>
          <table:table-cell office:value-type="float" office:value="1.2358" calcext:value-type="float">
            <text:p>1.2358</text:p>
          </table:table-cell>
          <table:table-cell office:value-type="float" office:value="1.4345" calcext:value-type="float">
            <text:p>1.4345</text:p>
          </table:table-cell>
          <table:table-cell office:value-type="float" office:value="1.6981" calcext:value-type="float">
            <text:p>1.6981</text:p>
          </table:table-cell>
        </table:table-row>
        <table:table-row table:style-name="ro1">
          <table:table-cell office:value-type="date" office:date-value="2021-10-28" calcext:value-type="date">
            <text:p>10/28/2021</text:p>
          </table:table-cell>
          <table:table-cell office:value-type="float" office:value="1.2349" calcext:value-type="float">
            <text:p>1.2349</text:p>
          </table:table-cell>
          <table:table-cell office:value-type="float" office:value="1.4408" calcext:value-type="float">
            <text:p>1.4408</text:p>
          </table:table-cell>
          <table:table-cell office:value-type="float" office:value="1.7025" calcext:value-type="float">
            <text:p>1.7025</text:p>
          </table:table-cell>
        </table:table-row>
        <table:table-row table:style-name="ro1">
          <table:table-cell office:value-type="date" office:date-value="2021-10-29" calcext:value-type="date">
            <text:p>10/29/2021</text:p>
          </table:table-cell>
          <table:table-cell office:value-type="float" office:value="1.2384" calcext:value-type="float">
            <text:p>1.2384</text:p>
          </table:table-cell>
          <table:table-cell office:value-type="float" office:value="1.4338" calcext:value-type="float">
            <text:p>1.4338</text:p>
          </table:table-cell>
          <table:table-cell office:value-type="float" office:value="1.6982" calcext:value-type="float">
            <text:p>1.6982</text:p>
          </table:table-cell>
        </table:table-row>
        <table:table-row table:style-name="ro1">
          <table:table-cell office:value-type="date" office:date-value="2021-11-01" calcext:value-type="date">
            <text:p>11/01/2021</text:p>
          </table:table-cell>
          <table:table-cell office:value-type="float" office:value="1.2368" calcext:value-type="float">
            <text:p>1.2368</text:p>
          </table:table-cell>
          <table:table-cell office:value-type="float" office:value="1.4331" calcext:value-type="float">
            <text:p>1.4331</text:p>
          </table:table-cell>
          <table:table-cell office:value-type="float" office:value="1.6908" calcext:value-type="float">
            <text:p>1.6908</text:p>
          </table:table-cell>
        </table:table-row>
        <table:table-row table:style-name="ro1">
          <table:table-cell office:value-type="date" office:date-value="2021-11-02" calcext:value-type="date">
            <text:p>11/02/2021</text:p>
          </table:table-cell>
          <table:table-cell office:value-type="float" office:value="1.2404" calcext:value-type="float">
            <text:p>1.2404</text:p>
          </table:table-cell>
          <table:table-cell office:value-type="float" office:value="1.4373" calcext:value-type="float">
            <text:p>1.4373</text:p>
          </table:table-cell>
          <table:table-cell office:value-type="float" office:value="1.6901" calcext:value-type="float">
            <text:p>1.6901</text:p>
          </table:table-cell>
        </table:table-row>
        <table:table-row table:style-name="ro1">
          <table:table-cell office:value-type="date" office:date-value="2021-11-03" calcext:value-type="date">
            <text:p>11/03/2021</text:p>
          </table:table-cell>
          <table:table-cell office:value-type="float" office:value="1.2417" calcext:value-type="float">
            <text:p>1.2417</text:p>
          </table:table-cell>
          <table:table-cell office:value-type="float" office:value="1.4383" calcext:value-type="float">
            <text:p>1.4383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date" office:date-value="2021-11-04" calcext:value-type="date">
            <text:p>11/04/2021</text:p>
          </table:table-cell>
          <table:table-cell office:value-type="float" office:value="1.2449" calcext:value-type="float">
            <text:p>1.2449</text:p>
          </table:table-cell>
          <table:table-cell office:value-type="float" office:value="1.438" calcext:value-type="float">
            <text:p>1.438</text:p>
          </table:table-cell>
          <table:table-cell office:value-type="float" office:value="1.6821" calcext:value-type="float">
            <text:p>1.6821</text:p>
          </table:table-cell>
        </table:table-row>
        <table:table-row table:style-name="ro1">
          <table:table-cell office:value-type="date" office:date-value="2021-11-05" calcext:value-type="date">
            <text:p>11/05/2021</text:p>
          </table:table-cell>
          <table:table-cell office:value-type="float" office:value="1.2452" calcext:value-type="float">
            <text:p>1.2452</text:p>
          </table:table-cell>
          <table:table-cell office:value-type="float" office:value="1.4376" calcext:value-type="float">
            <text:p>1.4376</text:p>
          </table:table-cell>
          <table:table-cell office:value-type="float" office:value="1.6785" calcext:value-type="float">
            <text:p>1.6785</text:p>
          </table:table-cell>
        </table:table-row>
        <table:table-row table:style-name="ro1">
          <table:table-cell office:value-type="date" office:date-value="2021-11-08" calcext:value-type="date">
            <text:p>11/08/2021</text:p>
          </table:table-cell>
          <table:table-cell office:value-type="float" office:value="1.2449" calcext:value-type="float">
            <text:p>1.2449</text:p>
          </table:table-cell>
          <table:table-cell office:value-type="float" office:value="1.4422" calcext:value-type="float">
            <text:p>1.4422</text:p>
          </table:table-cell>
          <table:table-cell office:value-type="float" office:value="1.6876" calcext:value-type="float">
            <text:p>1.6876</text:p>
          </table:table-cell>
        </table:table-row>
        <table:table-row table:style-name="ro1">
          <table:table-cell office:value-type="date" office:date-value="2021-11-09" calcext:value-type="date">
            <text:p>11/09/2021</text:p>
          </table:table-cell>
          <table:table-cell office:value-type="float" office:value="1.2448" calcext:value-type="float">
            <text:p>1.2448</text:p>
          </table:table-cell>
          <table:table-cell office:value-type="float" office:value="1.4426" calcext:value-type="float">
            <text:p>1.4426</text:p>
          </table:table-cell>
          <table:table-cell office:value-type="float" office:value="1.6873" calcext:value-type="float">
            <text:p>1.6873</text:p>
          </table:table-cell>
        </table:table-row>
        <table:table-row table:style-name="ro1">
          <table:table-cell office:value-type="date" office:date-value="2021-11-10" calcext:value-type="date">
            <text:p>11/10/2021</text:p>
          </table:table-cell>
          <table:table-cell office:value-type="float" office:value="1.2452" calcext:value-type="float">
            <text:p>1.2452</text:p>
          </table:table-cell>
          <table:table-cell office:value-type="float" office:value="1.4343" calcext:value-type="float">
            <text:p>1.4343</text:p>
          </table:table-cell>
          <table:table-cell office:value-type="float" office:value="1.6767" calcext:value-type="float">
            <text:p>1.6767</text:p>
          </table:table-cell>
        </table:table-row>
        <table:table-row table:style-name="ro1">
          <table:table-cell office:value-type="date" office:date-value="2021-11-12" calcext:value-type="date">
            <text:p>11/12/2021</text:p>
          </table:table-cell>
          <table:table-cell office:value-type="float" office:value="1.2565" calcext:value-type="float">
            <text:p>1.2565</text:p>
          </table:table-cell>
          <table:table-cell office:value-type="float" office:value="1.4381" calcext:value-type="float">
            <text:p>1.4381</text:p>
          </table:table-cell>
          <table:table-cell office:value-type="float" office:value="1.6849" calcext:value-type="float">
            <text:p>1.6849</text:p>
          </table:table-cell>
        </table:table-row>
        <table:table-row table:style-name="ro1">
          <table:table-cell office:value-type="date" office:date-value="2021-11-15" calcext:value-type="date">
            <text:p>11/15/2021</text:p>
          </table:table-cell>
          <table:table-cell office:value-type="float" office:value="1.2517" calcext:value-type="float">
            <text:p>1.2517</text:p>
          </table:table-cell>
          <table:table-cell office:value-type="float" office:value="1.4282" calcext:value-type="float">
            <text:p>1.4282</text:p>
          </table:table-cell>
          <table:table-cell office:value-type="float" office:value="1.6811" calcext:value-type="float">
            <text:p>1.6811</text:p>
          </table:table-cell>
        </table:table-row>
        <table:table-row table:style-name="ro1">
          <table:table-cell office:value-type="date" office:date-value="2021-11-16" calcext:value-type="date">
            <text:p>11/16/2021</text:p>
          </table:table-cell>
          <table:table-cell office:value-type="float" office:value="1.255" calcext:value-type="float">
            <text:p>1.255</text:p>
          </table:table-cell>
          <table:table-cell office:value-type="float" office:value="1.4228" calcext:value-type="float">
            <text:p>1.4228</text:p>
          </table:table-cell>
          <table:table-cell office:value-type="float" office:value="1.6857" calcext:value-type="float">
            <text:p>1.6857</text:p>
          </table:table-cell>
        </table:table-row>
        <table:table-row table:style-name="ro1">
          <table:table-cell office:value-type="date" office:date-value="2021-11-17" calcext:value-type="date">
            <text:p>11/17/2021</text:p>
          </table:table-cell>
          <table:table-cell office:value-type="float" office:value="1.2595" calcext:value-type="float">
            <text:p>1.2595</text:p>
          </table:table-cell>
          <table:table-cell office:value-type="float" office:value="1.425" calcext:value-type="float">
            <text:p>1.425</text:p>
          </table:table-cell>
          <table:table-cell office:value-type="float" office:value="1.6975" calcext:value-type="float">
            <text:p>1.6975</text:p>
          </table:table-cell>
        </table:table-row>
        <table:table-row table:style-name="ro1">
          <table:table-cell office:value-type="date" office:date-value="2021-11-18" calcext:value-type="date">
            <text:p>11/18/2021</text:p>
          </table:table-cell>
          <table:table-cell office:value-type="float" office:value="1.2615" calcext:value-type="float">
            <text:p>1.2615</text:p>
          </table:table-cell>
          <table:table-cell office:value-type="float" office:value="1.4328" calcext:value-type="float">
            <text:p>1.4328</text:p>
          </table:table-cell>
          <table:table-cell office:value-type="float" office:value="1.7016" calcext:value-type="float">
            <text:p>1.7016</text:p>
          </table:table-cell>
        </table:table-row>
        <table:table-row table:style-name="ro1">
          <table:table-cell office:value-type="date" office:date-value="2021-11-19" calcext:value-type="date">
            <text:p>11/19/2021</text:p>
          </table:table-cell>
          <table:table-cell office:value-type="float" office:value="1.2639" calcext:value-type="float">
            <text:p>1.2639</text:p>
          </table:table-cell>
          <table:table-cell office:value-type="float" office:value="1.4282" calcext:value-type="float">
            <text:p>1.4282</text:p>
          </table:table-cell>
          <table:table-cell office:value-type="float" office:value="1.7004" calcext:value-type="float">
            <text:p>1.7004</text:p>
          </table:table-cell>
        </table:table-row>
        <table:table-row table:style-name="ro1">
          <table:table-cell office:value-type="date" office:date-value="2021-11-22" calcext:value-type="date">
            <text:p>11/22/2021</text:p>
          </table:table-cell>
          <table:table-cell office:value-type="float" office:value="1.268" calcext:value-type="float">
            <text:p>1.268</text:p>
          </table:table-cell>
          <table:table-cell office:value-type="float" office:value="1.4265" calcext:value-type="float">
            <text:p>1.4265</text:p>
          </table:table-cell>
          <table:table-cell office:value-type="float" office:value="1.6999" calcext:value-type="float">
            <text:p>1.6999</text:p>
          </table:table-cell>
        </table:table-row>
        <table:table-row table:style-name="ro1">
          <table:table-cell office:value-type="date" office:date-value="2021-11-23" calcext:value-type="date">
            <text:p>11/23/2021</text:p>
          </table:table-cell>
          <table:table-cell office:value-type="float" office:value="1.2707" calcext:value-type="float">
            <text:p>1.2707</text:p>
          </table:table-cell>
          <table:table-cell office:value-type="float" office:value="1.43" calcext:value-type="float">
            <text:p>1.43</text:p>
          </table:table-cell>
          <table:table-cell office:value-type="float" office:value="1.6992" calcext:value-type="float">
            <text:p>1.6992</text:p>
          </table:table-cell>
        </table:table-row>
        <table:table-row table:style-name="ro1">
          <table:table-cell office:value-type="date" office:date-value="2021-11-24" calcext:value-type="date">
            <text:p>11/24/2021</text:p>
          </table:table-cell>
          <table:table-cell office:value-type="float" office:value="1.2677" calcext:value-type="float">
            <text:p>1.2677</text:p>
          </table:table-cell>
          <table:table-cell office:value-type="float" office:value="1.4196" calcext:value-type="float">
            <text:p>1.4196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date" office:date-value="2021-11-25" calcext:value-type="date">
            <text:p>11/25/2021</text:p>
          </table:table-cell>
          <table:table-cell office:value-type="float" office:value="1.2654" calcext:value-type="float">
            <text:p>1.2654</text:p>
          </table:table-cell>
          <table:table-cell office:value-type="float" office:value="1.4188" calcext:value-type="float">
            <text:p>1.4188</text:p>
          </table:table-cell>
          <table:table-cell office:value-type="float" office:value="1.6855" calcext:value-type="float">
            <text:p>1.6855</text:p>
          </table:table-cell>
        </table:table-row>
        <table:table-row table:style-name="ro1">
          <table:table-cell office:value-type="date" office:date-value="2021-11-26" calcext:value-type="date">
            <text:p>11/26/2021</text:p>
          </table:table-cell>
          <table:table-cell office:value-type="float" office:value="1.2771" calcext:value-type="float">
            <text:p>1.2771</text:p>
          </table:table-cell>
          <table:table-cell office:value-type="float" office:value="1.4437" calcext:value-type="float">
            <text:p>1.4437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date" office:date-value="2021-11-29" calcext:value-type="date">
            <text:p>11/29/2021</text:p>
          </table:table-cell>
          <table:table-cell office:value-type="float" office:value="1.2765" calcext:value-type="float">
            <text:p>1.2765</text:p>
          </table:table-cell>
          <table:table-cell office:value-type="float" office:value="1.4387" calcext:value-type="float">
            <text:p>1.4387</text:p>
          </table:table-cell>
          <table:table-cell office:value-type="float" office:value="1.6981" calcext:value-type="float">
            <text:p>1.6981</text:p>
          </table:table-cell>
        </table:table-row>
        <table:table-row table:style-name="ro1">
          <table:table-cell office:value-type="date" office:date-value="2021-11-30" calcext:value-type="date">
            <text:p>11/30/2021</text:p>
          </table:table-cell>
          <table:table-cell office:value-type="float" office:value="1.2792" calcext:value-type="float">
            <text:p>1.2792</text:p>
          </table:table-cell>
          <table:table-cell office:value-type="float" office:value="1.4489" calcext:value-type="float">
            <text:p>1.4489</text:p>
          </table:table-cell>
          <table:table-cell office:value-type="float" office:value="1.7005" calcext:value-type="float">
            <text:p>1.7005</text:p>
          </table:table-cell>
        </table:table-row>
        <table:table-row table:style-name="ro1">
          <table:table-cell office:value-type="date" office:date-value="2021-12-01" calcext:value-type="date">
            <text:p>12/01/2021</text:p>
          </table:table-cell>
          <table:table-cell office:value-type="float" office:value="1.2776" calcext:value-type="float">
            <text:p>1.2776</text:p>
          </table:table-cell>
          <table:table-cell office:value-type="float" office:value="1.4472" calcext:value-type="float">
            <text:p>1.4472</text:p>
          </table:table-cell>
          <table:table-cell office:value-type="float" office:value="1.7002" calcext:value-type="float">
            <text:p>1.7002</text:p>
          </table:table-cell>
        </table:table-row>
        <table:table-row table:style-name="ro1">
          <table:table-cell office:value-type="date" office:date-value="2021-12-02" calcext:value-type="date">
            <text:p>12/02/2021</text:p>
          </table:table-cell>
          <table:table-cell office:value-type="float" office:value="1.2815" calcext:value-type="float">
            <text:p>1.2815</text:p>
          </table:table-cell>
          <table:table-cell office:value-type="float" office:value="1.4502" calcext:value-type="float">
            <text:p>1.4502</text:p>
          </table:table-cell>
          <table:table-cell office:value-type="float" office:value="1.7054" calcext:value-type="float">
            <text:p>1.7054</text:p>
          </table:table-cell>
        </table:table-row>
        <table:table-row table:style-name="ro1">
          <table:table-cell office:value-type="date" office:date-value="2021-12-03" calcext:value-type="date">
            <text:p>12/03/2021</text:p>
          </table:table-cell>
          <table:table-cell office:value-type="float" office:value="1.2812" calcext:value-type="float">
            <text:p>1.2812</text:p>
          </table:table-cell>
          <table:table-cell office:value-type="float" office:value="1.4481" calcext:value-type="float">
            <text:p>1.4481</text:p>
          </table:table-cell>
          <table:table-cell office:value-type="float" office:value="1.6966" calcext:value-type="float">
            <text:p>1.6966</text:p>
          </table:table-cell>
        </table:table-row>
        <table:table-row table:style-name="ro1">
          <table:table-cell office:value-type="date" office:date-value="2021-12-06" calcext:value-type="date">
            <text:p>12/06/2021</text:p>
          </table:table-cell>
          <table:table-cell office:value-type="float" office:value="1.278" calcext:value-type="float">
            <text:p>1.278</text:p>
          </table:table-cell>
          <table:table-cell office:value-type="float" office:value="1.4421" calcext:value-type="float">
            <text:p>1.4421</text:p>
          </table:table-cell>
          <table:table-cell office:value-type="float" office:value="1.6939" calcext:value-type="float">
            <text:p>1.6939</text:p>
          </table:table-cell>
        </table:table-row>
        <table:table-row table:style-name="ro1">
          <table:table-cell office:value-type="date" office:date-value="2021-12-07" calcext:value-type="date">
            <text:p>12/07/2021</text:p>
          </table:table-cell>
          <table:table-cell office:value-type="float" office:value="1.266" calcext:value-type="float">
            <text:p>1.266</text:p>
          </table:table-cell>
          <table:table-cell office:value-type="float" office:value="1.4242" calcext:value-type="float">
            <text:p>1.4242</text:p>
          </table:table-cell>
          <table:table-cell office:value-type="float" office:value="1.6753" calcext:value-type="float">
            <text:p>1.6753</text:p>
          </table:table-cell>
        </table:table-row>
        <table:table-row table:style-name="ro1">
          <table:table-cell office:value-type="date" office:date-value="2021-12-08" calcext:value-type="date">
            <text:p>12/08/2021</text:p>
          </table:table-cell>
          <table:table-cell office:value-type="float" office:value="1.2642" calcext:value-type="float">
            <text:p>1.2642</text:p>
          </table:table-cell>
          <table:table-cell office:value-type="float" office:value="1.4326" calcext:value-type="float">
            <text:p>1.4326</text:p>
          </table:table-cell>
          <table:table-cell office:value-type="float" office:value="1.6716" calcext:value-type="float">
            <text:p>1.6716</text:p>
          </table:table-cell>
        </table:table-row>
        <table:table-row table:style-name="ro1">
          <table:table-cell office:value-type="date" office:date-value="2021-12-09" calcext:value-type="date">
            <text:p>12/09/2021</text:p>
          </table:table-cell>
          <table:table-cell office:value-type="float" office:value="1.27" calcext:value-type="float">
            <text:p>1.27</text:p>
          </table:table-cell>
          <table:table-cell office:value-type="float" office:value="1.4345" calcext:value-type="float">
            <text:p>1.4345</text:p>
          </table:table-cell>
          <table:table-cell office:value-type="float" office:value="1.6773" calcext:value-type="float">
            <text:p>1.6773</text:p>
          </table:table-cell>
        </table:table-row>
        <table:table-row table:style-name="ro1">
          <table:table-cell office:value-type="date" office:date-value="2021-12-10" calcext:value-type="date">
            <text:p>12/10/2021</text:p>
          </table:table-cell>
          <table:table-cell office:value-type="float" office:value="1.2714" calcext:value-type="float">
            <text:p>1.2714</text:p>
          </table:table-cell>
          <table:table-cell office:value-type="float" office:value="1.4374" calcext:value-type="float">
            <text:p>1.4374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 office:value-type="date" office:date-value="2021-12-13" calcext:value-type="date">
            <text:p>12/13/2021</text:p>
          </table:table-cell>
          <table:table-cell office:value-type="float" office:value="1.2791" calcext:value-type="float">
            <text:p>1.2791</text:p>
          </table:table-cell>
          <table:table-cell office:value-type="float" office:value="1.4441" calcext:value-type="float">
            <text:p>1.4441</text:p>
          </table:table-cell>
          <table:table-cell office:value-type="float" office:value="1.6927" calcext:value-type="float">
            <text:p>1.6927</text:p>
          </table:table-cell>
        </table:table-row>
        <table:table-row table:style-name="ro1">
          <table:table-cell office:value-type="date" office:date-value="2021-12-14" calcext:value-type="date">
            <text:p>12/14/2021</text:p>
          </table:table-cell>
          <table:table-cell office:value-type="float" office:value="1.2845" calcext:value-type="float">
            <text:p>1.2845</text:p>
          </table:table-cell>
          <table:table-cell office:value-type="float" office:value="1.4486" calcext:value-type="float">
            <text:p>1.4486</text:p>
          </table:table-cell>
          <table:table-cell office:value-type="float" office:value="1.6995" calcext:value-type="float">
            <text:p>1.6995</text:p>
          </table:table-cell>
        </table:table-row>
        <table:table-row table:style-name="ro1">
          <table:table-cell office:value-type="date" office:date-value="2021-12-15" calcext:value-type="date">
            <text:p>12/15/2021</text:p>
          </table:table-cell>
          <table:table-cell office:value-type="float" office:value="1.2893" calcext:value-type="float">
            <text:p>1.2893</text:p>
          </table:table-cell>
          <table:table-cell office:value-type="float" office:value="1.4519" calcext:value-type="float">
            <text:p>1.4519</text:p>
          </table:table-cell>
          <table:table-cell office:value-type="float" office:value="1.7054" calcext:value-type="float">
            <text:p>1.7054</text:p>
          </table:table-cell>
        </table:table-row>
        <table:table-row table:style-name="ro1">
          <table:table-cell office:value-type="date" office:date-value="2021-12-16" calcext:value-type="date">
            <text:p>12/16/2021</text:p>
          </table:table-cell>
          <table:table-cell office:value-type="float" office:value="1.2782" calcext:value-type="float">
            <text:p>1.2782</text:p>
          </table:table-cell>
          <table:table-cell office:value-type="float" office:value="1.4473" calcext:value-type="float">
            <text:p>1.4473</text:p>
          </table:table-cell>
          <table:table-cell office:value-type="float" office:value="1.7032" calcext:value-type="float">
            <text:p>1.7032</text:p>
          </table:table-cell>
        </table:table-row>
        <table:table-row table:style-name="ro1">
          <table:table-cell office:value-type="date" office:date-value="2021-12-17" calcext:value-type="date">
            <text:p>12/17/2021</text:p>
          </table:table-cell>
          <table:table-cell office:value-type="float" office:value="1.2846" calcext:value-type="float">
            <text:p>1.2846</text:p>
          </table:table-cell>
          <table:table-cell office:value-type="float" office:value="1.449" calcext:value-type="float">
            <text:p>1.449</text:p>
          </table:table-cell>
          <table:table-cell office:value-type="float" office:value="1.7045" calcext:value-type="float">
            <text:p>1.7045</text:p>
          </table:table-cell>
        </table:table-row>
        <table:table-row table:style-name="ro1">
          <table:table-cell office:value-type="date" office:date-value="2021-12-20" calcext:value-type="date">
            <text:p>12/20/2021</text:p>
          </table:table-cell>
          <table:table-cell office:value-type="float" office:value="1.2942" calcext:value-type="float">
            <text:p>1.2942</text:p>
          </table:table-cell>
          <table:table-cell office:value-type="float" office:value="1.4608" calcext:value-type="float">
            <text:p>1.4608</text:p>
          </table:table-cell>
          <table:table-cell office:value-type="float" office:value="1.7109" calcext:value-type="float">
            <text:p>1.7109</text:p>
          </table:table-cell>
        </table:table-row>
        <table:table-row table:style-name="ro1">
          <table:table-cell office:value-type="date" office:date-value="2021-12-21" calcext:value-type="date">
            <text:p>12/21/2021</text:p>
          </table:table-cell>
          <table:table-cell office:value-type="float" office:value="1.2927" calcext:value-type="float">
            <text:p>1.2927</text:p>
          </table:table-cell>
          <table:table-cell office:value-type="float" office:value="1.4577" calcext:value-type="float">
            <text:p>1.4577</text:p>
          </table:table-cell>
          <table:table-cell office:value-type="float" office:value="1.7131" calcext:value-type="float">
            <text:p>1.7131</text:p>
          </table:table-cell>
        </table:table-row>
        <table:table-row table:style-name="ro1">
          <table:table-cell office:value-type="date" office:date-value="2021-12-22" calcext:value-type="date">
            <text:p>12/22/2021</text:p>
          </table:table-cell>
          <table:table-cell office:value-type="float" office:value="1.2865" calcext:value-type="float">
            <text:p>1.2865</text:p>
          </table:table-cell>
          <table:table-cell office:value-type="float" office:value="1.4567" calcext:value-type="float">
            <text:p>1.4567</text:p>
          </table:table-cell>
          <table:table-cell office:value-type="float" office:value="1.7166" calcext:value-type="float">
            <text:p>1.7166</text:p>
          </table:table-cell>
        </table:table-row>
        <table:table-row table:style-name="ro1">
          <table:table-cell office:value-type="date" office:date-value="2021-12-23" calcext:value-type="date">
            <text:p>12/23/2021</text:p>
          </table:table-cell>
          <table:table-cell office:value-type="float" office:value="1.2816" calcext:value-type="float">
            <text:p>1.2816</text:p>
          </table:table-cell>
          <table:table-cell office:value-type="float" office:value="1.4509" calcext:value-type="float">
            <text:p>1.4509</text:p>
          </table:table-cell>
          <table:table-cell office:value-type="float" office:value="1.7191" calcext:value-type="float">
            <text:p>1.7191</text:p>
          </table:table-cell>
        </table:table-row>
        <table:table-row table:style-name="ro1">
          <table:table-cell office:value-type="date" office:date-value="2021-12-24" calcext:value-type="date">
            <text:p>12/24/2021</text:p>
          </table:table-cell>
          <table:table-cell office:value-type="float" office:value="1.2813" calcext:value-type="float">
            <text:p>1.2813</text:p>
          </table:table-cell>
          <table:table-cell office:value-type="float" office:value="1.4502" calcext:value-type="float">
            <text:p>1.4502</text:p>
          </table:table-cell>
          <table:table-cell office:value-type="float" office:value="1.7177" calcext:value-type="float">
            <text:p>1.7177</text:p>
          </table:table-cell>
        </table:table-row>
        <table:table-row table:style-name="ro1">
          <table:table-cell office:value-type="date" office:date-value="2021-12-29" calcext:value-type="date">
            <text:p>12/29/2021</text:p>
          </table:table-cell>
          <table:table-cell office:value-type="float" office:value="1.2804" calcext:value-type="float">
            <text:p>1.2804</text:p>
          </table:table-cell>
          <table:table-cell office:value-type="float" office:value="1.4517" calcext:value-type="float">
            <text:p>1.4517</text:p>
          </table:table-cell>
          <table:table-cell office:value-type="float" office:value="1.7256" calcext:value-type="float">
            <text:p>1.7256</text:p>
          </table:table-cell>
        </table:table-row>
        <table:table-row table:style-name="ro1">
          <table:table-cell office:value-type="date" office:date-value="2021-12-30" calcext:value-type="date">
            <text:p>12/30/2021</text:p>
          </table:table-cell>
          <table:table-cell office:value-type="float" office:value="1.2776" calcext:value-type="float">
            <text:p>1.2776</text:p>
          </table:table-cell>
          <table:table-cell office:value-type="float" office:value="1.4462" calcext:value-type="float">
            <text:p>1.4462</text:p>
          </table:table-cell>
          <table:table-cell office:value-type="float" office:value="1.7244" calcext:value-type="float">
            <text:p>1.7244</text:p>
          </table:table-cell>
        </table:table-row>
        <table:table-row table:style-name="ro1">
          <table:table-cell office:value-type="date" office:date-value="2021-12-31" calcext:value-type="date">
            <text:p>12/31/2021</text:p>
          </table:table-cell>
          <table:table-cell office:value-type="float" office:value="1.2678" calcext:value-type="float">
            <text:p>1.2678</text:p>
          </table:table-cell>
          <table:table-cell office:value-type="float" office:value="1.4391" calcext:value-type="float">
            <text:p>1.4391</text:p>
          </table:table-cell>
          <table:table-cell office:value-type="float" office:value="1.7132" calcext:value-type="float">
            <text:p>1.7132</text:p>
          </table:table-cell>
        </table:table-row>
        <table:table-row table:style-name="ro1">
          <table:table-cell office:value-type="date" office:date-value="2022-01-04" calcext:value-type="date">
            <text:p>01/04/2022</text:p>
          </table:table-cell>
          <table:table-cell office:value-type="float" office:value="1.2708" calcext:value-type="float">
            <text:p>1.2708</text:p>
          </table:table-cell>
          <table:table-cell office:value-type="float" office:value="1.4347" calcext:value-type="float">
            <text:p>1.4347</text:p>
          </table:table-cell>
          <table:table-cell office:value-type="float" office:value="1.7193" calcext:value-type="float">
            <text:p>1.7193</text:p>
          </table:table-cell>
        </table:table-row>
        <table:table-row table:style-name="ro1">
          <table:table-cell office:value-type="date" office:date-value="2022-01-05" calcext:value-type="date">
            <text:p>01/05/2022</text:p>
          </table:table-cell>
          <table:table-cell office:value-type="float" office:value="1.2717" calcext:value-type="float">
            <text:p>1.2717</text:p>
          </table:table-cell>
          <table:table-cell office:value-type="float" office:value="1.4407" calcext:value-type="float">
            <text:p>1.4407</text:p>
          </table:table-cell>
          <table:table-cell office:value-type="float" office:value="1.7251" calcext:value-type="float">
            <text:p>1.7251</text:p>
          </table:table-cell>
        </table:table-row>
        <table:table-row table:style-name="ro1">
          <table:table-cell office:value-type="date" office:date-value="2022-01-06" calcext:value-type="date">
            <text:p>01/06/2022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44" calcext:value-type="float">
            <text:p>1.44</text:p>
          </table:table-cell>
          <table:table-cell office:value-type="float" office:value="1.7241" calcext:value-type="float">
            <text:p>1.7241</text:p>
          </table:table-cell>
        </table:table-row>
        <table:table-row table:style-name="ro1">
          <table:table-cell office:value-type="date" office:date-value="2022-01-07" calcext:value-type="date">
            <text:p>01/07/2022</text:p>
          </table:table-cell>
          <table:table-cell office:value-type="float" office:value="1.2666" calcext:value-type="float">
            <text:p>1.2666</text:p>
          </table:table-cell>
          <table:table-cell office:value-type="float" office:value="1.4367" calcext:value-type="float">
            <text:p>1.4367</text:p>
          </table:table-cell>
          <table:table-cell office:value-type="float" office:value="1.7191" calcext:value-type="float">
            <text:p>1.7191</text:p>
          </table:table-cell>
        </table:table-row>
        <table:table-row table:style-name="ro1">
          <table:table-cell office:value-type="date" office:date-value="2022-01-10" calcext:value-type="date">
            <text:p>01/10/2022</text:p>
          </table:table-cell>
          <table:table-cell office:value-type="float" office:value="1.2679" calcext:value-type="float">
            <text:p>1.2679</text:p>
          </table:table-cell>
          <table:table-cell office:value-type="float" office:value="1.4351" calcext:value-type="float">
            <text:p>1.4351</text:p>
          </table:table-cell>
          <table:table-cell office:value-type="float" office:value="1.7196" calcext:value-type="float">
            <text:p>1.7196</text:p>
          </table:table-cell>
        </table:table-row>
        <table:table-row table:style-name="ro1">
          <table:table-cell office:value-type="date" office:date-value="2022-01-11" calcext:value-type="date">
            <text:p>01/11/2022</text:p>
          </table:table-cell>
          <table:table-cell office:value-type="float" office:value="1.2606" calcext:value-type="float">
            <text:p>1.2606</text:p>
          </table:table-cell>
          <table:table-cell office:value-type="float" office:value="1.4309" calcext:value-type="float">
            <text:p>1.4309</text:p>
          </table:table-cell>
          <table:table-cell office:value-type="float" office:value="1.7153" calcext:value-type="float">
            <text:p>1.7153</text:p>
          </table:table-cell>
        </table:table-row>
        <table:table-row table:style-name="ro1">
          <table:table-cell office:value-type="date" office:date-value="2022-01-12" calcext:value-type="date">
            <text:p>01/12/2022</text:p>
          </table:table-cell>
          <table:table-cell office:value-type="float" office:value="1.251" calcext:value-type="float">
            <text:p>1.251</text:p>
          </table:table-cell>
          <table:table-cell office:value-type="float" office:value="1.4295" calcext:value-type="float">
            <text:p>1.4295</text:p>
          </table:table-cell>
          <table:table-cell office:value-type="float" office:value="1.713" calcext:value-type="float">
            <text:p>1.713</text:p>
          </table:table-cell>
        </table:table-row>
        <table:table-row table:style-name="ro1">
          <table:table-cell office:value-type="date" office:date-value="2022-01-13" calcext:value-type="date">
            <text:p>01/13/2022</text:p>
          </table:table-cell>
          <table:table-cell office:value-type="float" office:value="1.2484" calcext:value-type="float">
            <text:p>1.2484</text:p>
          </table:table-cell>
          <table:table-cell office:value-type="float" office:value="1.4311" calcext:value-type="float">
            <text:p>1.4311</text:p>
          </table:table-cell>
          <table:table-cell office:value-type="float" office:value="1.7133" calcext:value-type="float">
            <text:p>1.7133</text:p>
          </table:table-cell>
        </table:table-row>
        <table:table-row table:style-name="ro1">
          <table:table-cell office:value-type="date" office:date-value="2022-01-14" calcext:value-type="date">
            <text:p>01/14/2022</text:p>
          </table:table-cell>
          <table:table-cell office:value-type="float" office:value="1.2545" calcext:value-type="float">
            <text:p>1.2545</text:p>
          </table:table-cell>
          <table:table-cell office:value-type="float" office:value="1.4329" calcext:value-type="float">
            <text:p>1.4329</text:p>
          </table:table-cell>
          <table:table-cell office:value-type="float" office:value="1.7161" calcext:value-type="float">
            <text:p>1.7161</text:p>
          </table:table-cell>
        </table:table-row>
        <table:table-row table:style-name="ro1">
          <table:table-cell office:value-type="date" office:date-value="2022-01-17" calcext:value-type="date">
            <text:p>01/17/2022</text:p>
          </table:table-cell>
          <table:table-cell office:value-type="float" office:value="1.252" calcext:value-type="float">
            <text:p>1.252</text:p>
          </table:table-cell>
          <table:table-cell office:value-type="float" office:value="1.4281" calcext:value-type="float">
            <text:p>1.4281</text:p>
          </table:table-cell>
          <table:table-cell office:value-type="float" office:value="1.7089" calcext:value-type="float">
            <text:p>1.7089</text:p>
          </table:table-cell>
        </table:table-row>
        <table:table-row table:style-name="ro1">
          <table:table-cell office:value-type="date" office:date-value="2022-01-18" calcext:value-type="date">
            <text:p>01/18/2022</text:p>
          </table:table-cell>
          <table:table-cell office:value-type="float" office:value="1.2529" calcext:value-type="float">
            <text:p>1.2529</text:p>
          </table:table-cell>
          <table:table-cell office:value-type="float" office:value="1.4211" calcext:value-type="float">
            <text:p>1.4211</text:p>
          </table:table-cell>
          <table:table-cell office:value-type="float" office:value="1.7022" calcext:value-type="float">
            <text:p>1.7022</text:p>
          </table:table-cell>
        </table:table-row>
        <table:table-row table:style-name="ro1">
          <table:table-cell office:value-type="date" office:date-value="2022-01-19" calcext:value-type="date">
            <text:p>01/19/2022</text:p>
          </table:table-cell>
          <table:table-cell office:value-type="float" office:value="1.2492" calcext:value-type="float">
            <text:p>1.2492</text:p>
          </table:table-cell>
          <table:table-cell office:value-type="float" office:value="1.4175" calcext:value-type="float">
            <text:p>1.4175</text:p>
          </table:table-cell>
          <table:table-cell office:value-type="float" office:value="1.7027" calcext:value-type="float">
            <text:p>1.7027</text:p>
          </table:table-cell>
        </table:table-row>
        <table:table-row table:style-name="ro1">
          <table:table-cell office:value-type="date" office:date-value="2022-01-20" calcext:value-type="date">
            <text:p>01/20/2022</text:p>
          </table:table-cell>
          <table:table-cell office:value-type="float" office:value="1.2474" calcext:value-type="float">
            <text:p>1.2474</text:p>
          </table:table-cell>
          <table:table-cell office:value-type="float" office:value="1.4136" calcext:value-type="float">
            <text:p>1.4136</text:p>
          </table:table-cell>
          <table:table-cell office:value-type="float" office:value="1.7002" calcext:value-type="float">
            <text:p>1.7002</text:p>
          </table:table-cell>
        </table:table-row>
        <table:table-row table:style-name="ro1">
          <table:table-cell office:value-type="date" office:date-value="2022-01-21" calcext:value-type="date">
            <text:p>01/21/2022</text:p>
          </table:table-cell>
          <table:table-cell office:value-type="float" office:value="1.2545" calcext:value-type="float">
            <text:p>1.2545</text:p>
          </table:table-cell>
          <table:table-cell office:value-type="float" office:value="1.4233" calcext:value-type="float">
            <text:p>1.4233</text:p>
          </table:table-cell>
          <table:table-cell office:value-type="float" office:value="1.7011" calcext:value-type="float">
            <text:p>1.7011</text:p>
          </table:table-cell>
        </table:table-row>
        <table:table-row table:style-name="ro1">
          <table:table-cell office:value-type="date" office:date-value="2022-01-24" calcext:value-type="date">
            <text:p>01/24/2022</text:p>
          </table:table-cell>
          <table:table-cell office:value-type="float" office:value="1.2656" calcext:value-type="float">
            <text:p>1.2656</text:p>
          </table:table-cell>
          <table:table-cell office:value-type="float" office:value="1.432" calcext:value-type="float">
            <text:p>1.432</text:p>
          </table:table-cell>
          <table:table-cell office:value-type="float" office:value="1.7047" calcext:value-type="float">
            <text:p>1.7047</text:p>
          </table:table-cell>
        </table:table-row>
        <table:table-row table:style-name="ro1">
          <table:table-cell office:value-type="date" office:date-value="2022-01-25" calcext:value-type="date">
            <text:p>01/25/2022</text:p>
          </table:table-cell>
          <table:table-cell office:value-type="float" office:value="1.2629" calcext:value-type="float">
            <text:p>1.2629</text:p>
          </table:table-cell>
          <table:table-cell office:value-type="float" office:value="1.4252" calcext:value-type="float">
            <text:p>1.4252</text:p>
          </table:table-cell>
          <table:table-cell office:value-type="float" office:value="1.7037" calcext:value-type="float">
            <text:p>1.7037</text:p>
          </table:table-cell>
        </table:table-row>
        <table:table-row table:style-name="ro1">
          <table:table-cell office:value-type="date" office:date-value="2022-01-26" calcext:value-type="date">
            <text:p>01/26/2022</text:p>
          </table:table-cell>
          <table:table-cell office:value-type="float" office:value="1.2606" calcext:value-type="float">
            <text:p>1.2606</text:p>
          </table:table-cell>
          <table:table-cell office:value-type="float" office:value="1.4218" calcext:value-type="float">
            <text:p>1.4218</text:p>
          </table:table-cell>
          <table:table-cell office:value-type="float" office:value="1.7021" calcext:value-type="float">
            <text:p>1.7021</text:p>
          </table:table-cell>
        </table:table-row>
        <table:table-row table:style-name="ro1">
          <table:table-cell office:value-type="date" office:date-value="2022-01-27" calcext:value-type="date">
            <text:p>01/27/2022</text:p>
          </table:table-cell>
          <table:table-cell office:value-type="float" office:value="1.2712" calcext:value-type="float">
            <text:p>1.2712</text:p>
          </table:table-cell>
          <table:table-cell office:value-type="float" office:value="1.417" calcext:value-type="float">
            <text:p>1.417</text:p>
          </table:table-cell>
          <table:table-cell office:value-type="float" office:value="1.7012" calcext:value-type="float">
            <text:p>1.7012</text:p>
          </table:table-cell>
        </table:table-row>
        <table:table-row table:style-name="ro1">
          <table:table-cell office:value-type="date" office:date-value="2022-01-28" calcext:value-type="date">
            <text:p>01/28/2022</text:p>
          </table:table-cell>
          <table:table-cell office:value-type="float" office:value="1.2772" calcext:value-type="float">
            <text:p>1.2772</text:p>
          </table:table-cell>
          <table:table-cell office:value-type="float" office:value="1.4243" calcext:value-type="float">
            <text:p>1.4243</text:p>
          </table:table-cell>
          <table:table-cell office:value-type="float" office:value="1.7116" calcext:value-type="float">
            <text:p>1.7116</text:p>
          </table:table-cell>
        </table:table-row>
        <table:table-row table:style-name="ro1">
          <table:table-cell office:value-type="date" office:date-value="2022-01-31" calcext:value-type="date">
            <text:p>01/31/2022</text:p>
          </table:table-cell>
          <table:table-cell office:value-type="float" office:value="1.2719" calcext:value-type="float">
            <text:p>1.2719</text:p>
          </table:table-cell>
          <table:table-cell office:value-type="float" office:value="1.426" calcext:value-type="float">
            <text:p>1.426</text:p>
          </table:table-cell>
          <table:table-cell office:value-type="float" office:value="1.7092" calcext:value-type="float">
            <text:p>1.7092</text:p>
          </table:table-cell>
        </table:table-row>
        <table:table-row table:style-name="ro1">
          <table:table-cell office:value-type="date" office:date-value="2022-02-01" calcext:value-type="date">
            <text:p>02/01/2022</text:p>
          </table:table-cell>
          <table:table-cell office:value-type="float" office:value="1.2694" calcext:value-type="float">
            <text:p>1.2694</text:p>
          </table:table-cell>
          <table:table-cell office:value-type="float" office:value="1.4287" calcext:value-type="float">
            <text:p>1.4287</text:p>
          </table:table-cell>
          <table:table-cell office:value-type="float" office:value="1.7146" calcext:value-type="float">
            <text:p>1.7146</text:p>
          </table:table-cell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float" office:value="1.2677" calcext:value-type="float">
            <text:p>1.2677</text:p>
          </table:table-cell>
          <table:table-cell office:value-type="float" office:value="1.4336" calcext:value-type="float">
            <text:p>1.4336</text:p>
          </table:table-cell>
          <table:table-cell office:value-type="float" office:value="1.7206" calcext:value-type="float">
            <text:p>1.7206</text:p>
          </table:table-cell>
        </table:table-row>
        <table:table-row table:style-name="ro1">
          <table:table-cell office:value-type="date" office:date-value="2022-02-03" calcext:value-type="date">
            <text:p>02/03/2022</text:p>
          </table:table-cell>
          <table:table-cell office:value-type="float" office:value="1.2679" calcext:value-type="float">
            <text:p>1.2679</text:p>
          </table:table-cell>
          <table:table-cell office:value-type="float" office:value="1.4468" calcext:value-type="float">
            <text:p>1.4468</text:p>
          </table:table-cell>
          <table:table-cell office:value-type="float" office:value="1.724" calcext:value-type="float">
            <text:p>1.724</text:p>
          </table:table-cell>
        </table:table-row>
        <table:table-row table:style-name="ro1">
          <table:table-cell office:value-type="date" office:date-value="2022-02-04" calcext:value-type="date">
            <text:p>02/04/2022</text:p>
          </table:table-cell>
          <table:table-cell office:value-type="float" office:value="1.2758" calcext:value-type="float">
            <text:p>1.2758</text:p>
          </table:table-cell>
          <table:table-cell office:value-type="float" office:value="1.4606" calcext:value-type="float">
            <text:p>1.4606</text:p>
          </table:table-cell>
          <table:table-cell office:value-type="float" office:value="1.7268" calcext:value-type="float">
            <text:p>1.7268</text:p>
          </table:table-cell>
        </table:table-row>
        <table:table-row table:style-name="ro1">
          <table:table-cell office:value-type="date" office:date-value="2022-02-07" calcext:value-type="date">
            <text:p>02/07/2022</text:p>
          </table:table-cell>
          <table:table-cell office:value-type="float" office:value="1.2688" calcext:value-type="float">
            <text:p>1.2688</text:p>
          </table:table-cell>
          <table:table-cell office:value-type="float" office:value="1.4507" calcext:value-type="float">
            <text:p>1.4507</text:p>
          </table:table-cell>
          <table:table-cell office:value-type="float" office:value="1.7159" calcext:value-type="float">
            <text:p>1.7159</text:p>
          </table:table-cell>
        </table:table-row>
        <table:table-row table:style-name="ro1">
          <table:table-cell office:value-type="date" office:date-value="2022-02-08" calcext:value-type="date">
            <text:p>02/08/2022</text:p>
          </table:table-cell>
          <table:table-cell office:value-type="float" office:value="1.2709" calcext:value-type="float">
            <text:p>1.2709</text:p>
          </table:table-cell>
          <table:table-cell office:value-type="float" office:value="1.4508" calcext:value-type="float">
            <text:p>1.4508</text:p>
          </table:table-cell>
          <table:table-cell office:value-type="float" office:value="1.7215" calcext:value-type="float">
            <text:p>1.7215</text:p>
          </table:table-cell>
        </table:table-row>
        <table:table-row table:style-name="ro1">
          <table:table-cell office:value-type="date" office:date-value="2022-02-09" calcext:value-type="date">
            <text:p>02/09/2022</text:p>
          </table:table-cell>
          <table:table-cell office:value-type="float" office:value="1.268" calcext:value-type="float">
            <text:p>1.268</text:p>
          </table:table-cell>
          <table:table-cell office:value-type="float" office:value="1.4496" calcext:value-type="float">
            <text:p>1.4496</text:p>
          </table:table-cell>
          <table:table-cell office:value-type="float" office:value="1.718" calcext:value-type="float">
            <text:p>1.718</text:p>
          </table:table-cell>
        </table:table-row>
        <table:table-row table:style-name="ro1">
          <table:table-cell office:value-type="date" office:date-value="2022-02-10" calcext:value-type="date">
            <text:p>02/10/2022</text:p>
          </table:table-cell>
          <table:table-cell office:value-type="float" office:value="1.2682" calcext:value-type="float">
            <text:p>1.2682</text:p>
          </table:table-cell>
          <table:table-cell office:value-type="float" office:value="1.4519" calcext:value-type="float">
            <text:p>1.4519</text:p>
          </table:table-cell>
          <table:table-cell office:value-type="float" office:value="1.7234" calcext:value-type="float">
            <text:p>1.7234</text:p>
          </table:table-cell>
        </table:table-row>
        <table:table-row table:style-name="ro1">
          <table:table-cell office:value-type="date" office:date-value="2022-02-11" calcext:value-type="date">
            <text:p>02/11/2022</text:p>
          </table:table-cell>
          <table:table-cell office:value-type="float" office:value="1.2702" calcext:value-type="float">
            <text:p>1.2702</text:p>
          </table:table-cell>
          <table:table-cell office:value-type="float" office:value="1.4459" calcext:value-type="float">
            <text:p>1.4459</text:p>
          </table:table-cell>
          <table:table-cell office:value-type="float" office:value="1.7251" calcext:value-type="float">
            <text:p>1.7251</text:p>
          </table:table-cell>
        </table:table-row>
        <table:table-row table:style-name="ro1">
          <table:table-cell office:value-type="date" office:date-value="2022-02-14" calcext:value-type="date">
            <text:p>02/14/2022</text:p>
          </table:table-cell>
          <table:table-cell office:value-type="float" office:value="1.2738" calcext:value-type="float">
            <text:p>1.2738</text:p>
          </table:table-cell>
          <table:table-cell office:value-type="float" office:value="1.4402" calcext:value-type="float">
            <text:p>1.4402</text:p>
          </table:table-cell>
          <table:table-cell office:value-type="float" office:value="1.7228" calcext:value-type="float">
            <text:p>1.7228</text:p>
          </table:table-cell>
        </table:table-row>
        <table:table-row table:style-name="ro1">
          <table:table-cell office:value-type="date" office:date-value="2022-02-15" calcext:value-type="date">
            <text:p>02/15/2022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4468" calcext:value-type="float">
            <text:p>1.4468</text:p>
          </table:table-cell>
          <table:table-cell office:value-type="float" office:value="1.7242" calcext:value-type="float">
            <text:p>1.7242</text:p>
          </table:table-cell>
        </table:table-row>
        <table:table-row table:style-name="ro1">
          <table:table-cell office:value-type="date" office:date-value="2022-02-16" calcext:value-type="date">
            <text:p>02/16/2022</text:p>
          </table:table-cell>
          <table:table-cell office:value-type="float" office:value="1.2686" calcext:value-type="float">
            <text:p>1.2686</text:p>
          </table:table-cell>
          <table:table-cell office:value-type="float" office:value="1.443" calcext:value-type="float">
            <text:p>1.443</text:p>
          </table:table-cell>
          <table:table-cell office:value-type="float" office:value="1.7226" calcext:value-type="float">
            <text:p>1.7226</text:p>
          </table:table-cell>
        </table:table-row>
        <table:table-row table:style-name="ro1">
          <table:table-cell office:value-type="date" office:date-value="2022-02-17" calcext:value-type="date">
            <text:p>02/17/2022</text:p>
          </table:table-cell>
          <table:table-cell office:value-type="float" office:value="1.2695" calcext:value-type="float">
            <text:p>1.2695</text:p>
          </table:table-cell>
          <table:table-cell office:value-type="float" office:value="1.4427" calcext:value-type="float">
            <text:p>1.4427</text:p>
          </table:table-cell>
          <table:table-cell office:value-type="float" office:value="1.7295" calcext:value-type="float">
            <text:p>1.7295</text:p>
          </table:table-cell>
        </table:table-row>
        <table:table-row table:style-name="ro1">
          <table:table-cell office:value-type="date" office:date-value="2022-02-18" calcext:value-type="date">
            <text:p>02/18/2022</text:p>
          </table:table-cell>
          <table:table-cell office:value-type="float" office:value="1.2734" calcext:value-type="float">
            <text:p>1.2734</text:p>
          </table:table-cell>
          <table:table-cell office:value-type="float" office:value="1.4434" calcext:value-type="float">
            <text:p>1.4434</text:p>
          </table:table-cell>
          <table:table-cell office:value-type="float" office:value="1.7313" calcext:value-type="float">
            <text:p>1.7313</text:p>
          </table:table-cell>
        </table:table-row>
        <table:table-row table:style-name="ro1">
          <table:table-cell office:value-type="date" office:date-value="2022-02-22" calcext:value-type="date">
            <text:p>02/22/2022</text:p>
          </table:table-cell>
          <table:table-cell office:value-type="float" office:value="1.2743" calcext:value-type="float">
            <text:p>1.2743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7302" calcext:value-type="float">
            <text:p>1.7302</text:p>
          </table:table-cell>
        </table:table-row>
        <table:table-row table:style-name="ro1">
          <table:table-cell office:value-type="date" office:date-value="2022-02-23" calcext:value-type="date">
            <text:p>02/23/2022</text:p>
          </table:table-cell>
          <table:table-cell office:value-type="float" office:value="1.2718" calcext:value-type="float">
            <text:p>1.2718</text:p>
          </table:table-cell>
          <table:table-cell office:value-type="float" office:value="1.4397" calcext:value-type="float">
            <text:p>1.4397</text:p>
          </table:table-cell>
          <table:table-cell office:value-type="float" office:value="1.7247" calcext:value-type="float">
            <text:p>1.7247</text:p>
          </table:table-cell>
        </table:table-row>
        <table:table-row table:style-name="ro1">
          <table:table-cell office:value-type="date" office:date-value="2022-02-24" calcext:value-type="date">
            <text:p>02/24/2022</text:p>
          </table:table-cell>
          <table:table-cell office:value-type="float" office:value="1.2832" calcext:value-type="float">
            <text:p>1.2832</text:p>
          </table:table-cell>
          <table:table-cell office:value-type="float" office:value="1.4328" calcext:value-type="float">
            <text:p>1.4328</text:p>
          </table:table-cell>
          <table:table-cell office:value-type="float" office:value="1.7145" calcext:value-type="float">
            <text:p>1.7145</text:p>
          </table:table-cell>
        </table:table-row>
        <table:table-row table:style-name="ro1">
          <table:table-cell office:value-type="date" office:date-value="2022-02-25" calcext:value-type="date">
            <text:p>02/25/2022</text:p>
          </table:table-cell>
          <table:table-cell office:value-type="float" office:value="1.2747" calcext:value-type="float">
            <text:p>1.2747</text:p>
          </table:table-cell>
          <table:table-cell office:value-type="float" office:value="1.4335" calcext:value-type="float">
            <text:p>1.4335</text:p>
          </table:table-cell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date" office:date-value="2022-02-28" calcext:value-type="date">
            <text:p>02/28/2022</text:p>
          </table:table-cell>
          <table:table-cell office:value-type="float" office:value="1.2698" calcext:value-type="float">
            <text:p>1.2698</text:p>
          </table:table-cell>
          <table:table-cell office:value-type="float" office:value="1.4238" calcext:value-type="float">
            <text:p>1.4238</text:p>
          </table:table-cell>
          <table:table-cell office:value-type="float" office:value="1.7024" calcext:value-type="float">
            <text:p>1.7024</text:p>
          </table:table-cell>
        </table:table-row>
        <table:table-row table:style-name="ro1">
          <table:table-cell office:value-type="date" office:date-value="2022-03-01" calcext:value-type="date">
            <text:p>03/01/2022</text:p>
          </table:table-cell>
          <table:table-cell office:value-type="float" office:value="1.2708" calcext:value-type="float">
            <text:p>1.2708</text:p>
          </table:table-cell>
          <table:table-cell office:value-type="float" office:value="1.4143" calcext:value-type="float">
            <text:p>1.4143</text:p>
          </table:table-cell>
          <table:table-cell office:value-type="float" office:value="1.6959" calcext:value-type="float">
            <text:p>1.6959</text:p>
          </table:table-cell>
        </table:table-row>
        <table:table-row table:style-name="ro1">
          <table:table-cell office:value-type="date" office:date-value="2022-03-02" calcext:value-type="date">
            <text:p>03/02/2022</text:p>
          </table:table-cell>
          <table:table-cell office:value-type="float" office:value="1.2668" calcext:value-type="float">
            <text:p>1.2668</text:p>
          </table:table-cell>
          <table:table-cell office:value-type="float" office:value="1.4066" calcext:value-type="float">
            <text:p>1.4066</text:p>
          </table:table-cell>
          <table:table-cell office:value-type="float" office:value="1.6919" calcext:value-type="float">
            <text:p>1.6919</text:p>
          </table:table-cell>
        </table:table-row>
        <table:table-row table:style-name="ro1">
          <table:table-cell office:value-type="date" office:date-value="2022-03-03" calcext:value-type="date">
            <text:p>03/03/2022</text:p>
          </table:table-cell>
          <table:table-cell office:value-type="float" office:value="1.2664" calcext:value-type="float">
            <text:p>1.2664</text:p>
          </table:table-cell>
          <table:table-cell office:value-type="float" office:value="1.4012" calcext:value-type="float">
            <text:p>1.4012</text:p>
          </table:table-cell>
          <table:table-cell office:value-type="float" office:value="1.6908" calcext:value-type="float">
            <text:p>1.6908</text:p>
          </table:table-cell>
        </table:table-row>
        <table:table-row table:style-name="ro1">
          <table:table-cell office:value-type="date" office:date-value="2022-03-04" calcext:value-type="date">
            <text:p>03/04/2022</text:p>
          </table:table-cell>
          <table:table-cell office:value-type="float" office:value="1.275" calcext:value-type="float">
            <text:p>1.275</text:p>
          </table:table-cell>
          <table:table-cell office:value-type="float" office:value="1.3923" calcext:value-type="float">
            <text:p>1.3923</text:p>
          </table:table-cell>
          <table:table-cell office:value-type="float" office:value="1.6869" calcext:value-type="float">
            <text:p>1.6869</text:p>
          </table:table-cell>
        </table:table-row>
        <table:table-row table:style-name="ro1">
          <table:table-cell office:value-type="date" office:date-value="2022-03-07" calcext:value-type="date">
            <text:p>03/07/2022</text:p>
          </table:table-cell>
          <table:table-cell office:value-type="float" office:value="1.2773" calcext:value-type="float">
            <text:p>1.2773</text:p>
          </table:table-cell>
          <table:table-cell office:value-type="float" office:value="1.3897" calcext:value-type="float">
            <text:p>1.3897</text:p>
          </table:table-cell>
          <table:table-cell office:value-type="float" office:value="1.6778" calcext:value-type="float">
            <text:p>1.6778</text:p>
          </table:table-cell>
        </table:table-row>
        <table:table-row table:style-name="ro1">
          <table:table-cell office:value-type="date" office:date-value="2022-03-08" calcext:value-type="date">
            <text:p>03/08/2022</text:p>
          </table:table-cell>
          <table:table-cell office:value-type="float" office:value="1.2867" calcext:value-type="float">
            <text:p>1.2867</text:p>
          </table:table-cell>
          <table:table-cell office:value-type="float" office:value="1.4031" calcext:value-type="float">
            <text:p>1.4031</text:p>
          </table:table-cell>
          <table:table-cell office:value-type="float" office:value="1.687" calcext:value-type="float">
            <text:p>1.687</text:p>
          </table:table-cell>
        </table:table-row>
        <table:table-row table:style-name="ro1">
          <table:table-cell office:value-type="date" office:date-value="2022-03-09" calcext:value-type="date">
            <text:p>03/09/2022</text:p>
          </table:table-cell>
          <table:table-cell office:value-type="float" office:value="1.2821" calcext:value-type="float">
            <text:p>1.2821</text:p>
          </table:table-cell>
          <table:table-cell office:value-type="float" office:value="1.4173" calcext:value-type="float">
            <text:p>1.4173</text:p>
          </table:table-cell>
          <table:table-cell office:value-type="float" office:value="1.6886" calcext:value-type="float">
            <text:p>1.6886</text:p>
          </table:table-cell>
        </table:table-row>
        <table:table-row table:style-name="ro1">
          <table:table-cell office:value-type="date" office:date-value="2022-03-10" calcext:value-type="date">
            <text:p>03/10/2022</text:p>
          </table:table-cell>
          <table:table-cell office:value-type="float" office:value="1.2776" calcext:value-type="float">
            <text:p>1.2776</text:p>
          </table:table-cell>
          <table:table-cell office:value-type="float" office:value="1.4067" calcext:value-type="float">
            <text:p>1.4067</text:p>
          </table:table-cell>
          <table:table-cell office:value-type="float" office:value="1.6765" calcext:value-type="float">
            <text:p>1.6765</text:p>
          </table:table-cell>
        </table:table-row>
        <table:table-row table:style-name="ro1">
          <table:table-cell office:value-type="date" office:date-value="2022-03-11" calcext:value-type="date">
            <text:p>03/11/2022</text:p>
          </table:table-cell>
          <table:table-cell office:value-type="float" office:value="1.272" calcext:value-type="float">
            <text:p>1.272</text:p>
          </table:table-cell>
          <table:table-cell office:value-type="float" office:value="1.392" calcext:value-type="float">
            <text:p>1.392</text:p>
          </table:table-cell>
          <table:table-cell office:value-type="float" office:value="1.6616" calcext:value-type="float">
            <text:p>1.6616</text:p>
          </table:table-cell>
        </table:table-row>
        <table:table-row table:style-name="ro1">
          <table:table-cell office:value-type="date" office:date-value="2022-03-14" calcext:value-type="date">
            <text:p>03/14/2022</text:p>
          </table:table-cell>
          <table:table-cell office:value-type="float" office:value="1.2777" calcext:value-type="float">
            <text:p>1.2777</text:p>
          </table:table-cell>
          <table:table-cell office:value-type="float" office:value="1.401" calcext:value-type="float">
            <text:p>1.401</text:p>
          </table:table-cell>
          <table:table-cell office:value-type="float" office:value="1.6664" calcext:value-type="float">
            <text:p>1.6664</text:p>
          </table:table-cell>
        </table:table-row>
        <table:table-row table:style-name="ro1">
          <table:table-cell office:value-type="date" office:date-value="2022-03-15" calcext:value-type="date">
            <text:p>03/15/2022</text:p>
          </table:table-cell>
          <table:table-cell office:value-type="float" office:value="1.2803" calcext:value-type="float">
            <text:p>1.2803</text:p>
          </table:table-cell>
          <table:table-cell office:value-type="float" office:value="1.4039" calcext:value-type="float">
            <text:p>1.4039</text:p>
          </table:table-cell>
          <table:table-cell office:value-type="float" office:value="1.6715" calcext:value-type="float">
            <text:p>1.6715</text:p>
          </table:table-cell>
        </table:table-row>
        <table:table-row table:style-name="ro1">
          <table:table-cell office:value-type="date" office:date-value="2022-03-16" calcext:value-type="date">
            <text:p>03/16/2022</text:p>
          </table:table-cell>
          <table:table-cell office:value-type="float" office:value="1.2721" calcext:value-type="float">
            <text:p>1.2721</text:p>
          </table:table-cell>
          <table:table-cell office:value-type="float" office:value="1.3994" calcext:value-type="float">
            <text:p>1.3994</text:p>
          </table:table-cell>
          <table:table-cell office:value-type="float" office:value="1.6664" calcext:value-type="float">
            <text:p>1.6664</text:p>
          </table:table-cell>
        </table:table-row>
        <table:table-row table:style-name="ro1">
          <table:table-cell office:value-type="date" office:date-value="2022-03-17" calcext:value-type="date">
            <text:p>03/17/2022</text:p>
          </table:table-cell>
          <table:table-cell office:value-type="float" office:value="1.2651" calcext:value-type="float">
            <text:p>1.2651</text:p>
          </table:table-cell>
          <table:table-cell office:value-type="float" office:value="1.4031" calcext:value-type="float">
            <text:p>1.4031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office:value-type="date" office:date-value="2022-03-18" calcext:value-type="date">
            <text:p>03/18/2022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393" calcext:value-type="float">
            <text:p>1.393</text:p>
          </table:table-cell>
          <table:table-cell office:value-type="float" office:value="1.6606" calcext:value-type="float">
            <text:p>1.6606</text:p>
          </table:table-cell>
        </table:table-row>
        <table:table-row table:style-name="ro1">
          <table:table-cell office:value-type="date" office:date-value="2022-03-21" calcext:value-type="date">
            <text:p>03/21/2022</text:p>
          </table:table-cell>
          <table:table-cell office:value-type="float" office:value="1.2593" calcext:value-type="float">
            <text:p>1.2593</text:p>
          </table:table-cell>
          <table:table-cell office:value-type="float" office:value="1.3894" calcext:value-type="float">
            <text:p>1.3894</text:p>
          </table:table-cell>
          <table:table-cell office:value-type="float" office:value="1.6594" calcext:value-type="float">
            <text:p>1.6594</text:p>
          </table:table-cell>
        </table:table-row>
        <table:table-row table:style-name="ro1">
          <table:table-cell office:value-type="date" office:date-value="2022-03-22" calcext:value-type="date">
            <text:p>03/22/2022</text:p>
          </table:table-cell>
          <table:table-cell office:value-type="float" office:value="1.2588" calcext:value-type="float">
            <text:p>1.2588</text:p>
          </table:table-cell>
          <table:table-cell office:value-type="float" office:value="1.3879" calcext:value-type="float">
            <text:p>1.3879</text:p>
          </table:table-cell>
          <table:table-cell office:value-type="float" office:value="1.6682" calcext:value-type="float">
            <text:p>1.6682</text:p>
          </table:table-cell>
        </table:table-row>
        <table:table-row table:style-name="ro1">
          <table:table-cell office:value-type="date" office:date-value="2022-03-23" calcext:value-type="date">
            <text:p>03/23/2022</text:p>
          </table:table-cell>
          <table:table-cell office:value-type="float" office:value="1.2571" calcext:value-type="float">
            <text:p>1.2571</text:p>
          </table:table-cell>
          <table:table-cell office:value-type="float" office:value="1.3822" calcext:value-type="float">
            <text:p>1.3822</text:p>
          </table:table-cell>
          <table:table-cell office:value-type="float" office:value="1.6595" calcext:value-type="float">
            <text:p>1.6595</text:p>
          </table:table-cell>
        </table:table-row>
        <table:table-row table:style-name="ro1">
          <table:table-cell office:value-type="date" office:date-value="2022-03-24" calcext:value-type="date">
            <text:p>03/24/2022</text:p>
          </table:table-cell>
          <table:table-cell office:value-type="float" office:value="1.2545" calcext:value-type="float">
            <text:p>1.2545</text:p>
          </table:table-cell>
          <table:table-cell office:value-type="float" office:value="1.379" calcext:value-type="float">
            <text:p>1.379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office:value-type="date" office:date-value="2022-03-25" calcext:value-type="date">
            <text:p>03/25/2022</text:p>
          </table:table-cell>
          <table:table-cell office:value-type="float" office:value="1.2502" calcext:value-type="float">
            <text:p>1.2502</text:p>
          </table:table-cell>
          <table:table-cell office:value-type="float" office:value="1.3751" calcext:value-type="float">
            <text:p>1.3751</text:p>
          </table:table-cell>
          <table:table-cell office:value-type="float" office:value="1.6494" calcext:value-type="float">
            <text:p>1.6494</text:p>
          </table:table-cell>
        </table:table-row>
        <table:table-row table:style-name="ro1">
          <table:table-cell office:value-type="date" office:date-value="2022-03-28" calcext:value-type="date">
            <text:p>03/28/2022</text:p>
          </table:table-cell>
          <table:table-cell office:value-type="float" office:value="1.2541" calcext:value-type="float">
            <text:p>1.2541</text:p>
          </table:table-cell>
          <table:table-cell office:value-type="float" office:value="1.3767" calcext:value-type="float">
            <text:p>1.3767</text:p>
          </table:table-cell>
          <table:table-cell office:value-type="float" office:value="1.6419" calcext:value-type="float">
            <text:p>1.6419</text:p>
          </table:table-cell>
        </table:table-row>
        <table:table-row table:style-name="ro1">
          <table:table-cell office:value-type="date" office:date-value="2022-03-29" calcext:value-type="date">
            <text:p>03/29/2022</text:p>
          </table:table-cell>
          <table:table-cell office:value-type="float" office:value="1.2509" calcext:value-type="float">
            <text:p>1.2509</text:p>
          </table:table-cell>
          <table:table-cell office:value-type="float" office:value="1.3881" calcext:value-type="float">
            <text:p>1.3881</text:p>
          </table:table-cell>
          <table:table-cell office:value-type="float" office:value="1.6403" calcext:value-type="float">
            <text:p>1.6403</text:p>
          </table:table-cell>
        </table:table-row>
        <table:table-row table:style-name="ro1">
          <table:table-cell office:value-type="date" office:date-value="2022-03-30" calcext:value-type="date">
            <text:p>03/30/2022</text:p>
          </table:table-cell>
          <table:table-cell office:value-type="float" office:value="1.247" calcext:value-type="float">
            <text:p>1.247</text:p>
          </table:table-cell>
          <table:table-cell office:value-type="float" office:value="1.3906" calcext:value-type="float">
            <text:p>1.3906</text:p>
          </table:table-cell>
          <table:table-cell office:value-type="float" office:value="1.6397" calcext:value-type="float">
            <text:p>1.6397</text:p>
          </table:table-cell>
        </table:table-row>
        <table:table-row table:style-name="ro1">
          <table:table-cell office:value-type="date" office:date-value="2022-03-31" calcext:value-type="date">
            <text:p>03/31/2022</text:p>
          </table:table-cell>
          <table:table-cell office:value-type="float" office:value="1.2496" calcext:value-type="float">
            <text:p>1.2496</text:p>
          </table:table-cell>
          <table:table-cell office:value-type="float" office:value="1.3853" calcext:value-type="float">
            <text:p>1.3853</text:p>
          </table:table-cell>
          <table:table-cell office:value-type="float" office:value="1.6417" calcext:value-type="float">
            <text:p>1.6417</text:p>
          </table:table-cell>
        </table:table-row>
        <table:table-row table:style-name="ro1">
          <table:table-cell office:value-type="date" office:date-value="2022-04-01" calcext:value-type="date">
            <text:p>04/01/2022</text:p>
          </table:table-cell>
          <table:table-cell office:value-type="float" office:value="1.2512" calcext:value-type="float">
            <text:p>1.2512</text:p>
          </table:table-cell>
          <table:table-cell office:value-type="float" office:value="1.3816" calcext:value-type="float">
            <text:p>1.3816</text:p>
          </table:table-cell>
          <table:table-cell office:value-type="float" office:value="1.6399" calcext:value-type="float">
            <text:p>1.6399</text:p>
          </table:table-cell>
        </table:table-row>
        <table:table-row table:style-name="ro1">
          <table:table-cell office:value-type="date" office:date-value="2022-04-04" calcext:value-type="date">
            <text:p>04/04/2022</text:p>
          </table:table-cell>
          <table:table-cell office:value-type="float" office:value="1.249" calcext:value-type="float">
            <text:p>1.249</text:p>
          </table:table-cell>
          <table:table-cell office:value-type="float" office:value="1.3718" calcext:value-type="float">
            <text:p>1.3718</text:p>
          </table:table-cell>
          <table:table-cell office:value-type="float" office:value="1.6376" calcext:value-type="float">
            <text:p>1.6376</text:p>
          </table:table-cell>
        </table:table-row>
        <table:table-row table:style-name="ro1">
          <table:table-cell office:value-type="date" office:date-value="2022-04-05" calcext:value-type="date">
            <text:p>04/05/2022</text:p>
          </table:table-cell>
          <table:table-cell office:value-type="float" office:value="1.2451" calcext:value-type="float">
            <text:p>1.2451</text:p>
          </table:table-cell>
          <table:table-cell office:value-type="float" office:value="1.361" calcext:value-type="float">
            <text:p>1.361</text:p>
          </table:table-cell>
          <table:table-cell office:value-type="float" office:value="1.6322" calcext:value-type="float">
            <text:p>1.6322</text:p>
          </table:table-cell>
        </table:table-row>
        <table:table-row table:style-name="ro1">
          <table:table-cell office:value-type="date" office:date-value="2022-04-06" calcext:value-type="date">
            <text:p>04/06/2022</text:p>
          </table:table-cell>
          <table:table-cell office:value-type="float" office:value="1.2509" calcext:value-type="float">
            <text:p>1.2509</text:p>
          </table:table-cell>
          <table:table-cell office:value-type="float" office:value="1.3648" calcext:value-type="float">
            <text:p>1.3648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date" office:date-value="2022-04-07" calcext:value-type="date">
            <text:p>04/07/2022</text:p>
          </table:table-cell>
          <table:table-cell office:value-type="float" office:value="1.2584" calcext:value-type="float">
            <text:p>1.2584</text:p>
          </table:table-cell>
          <table:table-cell office:value-type="float" office:value="1.3713" calcext:value-type="float">
            <text:p>1.3713</text:p>
          </table:table-cell>
          <table:table-cell office:value-type="float" office:value="1.6445" calcext:value-type="float">
            <text:p>1.6445</text:p>
          </table:table-cell>
        </table:table-row>
        <table:table-row table:style-name="ro1">
          <table:table-cell office:value-type="date" office:date-value="2022-04-08" calcext:value-type="date">
            <text:p>04/08/2022</text:p>
          </table:table-cell>
          <table:table-cell office:value-type="float" office:value="1.2589" calcext:value-type="float">
            <text:p>1.2589</text:p>
          </table:table-cell>
          <table:table-cell office:value-type="float" office:value="1.368" calcext:value-type="float">
            <text:p>1.368</text:p>
          </table:table-cell>
          <table:table-cell office:value-type="float" office:value="1.6393" calcext:value-type="float">
            <text:p>1.6393</text:p>
          </table:table-cell>
        </table:table-row>
        <table:table-row table:style-name="ro1">
          <table:table-cell office:value-type="date" office:date-value="2022-04-11" calcext:value-type="date">
            <text:p>04/11/2022</text:p>
          </table:table-cell>
          <table:table-cell office:value-type="float" office:value="1.2621" calcext:value-type="float">
            <text:p>1.2621</text:p>
          </table:table-cell>
          <table:table-cell office:value-type="float" office:value="1.3741" calcext:value-type="float">
            <text:p>1.3741</text:p>
          </table:table-cell>
          <table:table-cell office:value-type="float" office:value="1.6446" calcext:value-type="float">
            <text:p>1.6446</text:p>
          </table:table-cell>
        </table:table-row>
        <table:table-row table:style-name="ro1">
          <table:table-cell office:value-type="date" office:date-value="2022-04-12" calcext:value-type="date">
            <text:p>04/12/2022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3695" calcext:value-type="float">
            <text:p>1.3695</text:p>
          </table:table-cell>
          <table:table-cell office:value-type="float" office:value="1.6435" calcext:value-type="float">
            <text:p>1.6435</text:p>
          </table:table-cell>
        </table:table-row>
        <table:table-row table:style-name="ro1">
          <table:table-cell office:value-type="date" office:date-value="2022-04-13" calcext:value-type="date">
            <text:p>04/13/2022</text:p>
          </table:table-cell>
          <table:table-cell office:value-type="float" office:value="1.2607" calcext:value-type="float">
            <text:p>1.2607</text:p>
          </table:table-cell>
          <table:table-cell office:value-type="float" office:value="1.369" calcext:value-type="float">
            <text:p>1.369</text:p>
          </table:table-cell>
          <table:table-cell office:value-type="float" office:value="1.6466" calcext:value-type="float">
            <text:p>1.6466</text:p>
          </table:table-cell>
        </table:table-row>
        <table:table-row table:style-name="ro1">
          <table:table-cell office:value-type="date" office:date-value="2022-04-14" calcext:value-type="date">
            <text:p>04/14/2022</text:p>
          </table:table-cell>
          <table:table-cell office:value-type="float" office:value="1.2601" calcext:value-type="float">
            <text:p>1.2601</text:p>
          </table:table-cell>
          <table:table-cell office:value-type="float" office:value="1.3635" calcext:value-type="float">
            <text:p>1.3635</text:p>
          </table:table-cell>
          <table:table-cell office:value-type="float" office:value="1.6472" calcext:value-type="float">
            <text:p>1.6472</text:p>
          </table:table-cell>
        </table:table-row>
        <table:table-row table:style-name="ro1">
          <table:table-cell office:value-type="date" office:date-value="2022-04-18" calcext:value-type="date">
            <text:p>04/18/2022</text:p>
          </table:table-cell>
          <table:table-cell office:value-type="float" office:value="1.2618" calcext:value-type="float">
            <text:p>1.2618</text:p>
          </table:table-cell>
          <table:table-cell office:value-type="float" office:value="1.3614" calcext:value-type="float">
            <text:p>1.3614</text:p>
          </table:table-cell>
          <table:table-cell office:value-type="float" office:value="1.6428" calcext:value-type="float">
            <text:p>1.6428</text:p>
          </table:table-cell>
        </table:table-row>
        <table:table-row table:style-name="ro1">
          <table:table-cell office:value-type="date" office:date-value="2022-04-19" calcext:value-type="date">
            <text:p>04/19/2022</text:p>
          </table:table-cell>
          <table:table-cell office:value-type="float" office:value="1.2624" calcext:value-type="float">
            <text:p>1.2624</text:p>
          </table:table-cell>
          <table:table-cell office:value-type="float" office:value="1.3625" calcext:value-type="float">
            <text:p>1.3625</text:p>
          </table:table-cell>
          <table:table-cell office:value-type="float" office:value="1.6413" calcext:value-type="float">
            <text:p>1.6413</text:p>
          </table:table-cell>
        </table:table-row>
        <table:table-row table:style-name="ro1">
          <table:table-cell office:value-type="date" office:date-value="2022-04-20" calcext:value-type="date">
            <text:p>04/20/2022</text:p>
          </table:table-cell>
          <table:table-cell office:value-type="float" office:value="1.2502" calcext:value-type="float">
            <text:p>1.2502</text:p>
          </table:table-cell>
          <table:table-cell office:value-type="float" office:value="1.356" calcext:value-type="float">
            <text:p>1.356</text:p>
          </table:table-cell>
          <table:table-cell office:value-type="float" office:value="1.6319" calcext:value-type="float">
            <text:p>1.6319</text:p>
          </table:table-cell>
        </table:table-row>
        <table:table-row table:style-name="ro1">
          <table:table-cell office:value-type="date" office:date-value="2022-04-21" calcext:value-type="date">
            <text:p>04/21/2022</text:p>
          </table:table-cell>
          <table:table-cell office:value-type="float" office:value="1.2529" calcext:value-type="float">
            <text:p>1.2529</text:p>
          </table:table-cell>
          <table:table-cell office:value-type="float" office:value="1.3604" calcext:value-type="float">
            <text:p>1.3604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date" office:date-value="2022-04-22" calcext:value-type="date">
            <text:p>04/22/2022</text:p>
          </table:table-cell>
          <table:table-cell office:value-type="float" office:value="1.2702" calcext:value-type="float">
            <text:p>1.2702</text:p>
          </table:table-cell>
          <table:table-cell office:value-type="float" office:value="1.3714" calcext:value-type="float">
            <text:p>1.3714</text:p>
          </table:table-cell>
          <table:table-cell office:value-type="float" office:value="1.6325" calcext:value-type="float">
            <text:p>1.6325</text:p>
          </table:table-cell>
        </table:table-row>
        <table:table-row table:style-name="ro1">
          <table:table-cell office:value-type="date" office:date-value="2022-04-25" calcext:value-type="date">
            <text:p>04/25/2022</text:p>
          </table:table-cell>
          <table:table-cell office:value-type="float" office:value="1.2758" calcext:value-type="float">
            <text:p>1.2758</text:p>
          </table:table-cell>
          <table:table-cell office:value-type="float" office:value="1.3675" calcext:value-type="float">
            <text:p>1.3675</text:p>
          </table:table-cell>
          <table:table-cell office:value-type="float" office:value="1.624" calcext:value-type="float">
            <text:p>1.624</text:p>
          </table:table-cell>
        </table:table-row>
        <table:table-row table:style-name="ro1">
          <table:table-cell office:value-type="date" office:date-value="2022-04-26" calcext:value-type="date">
            <text:p>04/26/2022</text:p>
          </table:table-cell>
          <table:table-cell office:value-type="float" office:value="1.2797" calcext:value-type="float">
            <text:p>1.2797</text:p>
          </table:table-cell>
          <table:table-cell office:value-type="float" office:value="1.364" calcext:value-type="float">
            <text:p>1.364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date" office:date-value="2022-04-27" calcext:value-type="date">
            <text:p>04/27/2022</text:p>
          </table:table-cell>
          <table:table-cell office:value-type="float" office:value="1.2828" calcext:value-type="float">
            <text:p>1.2828</text:p>
          </table:table-cell>
          <table:table-cell office:value-type="float" office:value="1.354" calcext:value-type="float">
            <text:p>1.354</text:p>
          </table:table-cell>
          <table:table-cell office:value-type="float" office:value="1.6096" calcext:value-type="float">
            <text:p>1.6096</text:p>
          </table:table-cell>
        </table:table-row>
        <table:table-row table:style-name="ro1">
          <table:table-cell office:value-type="date" office:date-value="2022-04-28" calcext:value-type="date">
            <text:p>04/28/2022</text:p>
          </table:table-cell>
          <table:table-cell office:value-type="float" office:value="1.2829" calcext:value-type="float">
            <text:p>1.2829</text:p>
          </table:table-cell>
          <table:table-cell office:value-type="float" office:value="1.3477" calcext:value-type="float">
            <text:p>1.3477</text:p>
          </table:table-cell>
          <table:table-cell office:value-type="float" office:value="1.5972" calcext:value-type="float">
            <text:p>1.5972</text:p>
          </table:table-cell>
        </table:table-row>
        <table:table-row table:style-name="ro1">
          <table:table-cell office:value-type="date" office:date-value="2022-04-29" calcext:value-type="date">
            <text:p>04/29/2022</text:p>
          </table:table-cell>
          <table:table-cell office:value-type="float" office:value="1.2792" calcext:value-type="float">
            <text:p>1.2792</text:p>
          </table:table-cell>
          <table:table-cell office:value-type="float" office:value="1.3492" calcext:value-type="float">
            <text:p>1.3492</text:p>
          </table:table-cell>
          <table:table-cell office:value-type="float" office:value="1.608" calcext:value-type="float">
            <text:p>1.608</text:p>
          </table:table-cell>
        </table:table-row>
        <table:table-row table:style-name="ro1" table:number-rows-repeated="1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VLookup" table:style-name="ta1">
        <table:table-column table:style-name="co2" table:default-cell-style-name="ce3"/>
        <table:table-column table:style-name="co3" table:number-columns-repeated="3" table:default-cell-style-name="ce4"/>
        <table:table-column table:style-name="co4" table:default-cell-style-name="Default"/>
        <table:table-row table:style-name="ro1">
          <table:table-cell office:value-type="date" office:date-value="2022-04-18" calcext:value-type="date">
            <text:p>04/18/2022</text:p>
          </table:table-cell>
          <table:table-cell table:formula="of:=VLOOKUP([.$A1];[$FX.$A$2:$FX.$D$1048576];2;1)" office:value-type="float" office:value="1.2618" calcext:value-type="float">
            <text:p>1.2618</text:p>
          </table:table-cell>
          <table:table-cell table:formula="of:=VLOOKUP([.$A1];[$FX.$A$2:$FX.$D$1048576];3;1)" office:value-type="float" office:value="1.3614" calcext:value-type="float">
            <text:p>1.3614</text:p>
          </table:table-cell>
          <table:table-cell table:formula="of:=VLOOKUP([.$A1];[$FX.$A$2:$FX.$D$1048576];4;1)" office:value-type="float" office:value="1.6428" calcext:value-type="float">
            <text:p>1.6428</text:p>
          </table:table-cell>
          <table:table-cell/>
        </table:table-row>
        <table:table-row table:style-name="ro1">
          <table:table-cell office:value-type="date" office:date-value="2022-04-19" calcext:value-type="date">
            <text:p>04/19/2022</text:p>
          </table:table-cell>
          <table:table-cell table:formula="of:=VLOOKUP([.$A2];[$FX.$A$2:$FX.$D$1048576];2;1)" office:value-type="float" office:value="1.2624" calcext:value-type="float">
            <text:p>1.2624</text:p>
          </table:table-cell>
          <table:table-cell table:formula="of:=VLOOKUP([.$A2];[$FX.$A$2:$FX.$D$1048576];3;1)" office:value-type="float" office:value="1.3625" calcext:value-type="float">
            <text:p>1.3625</text:p>
          </table:table-cell>
          <table:table-cell table:formula="of:=VLOOKUP([.$A2];[$FX.$A$2:$FX.$D$1048576];4;1)" office:value-type="float" office:value="1.6413" calcext:value-type="float">
            <text:p>1.6413</text:p>
          </table:table-cell>
          <table:table-cell/>
        </table:table-row>
        <table:table-row table:style-name="ro1">
          <table:table-cell office:value-type="date" office:date-value="2022-04-20" calcext:value-type="date">
            <text:p>04/20/2022</text:p>
          </table:table-cell>
          <table:table-cell table:formula="of:=VLOOKUP([.$A3];[$FX.$A$2:$FX.$D$1048576];2;1)" office:value-type="float" office:value="1.2502" calcext:value-type="float">
            <text:p>1.2502</text:p>
          </table:table-cell>
          <table:table-cell table:formula="of:=VLOOKUP([.$A3];[$FX.$A$2:$FX.$D$1048576];3;1)" office:value-type="float" office:value="1.356" calcext:value-type="float">
            <text:p>1.3560</text:p>
          </table:table-cell>
          <table:table-cell table:formula="of:=VLOOKUP([.$A3];[$FX.$A$2:$FX.$D$1048576];4;1)" office:value-type="float" office:value="1.6319" calcext:value-type="float">
            <text:p>1.6319</text:p>
          </table:table-cell>
          <table:table-cell/>
        </table:table-row>
        <table:table-row table:style-name="ro1">
          <table:table-cell office:value-type="date" office:date-value="2022-04-21" calcext:value-type="date">
            <text:p>04/21/2022</text:p>
          </table:table-cell>
          <table:table-cell table:formula="of:=VLOOKUP([.$A4];[$FX.$A$2:$FX.$D$1048576];2;1)" office:value-type="float" office:value="1.2529" calcext:value-type="float">
            <text:p>1.2529</text:p>
          </table:table-cell>
          <table:table-cell table:formula="of:=VLOOKUP([.$A4];[$FX.$A$2:$FX.$D$1048576];3;1)" office:value-type="float" office:value="1.3604" calcext:value-type="float">
            <text:p>1.3604</text:p>
          </table:table-cell>
          <table:table-cell table:formula="of:=VLOOKUP([.$A4];[$FX.$A$2:$FX.$D$1048576];4;1)" office:value-type="float" office:value="1.634" calcext:value-type="float">
            <text:p>1.6340</text:p>
          </table:table-cell>
          <table:table-cell/>
        </table:table-row>
        <table:table-row table:style-name="ro1">
          <table:table-cell office:value-type="date" office:date-value="2022-04-22" calcext:value-type="date">
            <text:p>04/22/2022</text:p>
          </table:table-cell>
          <table:table-cell table:formula="of:=VLOOKUP([.$A5];[$FX.$A$2:$FX.$D$1048576];2;1)" office:value-type="float" office:value="1.2702" calcext:value-type="float">
            <text:p>1.2702</text:p>
          </table:table-cell>
          <table:table-cell table:formula="of:=VLOOKUP([.$A5];[$FX.$A$2:$FX.$D$1048576];3;1)" office:value-type="float" office:value="1.3714" calcext:value-type="float">
            <text:p>1.3714</text:p>
          </table:table-cell>
          <table:table-cell table:formula="of:=VLOOKUP([.$A5];[$FX.$A$2:$FX.$D$1048576];4;1)" office:value-type="float" office:value="1.6325" calcext:value-type="float">
            <text:p>1.6325</text:p>
          </table:table-cell>
          <table:table-cell/>
        </table:table-row>
        <table:table-row table:style-name="ro1">
          <table:table-cell office:value-type="date" office:date-value="2022-04-23" calcext:value-type="date">
            <text:p>04/23/2022</text:p>
          </table:table-cell>
          <table:table-cell table:formula="of:=VLOOKUP([.$A6];[$FX.$A$2:$FX.$D$1048576];2;1)" office:value-type="float" office:value="1.2702" calcext:value-type="float">
            <text:p>1.2702</text:p>
          </table:table-cell>
          <table:table-cell table:formula="of:=VLOOKUP([.$A6];[$FX.$A$2:$FX.$D$1048576];3;1)" office:value-type="float" office:value="1.3714" calcext:value-type="float">
            <text:p>1.3714</text:p>
          </table:table-cell>
          <table:table-cell table:formula="of:=VLOOKUP([.$A6];[$FX.$A$2:$FX.$D$1048576];4;1)" office:value-type="float" office:value="1.6325" calcext:value-type="float">
            <text:p>1.6325</text:p>
          </table:table-cell>
          <table:table-cell/>
        </table:table-row>
        <table:table-row table:style-name="ro1">
          <table:table-cell office:value-type="date" office:date-value="2022-04-24" calcext:value-type="date">
            <text:p>04/24/2022</text:p>
          </table:table-cell>
          <table:table-cell table:formula="of:=VLOOKUP([.$A7];[$FX.$A$2:$FX.$D$1048576];2;1)" office:value-type="float" office:value="1.2702" calcext:value-type="float">
            <text:p>1.2702</text:p>
          </table:table-cell>
          <table:table-cell table:formula="of:=VLOOKUP([.$A7];[$FX.$A$2:$FX.$D$1048576];3;1)" office:value-type="float" office:value="1.3714" calcext:value-type="float">
            <text:p>1.3714</text:p>
          </table:table-cell>
          <table:table-cell table:formula="of:=VLOOKUP([.$A7];[$FX.$A$2:$FX.$D$1048576];4;1)" office:value-type="float" office:value="1.6325" calcext:value-type="float">
            <text:p>1.6325</text:p>
          </table:table-cell>
          <table:table-cell/>
        </table:table-row>
        <table:table-row table:style-name="ro1">
          <table:table-cell office:value-type="date" office:date-value="2022-04-25" calcext:value-type="date">
            <text:p>04/25/2022</text:p>
          </table:table-cell>
          <table:table-cell table:formula="of:=VLOOKUP([.$A8];[$FX.$A$2:$FX.$D$1048576];2;1)" office:value-type="float" office:value="1.2758" calcext:value-type="float">
            <text:p>1.2758</text:p>
          </table:table-cell>
          <table:table-cell table:formula="of:=VLOOKUP([.$A8];[$FX.$A$2:$FX.$D$1048576];3;1)" office:value-type="float" office:value="1.3675" calcext:value-type="float">
            <text:p>1.3675</text:p>
          </table:table-cell>
          <table:table-cell table:formula="of:=VLOOKUP([.$A8];[$FX.$A$2:$FX.$D$1048576];4;1)" office:value-type="float" office:value="1.624" calcext:value-type="float">
            <text:p>1.6240</text:p>
          </table:table-cell>
          <table:table-cell/>
        </table:table-row>
        <table:table-row table:style-name="ro1">
          <table:table-cell office:value-type="date" office:date-value="2022-04-26" calcext:value-type="date">
            <text:p>04/26/2022</text:p>
          </table:table-cell>
          <table:table-cell table:formula="of:=VLOOKUP([.$A9];[$FX.$A$2:$FX.$D$1048576];2;1)" office:value-type="float" office:value="1.2797" calcext:value-type="float">
            <text:p>1.2797</text:p>
          </table:table-cell>
          <table:table-cell table:formula="of:=VLOOKUP([.$A9];[$FX.$A$2:$FX.$D$1048576];3;1)" office:value-type="float" office:value="1.364" calcext:value-type="float">
            <text:p>1.3640</text:p>
          </table:table-cell>
          <table:table-cell table:formula="of:=VLOOKUP([.$A9];[$FX.$A$2:$FX.$D$1048576];4;1)" office:value-type="float" office:value="1.616" calcext:value-type="float">
            <text:p>1.6160</text:p>
          </table:table-cell>
          <table:table-cell/>
        </table:table-row>
        <table:table-row table:style-name="ro1">
          <table:table-cell office:value-type="date" office:date-value="2022-04-27" calcext:value-type="date">
            <text:p>04/27/2022</text:p>
          </table:table-cell>
          <table:table-cell table:formula="of:=VLOOKUP([.$A10];[$FX.$A$2:$FX.$D$1048576];2;1)" office:value-type="float" office:value="1.2828" calcext:value-type="float">
            <text:p>1.2828</text:p>
          </table:table-cell>
          <table:table-cell table:formula="of:=VLOOKUP([.$A10];[$FX.$A$2:$FX.$D$1048576];3;1)" office:value-type="float" office:value="1.354" calcext:value-type="float">
            <text:p>1.3540</text:p>
          </table:table-cell>
          <table:table-cell table:formula="of:=VLOOKUP([.$A10];[$FX.$A$2:$FX.$D$1048576];4;1)" office:value-type="float" office:value="1.6096" calcext:value-type="float">
            <text:p>1.6096</text:p>
          </table:table-cell>
          <table:table-cell/>
        </table:table-row>
        <table:table-row table:style-name="ro1">
          <table:table-cell office:value-type="date" office:date-value="2022-04-28" calcext:value-type="date">
            <text:p>04/28/2022</text:p>
          </table:table-cell>
          <table:table-cell table:formula="of:=VLOOKUP([.$A11];[$FX.$A$2:$FX.$D$1048576];2;1)" office:value-type="float" office:value="1.2829" calcext:value-type="float">
            <text:p>1.2829</text:p>
          </table:table-cell>
          <table:table-cell table:formula="of:=VLOOKUP([.$A11];[$FX.$A$2:$FX.$D$1048576];3;1)" office:value-type="float" office:value="1.3477" calcext:value-type="float">
            <text:p>1.3477</text:p>
          </table:table-cell>
          <table:table-cell table:formula="of:=VLOOKUP([.$A11];[$FX.$A$2:$FX.$D$1048576];4;1)" office:value-type="float" office:value="1.5972" calcext:value-type="float">
            <text:p>1.5972</text:p>
          </table:table-cell>
          <table:table-cell/>
        </table:table-row>
        <table:table-row table:style-name="ro1">
          <table:table-cell office:value-type="date" office:date-value="2022-04-29" calcext:value-type="date">
            <text:p>04/29/2022</text:p>
          </table:table-cell>
          <table:table-cell table:formula="of:=VLOOKUP([.$A12];[$FX.$A$2:$FX.$D$1048576];2;1)" office:value-type="float" office:value="1.2792" calcext:value-type="float">
            <text:p>1.2792</text:p>
          </table:table-cell>
          <table:table-cell table:formula="of:=VLOOKUP([.$A12];[$FX.$A$2:$FX.$D$1048576];3;1)" office:value-type="float" office:value="1.3492" calcext:value-type="float">
            <text:p>1.3492</text:p>
          </table:table-cell>
          <table:table-cell table:formula="of:=VLOOKUP([.$A12];[$FX.$A$2:$FX.$D$1048576];4;1)" office:value-type="float" office:value="1.608" calcext:value-type="float">
            <text:p>1.6080</text:p>
          </table:table-cell>
          <table:table-cell/>
        </table:table-row>
        <table:table-row table:style-name="ro1">
          <table:table-cell office:value-type="date" office:date-value="2022-04-30" calcext:value-type="date">
            <text:p>04/30/2022</text:p>
          </table:table-cell>
          <table:table-cell table:formula="of:=VLOOKUP([.$A13];[$FX.$A$2:$FX.$D$1048576];2;1)" office:value-type="float" office:value="1.2792" calcext:value-type="float">
            <text:p>1.2792</text:p>
          </table:table-cell>
          <table:table-cell table:formula="of:=VLOOKUP([.$A13];[$FX.$A$2:$FX.$D$1048576];3;1)" office:value-type="float" office:value="1.3492" calcext:value-type="float">
            <text:p>1.3492</text:p>
          </table:table-cell>
          <table:table-cell table:formula="of:=VLOOKUP([.$A13];[$FX.$A$2:$FX.$D$1048576];4;1)" office:value-type="float" office:value="1.608" calcext:value-type="float">
            <text:p>1.6080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number-columns-repeated="5"/>
        </table:table-row>
        <table:table-row table:style-name="ro1" table:number-rows-repeated="3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4"/>
          <table:table-cell table:style-name="ce7"/>
        </table:table-row>
        <table:table-row table:style-name="ro1">
          <table:table-cell table:style-name="Default" table:number-columns-repeated="4"/>
          <table:table-cell table:style-name="ce7"/>
        </table:table-row>
      </table:table>
      <table:named-expressions/>
      <table:database-ranges>
        <table:database-range table:name="__Anonymous_Sheet_DB__0" table:target-range-address="FX.A2:FX.AMJ7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0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10" number:language="en" number:country="CA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1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style="long"/>
      <number:text>-</number:text>
      <number:year number:style="long"/>
    </number:date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day number:style="long"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3P2" style:volatile="true">
      <number:currency-symbol/>
      <number:fill-character> </number:fill-character>
      <number:text>-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3" number:min-exponent-digits="1" number:exponent-interval="3" number:forced-exponent-sign="true"/>
    </number:number-style>
    <number:date-style style:name="N10111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2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3" number:language="en" number:country="CA">
      <number:day number:style="long"/>
      <number:text>-</number:text>
      <number:month number:textual="true"/>
    </number:date-style>
    <number:date-style style:name="N10114" number:language="en" number:country="CA">
      <number:month number:textual="true"/>
      <number:text>-</number:text>
      <number:year/>
    </number:date-style>
    <number:time-style style:name="N10115" number:language="en" number:country="CA">
      <number:hours/>
      <number:text>:</number:text>
      <number:minutes number:style="long"/>
      <number:text> </number:text>
      <number:am-pm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en" number:country="CA">
      <number:hours/>
      <number:text>:</number:text>
      <number:minutes number:style="long"/>
    </number:time-style>
    <number:time-style style:name="N10118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9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en" number:country="CA">
      <number:number number:decimal-places="0" number:min-decimal-places="0" number:min-integer-digits="1" number:grouping="true"/>
    </number:number-style>
    <number:number-style style:name="N10120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0" number:min-decimal-places="0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number:number number:decimal-places="2" number:min-decimal-places="2" number:min-integer-digits="1" number:grouping="true"/>
    </number:number-style>
    <number:number-style style:name="N10122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2P0"/>
    </number:number-style>
    <number:number-style style:name="N10123P0" style:volatile="true" number:language="en" number:country="CA">
      <number:number number:decimal-places="2" number:min-decimal-places="2" number:min-integer-digits="1" number:grouping="true"/>
    </number:number-style>
    <number:number-style style:name="N10123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7P0" style:volatile="true" number:language="en" number:country="CA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CA">
      <number:fill-character> </number:fill-character>
      <number:text>- </number:text>
    </number:number-style>
    <number:text-style style:name="N10127" number:language="en" number:country="CA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31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1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1P2" style:volatile="true" number:language="en" number:country="CA">
      <number:currency-symbol/>
      <number:fill-character> </number:fill-character>
      <number:text>- </number:text>
    </number:currency-style>
    <number:text-style style:name="N10131" number:language="en" number:country="CA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CA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CA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en" number:country="CA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9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CA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n" number:country="CA">
      <number:minutes number:style="long"/>
      <number:text>:</number:text>
      <number:seconds number:style="long"/>
    </number:time-style>
    <number:time-style style:name="N10141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n" number:country="CA">
      <number:minutes number:style="long"/>
      <number:text>:</number:text>
      <number:seconds number:style="long" number:decimal-places="1"/>
    </number:time-style>
    <number:number-style style:name="N10143" number:language="en" number:country="CA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46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6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6P2" style:volatile="true" number:language="en" number:country="CA">
      <number:text> </number:text>
      <number:fill-character> </number:fill-character>
      <number:text>- </number:text>
    </number:number-style>
    <number:text-style style:name="N10146" number:language="en" number:country="CA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2" style:volatile="true" number:language="en" number:country="CA">
      <number:currency-symbol/>
      <number:fill-character> </number:fill-character>
      <number:text>- </number:text>
    </number:currency-style>
    <number:text-style style:name="N10147" number:language="en" number:country="CA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0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CA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1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CA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3P0" style:volatile="true" number:language="en" number:country="CA">
      <number:number number:decimal-places="3" number:min-decimal-places="3" number:min-integer-digits="1" number:grouping="true"/>
    </number:number-style>
    <number:number-style style:name="N10153" number:language="en" number:country="CA">
      <number:text>(</number:text>
      <number:number number:decimal-places="3" number:min-decimal-places="3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CA">
      <number:number number:decimal-places="4" number:min-decimal-places="4" number:min-integer-digits="1" number:grouping="true"/>
    </number:number-style>
    <number:number-style style:name="N10155" number:language="en" number:country="CA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0155P0"/>
    </number:number-style>
    <number:date-style style:name="N2012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2" number:language="en" number:country="US">
      <number:text-content/>
      <style:map style:condition="value()&lt;=1.7976931348623157E+308" style:apply-style-name="N20122P0"/>
    </number:text-style>
    <number:date-style style:name="N20124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20124" number:language="en" number:country="US">
      <number:text-content/>
      <style:map style:condition="value()&lt;=1.7976931348623157E+308" style:apply-style-name="N20124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d" style:family="table-cell" style:parent-style-name="Default" style:data-style-name="N10110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10T13:58:11.504000000</meta:creation-date>
    <dc:date>2024-01-22T00:46:46.774000000</dc:date>
    <meta:editing-duration>PT27M47S</meta:editing-duration>
    <meta:editing-cycles>7</meta:editing-cycles>
    <meta:generator>LibreOffice/7.4.7.2$Windows_X86_64 LibreOffice_project/723314e595e8007d3cf785c16538505a1c878ca5</meta:generator>
    <meta:document-statistic meta:table-count="2" meta:cell-count="3056" meta:object-count="0"/>
  </office:meta>
</office:document-meta>
</file>